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2.3618in"/>
    </style:style>
    <style:style style:name="co4" style:family="table-column">
      <style:table-column-properties fo:break-before="auto" style:column-width="2.3937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2.2016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1.4827in"/>
    </style:style>
    <style:style style:name="co9" style:family="table-column">
      <style:table-column-properties fo:break-before="auto" style:column-width="1.8902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1.8689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2.0618in"/>
    </style:style>
    <style:style style:name="co14" style:family="table-column">
      <style:table-column-properties fo:break-before="auto" style:column-width="1.7402in"/>
    </style:style>
    <style:style style:name="co15" style:family="table-column">
      <style:table-column-properties fo:break-before="auto" style:column-width="1.6543in"/>
    </style:style>
    <style:style style:name="co16" style:family="table-column">
      <style:table-column-properties fo:break-before="auto" style:column-width="1.7937in"/>
    </style:style>
    <style:style style:name="co17" style:family="table-column">
      <style:table-column-properties fo:break-before="auto" style:column-width="1.4508in"/>
    </style:style>
    <style:style style:name="co18" style:family="table-column">
      <style:table-column-properties fo:break-before="auto" style:column-width="1.5146in"/>
    </style:style>
    <style:style style:name="co19" style:family="table-column">
      <style:table-column-properties fo:break-before="auto" style:column-width="1.3543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878in" svg:height="4.0063in" svg:x="41.2122in" svg:y="0.4366in">
            <draw:object draw:notify-on-update-of-ranges="Sheet1.A1:Sheet1.A1 Sheet1.A2:Sheet1.A252 Sheet1.K1:Sheet1.K1 Sheet1.K2:Sheet1.K252 Sheet1.A1:Sheet1.A1 Sheet1.A2:Sheet1.A252 Sheet1.M1:Sheet1.M1 Sheet1.M2:Sheet1.M25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(ms)</text:p>
          </table:table-cell>
          <table:table-cell office:value-type="string">
            <text:p>deslocamento_encoders(mm)</text:p>
          </table:table-cell>
          <table:table-cell office:value-type="string">
            <text:p>deslocamento_acelerometro_Y(mm)</text:p>
          </table:table-cell>
          <table:table-cell office:value-type="string">
            <text:p>erro_deslocamento_acelerometro(%)</text:p>
          </table:table-cell>
          <table:table-cell office:value-type="string">
            <text:p>desloc_angular_encoders(rad)</text:p>
          </table:table-cell>
          <table:table-cell office:value-type="string">
            <text:p>desloc_angular_giroscopio_Z(rad)</text:p>
          </table:table-cell>
          <table:table-cell office:value-type="string">
            <text:p>erro_desloc_angular_giroscopio(%)</text:p>
          </table:table-cell>
          <table:table-cell office:value-type="string">
            <text:p>acel_encoders(m/s^2)</text:p>
          </table:table-cell>
          <table:table-cell office:value-type="string">
            <text:p>acel_acelerometro_Y(m/s^2)</text:p>
          </table:table-cell>
          <table:table-cell office:value-type="string">
            <text:p>erro_acel_acelerometro(%)</text:p>
          </table:table-cell>
          <table:table-cell office:value-type="string">
            <text:p>vel_angular_encoders(rad/s)</text:p>
          </table:table-cell>
          <table:table-cell office:value-type="string">
            <text:p>vel_angular_giroscopio_Z(rad/s) com offset</text:p>
          </table:table-cell>
          <table:table-cell office:value-type="string">
            <text:p>vel_angular_giroscopio_Z(rad/s) </text:p>
          </table:table-cell>
          <table:table-cell office:value-type="string">
            <text:p>erro_vel_angular_giroscopio(%)</text:p>
          </table:table-cell>
          <table:table-cell office:value-type="string">
            <text:p>posicao_encoders_X(mm)</text:p>
          </table:table-cell>
          <table:table-cell office:value-type="string">
            <text:p>posicao_encoders_Y(mm)</text:p>
          </table:table-cell>
          <table:table-cell office:value-type="string">
            <text:p>posicao_acelgiro_X(mm)</text:p>
          </table:table-cell>
          <table:table-cell office:value-type="string">
            <text:p>posicao_acelgiro_Y(mm)</text:p>
          </table:table-cell>
          <table:table-cell office:value-type="string">
            <text:p>erro_posicao_acelgiro(mm)</text:p>
          </table:table-cell>
          <table:table-cell office:value-type="string">
            <text:p>angulo_encoders(rad)</text:p>
          </table:table-cell>
          <table:table-cell office:value-type="string">
            <text:p>angulo_giroscopio(rad)</text:p>
          </table:table-cell>
          <table:table-cell office:value-type="string">
            <text:p>erro_angulo_giro(%)</text:p>
          </table:table-cell>
        </table:table-row>
        <table:table-row table:style-name="ro1">
          <table:table-cell office:value-type="float" office:value="1409458">
            <text:p>1409458</text:p>
          </table:table-cell>
          <table:table-cell office:value-type="float" office:value="0">
            <text:p>0</text:p>
          </table:table-cell>
          <table:table-cell office:value-type="float" office:value="1635">
            <text:p>16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814">
            <text:p>0.0068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513">
            <text:p>0.026513</text:p>
          </table:table-cell>
          <table:table-cell table:formula="of:=[.L2]-0.026" office:value-type="float" office:value="0.000512999999999996">
            <text:p>0.00051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635">
            <text:p>1635</text:p>
          </table:table-cell>
          <table:table-cell office:value-type="float" office:value="0">
            <text:p>0</text:p>
          </table:table-cell>
          <table:table-cell office:value-type="float" office:value="1635">
            <text:p>1635</text:p>
          </table:table-cell>
          <table:table-cell office:value-type="float" office:value="0">
            <text:p>0</text:p>
          </table:table-cell>
          <table:table-cell office:value-type="float" office:value="0.006814">
            <text:p>0.00681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10229">
            <text:p>1410229</text:p>
          </table:table-cell>
          <table:table-cell office:value-type="float" office:value="0">
            <text:p>0</text:p>
          </table:table-cell>
          <table:table-cell office:value-type="float" office:value="4895">
            <text:p>489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722">
            <text:p>0.0197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58">
            <text:p>0.02558</text:p>
          </table:table-cell>
          <table:table-cell table:formula="of:=[.L3]-0.026" office:value-type="float" office:value="-0.000420000000000004">
            <text:p>-0.0004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6530">
            <text:p>6530</text:p>
          </table:table-cell>
          <table:table-cell office:value-type="float" office:value="33">
            <text:p>33</text:p>
          </table:table-cell>
          <table:table-cell office:value-type="float" office:value="6530.083496">
            <text:p>6530.083496</text:p>
          </table:table-cell>
          <table:table-cell office:value-type="float" office:value="0">
            <text:p>0</text:p>
          </table:table-cell>
          <table:table-cell office:value-type="float" office:value="0.026536">
            <text:p>0.02653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10486">
            <text:p>1410486</text:p>
          </table:table-cell>
          <table:table-cell office:value-type="float" office:value="0">
            <text:p>0</text:p>
          </table:table-cell>
          <table:table-cell office:value-type="float" office:value="1633">
            <text:p>16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711">
            <text:p>0.0067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6759">
            <text:p>0.0167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113">
            <text:p>0.026113</text:p>
          </table:table-cell>
          <table:table-cell table:formula="of:=[.L4]-0.026" office:value-type="float" office:value="0.000112999999999995">
            <text:p>0.00011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8162">
            <text:p>8162</text:p>
          </table:table-cell>
          <table:table-cell office:value-type="float" office:value="76">
            <text:p>76</text:p>
          </table:table-cell>
          <table:table-cell office:value-type="float" office:value="8162.354004">
            <text:p>8162.354004</text:p>
          </table:table-cell>
          <table:table-cell office:value-type="float" office:value="0">
            <text:p>0</text:p>
          </table:table-cell>
          <table:table-cell office:value-type="float" office:value="0.033247">
            <text:p>0.03324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11257">
            <text:p>1411257</text:p>
          </table:table-cell>
          <table:table-cell office:value-type="float" office:value="0">
            <text:p>0</text:p>
          </table:table-cell>
          <table:table-cell office:value-type="float" office:value="4877">
            <text:p>48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366">
            <text:p>0.02136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5913">
            <text:p>-0.0359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712">
            <text:p>0.027712</text:p>
          </table:table-cell>
          <table:table-cell table:formula="of:=[.L5]-0.026" office:value-type="float" office:value="0.00171199999999999">
            <text:p>0.00171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3036">
            <text:p>13036</text:p>
          </table:table-cell>
          <table:table-cell office:value-type="float" office:value="238">
            <text:p>238</text:p>
          </table:table-cell>
          <table:table-cell office:value-type="float" office:value="13038.171875">
            <text:p>13038.171875</text:p>
          </table:table-cell>
          <table:table-cell office:value-type="float" office:value="0">
            <text:p>0</text:p>
          </table:table-cell>
          <table:table-cell office:value-type="float" office:value="0.054613">
            <text:p>0.05461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11514">
            <text:p>1411514</text:p>
          </table:table-cell>
          <table:table-cell office:value-type="float" office:value="0">
            <text:p>0</text:p>
          </table:table-cell>
          <table:table-cell office:value-type="float" office:value="1624">
            <text:p>16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9">
            <text:p>0.007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873">
            <text:p>-0.0287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979">
            <text:p>0.027979</text:p>
          </table:table-cell>
          <table:table-cell table:formula="of:=[.L6]-0.026" office:value-type="float" office:value="0.001979">
            <text:p>0.00197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4657">
            <text:p>14657</text:p>
          </table:table-cell>
          <table:table-cell office:value-type="float" office:value="327">
            <text:p>327</text:p>
          </table:table-cell>
          <table:table-cell office:value-type="float" office:value="14660.647461">
            <text:p>14660.647461</text:p>
          </table:table-cell>
          <table:table-cell office:value-type="float" office:value="0">
            <text:p>0</text:p>
          </table:table-cell>
          <table:table-cell office:value-type="float" office:value="0.061804">
            <text:p>0.06180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12285">
            <text:p>1412285</text:p>
          </table:table-cell>
          <table:table-cell office:value-type="float" office:value="0">
            <text:p>0</text:p>
          </table:table-cell>
          <table:table-cell office:value-type="float" office:value="4861">
            <text:p>486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312">
            <text:p>0.0193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6759">
            <text:p>-0.0167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047">
            <text:p>0.025047</text:p>
          </table:table-cell>
          <table:table-cell table:formula="of:=[.L7]-0.026" office:value-type="float" office:value="-0.000953000000000002">
            <text:p>-0.00095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9509">
            <text:p>19509</text:p>
          </table:table-cell>
          <table:table-cell office:value-type="float" office:value="627">
            <text:p>627</text:p>
          </table:table-cell>
          <table:table-cell office:value-type="float" office:value="19519.072266">
            <text:p>19519.072266</text:p>
          </table:table-cell>
          <table:table-cell office:value-type="float" office:value="0">
            <text:p>0</text:p>
          </table:table-cell>
          <table:table-cell office:value-type="float" office:value="0.081116">
            <text:p>0.08111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12542">
            <text:p>1412542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985">
            <text:p>0.0069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179">
            <text:p>0.027179</text:p>
          </table:table-cell>
          <table:table-cell table:formula="of:=[.L8]-0.026" office:value-type="float" office:value="0.001179">
            <text:p>0.001179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1124">
            <text:p>21124</text:p>
          </table:table-cell>
          <table:table-cell office:value-type="float" office:value="758">
            <text:p>758</text:p>
          </table:table-cell>
          <table:table-cell office:value-type="float" office:value="21137.595703">
            <text:p>21137.595703</text:p>
          </table:table-cell>
          <table:table-cell office:value-type="float" office:value="0">
            <text:p>0</text:p>
          </table:table-cell>
          <table:table-cell office:value-type="float" office:value="0.088101">
            <text:p>0.08810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13313">
            <text:p>1413313</text:p>
          </table:table-cell>
          <table:table-cell office:value-type="float" office:value="0">
            <text:p>0</text:p>
          </table:table-cell>
          <table:table-cell office:value-type="float" office:value="4860">
            <text:p>486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722">
            <text:p>0.01972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0.02558">
            <text:p>0.02558</text:p>
          </table:table-cell>
          <table:table-cell table:formula="of:=[.L9]-0.026" office:value-type="float" office:value="-0.000420000000000004">
            <text:p>-0.0004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5965">
            <text:p>25965</text:p>
          </table:table-cell>
          <table:table-cell office:value-type="float" office:value="1186">
            <text:p>1186</text:p>
          </table:table-cell>
          <table:table-cell office:value-type="float" office:value="25992.072266">
            <text:p>25992.072266</text:p>
          </table:table-cell>
          <table:table-cell office:value-type="float" office:value="0">
            <text:p>0</text:p>
          </table:table-cell>
          <table:table-cell office:value-type="float" office:value="0.107823">
            <text:p>0.10782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14598">
            <text:p>1414598</text:p>
          </table:table-cell>
          <table:table-cell office:value-type="float" office:value="0">
            <text:p>0</text:p>
          </table:table-cell>
          <table:table-cell office:value-type="float" office:value="8211">
            <text:p>82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5096">
            <text:p>0.0350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67038">
            <text:p>0.06703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312">
            <text:p>0.027312</text:p>
          </table:table-cell>
          <table:table-cell table:formula="of:=[.L10]-0.026" office:value-type="float" office:value="0.001312">
            <text:p>0.00131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34128">
            <text:p>34128</text:p>
          </table:table-cell>
          <table:table-cell office:value-type="float" office:value="2070">
            <text:p>2070</text:p>
          </table:table-cell>
          <table:table-cell office:value-type="float" office:value="34190.71875">
            <text:p>34190.71875</text:p>
          </table:table-cell>
          <table:table-cell office:value-type="float" office:value="0">
            <text:p>0</text:p>
          </table:table-cell>
          <table:table-cell office:value-type="float" office:value="0.14292">
            <text:p>0.1429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414855">
            <text:p>1414855</text:p>
          </table:table-cell>
          <table:table-cell office:value-type="float" office:value="8">
            <text:p>8</text:p>
          </table:table-cell>
          <table:table-cell office:value-type="float" office:value="1702">
            <text:p>1702</text:p>
          </table:table-cell>
          <table:table-cell office:value-type="float" office:value="21180.966797">
            <text:p>21180.966797</text:p>
          </table:table-cell>
          <table:table-cell office:value-type="float" office:value="0.018667">
            <text:p>0.018667</text:p>
          </table:table-cell>
          <table:table-cell office:value-type="float" office:value="0.026331">
            <text:p>0.026331</text:p>
          </table:table-cell>
          <table:table-cell office:value-type="float" office:value="41.058342">
            <text:p>41.058342</text:p>
          </table:table-cell>
          <table:table-cell office:value-type="float" office:value="0.121122">
            <text:p>0.121122</text:p>
          </table:table-cell>
          <table:table-cell office:value-type="float" office:value="0.912191">
            <text:p>0.912191</text:p>
          </table:table-cell>
          <table:table-cell office:value-type="float" office:value="653.11615">
            <text:p>653.11615</text:p>
          </table:table-cell>
          <table:table-cell office:value-type="float" office:value="0.072633">
            <text:p>0.072633</text:p>
          </table:table-cell>
          <table:table-cell office:value-type="float" office:value="0.102455">
            <text:p>0.102455</text:p>
          </table:table-cell>
          <table:table-cell table:formula="of:=[.L11]-0.026" office:value-type="float" office:value="0.076455">
            <text:p>0.076455</text:p>
          </table:table-cell>
          <table:table-cell office:value-type="float" office:value="41.058353">
            <text:p>41.05835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5813">
            <text:p>35813</text:p>
          </table:table-cell>
          <table:table-cell office:value-type="float" office:value="2312">
            <text:p>2312</text:p>
          </table:table-cell>
          <table:table-cell office:value-type="float" office:value="35879.566406">
            <text:p>35879.566406</text:p>
          </table:table-cell>
          <table:table-cell office:value-type="float" office:value="0.018667">
            <text:p>0.018667</text:p>
          </table:table-cell>
          <table:table-cell office:value-type="float" office:value="0.16925">
            <text:p>0.16925</text:p>
          </table:table-cell>
          <table:table-cell office:value-type="float" office:value="806.69873">
            <text:p>806.69873</text:p>
          </table:table-cell>
        </table:table-row>
        <table:table-row table:style-name="ro1">
          <table:table-cell office:value-type="float" office:value="1415626">
            <text:p>1415626</text:p>
          </table:table-cell>
          <table:table-cell office:value-type="float" office:value="109">
            <text:p>109</text:p>
          </table:table-cell>
          <table:table-cell office:value-type="float" office:value="5275">
            <text:p>5275</text:p>
          </table:table-cell>
          <table:table-cell office:value-type="float" office:value="4739.790039">
            <text:p>4739.790039</text:p>
          </table:table-cell>
          <table:table-cell office:value-type="float" office:value="0.007535">
            <text:p>0.007535</text:p>
          </table:table-cell>
          <table:table-cell office:value-type="float" office:value="0.021777">
            <text:p>0.021777</text:p>
          </table:table-cell>
          <table:table-cell office:value-type="float" office:value="189.026932">
            <text:p>189.026932</text:p>
          </table:table-cell>
          <table:table-cell office:value-type="float" office:value="0.142991">
            <text:p>0.142991</text:p>
          </table:table-cell>
          <table:table-cell office:value-type="float" office:value="0.282516">
            <text:p>0.282516</text:p>
          </table:table-cell>
          <table:table-cell office:value-type="float" office:value="97.575256">
            <text:p>97.575256</text:p>
          </table:table-cell>
          <table:table-cell office:value-type="float" office:value="0.009772">
            <text:p>0.009772</text:p>
          </table:table-cell>
          <table:table-cell office:value-type="float" office:value="0.028245">
            <text:p>0.028245</text:p>
          </table:table-cell>
          <table:table-cell table:formula="of:=[.L12]-0.026" office:value-type="float" office:value="0.002245">
            <text:p>0.002245</text:p>
          </table:table-cell>
          <table:table-cell office:value-type="float" office:value="189.026886">
            <text:p>189.026886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41013">
            <text:p>41013</text:p>
          </table:table-cell>
          <table:table-cell office:value-type="float" office:value="3201">
            <text:p>3201</text:p>
          </table:table-cell>
          <table:table-cell office:value-type="float" office:value="41020.925781">
            <text:p>41020.925781</text:p>
          </table:table-cell>
          <table:table-cell office:value-type="float" office:value="0.026201">
            <text:p>0.026201</text:p>
          </table:table-cell>
          <table:table-cell office:value-type="float" office:value="0.191027">
            <text:p>0.191027</text:p>
          </table:table-cell>
          <table:table-cell office:value-type="float" office:value="629.07782">
            <text:p>629.07782</text:p>
          </table:table-cell>
        </table:table-row>
        <table:table-row table:style-name="ro1">
          <table:table-cell office:value-type="float" office:value="1415883">
            <text:p>1415883</text:p>
          </table:table-cell>
          <table:table-cell office:value-type="float" office:value="93">
            <text:p>93</text:p>
          </table:table-cell>
          <table:table-cell office:value-type="float" office:value="1740">
            <text:p>1740</text:p>
          </table:table-cell>
          <table:table-cell office:value-type="float" office:value="1771.089722">
            <text:p>1771.089722</text:p>
          </table:table-cell>
          <table:table-cell office:value-type="float" office:value="-0.002514">
            <text:p>-0.002514</text:p>
          </table:table-cell>
          <table:table-cell office:value-type="float" office:value="0.001404">
            <text:p>0.001404</text:p>
          </table:table-cell>
          <table:table-cell office:value-type="float" office:value="155.852402">
            <text:p>155.852402</text:p>
          </table:table-cell>
          <table:table-cell office:value-type="float" office:value="0.857949">
            <text:p>0.857949</text:p>
          </table:table-cell>
          <table:table-cell office:value-type="float" office:value="-0.277727">
            <text:p>-0.277727</text:p>
          </table:table-cell>
          <table:table-cell office:value-type="float" office:value="132.371078">
            <text:p>132.371078</text:p>
          </table:table-cell>
          <table:table-cell office:value-type="float" office:value="-0.00978">
            <text:p>-0.00978</text:p>
          </table:table-cell>
          <table:table-cell office:value-type="float" office:value="0.005462">
            <text:p>0.005462</text:p>
          </table:table-cell>
          <table:table-cell table:formula="of:=[.L13]-0.026" office:value-type="float" office:value="-0.020538">
            <text:p>-0.020538</text:p>
          </table:table-cell>
          <table:table-cell office:value-type="float" office:value="155.852402">
            <text:p>155.852402</text:p>
          </table:table-cell>
          <table:table-cell office:value-type="float" office:value="210">
            <text:p>210</text:p>
          </table:table-cell>
          <table:table-cell office:value-type="float" office:value="4">
            <text:p>4</text:p>
          </table:table-cell>
          <table:table-cell office:value-type="float" office:value="42721">
            <text:p>42721</text:p>
          </table:table-cell>
          <table:table-cell office:value-type="float" office:value="3531">
            <text:p>3531</text:p>
          </table:table-cell>
          <table:table-cell office:value-type="float" office:value="42657.0625">
            <text:p>42657.0625</text:p>
          </table:table-cell>
          <table:table-cell office:value-type="float" office:value="0.023688">
            <text:p>0.023688</text:p>
          </table:table-cell>
          <table:table-cell office:value-type="float" office:value="0.192431">
            <text:p>0.192431</text:p>
          </table:table-cell>
          <table:table-cell office:value-type="float" office:value="712.367065">
            <text:p>712.367065</text:p>
          </table:table-cell>
        </table:table-row>
        <table:table-row table:style-name="ro1">
          <table:table-cell office:value-type="float" office:value="1416654">
            <text:p>1416654</text:p>
          </table:table-cell>
          <table:table-cell office:value-type="float" office:value="66">
            <text:p>66</text:p>
          </table:table-cell>
          <table:table-cell office:value-type="float" office:value="5321">
            <text:p>5321</text:p>
          </table:table-cell>
          <table:table-cell office:value-type="float" office:value="7962.708984">
            <text:p>7962.708984</text:p>
          </table:table-cell>
          <table:table-cell office:value-type="float" office:value="-0.01">
            <text:p>-0.01</text:p>
          </table:table-cell>
          <table:table-cell office:value-type="float" office:value="0.025167">
            <text:p>0.025167</text:p>
          </table:table-cell>
          <table:table-cell office:value-type="float" office:value="351.667145">
            <text:p>351.667145</text:p>
          </table:table-cell>
          <table:table-cell office:value-type="float" office:value="-0.35832">
            <text:p>-0.35832</text:p>
          </table:table-cell>
          <table:table-cell office:value-type="float" office:value="0.169988">
            <text:p>0.169988</text:p>
          </table:table-cell>
          <table:table-cell office:value-type="float" office:value="147.440399">
            <text:p>147.440399</text:p>
          </table:table-cell>
          <table:table-cell office:value-type="float" office:value="-0.01297">
            <text:p>-0.01297</text:p>
          </table:table-cell>
          <table:table-cell office:value-type="float" office:value="0.032642">
            <text:p>0.032642</text:p>
          </table:table-cell>
          <table:table-cell table:formula="of:=[.L14]-0.026" office:value-type="float" office:value="0.006642">
            <text:p>0.006642</text:p>
          </table:table-cell>
          <table:table-cell office:value-type="float" office:value="351.667114">
            <text:p>351.667114</text:p>
          </table:table-cell>
          <table:table-cell office:value-type="float" office:value="276">
            <text:p>276</text:p>
          </table:table-cell>
          <table:table-cell office:value-type="float" office:value="6">
            <text:p>6</text:p>
          </table:table-cell>
          <table:table-cell office:value-type="float" office:value="47944">
            <text:p>47944</text:p>
          </table:table-cell>
          <table:table-cell office:value-type="float" office:value="4549">
            <text:p>4549</text:p>
          </table:table-cell>
          <table:table-cell office:value-type="float" office:value="47884">
            <text:p>47884</text:p>
          </table:table-cell>
          <table:table-cell office:value-type="float" office:value="0.013688">
            <text:p>0.013688</text:p>
          </table:table-cell>
          <table:table-cell office:value-type="float" office:value="0.217598">
            <text:p>0.217598</text:p>
          </table:table-cell>
          <table:table-cell office:value-type="float" office:value="1489.731445">
            <text:p>1489.731445</text:p>
          </table:table-cell>
        </table:table-row>
        <table:table-row table:style-name="ro1">
          <table:table-cell office:value-type="float" office:value="1417939">
            <text:p>1417939</text:p>
          </table:table-cell>
          <table:table-cell office:value-type="float" office:value="78">
            <text:p>78</text:p>
          </table:table-cell>
          <table:table-cell office:value-type="float" office:value="9264">
            <text:p>9264</text:p>
          </table:table-cell>
          <table:table-cell office:value-type="float" office:value="11777.330078">
            <text:p>11777.330078</text:p>
          </table:table-cell>
          <table:table-cell office:value-type="float" office:value="0">
            <text:p>0</text:p>
          </table:table-cell>
          <table:table-cell office:value-type="float" office:value="0.04554">
            <text:p>0.04554</text:p>
          </table:table-cell>
          <table:table-cell office:value-type="string">
            <text:p>Infinity</text:p>
          </table:table-cell>
          <table:table-cell office:value-type="float" office:value="-0.01938">
            <text:p>-0.01938</text:p>
          </table:table-cell>
          <table:table-cell office:value-type="float" office:value="0.23942">
            <text:p>0.23942</text:p>
          </table:table-cell>
          <table:table-cell office:value-type="float" office:value="1335.42688">
            <text:p>1335.42688</text:p>
          </table:table-cell>
          <table:table-cell office:value-type="float" office:value="0">
            <text:p>0</text:p>
          </table:table-cell>
          <table:table-cell office:value-type="float" office:value="0.03544">
            <text:p>0.03544</text:p>
          </table:table-cell>
          <table:table-cell table:formula="of:=[.L15]-0.026" office:value-type="float" office:value="0.00944">
            <text:p>0.00944</text:p>
          </table:table-cell>
          <table:table-cell office:value-type="float" office:value="100">
            <text:p>100</text:p>
          </table:table-cell>
          <table:table-cell office:value-type="float" office:value="354">
            <text:p>354</text:p>
          </table:table-cell>
          <table:table-cell office:value-type="float" office:value="7">
            <text:p>7</text:p>
          </table:table-cell>
          <table:table-cell office:value-type="float" office:value="56990">
            <text:p>56990</text:p>
          </table:table-cell>
          <table:table-cell office:value-type="float" office:value="6549">
            <text:p>6549</text:p>
          </table:table-cell>
          <table:table-cell office:value-type="float" office:value="57012.582031">
            <text:p>57012.582031</text:p>
          </table:table-cell>
          <table:table-cell office:value-type="float" office:value="0.013688">
            <text:p>0.013688</text:p>
          </table:table-cell>
          <table:table-cell office:value-type="float" office:value="0.263138">
            <text:p>0.263138</text:p>
          </table:table-cell>
          <table:table-cell office:value-type="float" office:value="1822.437134">
            <text:p>1822.437134</text:p>
          </table:table-cell>
        </table:table-row>
        <table:table-row table:style-name="ro1">
          <table:table-cell office:value-type="float" office:value="1418196">
            <text:p>1418196</text:p>
          </table:table-cell>
          <table:table-cell office:value-type="float" office:value="82">
            <text:p>82</text:p>
          </table:table-cell>
          <table:table-cell office:value-type="float" office:value="1876">
            <text:p>1876</text:p>
          </table:table-cell>
          <table:table-cell office:value-type="float" office:value="2187.745117">
            <text:p>2187.745117</text:p>
          </table:table-cell>
          <table:table-cell office:value-type="float" office:value="0.017607">
            <text:p>0.017607</text:p>
          </table:table-cell>
          <table:table-cell office:value-type="float" office:value="0.006848">
            <text:p>0.006848</text:p>
          </table:table-cell>
          <table:table-cell office:value-type="float" office:value="61.106689">
            <text:p>61.106689</text:p>
          </table:table-cell>
          <table:table-cell office:value-type="float" office:value="1.005314">
            <text:p>1.005314</text:p>
          </table:table-cell>
          <table:table-cell office:value-type="float" office:value="0.349553">
            <text:p>0.349553</text:p>
          </table:table-cell>
          <table:table-cell office:value-type="float" office:value="65.229431">
            <text:p>65.229431</text:p>
          </table:table-cell>
          <table:table-cell office:value-type="float" office:value="0.068511">
            <text:p>0.068511</text:p>
          </table:table-cell>
          <table:table-cell office:value-type="float" office:value="0.026646">
            <text:p>0.026646</text:p>
          </table:table-cell>
          <table:table-cell table:formula="of:=[.L16]-0.026" office:value-type="float" office:value="0.000645999999999997">
            <text:p>0.000646</text:p>
          </table:table-cell>
          <table:table-cell office:value-type="float" office:value="61.106689">
            <text:p>61.106689</text:p>
          </table:table-cell>
          <table:table-cell office:value-type="float" office:value="436">
            <text:p>436</text:p>
          </table:table-cell>
          <table:table-cell office:value-type="float" office:value="8">
            <text:p>8</text:p>
          </table:table-cell>
          <table:table-cell office:value-type="float" office:value="58801">
            <text:p>58801</text:p>
          </table:table-cell>
          <table:table-cell office:value-type="float" office:value="7037">
            <text:p>7037</text:p>
          </table:table-cell>
          <table:table-cell office:value-type="float" office:value="58786.734375">
            <text:p>58786.734375</text:p>
          </table:table-cell>
          <table:table-cell office:value-type="float" office:value="0.031295">
            <text:p>0.031295</text:p>
          </table:table-cell>
          <table:table-cell office:value-type="float" office:value="0.269986">
            <text:p>0.269986</text:p>
          </table:table-cell>
          <table:table-cell office:value-type="float" office:value="762.710144">
            <text:p>762.710144</text:p>
          </table:table-cell>
        </table:table-row>
        <table:table-row table:style-name="ro1">
          <table:table-cell office:value-type="float" office:value="1418967">
            <text:p>1418967</text:p>
          </table:table-cell>
          <table:table-cell office:value-type="float" office:value="75">
            <text:p>75</text:p>
          </table:table-cell>
          <table:table-cell office:value-type="float" office:value="5821">
            <text:p>5821</text:p>
          </table:table-cell>
          <table:table-cell office:value-type="float" office:value="7661.879883">
            <text:p>7661.879883</text:p>
          </table:table-cell>
          <table:table-cell office:value-type="float" office:value="-0.017617">
            <text:p>-0.017617</text:p>
          </table:table-cell>
          <table:table-cell office:value-type="float" office:value="-0.005342">
            <text:p>-0.005342</text:p>
          </table:table-cell>
          <table:table-cell office:value-type="float" office:value="69.68058">
            <text:p>69.68058</text:p>
          </table:table-cell>
          <table:table-cell office:value-type="float" office:value="-0.287665">
            <text:p>-0.287665</text:p>
          </table:table-cell>
          <table:table-cell office:value-type="float" office:value="0.325611">
            <text:p>0.325611</text:p>
          </table:table-cell>
          <table:table-cell office:value-type="float" office:value="213.191101">
            <text:p>213.191101</text:p>
          </table:table-cell>
          <table:table-cell office:value-type="float" office:value="-0.02285">
            <text:p>-0.02285</text:p>
          </table:table-cell>
          <table:table-cell office:value-type="float" office:value="-0.006928">
            <text:p>-0.006928</text:p>
          </table:table-cell>
          <table:table-cell table:formula="of:=[.L17]-0.026" office:value-type="float" office:value="-0.032928">
            <text:p>-0.032928</text:p>
          </table:table-cell>
          <table:table-cell office:value-type="float" office:value="69.68058">
            <text:p>69.68058</text:p>
          </table:table-cell>
          <table:table-cell office:value-type="float" office:value="511">
            <text:p>511</text:p>
          </table:table-cell>
          <table:table-cell office:value-type="float" office:value="10">
            <text:p>10</text:p>
          </table:table-cell>
          <table:table-cell office:value-type="float" office:value="64412">
            <text:p>64412</text:p>
          </table:table-cell>
          <table:table-cell office:value-type="float" office:value="8590">
            <text:p>8590</text:p>
          </table:table-cell>
          <table:table-cell office:value-type="float" office:value="64474.445313">
            <text:p>64474.445313</text:p>
          </table:table-cell>
          <table:table-cell office:value-type="float" office:value="0.013678">
            <text:p>0.013678</text:p>
          </table:table-cell>
          <table:table-cell office:value-type="float" office:value="0.264644">
            <text:p>0.264644</text:p>
          </table:table-cell>
          <table:table-cell office:value-type="float" office:value="1834.869995">
            <text:p>1834.869995</text:p>
          </table:table-cell>
        </table:table-row>
        <table:table-row table:style-name="ro1">
          <table:table-cell office:value-type="float" office:value="1419224">
            <text:p>1419224</text:p>
          </table:table-cell>
          <table:table-cell office:value-type="float" office:value="75">
            <text:p>75</text:p>
          </table:table-cell>
          <table:table-cell office:value-type="float" office:value="1944">
            <text:p>1944</text:p>
          </table:table-cell>
          <table:table-cell office:value-type="float" office:value="2491.51001">
            <text:p>2491.51001</text:p>
          </table:table-cell>
          <table:table-cell office:value-type="float" office:value="-0.017617">
            <text:p>-0.017617</text:p>
          </table:table-cell>
          <table:table-cell office:value-type="float" office:value="-0.002705">
            <text:p>-0.002705</text:p>
          </table:table-cell>
          <table:table-cell office:value-type="float" office:value="84.645935">
            <text:p>84.645935</text:p>
          </table:table-cell>
          <table:table-cell office:value-type="float" office:value="0.757014">
            <text:p>0.757014</text:p>
          </table:table-cell>
          <table:table-cell office:value-type="float" office:value="0.047884">
            <text:p>0.047884</text:p>
          </table:table-cell>
          <table:table-cell office:value-type="float" office:value="93.674614">
            <text:p>93.674614</text:p>
          </table:table-cell>
          <table:table-cell office:value-type="float" office:value="-0.06855">
            <text:p>-0.06855</text:p>
          </table:table-cell>
          <table:table-cell office:value-type="float" office:value="-0.010525">
            <text:p>-0.010525</text:p>
          </table:table-cell>
          <table:table-cell table:formula="of:=[.L18]-0.026" office:value-type="float" office:value="-0.036525">
            <text:p>-0.036525</text:p>
          </table:table-cell>
          <table:table-cell office:value-type="float" office:value="84.645935">
            <text:p>84.645935</text:p>
          </table:table-cell>
          <table:table-cell office:value-type="float" office:value="586">
            <text:p>586</text:p>
          </table:table-cell>
          <table:table-cell office:value-type="float" office:value="11">
            <text:p>11</text:p>
          </table:table-cell>
          <table:table-cell office:value-type="float" office:value="66288">
            <text:p>66288</text:p>
          </table:table-cell>
          <table:table-cell office:value-type="float" office:value="9098">
            <text:p>9098</text:p>
          </table:table-cell>
          <table:table-cell office:value-type="float" office:value="66327.414063">
            <text:p>66327.414063</text:p>
          </table:table-cell>
          <table:table-cell office:value-type="float" office:value="-0.00394">
            <text:p>-0.00394</text:p>
          </table:table-cell>
          <table:table-cell office:value-type="float" office:value="0.261939">
            <text:p>0.261939</text:p>
          </table:table-cell>
          <table:table-cell office:value-type="float" office:value="6748.504883">
            <text:p>6748.504883</text:p>
          </table:table-cell>
        </table:table-row>
        <table:table-row table:style-name="ro1">
          <table:table-cell office:value-type="float" office:value="1419995">
            <text:p>1419995</text:p>
          </table:table-cell>
          <table:table-cell office:value-type="float" office:value="71">
            <text:p>71</text:p>
          </table:table-cell>
          <table:table-cell office:value-type="float" office:value="5962">
            <text:p>5962</text:p>
          </table:table-cell>
          <table:table-cell office:value-type="float" office:value="8296.948242">
            <text:p>8296.948242</text:p>
          </table:table-cell>
          <table:table-cell office:value-type="float" office:value="0">
            <text:p>0</text:p>
          </table:table-cell>
          <table:table-cell office:value-type="float" office:value="0.008937">
            <text:p>0.008937</text:p>
          </table:table-cell>
          <table:table-cell office:value-type="string">
            <text:p>Infinity</text:p>
          </table:table-cell>
          <table:table-cell office:value-type="float" office:value="-0.259067">
            <text:p>-0.259067</text:p>
          </table:table-cell>
          <table:table-cell office:value-type="float" office:value="0.220267">
            <text:p>0.220267</text:p>
          </table:table-cell>
          <table:table-cell office:value-type="float" office:value="185.023041">
            <text:p>185.023041</text:p>
          </table:table-cell>
          <table:table-cell office:value-type="float" office:value="0">
            <text:p>0</text:p>
          </table:table-cell>
          <table:table-cell office:value-type="float" office:value="0.011591">
            <text:p>0.011591</text:p>
          </table:table-cell>
          <table:table-cell table:formula="of:=[.L19]-0.026" office:value-type="float" office:value="-0.014409">
            <text:p>-0.014409</text:p>
          </table:table-cell>
          <table:table-cell office:value-type="float" office:value="100">
            <text:p>100</text:p>
          </table:table-cell>
          <table:table-cell office:value-type="float" office:value="657">
            <text:p>657</text:p>
          </table:table-cell>
          <table:table-cell office:value-type="float" office:value="11">
            <text:p>11</text:p>
          </table:table-cell>
          <table:table-cell office:value-type="float" office:value="72046">
            <text:p>72046</text:p>
          </table:table-cell>
          <table:table-cell office:value-type="float" office:value="10642">
            <text:p>10642</text:p>
          </table:table-cell>
          <table:table-cell office:value-type="float" office:value="72176.226563">
            <text:p>72176.226563</text:p>
          </table:table-cell>
          <table:table-cell office:value-type="float" office:value="-0.00394">
            <text:p>-0.00394</text:p>
          </table:table-cell>
          <table:table-cell office:value-type="float" office:value="0.270876">
            <text:p>0.270876</text:p>
          </table:table-cell>
          <table:table-cell office:value-type="float" office:value="6975.336426">
            <text:p>6975.336426</text:p>
          </table:table-cell>
        </table:table-row>
        <table:table-row table:style-name="ro1">
          <table:table-cell office:value-type="float" office:value="1420252">
            <text:p>1420252</text:p>
          </table:table-cell>
          <table:table-cell office:value-type="float" office:value="78">
            <text:p>78</text:p>
          </table:table-cell>
          <table:table-cell office:value-type="float" office:value="1984">
            <text:p>1984</text:p>
          </table:table-cell>
          <table:table-cell office:value-type="float" office:value="2443.332031">
            <text:p>2443.332031</text:p>
          </table:table-cell>
          <table:table-cell office:value-type="float" office:value="-0.02">
            <text:p>-0.02</text:p>
          </table:table-cell>
          <table:table-cell office:value-type="float" office:value="0.000445">
            <text:p>0.000445</text:p>
          </table:table-cell>
          <table:table-cell office:value-type="float" office:value="102.225624">
            <text:p>102.225624</text:p>
          </table:table-cell>
          <table:table-cell office:value-type="float" office:value="0.822622">
            <text:p>0.822622</text:p>
          </table:table-cell>
          <table:table-cell office:value-type="float" office:value="-0.052672">
            <text:p>-0.052672</text:p>
          </table:table-cell>
          <table:table-cell office:value-type="float" office:value="106.402992">
            <text:p>106.402992</text:p>
          </table:table-cell>
          <table:table-cell office:value-type="float" office:value="-0.077821">
            <text:p>-0.077821</text:p>
          </table:table-cell>
          <table:table-cell office:value-type="float" office:value="0.001732">
            <text:p>0.001732</text:p>
          </table:table-cell>
          <table:table-cell table:formula="of:=[.L20]-0.026" office:value-type="float" office:value="-0.024268">
            <text:p>-0.024268</text:p>
          </table:table-cell>
          <table:table-cell office:value-type="float" office:value="102.225624">
            <text:p>102.225624</text:p>
          </table:table-cell>
          <table:table-cell office:value-type="float" office:value="735">
            <text:p>735</text:p>
          </table:table-cell>
          <table:table-cell office:value-type="float" office:value="11">
            <text:p>11</text:p>
          </table:table-cell>
          <table:table-cell office:value-type="float" office:value="73957">
            <text:p>73957</text:p>
          </table:table-cell>
          <table:table-cell office:value-type="float" office:value="11173">
            <text:p>11173</text:p>
          </table:table-cell>
          <table:table-cell office:value-type="float" office:value="74067.882813">
            <text:p>74067.882813</text:p>
          </table:table-cell>
          <table:table-cell office:value-type="float" office:value="-0.02394">
            <text:p>-0.02394</text:p>
          </table:table-cell>
          <table:table-cell office:value-type="float" office:value="0.271321">
            <text:p>0.271321</text:p>
          </table:table-cell>
          <table:table-cell office:value-type="float" office:value="1233.34668">
            <text:p>1233.34668</text:p>
          </table:table-cell>
        </table:table-row>
        <table:table-row table:style-name="ro1">
          <table:table-cell office:value-type="float" office:value="1421280">
            <text:p>1421280</text:p>
          </table:table-cell>
          <table:table-cell office:value-type="float" office:value="71">
            <text:p>71</text:p>
          </table:table-cell>
          <table:table-cell office:value-type="float" office:value="7920">
            <text:p>7920</text:p>
          </table:table-cell>
          <table:table-cell office:value-type="float" office:value="11054.949219">
            <text:p>11054.949219</text:p>
          </table:table-cell>
          <table:table-cell office:value-type="float" office:value="0.015">
            <text:p>0.015</text:p>
          </table:table-cell>
          <table:table-cell office:value-type="float" office:value="0.049306">
            <text:p>0.049306</text:p>
          </table:table-cell>
          <table:table-cell office:value-type="float" office:value="228.70813">
            <text:p>228.70813</text:p>
          </table:table-cell>
          <table:table-cell office:value-type="float" office:value="-0.22805">
            <text:p>-0.22805</text:p>
          </table:table-cell>
          <table:table-cell office:value-type="float" office:value="-0.014365">
            <text:p>-0.014365</text:p>
          </table:table-cell>
          <table:table-cell office:value-type="float" office:value="93.700867">
            <text:p>93.700867</text:p>
          </table:table-cell>
          <table:table-cell office:value-type="float" office:value="0.014591">
            <text:p>0.014591</text:p>
          </table:table-cell>
          <table:table-cell office:value-type="float" office:value="0.047963">
            <text:p>0.047963</text:p>
          </table:table-cell>
          <table:table-cell table:formula="of:=[.L21]-0.026" office:value-type="float" office:value="0.021963">
            <text:p>0.021963</text:p>
          </table:table-cell>
          <table:table-cell office:value-type="float" office:value="228.70813">
            <text:p>228.70813</text:p>
          </table:table-cell>
          <table:table-cell office:value-type="float" office:value="806">
            <text:p>806</text:p>
          </table:table-cell>
          <table:table-cell office:value-type="float" office:value="9">
            <text:p>9</text:p>
          </table:table-cell>
          <table:table-cell office:value-type="float" office:value="81587">
            <text:p>81587</text:p>
          </table:table-cell>
          <table:table-cell office:value-type="float" office:value="13296">
            <text:p>13296</text:p>
          </table:table-cell>
          <table:table-cell office:value-type="float" office:value="81866.445313">
            <text:p>81866.445313</text:p>
          </table:table-cell>
          <table:table-cell office:value-type="float" office:value="-0.00894">
            <text:p>-0.00894</text:p>
          </table:table-cell>
          <table:table-cell office:value-type="float" office:value="0.320627">
            <text:p>0.320627</text:p>
          </table:table-cell>
          <table:table-cell office:value-type="float" office:value="3686.507324">
            <text:p>3686.507324</text:p>
          </table:table-cell>
        </table:table-row>
        <table:table-row table:style-name="ro1">
          <table:table-cell office:value-type="float" office:value="1422051">
            <text:p>1422051</text:p>
          </table:table-cell>
          <table:table-cell office:value-type="float" office:value="68">
            <text:p>68</text:p>
          </table:table-cell>
          <table:table-cell office:value-type="float" office:value="5771">
            <text:p>5771</text:p>
          </table:table-cell>
          <table:table-cell office:value-type="float" office:value="8386.248047">
            <text:p>8386.248047</text:p>
          </table:table-cell>
          <table:table-cell office:value-type="float" office:value="0.032741">
            <text:p>0.032741</text:p>
          </table:table-cell>
          <table:table-cell office:value-type="float" office:value="0.065125">
            <text:p>0.065125</text:p>
          </table:table-cell>
          <table:table-cell office:value-type="float" office:value="98.912064">
            <text:p>98.912064</text:p>
          </table:table-cell>
          <table:table-cell office:value-type="float" office:value="0.024813">
            <text:p>0.024813</text:p>
          </table:table-cell>
          <table:table-cell office:value-type="float" office:value="-0.28491">
            <text:p>-0.28491</text:p>
          </table:table-cell>
          <table:table-cell office:value-type="float" office:value="1248.217896">
            <text:p>1248.217896</text:p>
          </table:table-cell>
          <table:table-cell office:value-type="float" office:value="0.042465">
            <text:p>0.042465</text:p>
          </table:table-cell>
          <table:table-cell office:value-type="float" office:value="0.084469">
            <text:p>0.084469</text:p>
          </table:table-cell>
          <table:table-cell table:formula="of:=[.L22]-0.026" office:value-type="float" office:value="0.058469">
            <text:p>0.058469</text:p>
          </table:table-cell>
          <table:table-cell office:value-type="float" office:value="98.912079">
            <text:p>98.912079</text:p>
          </table:table-cell>
          <table:table-cell office:value-type="float" office:value="874">
            <text:p>874</text:p>
          </table:table-cell>
          <table:table-cell office:value-type="float" office:value="8">
            <text:p>8</text:p>
          </table:table-cell>
          <table:table-cell office:value-type="float" office:value="87064">
            <text:p>87064</text:p>
          </table:table-cell>
          <table:table-cell office:value-type="float" office:value="15115">
            <text:p>15115</text:p>
          </table:table-cell>
          <table:table-cell office:value-type="float" office:value="87503.929688">
            <text:p>87503.929688</text:p>
          </table:table-cell>
          <table:table-cell office:value-type="float" office:value="0.023801">
            <text:p>0.023801</text:p>
          </table:table-cell>
          <table:table-cell office:value-type="float" office:value="0.385753">
            <text:p>0.385753</text:p>
          </table:table-cell>
          <table:table-cell office:value-type="float" office:value="1520.746948">
            <text:p>1520.746948</text:p>
          </table:table-cell>
        </table:table-row>
        <table:table-row table:style-name="ro1">
          <table:table-cell office:value-type="float" office:value="1422308">
            <text:p>1422308</text:p>
          </table:table-cell>
          <table:table-cell office:value-type="float" office:value="39">
            <text:p>39</text:p>
          </table:table-cell>
          <table:table-cell office:value-type="float" office:value="1943">
            <text:p>1943</text:p>
          </table:table-cell>
          <table:table-cell office:value-type="float" office:value="4882.862305">
            <text:p>4882.862305</text:p>
          </table:table-cell>
          <table:table-cell office:value-type="float" office:value="0.14">
            <text:p>0.14</text:p>
          </table:table-cell>
          <table:table-cell office:value-type="float" office:value="0.04643">
            <text:p>0.04643</text:p>
          </table:table-cell>
          <table:table-cell office:value-type="float" office:value="66.835701">
            <text:p>66.835701</text:p>
          </table:table-cell>
          <table:table-cell office:value-type="float" office:value="0.247291">
            <text:p>0.247291</text:p>
          </table:table-cell>
          <table:table-cell office:value-type="float" office:value="0.299275">
            <text:p>0.299275</text:p>
          </table:table-cell>
          <table:table-cell office:value-type="float" office:value="21.021406">
            <text:p>21.021406</text:p>
          </table:table-cell>
          <table:table-cell office:value-type="float" office:value="0.544747">
            <text:p>0.544747</text:p>
          </table:table-cell>
          <table:table-cell office:value-type="float" office:value="0.180662">
            <text:p>0.180662</text:p>
          </table:table-cell>
          <table:table-cell table:formula="of:=[.L23]-0.026" office:value-type="float" office:value="0.154662">
            <text:p>0.154662</text:p>
          </table:table-cell>
          <table:table-cell office:value-type="float" office:value="66.835693">
            <text:p>66.835693</text:p>
          </table:table-cell>
          <table:table-cell office:value-type="float" office:value="913">
            <text:p>913</text:p>
          </table:table-cell>
          <table:table-cell office:value-type="float" office:value="9">
            <text:p>9</text:p>
          </table:table-cell>
          <table:table-cell office:value-type="float" office:value="88865">
            <text:p>88865</text:p>
          </table:table-cell>
          <table:table-cell office:value-type="float" office:value="15846">
            <text:p>15846</text:p>
          </table:table-cell>
          <table:table-cell office:value-type="float" office:value="89366.460938">
            <text:p>89366.460938</text:p>
          </table:table-cell>
          <table:table-cell office:value-type="float" office:value="0.163801">
            <text:p>0.163801</text:p>
          </table:table-cell>
          <table:table-cell office:value-type="float" office:value="0.432183">
            <text:p>0.432183</text:p>
          </table:table-cell>
          <table:table-cell office:value-type="float" office:value="163.846313">
            <text:p>163.846313</text:p>
          </table:table-cell>
        </table:table-row>
        <table:table-row table:style-name="ro1">
          <table:table-cell office:value-type="float" office:value="1423079">
            <text:p>1423079</text:p>
          </table:table-cell>
          <table:table-cell office:value-type="float" office:value="23">
            <text:p>23</text:p>
          </table:table-cell>
          <table:table-cell office:value-type="float" office:value="5678">
            <text:p>5678</text:p>
          </table:table-cell>
          <table:table-cell office:value-type="float" office:value="24585.5">
            <text:p>24585.5</text:p>
          </table:table-cell>
          <table:table-cell office:value-type="float" office:value="0.115">
            <text:p>0.115</text:p>
          </table:table-cell>
          <table:table-cell office:value-type="float" office:value="0.152644">
            <text:p>0.152644</text:p>
          </table:table-cell>
          <table:table-cell office:value-type="float" office:value="32.733761">
            <text:p>32.733761</text:p>
          </table:table-cell>
          <table:table-cell office:value-type="float" office:value="-0.158132">
            <text:p>-0.158132</text:p>
          </table:table-cell>
          <table:table-cell office:value-type="float" office:value="-0.25618">
            <text:p>-0.25618</text:p>
          </table:table-cell>
          <table:table-cell office:value-type="float" office:value="62.00388">
            <text:p>62.00388</text:p>
          </table:table-cell>
          <table:table-cell office:value-type="float" office:value="0.149157">
            <text:p>0.149157</text:p>
          </table:table-cell>
          <table:table-cell office:value-type="float" office:value="0.197982">
            <text:p>0.197982</text:p>
          </table:table-cell>
          <table:table-cell table:formula="of:=[.L24]-0.026" office:value-type="float" office:value="0.171982">
            <text:p>0.171982</text:p>
          </table:table-cell>
          <table:table-cell office:value-type="float" office:value="32.733765">
            <text:p>32.733765</text:p>
          </table:table-cell>
          <table:table-cell office:value-type="float" office:value="936">
            <text:p>936</text:p>
          </table:table-cell>
          <table:table-cell office:value-type="float" office:value="13">
            <text:p>13</text:p>
          </table:table-cell>
          <table:table-cell office:value-type="float" office:value="94021">
            <text:p>94021</text:p>
          </table:table-cell>
          <table:table-cell office:value-type="float" office:value="18224">
            <text:p>18224</text:p>
          </table:table-cell>
          <table:table-cell office:value-type="float" office:value="94849.664063">
            <text:p>94849.664063</text:p>
          </table:table-cell>
          <table:table-cell office:value-type="float" office:value="0.278801">
            <text:p>0.278801</text:p>
          </table:table-cell>
          <table:table-cell office:value-type="float" office:value="0.584827">
            <text:p>0.584827</text:p>
          </table:table-cell>
          <table:table-cell office:value-type="float" office:value="109.764908">
            <text:p>109.764908</text:p>
          </table:table-cell>
        </table:table-row>
        <table:table-row table:style-name="ro1">
          <table:table-cell office:value-type="float" office:value="1423336">
            <text:p>1423336</text:p>
          </table:table-cell>
          <table:table-cell office:value-type="float" office:value="31">
            <text:p>31</text:p>
          </table:table-cell>
          <table:table-cell office:value-type="float" office:value="1922">
            <text:p>1922</text:p>
          </table:table-cell>
          <table:table-cell office:value-type="float" office:value="6099.897461">
            <text:p>6099.897461</text:p>
          </table:table-cell>
          <table:table-cell office:value-type="float" office:value="0.134672">
            <text:p>0.134672</text:p>
          </table:table-cell>
          <table:table-cell office:value-type="float" office:value="0.075603">
            <text:p>0.075603</text:p>
          </table:table-cell>
          <table:table-cell office:value-type="float" office:value="43.861538">
            <text:p>43.861538</text:p>
          </table:table-cell>
          <table:table-cell office:value-type="float" office:value="0.353273">
            <text:p>0.353273</text:p>
          </table:table-cell>
          <table:table-cell office:value-type="float" office:value="0.445322">
            <text:p>0.445322</text:p>
          </table:table-cell>
          <table:table-cell office:value-type="float" office:value="26.055887">
            <text:p>26.055887</text:p>
          </table:table-cell>
          <table:table-cell office:value-type="float" office:value="0.524016">
            <text:p>0.524016</text:p>
          </table:table-cell>
          <table:table-cell office:value-type="float" office:value="0.294175">
            <text:p>0.294175</text:p>
          </table:table-cell>
          <table:table-cell table:formula="of:=[.L25]-0.026" office:value-type="float" office:value="0.268175">
            <text:p>0.268175</text:p>
          </table:table-cell>
          <table:table-cell office:value-type="float" office:value="43.861534">
            <text:p>43.861534</text:p>
          </table:table-cell>
          <table:table-cell office:value-type="float" office:value="966">
            <text:p>966</text:p>
          </table:table-cell>
          <table:table-cell office:value-type="float" office:value="22">
            <text:p>22</text:p>
          </table:table-cell>
          <table:table-cell office:value-type="float" office:value="95624">
            <text:p>95624</text:p>
          </table:table-cell>
          <table:table-cell office:value-type="float" office:value="19285">
            <text:p>19285</text:p>
          </table:table-cell>
          <table:table-cell office:value-type="float" office:value="96598.132813">
            <text:p>96598.132813</text:p>
          </table:table-cell>
          <table:table-cell office:value-type="float" office:value="0.413473">
            <text:p>0.413473</text:p>
          </table:table-cell>
          <table:table-cell office:value-type="float" office:value="0.660429">
            <text:p>0.660429</text:p>
          </table:table-cell>
          <table:table-cell office:value-type="float" office:value="59.72731">
            <text:p>59.72731</text:p>
          </table:table-cell>
        </table:table-row>
        <table:table-row table:style-name="ro1">
          <table:table-cell office:value-type="float" office:value="1424364">
            <text:p>1424364</text:p>
          </table:table-cell>
          <table:table-cell office:value-type="float" office:value="-14">
            <text:p>-14</text:p>
          </table:table-cell>
          <table:table-cell office:value-type="float" office:value="7738">
            <text:p>7738</text:p>
          </table:table-cell>
          <table:table-cell office:value-type="float" office:value="55374.824219">
            <text:p>55374.824219</text:p>
          </table:table-cell>
          <table:table-cell office:value-type="float" office:value="0.258276">
            <text:p>0.258276</text:p>
          </table:table-cell>
          <table:table-cell office:value-type="float" office:value="0.326243">
            <text:p>0.326243</text:p>
          </table:table-cell>
          <table:table-cell office:value-type="float" office:value="26.315647">
            <text:p>26.315647</text:p>
          </table:table-cell>
          <table:table-cell office:value-type="float" office:value="-0.130585">
            <text:p>-0.130585</text:p>
          </table:table-cell>
          <table:table-cell office:value-type="float" office:value="0.047884">
            <text:p>0.047884</text:p>
          </table:table-cell>
          <table:table-cell office:value-type="float" office:value="136.668915">
            <text:p>136.668915</text:p>
          </table:table-cell>
          <table:table-cell office:value-type="float" office:value="0.251241">
            <text:p>0.251241</text:p>
          </table:table-cell>
          <table:table-cell office:value-type="float" office:value="0.317357">
            <text:p>0.317357</text:p>
          </table:table-cell>
          <table:table-cell table:formula="of:=[.L26]-0.026" office:value-type="float" office:value="0.291357">
            <text:p>0.291357</text:p>
          </table:table-cell>
          <table:table-cell office:value-type="float" office:value="26.315638">
            <text:p>26.315638</text:p>
          </table:table-cell>
          <table:table-cell office:value-type="float" office:value="953">
            <text:p>953</text:p>
          </table:table-cell>
          <table:table-cell office:value-type="float" office:value="16">
            <text:p>16</text:p>
          </table:table-cell>
          <table:table-cell office:value-type="float" office:value="101735">
            <text:p>101735</text:p>
          </table:table-cell>
          <table:table-cell office:value-type="float" office:value="24032">
            <text:p>24032</text:p>
          </table:table-cell>
          <table:table-cell office:value-type="float" office:value="103603.960938">
            <text:p>103603.960938</text:p>
          </table:table-cell>
          <table:table-cell office:value-type="float" office:value="0.671749">
            <text:p>0.671749</text:p>
          </table:table-cell>
          <table:table-cell office:value-type="float" office:value="0.986672">
            <text:p>0.986672</text:p>
          </table:table-cell>
          <table:table-cell office:value-type="float" office:value="46.881111">
            <text:p>46.881111</text:p>
          </table:table-cell>
        </table:table-row>
        <table:table-row table:style-name="ro1">
          <table:table-cell office:value-type="float" office:value="1425649">
            <text:p>1425649</text:p>
          </table:table-cell>
          <table:table-cell office:value-type="float" office:value="-5">
            <text:p>-5</text:p>
          </table:table-cell>
          <table:table-cell office:value-type="float" office:value="9021">
            <text:p>9021</text:p>
          </table:table-cell>
          <table:table-cell office:value-type="float" office:value="180515.78125">
            <text:p>180515.78125</text:p>
          </table:table-cell>
          <table:table-cell office:value-type="float" office:value="0.284091">
            <text:p>0.284091</text:p>
          </table:table-cell>
          <table:table-cell office:value-type="float" office:value="0.525591">
            <text:p>0.525591</text:p>
          </table:table-cell>
          <table:table-cell office:value-type="float" office:value="85.007896">
            <text:p>85.007896</text:p>
          </table:table-cell>
          <table:table-cell office:value-type="float" office:value="0.00757">
            <text:p>0.00757</text:p>
          </table:table-cell>
          <table:table-cell office:value-type="float" office:value="-0.395043">
            <text:p>-0.395043</text:p>
          </table:table-cell>
          <table:table-cell office:value-type="float" office:value="5318.442871">
            <text:p>5318.442871</text:p>
          </table:table-cell>
          <table:table-cell office:value-type="float" office:value="0.221082">
            <text:p>0.221082</text:p>
          </table:table-cell>
          <table:table-cell office:value-type="float" office:value="0.40902">
            <text:p>0.40902</text:p>
          </table:table-cell>
          <table:table-cell table:formula="of:=[.L27]-0.026" office:value-type="float" office:value="0.38302">
            <text:p>0.38302</text:p>
          </table:table-cell>
          <table:table-cell office:value-type="float" office:value="85.007889">
            <text:p>85.007889</text:p>
          </table:table-cell>
          <table:table-cell office:value-type="float" office:value="949">
            <text:p>949</text:p>
          </table:table-cell>
          <table:table-cell office:value-type="float" office:value="13">
            <text:p>13</text:p>
          </table:table-cell>
          <table:table-cell office:value-type="float" office:value="106710">
            <text:p>106710</text:p>
          </table:table-cell>
          <table:table-cell office:value-type="float" office:value="31557">
            <text:p>31557</text:p>
          </table:table-cell>
          <table:table-cell office:value-type="float" office:value="110364.914063">
            <text:p>110364.914063</text:p>
          </table:table-cell>
          <table:table-cell office:value-type="float" office:value="0.95584">
            <text:p>0.95584</text:p>
          </table:table-cell>
          <table:table-cell office:value-type="float" office:value="1.512263">
            <text:p>1.512263</text:p>
          </table:table-cell>
          <table:table-cell office:value-type="float" office:value="58.21299">
            <text:p>58.21299</text:p>
          </table:table-cell>
        </table:table-row>
        <table:table-row table:style-name="ro1">
          <table:table-cell office:value-type="float" office:value="1425906">
            <text:p>1425906</text:p>
          </table:table-cell>
          <table:table-cell office:value-type="float" office:value="-5">
            <text:p>-5</text:p>
          </table:table-cell>
          <table:table-cell office:value-type="float" office:value="1842">
            <text:p>1842</text:p>
          </table:table-cell>
          <table:table-cell office:value-type="float" office:value="36942.203125">
            <text:p>36942.203125</text:p>
          </table:table-cell>
          <table:table-cell office:value-type="float" office:value="0.234091">
            <text:p>0.234091</text:p>
          </table:table-cell>
          <table:table-cell office:value-type="float" office:value="0.094538">
            <text:p>0.094538</text:p>
          </table:table-cell>
          <table:table-cell office:value-type="float" office:value="59.614914">
            <text:p>59.614914</text:p>
          </table:table-cell>
          <table:table-cell office:value-type="float" office:value="-0.060561">
            <text:p>-0.060561</text:p>
          </table:table-cell>
          <table:table-cell office:value-type="float" office:value="0.574608">
            <text:p>0.574608</text:p>
          </table:table-cell>
          <table:table-cell office:value-type="float" office:value="1048.807861">
            <text:p>1048.807861</text:p>
          </table:table-cell>
          <table:table-cell office:value-type="float" office:value="0.91086">
            <text:p>0.91086</text:p>
          </table:table-cell>
          <table:table-cell office:value-type="float" office:value="0.367851">
            <text:p>0.367851</text:p>
          </table:table-cell>
          <table:table-cell table:formula="of:=[.L28]-0.026" office:value-type="float" office:value="0.341851">
            <text:p>0.341851</text:p>
          </table:table-cell>
          <table:table-cell office:value-type="float" office:value="59.614914">
            <text:p>59.614914</text:p>
          </table:table-cell>
          <table:table-cell office:value-type="float" office:value="946">
            <text:p>946</text:p>
          </table:table-cell>
          <table:table-cell office:value-type="float" office:value="9">
            <text:p>9</text:p>
          </table:table-cell>
          <table:table-cell office:value-type="float" office:value="106818">
            <text:p>106818</text:p>
          </table:table-cell>
          <table:table-cell office:value-type="float" office:value="33396">
            <text:p>33396</text:p>
          </table:table-cell>
          <table:table-cell office:value-type="float" office:value="111011.585938">
            <text:p>111011.585938</text:p>
          </table:table-cell>
          <table:table-cell office:value-type="float" office:value="1.189931">
            <text:p>1.189931</text:p>
          </table:table-cell>
          <table:table-cell office:value-type="float" office:value="1.606801">
            <text:p>1.606801</text:p>
          </table:table-cell>
          <table:table-cell office:value-type="float" office:value="35.033119">
            <text:p>35.033119</text:p>
          </table:table-cell>
        </table:table-row>
        <table:table-row table:style-name="ro1">
          <table:table-cell office:value-type="float" office:value="1426677">
            <text:p>1426677</text:p>
          </table:table-cell>
          <table:table-cell office:value-type="float" office:value="-2">
            <text:p>-2</text:p>
          </table:table-cell>
          <table:table-cell office:value-type="float" office:value="5440">
            <text:p>5440</text:p>
          </table:table-cell>
          <table:table-cell office:value-type="float" office:value="272075.71875">
            <text:p>272075.71875</text:p>
          </table:table-cell>
          <table:table-cell office:value-type="float" office:value="0.255">
            <text:p>0.255</text:p>
          </table:table-cell>
          <table:table-cell office:value-type="float" office:value="0.280943">
            <text:p>0.280943</text:p>
          </table:table-cell>
          <table:table-cell office:value-type="float" office:value="10.173613">
            <text:p>10.173613</text:p>
          </table:table-cell>
          <table:table-cell office:value-type="float" office:value="0.021869">
            <text:p>0.021869</text:p>
          </table:table-cell>
          <table:table-cell office:value-type="float" office:value="-0.146046">
            <text:p>-0.146046</text:p>
          </table:table-cell>
          <table:table-cell office:value-type="float" office:value="767.814697">
            <text:p>767.814697</text:p>
          </table:table-cell>
          <table:table-cell office:value-type="float" office:value="0.330739">
            <text:p>0.330739</text:p>
          </table:table-cell>
          <table:table-cell office:value-type="float" office:value="0.364387">
            <text:p>0.364387</text:p>
          </table:table-cell>
          <table:table-cell table:formula="of:=[.L29]-0.026" office:value-type="float" office:value="0.338387">
            <text:p>0.338387</text:p>
          </table:table-cell>
          <table:table-cell office:value-type="float" office:value="10.173621">
            <text:p>10.173621</text:p>
          </table:table-cell>
          <table:table-cell office:value-type="float" office:value="945">
            <text:p>945</text:p>
          </table:table-cell>
          <table:table-cell office:value-type="float" office:value="7">
            <text:p>7</text:p>
          </table:table-cell>
          <table:table-cell office:value-type="float" office:value="106622">
            <text:p>106622</text:p>
          </table:table-cell>
          <table:table-cell office:value-type="float" office:value="38832">
            <text:p>38832</text:p>
          </table:table-cell>
          <table:table-cell office:value-type="float" office:value="112583.34375">
            <text:p>112583.34375</text:p>
          </table:table-cell>
          <table:table-cell office:value-type="float" office:value="1.444931">
            <text:p>1.444931</text:p>
          </table:table-cell>
          <table:table-cell office:value-type="float" office:value="1.887743">
            <text:p>1.887743</text:p>
          </table:table-cell>
          <table:table-cell office:value-type="float" office:value="30.645937">
            <text:p>30.645937</text:p>
          </table:table-cell>
        </table:table-row>
        <table:table-row table:style-name="ro1">
          <table:table-cell office:value-type="float" office:value="1427705">
            <text:p>1427705</text:p>
          </table:table-cell>
          <table:table-cell office:value-type="float" office:value="-6">
            <text:p>-6</text:p>
          </table:table-cell>
          <table:table-cell office:value-type="float" office:value="6774">
            <text:p>6774</text:p>
          </table:table-cell>
          <table:table-cell office:value-type="float" office:value="113008.117188">
            <text:p>113008.117188</text:p>
          </table:table-cell>
          <table:table-cell office:value-type="float" office:value="0.275">
            <text:p>0.275</text:p>
          </table:table-cell>
          <table:table-cell office:value-type="float" office:value="0.372399">
            <text:p>0.372399</text:p>
          </table:table-cell>
          <table:table-cell office:value-type="float" office:value="35.417782">
            <text:p>35.417782</text:p>
          </table:table-cell>
          <table:table-cell office:value-type="float" office:value="-0.003154">
            <text:p>-0.003154</text:p>
          </table:table-cell>
          <table:table-cell office:value-type="float" office:value="-0.452504">
            <text:p>-0.452504</text:p>
          </table:table-cell>
          <table:table-cell office:value-type="float" office:value="14245.973633">
            <text:p>14245.973633</text:p>
          </table:table-cell>
          <table:table-cell office:value-type="float" office:value="0.26751">
            <text:p>0.26751</text:p>
          </table:table-cell>
          <table:table-cell office:value-type="float" office:value="0.362256">
            <text:p>0.362256</text:p>
          </table:table-cell>
          <table:table-cell table:formula="of:=[.L30]-0.026" office:value-type="float" office:value="0.336256">
            <text:p>0.336256</text:p>
          </table:table-cell>
          <table:table-cell office:value-type="float" office:value="35.417786">
            <text:p>35.417786</text:p>
          </table:table-cell>
          <table:table-cell office:value-type="float" office:value="944">
            <text:p>944</text:p>
          </table:table-cell>
          <table:table-cell office:value-type="float" office:value="1">
            <text:p>1</text:p>
          </table:table-cell>
          <table:table-cell office:value-type="float" office:value="104511">
            <text:p>104511</text:p>
          </table:table-cell>
          <table:table-cell office:value-type="float" office:value="45269">
            <text:p>45269</text:p>
          </table:table-cell>
          <table:table-cell office:value-type="float" office:value="113027.9375">
            <text:p>113027.9375</text:p>
          </table:table-cell>
          <table:table-cell office:value-type="float" office:value="1.719931">
            <text:p>1.719931</text:p>
          </table:table-cell>
          <table:table-cell office:value-type="float" office:value="2.260142">
            <text:p>2.260142</text:p>
          </table:table-cell>
          <table:table-cell office:value-type="float" office:value="31.408913">
            <text:p>31.408913</text:p>
          </table:table-cell>
        </table:table-row>
        <table:table-row table:style-name="ro1">
          <table:table-cell office:value-type="float" office:value="1427962">
            <text:p>1427962</text:p>
          </table:table-cell>
          <table:table-cell office:value-type="float" office:value="-2">
            <text:p>-2</text:p>
          </table:table-cell>
          <table:table-cell office:value-type="float" office:value="1736">
            <text:p>1736</text:p>
          </table:table-cell>
          <table:table-cell office:value-type="float" office:value="86923.8125">
            <text:p>86923.8125</text:p>
          </table:table-cell>
          <table:table-cell office:value-type="float" office:value="0.24">
            <text:p>0.24</text:p>
          </table:table-cell>
          <table:table-cell office:value-type="float" office:value="0.084608">
            <text:p>0.084608</text:p>
          </table:table-cell>
          <table:table-cell office:value-type="float" office:value="64.746628">
            <text:p>64.746628</text:p>
          </table:table-cell>
          <table:table-cell office:value-type="float" office:value="-0.00757">
            <text:p>-0.00757</text:p>
          </table:table-cell>
          <table:table-cell office:value-type="float" office:value="0.648829">
            <text:p>0.648829</text:p>
          </table:table-cell>
          <table:table-cell office:value-type="float" office:value="8670.896484">
            <text:p>8670.896484</text:p>
          </table:table-cell>
          <table:table-cell office:value-type="float" office:value="0.933852">
            <text:p>0.933852</text:p>
          </table:table-cell>
          <table:table-cell office:value-type="float" office:value="0.329214">
            <text:p>0.329214</text:p>
          </table:table-cell>
          <table:table-cell table:formula="of:=[.L31]-0.026" office:value-type="float" office:value="0.303214">
            <text:p>0.303214</text:p>
          </table:table-cell>
          <table:table-cell office:value-type="float" office:value="64.746628">
            <text:p>64.746628</text:p>
          </table:table-cell>
          <table:table-cell office:value-type="float" office:value="944">
            <text:p>944</text:p>
          </table:table-cell>
          <table:table-cell office:value-type="float" office:value="-1">
            <text:p>-1</text:p>
          </table:table-cell>
          <table:table-cell office:value-type="float" office:value="103407">
            <text:p>103407</text:p>
          </table:table-cell>
          <table:table-cell office:value-type="float" office:value="46609">
            <text:p>46609</text:p>
          </table:table-cell>
          <table:table-cell office:value-type="float" office:value="112566.242188">
            <text:p>112566.242188</text:p>
          </table:table-cell>
          <table:table-cell office:value-type="float" office:value="1.959931">
            <text:p>1.959931</text:p>
          </table:table-cell>
          <table:table-cell office:value-type="float" office:value="2.34475">
            <text:p>2.34475</text:p>
          </table:table-cell>
          <table:table-cell office:value-type="float" office:value="19.634348">
            <text:p>19.634348</text:p>
          </table:table-cell>
        </table:table-row>
        <table:table-row table:style-name="ro1">
          <table:table-cell office:value-type="float" office:value="1428733">
            <text:p>1428733</text:p>
          </table:table-cell>
          <table:table-cell office:value-type="float" office:value="2">
            <text:p>2</text:p>
          </table:table-cell>
          <table:table-cell office:value-type="float" office:value="4701">
            <text:p>4701</text:p>
          </table:table-cell>
          <table:table-cell office:value-type="float" office:value="234967.109375">
            <text:p>234967.109375</text:p>
          </table:table-cell>
          <table:table-cell office:value-type="float" office:value="0.316667">
            <text:p>0.316667</text:p>
          </table:table-cell>
          <table:table-cell office:value-type="float" office:value="0.270157">
            <text:p>0.270157</text:p>
          </table:table-cell>
          <table:table-cell office:value-type="float" office:value="14.687268">
            <text:p>14.687268</text:p>
          </table:table-cell>
          <table:table-cell office:value-type="float" office:value="0.013458">
            <text:p>0.013458</text:p>
          </table:table-cell>
          <table:table-cell office:value-type="float" office:value="-0.85473">
            <text:p>-0.85473</text:p>
          </table:table-cell>
          <table:table-cell office:value-type="float" office:value="6451.082031">
            <text:p>6451.082031</text:p>
          </table:table-cell>
          <table:table-cell office:value-type="float" office:value="0.410722">
            <text:p>0.410722</text:p>
          </table:table-cell>
          <table:table-cell office:value-type="float" office:value="0.350398">
            <text:p>0.350398</text:p>
          </table:table-cell>
          <table:table-cell table:formula="of:=[.L32]-0.026" office:value-type="float" office:value="0.324398">
            <text:p>0.324398</text:p>
          </table:table-cell>
          <table:table-cell office:value-type="float" office:value="14.687267">
            <text:p>14.687267</text:p>
          </table:table-cell>
          <table:table-cell office:value-type="float" office:value="943">
            <text:p>943</text:p>
          </table:table-cell>
          <table:table-cell office:value-type="float" office:value="1">
            <text:p>1</text:p>
          </table:table-cell>
          <table:table-cell office:value-type="float" office:value="100121">
            <text:p>100121</text:p>
          </table:table-cell>
          <table:table-cell office:value-type="float" office:value="49971">
            <text:p>49971</text:p>
          </table:table-cell>
          <table:table-cell office:value-type="float" office:value="111055.289063">
            <text:p>111055.289063</text:p>
          </table:table-cell>
          <table:table-cell office:value-type="float" office:value="2.276597">
            <text:p>2.276597</text:p>
          </table:table-cell>
          <table:table-cell office:value-type="float" office:value="2.614907">
            <text:p>2.614907</text:p>
          </table:table-cell>
          <table:table-cell office:value-type="float" office:value="14.860325">
            <text:p>14.860325</text:p>
          </table:table-cell>
        </table:table-row>
        <table:table-row table:style-name="ro1">
          <table:table-cell office:value-type="float" office:value="1428990">
            <text:p>1428990</text:p>
          </table:table-cell>
          <table:table-cell office:value-type="float" office:value="-2">
            <text:p>-2</text:p>
          </table:table-cell>
          <table:table-cell office:value-type="float" office:value="1541">
            <text:p>1541</text:p>
          </table:table-cell>
          <table:table-cell office:value-type="float" office:value="77166.90625">
            <text:p>77166.90625</text:p>
          </table:table-cell>
          <table:table-cell office:value-type="float" office:value="0.295">
            <text:p>0.295</text:p>
          </table:table-cell>
          <table:table-cell office:value-type="float" office:value="0.115767">
            <text:p>0.115767</text:p>
          </table:table-cell>
          <table:table-cell office:value-type="float" office:value="60.756989">
            <text:p>60.756989</text:p>
          </table:table-cell>
          <table:table-cell office:value-type="float" office:value="-0.040374">
            <text:p>-0.040374</text:p>
          </table:table-cell>
          <table:table-cell office:value-type="float" office:value="-0.390255">
            <text:p>-0.390255</text:p>
          </table:table-cell>
          <table:table-cell office:value-type="float" office:value="866.597839">
            <text:p>866.597839</text:p>
          </table:table-cell>
          <table:table-cell office:value-type="float" office:value="1.14786">
            <text:p>1.14786</text:p>
          </table:table-cell>
          <table:table-cell office:value-type="float" office:value="0.450455">
            <text:p>0.450455</text:p>
          </table:table-cell>
          <table:table-cell table:formula="of:=[.L33]-0.026" office:value-type="float" office:value="0.424455">
            <text:p>0.424455</text:p>
          </table:table-cell>
          <table:table-cell office:value-type="float" office:value="60.756989">
            <text:p>60.756989</text:p>
          </table:table-cell>
          <table:table-cell office:value-type="float" office:value="944">
            <text:p>944</text:p>
          </table:table-cell>
          <table:table-cell office:value-type="float" office:value="-1">
            <text:p>-1</text:p>
          </table:table-cell>
          <table:table-cell office:value-type="float" office:value="98789">
            <text:p>98789</text:p>
          </table:table-cell>
          <table:table-cell office:value-type="float" office:value="50746">
            <text:p>50746</text:p>
          </table:table-cell>
          <table:table-cell office:value-type="float" office:value="110222.054688">
            <text:p>110222.054688</text:p>
          </table:table-cell>
          <table:table-cell office:value-type="float" office:value="2.571598">
            <text:p>2.571598</text:p>
          </table:table-cell>
          <table:table-cell office:value-type="float" office:value="2.730674">
            <text:p>2.730674</text:p>
          </table:table-cell>
          <table:table-cell office:value-type="float" office:value="6.185909">
            <text:p>6.185909</text:p>
          </table:table-cell>
        </table:table-row>
        <table:table-row table:style-name="ro1">
          <table:table-cell office:value-type="float" office:value="1429761">
            <text:p>1429761</text:p>
          </table:table-cell>
          <table:table-cell office:value-type="float" office:value="0">
            <text:p>0</text:p>
          </table:table-cell>
          <table:table-cell office:value-type="float" office:value="4665">
            <text:p>46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266767">
            <text:p>0.266767</text:p>
          </table:table-cell>
          <table:table-cell office:value-type="float" office:value="100">
            <text:p>100</text:p>
          </table:table-cell>
          <table:table-cell office:value-type="float" office:value="0.010094">
            <text:p>0.010094</text:p>
          </table:table-cell>
          <table:table-cell office:value-type="float" office:value="0.069432">
            <text:p>0.069432</text:p>
          </table:table-cell>
          <table:table-cell office:value-type="float" office:value="587.885803">
            <text:p>587.885803</text:p>
          </table:table-cell>
          <table:table-cell office:value-type="float" office:value="0">
            <text:p>0</text:p>
          </table:table-cell>
          <table:table-cell office:value-type="float" office:value="0.346002">
            <text:p>0.346002</text:p>
          </table:table-cell>
          <table:table-cell table:formula="of:=[.L34]-0.026" office:value-type="float" office:value="0.320002">
            <text:p>0.320002</text:p>
          </table:table-cell>
          <table:table-cell office:value-type="float" office:value="100">
            <text:p>100</text:p>
          </table:table-cell>
          <table:table-cell office:value-type="float" office:value="944">
            <text:p>944</text:p>
          </table:table-cell>
          <table:table-cell office:value-type="float" office:value="-1">
            <text:p>-1</text:p>
          </table:table-cell>
          <table:table-cell office:value-type="float" office:value="94512">
            <text:p>94512</text:p>
          </table:table-cell>
          <table:table-cell office:value-type="float" office:value="52610">
            <text:p>52610</text:p>
          </table:table-cell>
          <table:table-cell office:value-type="float" office:value="107344.710938">
            <text:p>107344.710938</text:p>
          </table:table-cell>
          <table:table-cell office:value-type="float" office:value="2.571598">
            <text:p>2.571598</text:p>
          </table:table-cell>
          <table:table-cell office:value-type="float" office:value="2.997442">
            <text:p>2.997442</text:p>
          </table:table-cell>
          <table:table-cell office:value-type="float" office:value="16.559509">
            <text:p>16.559509</text:p>
          </table:table-cell>
        </table:table-row>
        <table:table-row table:style-name="ro1">
          <table:table-cell office:value-type="float" office:value="1430018">
            <text:p>1430018</text:p>
          </table:table-cell>
          <table:table-cell office:value-type="float" office:value="4">
            <text:p>4</text:p>
          </table:table-cell>
          <table:table-cell office:value-type="float" office:value="1497">
            <text:p>1497</text:p>
          </table:table-cell>
          <table:table-cell office:value-type="float" office:value="37314.652344">
            <text:p>37314.652344</text:p>
          </table:table-cell>
          <table:table-cell office:value-type="float" office:value="0.305714">
            <text:p>0.305714</text:p>
          </table:table-cell>
          <table:table-cell office:value-type="float" office:value="0.102413">
            <text:p>0.102413</text:p>
          </table:table-cell>
          <table:table-cell office:value-type="float" office:value="66.500381">
            <text:p>66.500381</text:p>
          </table:table-cell>
          <table:table-cell office:value-type="float" office:value="0.060561">
            <text:p>0.060561</text:p>
          </table:table-cell>
          <table:table-cell office:value-type="float" office:value="-0.885855">
            <text:p>-0.885855</text:p>
          </table:table-cell>
          <table:table-cell office:value-type="float" office:value="1562.745239">
            <text:p>1562.745239</text:p>
          </table:table-cell>
          <table:table-cell office:value-type="float" office:value="1.18955">
            <text:p>1.18955</text:p>
          </table:table-cell>
          <table:table-cell office:value-type="float" office:value="0.398495">
            <text:p>0.398495</text:p>
          </table:table-cell>
          <table:table-cell table:formula="of:=[.L35]-0.026" office:value-type="float" office:value="0.372495">
            <text:p>0.372495</text:p>
          </table:table-cell>
          <table:table-cell office:value-type="float" office:value="66.500381">
            <text:p>66.500381</text:p>
          </table:table-cell>
          <table:table-cell office:value-type="float" office:value="941">
            <text:p>941</text:p>
          </table:table-cell>
          <table:table-cell office:value-type="float" office:value="1">
            <text:p>1</text:p>
          </table:table-cell>
          <table:table-cell office:value-type="float" office:value="93031">
            <text:p>93031</text:p>
          </table:table-cell>
          <table:table-cell office:value-type="float" office:value="52825">
            <text:p>52825</text:p>
          </table:table-cell>
          <table:table-cell office:value-type="float" office:value="106164.695313">
            <text:p>106164.695313</text:p>
          </table:table-cell>
          <table:table-cell office:value-type="float" office:value="2.877312">
            <text:p>2.877312</text:p>
          </table:table-cell>
          <table:table-cell office:value-type="float" office:value="3.099855">
            <text:p>3.099855</text:p>
          </table:table-cell>
          <table:table-cell office:value-type="float" office:value="7.734398">
            <text:p>7.734398</text:p>
          </table:table-cell>
        </table:table-row>
        <table:table-row table:style-name="ro1">
          <table:table-cell office:value-type="float" office:value="1431303">
            <text:p>1431303</text:p>
          </table:table-cell>
          <table:table-cell office:value-type="float" office:value="2">
            <text:p>2</text:p>
          </table:table-cell>
          <table:table-cell office:value-type="float" office:value="7602">
            <text:p>7602</text:p>
          </table:table-cell>
          <table:table-cell office:value-type="float" office:value="379976.59375">
            <text:p>379976.59375</text:p>
          </table:table-cell>
          <table:table-cell office:value-type="float" office:value="0.045">
            <text:p>0.045</text:p>
          </table:table-cell>
          <table:table-cell office:value-type="float" office:value="0.043314">
            <text:p>0.043314</text:p>
          </table:table-cell>
          <table:table-cell office:value-type="float" office:value="3.746359">
            <text:p>3.746359</text:p>
          </table:table-cell>
          <table:table-cell office:value-type="float" office:value="-0.010901">
            <text:p>-0.010901</text:p>
          </table:table-cell>
          <table:table-cell office:value-type="float" office:value="0.071826">
            <text:p>0.071826</text:p>
          </table:table-cell>
          <table:table-cell office:value-type="float" office:value="758.894409">
            <text:p>758.894409</text:p>
          </table:table-cell>
          <table:table-cell office:value-type="float" office:value="0.035019">
            <text:p>0.035019</text:p>
          </table:table-cell>
          <table:table-cell office:value-type="float" office:value="0.033708">
            <text:p>0.033708</text:p>
          </table:table-cell>
          <table:table-cell table:formula="of:=[.L36]-0.026" office:value-type="float" office:value="0.007708">
            <text:p>0.007708</text:p>
          </table:table-cell>
          <table:table-cell office:value-type="float" office:value="3.746347">
            <text:p>3.746347</text:p>
          </table:table-cell>
          <table:table-cell office:value-type="float" office:value="939">
            <text:p>939</text:p>
          </table:table-cell>
          <table:table-cell office:value-type="float" office:value="2">
            <text:p>2</text:p>
          </table:table-cell>
          <table:table-cell office:value-type="float" office:value="85436">
            <text:p>85436</text:p>
          </table:table-cell>
          <table:table-cell office:value-type="float" office:value="53142">
            <text:p>53142</text:p>
          </table:table-cell>
          <table:table-cell office:value-type="float" office:value="99817.851563">
            <text:p>99817.851563</text:p>
          </table:table-cell>
          <table:table-cell office:value-type="float" office:value="2.922312">
            <text:p>2.922312</text:p>
          </table:table-cell>
          <table:table-cell office:value-type="float" office:value="3.140017">
            <text:p>3.140017</text:p>
          </table:table-cell>
          <table:table-cell office:value-type="float" office:value="7.557609">
            <text:p>7.557609</text:p>
          </table:table-cell>
        </table:table-row>
        <table:table-row table:style-name="ro1">
          <table:table-cell office:value-type="float" office:value="1432074">
            <text:p>1432074</text:p>
          </table:table-cell>
          <table:table-cell office:value-type="float" office:value="13">
            <text:p>13</text:p>
          </table:table-cell>
          <table:table-cell office:value-type="float" office:value="4700">
            <text:p>4700</text:p>
          </table:table-cell>
          <table:table-cell office:value-type="float" office:value="36056.871094">
            <text:p>36056.871094</text:p>
          </table:table-cell>
          <table:table-cell office:value-type="float" office:value="0.0286">
            <text:p>0.0286</text:p>
          </table:table-cell>
          <table:table-cell office:value-type="float" office:value="0.024345">
            <text:p>0.024345</text:p>
          </table:table-cell>
          <table:table-cell office:value-type="float" office:value="14.877825">
            <text:p>14.877825</text:p>
          </table:table-cell>
          <table:table-cell office:value-type="float" office:value="0.019851">
            <text:p>0.019851</text:p>
          </table:table-cell>
          <table:table-cell office:value-type="float" office:value="0.234632">
            <text:p>0.234632</text:p>
          </table:table-cell>
          <table:table-cell office:value-type="float" office:value="1081.989258">
            <text:p>1081.989258</text:p>
          </table:table-cell>
          <table:table-cell office:value-type="float" office:value="0.037095">
            <text:p>0.037095</text:p>
          </table:table-cell>
          <table:table-cell office:value-type="float" office:value="0.031576">
            <text:p>0.031576</text:p>
          </table:table-cell>
          <table:table-cell table:formula="of:=[.L37]-0.026" office:value-type="float" office:value="0.005576">
            <text:p>0.005576</text:p>
          </table:table-cell>
          <table:table-cell office:value-type="float" office:value="14.877828">
            <text:p>14.877828</text:p>
          </table:table-cell>
          <table:table-cell office:value-type="float" office:value="926">
            <text:p>926</text:p>
          </table:table-cell>
          <table:table-cell office:value-type="float" office:value="5">
            <text:p>5</text:p>
          </table:table-cell>
          <table:table-cell office:value-type="float" office:value="80736">
            <text:p>80736</text:p>
          </table:table-cell>
          <table:table-cell office:value-type="float" office:value="53135">
            <text:p>53135</text:p>
          </table:table-cell>
          <table:table-cell office:value-type="float" office:value="95877.179688">
            <text:p>95877.179688</text:p>
          </table:table-cell>
          <table:table-cell office:value-type="float" office:value="2.950912">
            <text:p>2.950912</text:p>
          </table:table-cell>
          <table:table-cell office:value-type="float" office:value="3.115672">
            <text:p>3.115672</text:p>
          </table:table-cell>
          <table:table-cell office:value-type="float" office:value="7.340166">
            <text:p>7.340166</text:p>
          </table:table-cell>
        </table:table-row>
        <table:table-row table:style-name="ro1">
          <table:table-cell office:value-type="float" office:value="1432331">
            <text:p>1432331</text:p>
          </table:table-cell>
          <table:table-cell office:value-type="float" office:value="66">
            <text:p>66</text:p>
          </table:table-cell>
          <table:table-cell office:value-type="float" office:value="1551">
            <text:p>1551</text:p>
          </table:table-cell>
          <table:table-cell office:value-type="float" office:value="2249.976318">
            <text:p>2249.976318</text:p>
          </table:table-cell>
          <table:table-cell office:value-type="float" office:value="0.025">
            <text:p>0.025</text:p>
          </table:table-cell>
          <table:table-cell office:value-type="float" office:value="0.018558">
            <text:p>0.018558</text:p>
          </table:table-cell>
          <table:table-cell office:value-type="float" office:value="25.766745">
            <text:p>25.766745</text:p>
          </table:table-cell>
          <table:table-cell office:value-type="float" office:value="0.93365">
            <text:p>0.93365</text:p>
          </table:table-cell>
          <table:table-cell office:value-type="float" office:value="-0.23942">
            <text:p>-0.23942</text:p>
          </table:table-cell>
          <table:table-cell office:value-type="float" office:value="125.643448">
            <text:p>125.643448</text:p>
          </table:table-cell>
          <table:table-cell office:value-type="float" office:value="0.097276">
            <text:p>0.097276</text:p>
          </table:table-cell>
          <table:table-cell office:value-type="float" office:value="0.072211">
            <text:p>0.072211</text:p>
          </table:table-cell>
          <table:table-cell table:formula="of:=[.L38]-0.026" office:value-type="float" office:value="0.046211">
            <text:p>0.046211</text:p>
          </table:table-cell>
          <table:table-cell office:value-type="float" office:value="25.766748">
            <text:p>25.766748</text:p>
          </table:table-cell>
          <table:table-cell office:value-type="float" office:value="861">
            <text:p>861</text:p>
          </table:table-cell>
          <table:table-cell office:value-type="float" office:value="18">
            <text:p>18</text:p>
          </table:table-cell>
          <table:table-cell office:value-type="float" office:value="79186">
            <text:p>79186</text:p>
          </table:table-cell>
          <table:table-cell office:value-type="float" office:value="53095">
            <text:p>53095</text:p>
          </table:table-cell>
          <table:table-cell office:value-type="float" office:value="94614.875">
            <text:p>94614.875</text:p>
          </table:table-cell>
          <table:table-cell office:value-type="float" office:value="2.975912">
            <text:p>2.975912</text:p>
          </table:table-cell>
          <table:table-cell office:value-type="float" office:value="3.097113">
            <text:p>3.097113</text:p>
          </table:table-cell>
          <table:table-cell office:value-type="float" office:value="7.062037">
            <text:p>7.062037</text:p>
          </table:table-cell>
        </table:table-row>
        <table:table-row table:style-name="ro1">
          <table:table-cell office:value-type="float" office:value="1433102">
            <text:p>1433102</text:p>
          </table:table-cell>
          <table:table-cell office:value-type="float" office:value="92">
            <text:p>92</text:p>
          </table:table-cell>
          <table:table-cell office:value-type="float" office:value="4254">
            <text:p>4254</text:p>
          </table:table-cell>
          <table:table-cell office:value-type="float" office:value="4524.406738">
            <text:p>4524.406738</text:p>
          </table:table-cell>
          <table:table-cell office:value-type="float" office:value="0.015">
            <text:p>0.015</text:p>
          </table:table-cell>
          <table:table-cell office:value-type="float" office:value="0.005547">
            <text:p>0.005547</text:p>
          </table:table-cell>
          <table:table-cell office:value-type="float" office:value="63.020344">
            <text:p>63.020344</text:p>
          </table:table-cell>
          <table:table-cell office:value-type="float" office:value="-0.178319">
            <text:p>-0.178319</text:p>
          </table:table-cell>
          <table:table-cell office:value-type="float" office:value="-0.670376">
            <text:p>-0.670376</text:p>
          </table:table-cell>
          <table:table-cell office:value-type="float" office:value="275.942688">
            <text:p>275.942688</text:p>
          </table:table-cell>
          <table:table-cell office:value-type="float" office:value="0.019455">
            <text:p>0.019455</text:p>
          </table:table-cell>
          <table:table-cell office:value-type="float" office:value="0.007194">
            <text:p>0.007194</text:p>
          </table:table-cell>
          <table:table-cell table:formula="of:=[.L39]-0.026" office:value-type="float" office:value="-0.018806">
            <text:p>-0.018806</text:p>
          </table:table-cell>
          <table:table-cell office:value-type="float" office:value="63.020332">
            <text:p>63.020332</text:p>
          </table:table-cell>
          <table:table-cell office:value-type="float" office:value="770">
            <text:p>770</text:p>
          </table:table-cell>
          <table:table-cell office:value-type="float" office:value="33">
            <text:p>33</text:p>
          </table:table-cell>
          <table:table-cell office:value-type="float" office:value="74936">
            <text:p>74936</text:p>
          </table:table-cell>
          <table:table-cell office:value-type="float" office:value="52906">
            <text:p>52906</text:p>
          </table:table-cell>
          <table:table-cell office:value-type="float" office:value="91083.203125">
            <text:p>91083.203125</text:p>
          </table:table-cell>
          <table:table-cell office:value-type="float" office:value="2.990912">
            <text:p>2.990912</text:p>
          </table:table-cell>
          <table:table-cell office:value-type="float" office:value="3.091566">
            <text:p>3.091566</text:p>
          </table:table-cell>
          <table:table-cell office:value-type="float" office:value="6.71056">
            <text:p>6.71056</text:p>
          </table:table-cell>
        </table:table-row>
        <table:table-row table:style-name="ro1">
          <table:table-cell office:value-type="float" office:value="1433359">
            <text:p>1433359</text:p>
          </table:table-cell>
          <table:table-cell office:value-type="float" office:value="71">
            <text:p>71</text:p>
          </table:table-cell>
          <table:table-cell office:value-type="float" office:value="1368">
            <text:p>1368</text:p>
          </table:table-cell>
          <table:table-cell office:value-type="float" office:value="1827.238037">
            <text:p>1827.238037</text:p>
          </table:table-cell>
          <table:table-cell office:value-type="float" office:value="-0.02">
            <text:p>-0.02</text:p>
          </table:table-cell>
          <table:table-cell office:value-type="float" office:value="-0.003527">
            <text:p>-0.003527</text:p>
          </table:table-cell>
          <table:table-cell office:value-type="float" office:value="82.36618">
            <text:p>82.36618</text:p>
          </table:table-cell>
          <table:table-cell office:value-type="float" office:value="0.610658">
            <text:p>0.610658</text:p>
          </table:table-cell>
          <table:table-cell office:value-type="float" office:value="-0.754174">
            <text:p>-0.754174</text:p>
          </table:table-cell>
          <table:table-cell office:value-type="float" office:value="223.501846">
            <text:p>223.501846</text:p>
          </table:table-cell>
          <table:table-cell office:value-type="float" office:value="-0.077821">
            <text:p>-0.077821</text:p>
          </table:table-cell>
          <table:table-cell office:value-type="float" office:value="-0.013723">
            <text:p>-0.013723</text:p>
          </table:table-cell>
          <table:table-cell table:formula="of:=[.L40]-0.026" office:value-type="float" office:value="-0.039723">
            <text:p>-0.039723</text:p>
          </table:table-cell>
          <table:table-cell office:value-type="float" office:value="82.36618">
            <text:p>82.36618</text:p>
          </table:table-cell>
          <table:table-cell office:value-type="float" office:value="700">
            <text:p>700</text:p>
          </table:table-cell>
          <table:table-cell office:value-type="float" office:value="44">
            <text:p>44</text:p>
          </table:table-cell>
          <table:table-cell office:value-type="float" office:value="73569">
            <text:p>73569</text:p>
          </table:table-cell>
          <table:table-cell office:value-type="float" office:value="52838">
            <text:p>52838</text:p>
          </table:table-cell>
          <table:table-cell office:value-type="float" office:value="89983.875">
            <text:p>89983.875</text:p>
          </table:table-cell>
          <table:table-cell office:value-type="float" office:value="2.970912">
            <text:p>2.970912</text:p>
          </table:table-cell>
          <table:table-cell office:value-type="float" office:value="3.095093">
            <text:p>3.095093</text:p>
          </table:table-cell>
          <table:table-cell office:value-type="float" office:value="7.310221">
            <text:p>7.310221</text:p>
          </table:table-cell>
        </table:table-row>
        <table:table-row table:style-name="ro1">
          <table:table-cell office:value-type="float" office:value="1434130">
            <text:p>1434130</text:p>
          </table:table-cell>
          <table:table-cell office:value-type="float" office:value="75">
            <text:p>75</text:p>
          </table:table-cell>
          <table:table-cell office:value-type="float" office:value="3980">
            <text:p>3980</text:p>
          </table:table-cell>
          <table:table-cell office:value-type="float" office:value="5206.366211">
            <text:p>5206.366211</text:p>
          </table:table-cell>
          <table:table-cell office:value-type="float" office:value="-0.017617">
            <text:p>-0.017617</text:p>
          </table:table-cell>
          <table:table-cell office:value-type="float" office:value="-0.009656">
            <text:p>-0.009656</text:p>
          </table:table-cell>
          <table:table-cell office:value-type="float" office:value="45.191833">
            <text:p>45.191833</text:p>
          </table:table-cell>
          <table:table-cell office:value-type="float" office:value="-0.232151">
            <text:p>-0.232151</text:p>
          </table:table-cell>
          <table:table-cell office:value-type="float" office:value="-0.21069">
            <text:p>-0.21069</text:p>
          </table:table-cell>
          <table:table-cell office:value-type="float" office:value="9.24447">
            <text:p>9.24447</text:p>
          </table:table-cell>
          <table:table-cell office:value-type="float" office:value="-0.02285">
            <text:p>-0.02285</text:p>
          </table:table-cell>
          <table:table-cell office:value-type="float" office:value="-0.012524">
            <text:p>-0.012524</text:p>
          </table:table-cell>
          <table:table-cell table:formula="of:=[.L41]-0.026" office:value-type="float" office:value="-0.038524">
            <text:p>-0.038524</text:p>
          </table:table-cell>
          <table:table-cell office:value-type="float" office:value="45.19183">
            <text:p>45.19183</text:p>
          </table:table-cell>
          <table:table-cell office:value-type="float" office:value="626">
            <text:p>626</text:p>
          </table:table-cell>
          <table:table-cell office:value-type="float" office:value="57">
            <text:p>57</text:p>
          </table:table-cell>
          <table:table-cell office:value-type="float" office:value="69594">
            <text:p>69594</text:p>
          </table:table-cell>
          <table:table-cell office:value-type="float" office:value="52653">
            <text:p>52653</text:p>
          </table:table-cell>
          <table:table-cell office:value-type="float" office:value="86734.796875">
            <text:p>86734.796875</text:p>
          </table:table-cell>
          <table:table-cell office:value-type="float" office:value="2.953295">
            <text:p>2.953295</text:p>
          </table:table-cell>
          <table:table-cell office:value-type="float" office:value="3.104749">
            <text:p>3.104749</text:p>
          </table:table-cell>
          <table:table-cell office:value-type="float" office:value="7.623418">
            <text:p>7.623418</text:p>
          </table:table-cell>
        </table:table-row>
        <table:table-row table:style-name="ro1">
          <table:table-cell office:value-type="float" office:value="1435415">
            <text:p>1435415</text:p>
          </table:table-cell>
          <table:table-cell office:value-type="float" office:value="71">
            <text:p>71</text:p>
          </table:table-cell>
          <table:table-cell office:value-type="float" office:value="6273">
            <text:p>6273</text:p>
          </table:table-cell>
          <table:table-cell office:value-type="float" office:value="8735.495117">
            <text:p>8735.495117</text:p>
          </table:table-cell>
          <table:table-cell office:value-type="float" office:value="0">
            <text:p>0</text:p>
          </table:table-cell>
          <table:table-cell office:value-type="float" office:value="0.013354">
            <text:p>0.013354</text:p>
          </table:table-cell>
          <table:table-cell office:value-type="string">
            <text:p>Infinity</text:p>
          </table:table-cell>
          <table:table-cell office:value-type="float" office:value="-0.032703">
            <text:p>-0.032703</text:p>
          </table:table-cell>
          <table:table-cell office:value-type="float" office:value="-0.217872">
            <text:p>-0.217872</text:p>
          </table:table-cell>
          <table:table-cell office:value-type="float" office:value="566.215271">
            <text:p>566.215271</text:p>
          </table:table-cell>
          <table:table-cell office:value-type="float" office:value="0">
            <text:p>0</text:p>
          </table:table-cell>
          <table:table-cell office:value-type="float" office:value="0.010392">
            <text:p>0.010392</text:p>
          </table:table-cell>
          <table:table-cell table:formula="of:=[.L42]-0.026" office:value-type="float" office:value="-0.015608">
            <text:p>-0.015608</text:p>
          </table:table-cell>
          <table:table-cell office:value-type="float" office:value="100">
            <text:p>100</text:p>
          </table:table-cell>
          <table:table-cell office:value-type="float" office:value="556">
            <text:p>556</text:p>
          </table:table-cell>
          <table:table-cell office:value-type="float" office:value="70">
            <text:p>70</text:p>
          </table:table-cell>
          <table:table-cell office:value-type="float" office:value="63325">
            <text:p>63325</text:p>
          </table:table-cell>
          <table:table-cell office:value-type="float" office:value="52422">
            <text:p>52422</text:p>
          </table:table-cell>
          <table:table-cell office:value-type="float" office:value="81735.421875">
            <text:p>81735.421875</text:p>
          </table:table-cell>
          <table:table-cell office:value-type="float" office:value="2.953295">
            <text:p>2.953295</text:p>
          </table:table-cell>
          <table:table-cell office:value-type="float" office:value="3.091395">
            <text:p>3.091395</text:p>
          </table:table-cell>
          <table:table-cell office:value-type="float" office:value="8.075585">
            <text:p>8.075585</text:p>
          </table:table-cell>
        </table:table-row>
        <table:table-row table:style-name="ro1">
          <table:table-cell office:value-type="float" office:value="1435672">
            <text:p>1435672</text:p>
          </table:table-cell>
          <table:table-cell office:value-type="float" office:value="70">
            <text:p>70</text:p>
          </table:table-cell>
          <table:table-cell office:value-type="float" office:value="1207">
            <text:p>1207</text:p>
          </table:table-cell>
          <table:table-cell office:value-type="float" office:value="1624.571411">
            <text:p>1624.571411</text:p>
          </table:table-cell>
          <table:table-cell office:value-type="float" office:value="0.007554">
            <text:p>0.007554</text:p>
          </table:table-cell>
          <table:table-cell office:value-type="float" office:value="0.00517">
            <text:p>0.00517</text:p>
          </table:table-cell>
          <table:table-cell office:value-type="float" office:value="31.555008">
            <text:p>31.555008</text:p>
          </table:table-cell>
          <table:table-cell office:value-type="float" office:value="0.844827">
            <text:p>0.844827</text:p>
          </table:table-cell>
          <table:table-cell office:value-type="float" office:value="-0.718261">
            <text:p>-0.718261</text:p>
          </table:table-cell>
          <table:table-cell office:value-type="float" office:value="185.018616">
            <text:p>185.018616</text:p>
          </table:table-cell>
          <table:table-cell office:value-type="float" office:value="0.029393">
            <text:p>0.029393</text:p>
          </table:table-cell>
          <table:table-cell office:value-type="float" office:value="0.020118">
            <text:p>0.020118</text:p>
          </table:table-cell>
          <table:table-cell table:formula="of:=[.L43]-0.026" office:value-type="float" office:value="-0.005882">
            <text:p>-0.005882</text:p>
          </table:table-cell>
          <table:table-cell office:value-type="float" office:value="31.555008">
            <text:p>31.555008</text:p>
          </table:table-cell>
          <table:table-cell office:value-type="float" office:value="487">
            <text:p>487</text:p>
          </table:table-cell>
          <table:table-cell office:value-type="float" office:value="83">
            <text:p>83</text:p>
          </table:table-cell>
          <table:table-cell office:value-type="float" office:value="62119">
            <text:p>62119</text:p>
          </table:table-cell>
          <table:table-cell office:value-type="float" office:value="52361">
            <text:p>52361</text:p>
          </table:table-cell>
          <table:table-cell office:value-type="float" office:value="80817.648438">
            <text:p>80817.648438</text:p>
          </table:table-cell>
          <table:table-cell office:value-type="float" office:value="2.960849">
            <text:p>2.960849</text:p>
          </table:table-cell>
          <table:table-cell office:value-type="float" office:value="3.086225">
            <text:p>3.086225</text:p>
          </table:table-cell>
          <table:table-cell office:value-type="float" office:value="7.974474">
            <text:p>7.974474</text:p>
          </table:table-cell>
        </table:table-row>
        <table:table-row table:style-name="ro1">
          <table:table-cell office:value-type="float" office:value="1436443">
            <text:p>1436443</text:p>
          </table:table-cell>
          <table:table-cell office:value-type="float" office:value="82">
            <text:p>82</text:p>
          </table:table-cell>
          <table:table-cell office:value-type="float" office:value="3538">
            <text:p>3538</text:p>
          </table:table-cell>
          <table:table-cell office:value-type="float" office:value="4214.183594">
            <text:p>4214.183594</text:p>
          </table:table-cell>
          <table:table-cell office:value-type="float" office:value="-0.002515">
            <text:p>-0.002515</text:p>
          </table:table-cell>
          <table:table-cell office:value-type="float" office:value="0.022291">
            <text:p>0.022291</text:p>
          </table:table-cell>
          <table:table-cell office:value-type="float" office:value="986.184143">
            <text:p>986.184143</text:p>
          </table:table-cell>
          <table:table-cell office:value-type="float" office:value="-0.215328">
            <text:p>-0.215328</text:p>
          </table:table-cell>
          <table:table-cell office:value-type="float" office:value="-0.141258">
            <text:p>-0.141258</text:p>
          </table:table-cell>
          <table:table-cell office:value-type="float" office:value="34.398842">
            <text:p>34.398842</text:p>
          </table:table-cell>
          <table:table-cell office:value-type="float" office:value="-0.003262">
            <text:p>-0.003262</text:p>
          </table:table-cell>
          <table:table-cell office:value-type="float" office:value="0.028911">
            <text:p>0.028911</text:p>
          </table:table-cell>
          <table:table-cell table:formula="of:=[.L44]-0.026" office:value-type="float" office:value="0.002911">
            <text:p>0.002911</text:p>
          </table:table-cell>
          <table:table-cell office:value-type="float" office:value="986.184021">
            <text:p>986.184021</text:p>
          </table:table-cell>
          <table:table-cell office:value-type="float" office:value="406">
            <text:p>406</text:p>
          </table:table-cell>
          <table:table-cell office:value-type="float" office:value="98">
            <text:p>98</text:p>
          </table:table-cell>
          <table:table-cell office:value-type="float" office:value="58587">
            <text:p>58587</text:p>
          </table:table-cell>
          <table:table-cell office:value-type="float" office:value="52165">
            <text:p>52165</text:p>
          </table:table-cell>
          <table:table-cell office:value-type="float" office:value="78076.890625">
            <text:p>78076.890625</text:p>
          </table:table-cell>
          <table:table-cell office:value-type="float" office:value="2.958333">
            <text:p>2.958333</text:p>
          </table:table-cell>
          <table:table-cell office:value-type="float" office:value="3.063934">
            <text:p>3.063934</text:p>
          </table:table-cell>
          <table:table-cell office:value-type="float" office:value="8.819759">
            <text:p>8.819759</text:p>
          </table:table-cell>
        </table:table-row>
        <table:table-row table:style-name="ro1">
          <table:table-cell office:value-type="float" office:value="1436700">
            <text:p>1436700</text:p>
          </table:table-cell>
          <table:table-cell office:value-type="float" office:value="86">
            <text:p>86</text:p>
          </table:table-cell>
          <table:table-cell office:value-type="float" office:value="1141">
            <text:p>1141</text:p>
          </table:table-cell>
          <table:table-cell office:value-type="float" office:value="1226.860107">
            <text:p>1226.860107</text:p>
          </table:table-cell>
          <table:table-cell office:value-type="float" office:value="-0.002515">
            <text:p>-0.002515</text:p>
          </table:table-cell>
          <table:table-cell office:value-type="float" office:value="0.004657">
            <text:p>0.004657</text:p>
          </table:table-cell>
          <table:table-cell office:value-type="float" office:value="285.184967">
            <text:p>285.184967</text:p>
          </table:table-cell>
          <table:table-cell office:value-type="float" office:value="0.888229">
            <text:p>0.888229</text:p>
          </table:table-cell>
          <table:table-cell office:value-type="float" office:value="-0.577003">
            <text:p>-0.577003</text:p>
          </table:table-cell>
          <table:table-cell office:value-type="float" office:value="164.960983">
            <text:p>164.960983</text:p>
          </table:table-cell>
          <table:table-cell office:value-type="float" office:value="-0.009785">
            <text:p>-0.009785</text:p>
          </table:table-cell>
          <table:table-cell office:value-type="float" office:value="0.018119">
            <text:p>0.018119</text:p>
          </table:table-cell>
          <table:table-cell table:formula="of:=[.L45]-0.026" office:value-type="float" office:value="-0.007881">
            <text:p>-0.007881</text:p>
          </table:table-cell>
          <table:table-cell office:value-type="float" office:value="285.184967">
            <text:p>285.184967</text:p>
          </table:table-cell>
          <table:table-cell office:value-type="float" office:value="321">
            <text:p>321</text:p>
          </table:table-cell>
          <table:table-cell office:value-type="float" office:value="114">
            <text:p>114</text:p>
          </table:table-cell>
          <table:table-cell office:value-type="float" office:value="57449">
            <text:p>57449</text:p>
          </table:table-cell>
          <table:table-cell office:value-type="float" office:value="52076">
            <text:p>52076</text:p>
          </table:table-cell>
          <table:table-cell office:value-type="float" office:value="77224.71875">
            <text:p>77224.71875</text:p>
          </table:table-cell>
          <table:table-cell office:value-type="float" office:value="2.955819">
            <text:p>2.955819</text:p>
          </table:table-cell>
          <table:table-cell office:value-type="float" office:value="3.059277">
            <text:p>3.059277</text:p>
          </table:table-cell>
          <table:table-cell office:value-type="float" office:value="9.069882">
            <text:p>9.069882</text:p>
          </table:table-cell>
        </table:table-row>
        <table:table-row table:style-name="ro1">
          <table:table-cell office:value-type="float" office:value="1437471">
            <text:p>1437471</text:p>
          </table:table-cell>
          <table:table-cell office:value-type="float" office:value="78">
            <text:p>78</text:p>
          </table:table-cell>
          <table:table-cell office:value-type="float" office:value="3608">
            <text:p>3608</text:p>
          </table:table-cell>
          <table:table-cell office:value-type="float" office:value="4526.047363">
            <text:p>4526.047363</text:p>
          </table:table-cell>
          <table:table-cell office:value-type="float" office:value="-0.02">
            <text:p>-0.02</text:p>
          </table:table-cell>
          <table:table-cell office:value-type="float" office:value="-0.016435">
            <text:p>-0.016435</text:p>
          </table:table-cell>
          <table:table-cell office:value-type="float" office:value="17.822971">
            <text:p>17.822971</text:p>
          </table:table-cell>
          <table:table-cell office:value-type="float" office:value="-0.302805">
            <text:p>-0.302805</text:p>
          </table:table-cell>
          <table:table-cell office:value-type="float" office:value="0.311246">
            <text:p>0.311246</text:p>
          </table:table-cell>
          <table:table-cell office:value-type="float" office:value="202.787521">
            <text:p>202.787521</text:p>
          </table:table-cell>
          <table:table-cell office:value-type="float" office:value="-0.02594">
            <text:p>-0.02594</text:p>
          </table:table-cell>
          <table:table-cell office:value-type="float" office:value="-0.021317">
            <text:p>-0.021317</text:p>
          </table:table-cell>
          <table:table-cell table:formula="of:=[.L46]-0.026" office:value-type="float" office:value="-0.047317">
            <text:p>-0.047317</text:p>
          </table:table-cell>
          <table:table-cell office:value-type="float" office:value="17.822977">
            <text:p>17.822977</text:p>
          </table:table-cell>
          <table:table-cell office:value-type="float" office:value="244">
            <text:p>244</text:p>
          </table:table-cell>
          <table:table-cell office:value-type="float" office:value="128">
            <text:p>128</text:p>
          </table:table-cell>
          <table:table-cell office:value-type="float" office:value="53853">
            <text:p>53853</text:p>
          </table:table-cell>
          <table:table-cell office:value-type="float" office:value="51779">
            <text:p>51779</text:p>
          </table:table-cell>
          <table:table-cell office:value-type="float" office:value="74442.9375">
            <text:p>74442.9375</text:p>
          </table:table-cell>
          <table:table-cell office:value-type="float" office:value="2.935819">
            <text:p>2.935819</text:p>
          </table:table-cell>
          <table:table-cell office:value-type="float" office:value="3.075713">
            <text:p>3.075713</text:p>
          </table:table-cell>
          <table:table-cell office:value-type="float" office:value="9.253088">
            <text:p>9.253088</text:p>
          </table:table-cell>
        </table:table-row>
        <table:table-row table:style-name="ro1">
          <table:table-cell office:value-type="float" office:value="1439270">
            <text:p>1439270</text:p>
          </table:table-cell>
          <table:table-cell office:value-type="float" office:value="53">
            <text:p>53</text:p>
          </table:table-cell>
          <table:table-cell office:value-type="float" office:value="7025">
            <text:p>7025</text:p>
          </table:table-cell>
          <table:table-cell office:value-type="float" office:value="13154.071289">
            <text:p>13154.071289</text:p>
          </table:table-cell>
          <table:table-cell office:value-type="float" office:value="0.105">
            <text:p>0.105</text:p>
          </table:table-cell>
          <table:table-cell office:value-type="float" office:value="0.37031">
            <text:p>0.37031</text:p>
          </table:table-cell>
          <table:table-cell office:value-type="float" office:value="252.676392">
            <text:p>252.676392</text:p>
          </table:table-cell>
          <table:table-cell office:value-type="float" office:value="-0.039859">
            <text:p>-0.039859</text:p>
          </table:table-cell>
          <table:table-cell office:value-type="float" office:value="-0.430956">
            <text:p>-0.430956</text:p>
          </table:table-cell>
          <table:table-cell office:value-type="float" office:value="981.199524">
            <text:p>981.199524</text:p>
          </table:table-cell>
          <table:table-cell office:value-type="float" office:value="0.058366">
            <text:p>0.058366</text:p>
          </table:table-cell>
          <table:table-cell office:value-type="float" office:value="0.205842">
            <text:p>0.205842</text:p>
          </table:table-cell>
          <table:table-cell table:formula="of:=[.L47]-0.026" office:value-type="float" office:value="0.179842">
            <text:p>0.179842</text:p>
          </table:table-cell>
          <table:table-cell office:value-type="float" office:value="252.676422">
            <text:p>252.676422</text:p>
          </table:table-cell>
          <table:table-cell office:value-type="float" office:value="192">
            <text:p>192</text:p>
          </table:table-cell>
          <table:table-cell office:value-type="float" office:value="139">
            <text:p>139</text:p>
          </table:table-cell>
          <table:table-cell office:value-type="float" office:value="46844">
            <text:p>46844</text:p>
          </table:table-cell>
          <table:table-cell office:value-type="float" office:value="51317">
            <text:p>51317</text:p>
          </table:table-cell>
          <table:table-cell office:value-type="float" office:value="69250.25">
            <text:p>69250.25</text:p>
          </table:table-cell>
          <table:table-cell office:value-type="float" office:value="3.040819">
            <text:p>3.040819</text:p>
          </table:table-cell>
          <table:table-cell office:value-type="float" office:value="2.705402">
            <text:p>2.705402</text:p>
          </table:table-cell>
          <table:table-cell office:value-type="float" office:value="17.658539">
            <text:p>17.658539</text:p>
          </table:table-cell>
        </table:table-row>
        <table:table-row table:style-name="ro1">
          <table:table-cell office:value-type="float" office:value="1440041">
            <text:p>1440041</text:p>
          </table:table-cell>
          <table:table-cell office:value-type="float" office:value="73">
            <text:p>73</text:p>
          </table:table-cell>
          <table:table-cell office:value-type="float" office:value="2680">
            <text:p>2680</text:p>
          </table:table-cell>
          <table:table-cell office:value-type="float" office:value="3571.75708">
            <text:p>3571.75708</text:p>
          </table:table-cell>
          <table:table-cell office:value-type="float" office:value="0.06">
            <text:p>0.06</text:p>
          </table:table-cell>
          <table:table-cell office:value-type="float" office:value="0.053929">
            <text:p>0.053929</text:p>
          </table:table-cell>
          <table:table-cell office:value-type="float" office:value="10.118875">
            <text:p>10.118875</text:p>
          </table:table-cell>
          <table:table-cell office:value-type="float" office:value="0.084593">
            <text:p>0.084593</text:p>
          </table:table-cell>
          <table:table-cell office:value-type="float" office:value="-0.555455">
            <text:p>-0.555455</text:p>
          </table:table-cell>
          <table:table-cell office:value-type="float" office:value="756.618103">
            <text:p>756.618103</text:p>
          </table:table-cell>
          <table:table-cell office:value-type="float" office:value="0.077821">
            <text:p>0.077821</text:p>
          </table:table-cell>
          <table:table-cell office:value-type="float" office:value="0.069946">
            <text:p>0.069946</text:p>
          </table:table-cell>
          <table:table-cell table:formula="of:=[.L48]-0.026" office:value-type="float" office:value="0.043946">
            <text:p>0.043946</text:p>
          </table:table-cell>
          <table:table-cell office:value-type="float" office:value="10.11888">
            <text:p>10.11888</text:p>
          </table:table-cell>
          <table:table-cell office:value-type="float" office:value="119">
            <text:p>119</text:p>
          </table:table-cell>
          <table:table-cell office:value-type="float" office:value="146">
            <text:p>146</text:p>
          </table:table-cell>
          <table:table-cell office:value-type="float" office:value="44415">
            <text:p>44415</text:p>
          </table:table-cell>
          <table:table-cell office:value-type="float" office:value="50185">
            <text:p>50185</text:p>
          </table:table-cell>
          <table:table-cell office:value-type="float" office:value="66828.414063">
            <text:p>66828.414063</text:p>
          </table:table-cell>
          <table:table-cell office:value-type="float" office:value="3.100819">
            <text:p>3.100819</text:p>
          </table:table-cell>
          <table:table-cell office:value-type="float" office:value="2.651474">
            <text:p>2.651474</text:p>
          </table:table-cell>
          <table:table-cell office:value-type="float" office:value="17.121052">
            <text:p>17.121052</text:p>
          </table:table-cell>
        </table:table-row>
        <table:table-row table:style-name="ro1">
          <table:table-cell office:value-type="float" office:value="1440812">
            <text:p>1440812</text:p>
          </table:table-cell>
          <table:table-cell office:value-type="float" office:value="76">
            <text:p>76</text:p>
          </table:table-cell>
          <table:table-cell office:value-type="float" office:value="2737">
            <text:p>2737</text:p>
          </table:table-cell>
          <table:table-cell office:value-type="float" office:value="3501.725342">
            <text:p>3501.725342</text:p>
          </table:table-cell>
          <table:table-cell office:value-type="float" office:value="0.025">
            <text:p>0.025</text:p>
          </table:table-cell>
          <table:table-cell office:value-type="float" office:value="0.045403">
            <text:p>0.045403</text:p>
          </table:table-cell>
          <table:table-cell office:value-type="float" office:value="81.611237">
            <text:p>81.611237</text:p>
          </table:table-cell>
          <table:table-cell office:value-type="float" office:value="0.005047">
            <text:p>0.005047</text:p>
          </table:table-cell>
          <table:table-cell office:value-type="float" office:value="0.095768">
            <text:p>0.095768</text:p>
          </table:table-cell>
          <table:table-cell office:value-type="float" office:value="1797.615479">
            <text:p>1797.615479</text:p>
          </table:table-cell>
          <table:table-cell office:value-type="float" office:value="0.032425">
            <text:p>0.032425</text:p>
          </table:table-cell>
          <table:table-cell office:value-type="float" office:value="0.058888">
            <text:p>0.058888</text:p>
          </table:table-cell>
          <table:table-cell table:formula="of:=[.L49]-0.026" office:value-type="float" office:value="0.032888">
            <text:p>0.032888</text:p>
          </table:table-cell>
          <table:table-cell office:value-type="float" office:value="81.611229">
            <text:p>81.611229</text:p>
          </table:table-cell>
          <table:table-cell office:value-type="float" office:value="43">
            <text:p>43</text:p>
          </table:table-cell>
          <table:table-cell office:value-type="float" office:value="149">
            <text:p>149</text:p>
          </table:table-cell>
          <table:table-cell office:value-type="float" office:value="42000">
            <text:p>42000</text:p>
          </table:table-cell>
          <table:table-cell office:value-type="float" office:value="48896">
            <text:p>48896</text:p>
          </table:table-cell>
          <table:table-cell office:value-type="float" office:value="64316.871094">
            <text:p>64316.871094</text:p>
          </table:table-cell>
          <table:table-cell office:value-type="float" office:value="3.125819">
            <text:p>3.125819</text:p>
          </table:table-cell>
          <table:table-cell office:value-type="float" office:value="2.606071">
            <text:p>2.606071</text:p>
          </table:table-cell>
          <table:table-cell office:value-type="float" office:value="17.636833">
            <text:p>17.636833</text:p>
          </table:table-cell>
        </table:table-row>
        <table:table-row table:style-name="ro1">
          <table:table-cell office:value-type="float" office:value="1441069">
            <text:p>1441069</text:p>
          </table:table-cell>
          <table:table-cell office:value-type="float" office:value="82">
            <text:p>82</text:p>
          </table:table-cell>
          <table:table-cell office:value-type="float" office:value="836">
            <text:p>836</text:p>
          </table:table-cell>
          <table:table-cell office:value-type="float" office:value="919.968689">
            <text:p>919.968689</text:p>
          </table:table-cell>
          <table:table-cell office:value-type="float" office:value="0.017607">
            <text:p>0.017607</text:p>
          </table:table-cell>
          <table:table-cell office:value-type="float" office:value="0.009553">
            <text:p>0.009553</text:p>
          </table:table-cell>
          <table:table-cell office:value-type="float" office:value="45.743832">
            <text:p>45.743832</text:p>
          </table:table-cell>
          <table:table-cell office:value-type="float" office:value="0.857949">
            <text:p>0.857949</text:p>
          </table:table-cell>
          <table:table-cell office:value-type="float" office:value="-1.151611">
            <text:p>-1.151611</text:p>
          </table:table-cell>
          <table:table-cell office:value-type="float" office:value="234.228394">
            <text:p>234.228394</text:p>
          </table:table-cell>
          <table:table-cell office:value-type="float" office:value="0.068511">
            <text:p>0.068511</text:p>
          </table:table-cell>
          <table:table-cell office:value-type="float" office:value="0.037172">
            <text:p>0.037172</text:p>
          </table:table-cell>
          <table:table-cell table:formula="of:=[.L50]-0.026" office:value-type="float" office:value="0.011172">
            <text:p>0.011172</text:p>
          </table:table-cell>
          <table:table-cell office:value-type="float" office:value="45.743828">
            <text:p>45.743828</text:p>
          </table:table-cell>
          <table:table-cell office:value-type="float" office:value="-39">
            <text:p>-39</text:p>
          </table:table-cell>
          <table:table-cell office:value-type="float" office:value="150">
            <text:p>150</text:p>
          </table:table-cell>
          <table:table-cell office:value-type="float" office:value="41281">
            <text:p>41281</text:p>
          </table:table-cell>
          <table:table-cell office:value-type="float" office:value="48469">
            <text:p>48469</text:p>
          </table:table-cell>
          <table:table-cell office:value-type="float" office:value="63577.261719">
            <text:p>63577.261719</text:p>
          </table:table-cell>
          <table:table-cell office:value-type="float" office:value="3.139759">
            <text:p>3.139759</text:p>
          </table:table-cell>
          <table:table-cell office:value-type="float" office:value="2.596518">
            <text:p>2.596518</text:p>
          </table:table-cell>
          <table:table-cell office:value-type="float" office:value="17.281818">
            <text:p>17.281818</text:p>
          </table:table-cell>
        </table:table-row>
        <table:table-row table:style-name="ro1">
          <table:table-cell office:value-type="float" office:value="1441840">
            <text:p>1441840</text:p>
          </table:table-cell>
          <table:table-cell office:value-type="float" office:value="76">
            <text:p>76</text:p>
          </table:table-cell>
          <table:table-cell office:value-type="float" office:value="2192">
            <text:p>2192</text:p>
          </table:table-cell>
          <table:table-cell office:value-type="float" office:value="2783.876953">
            <text:p>2783.876953</text:p>
          </table:table-cell>
          <table:table-cell office:value-type="float" office:value="-0.01">
            <text:p>-0.01</text:p>
          </table:table-cell>
          <table:table-cell office:value-type="float" office:value="0.004417">
            <text:p>0.004417</text:p>
          </table:table-cell>
          <table:table-cell office:value-type="float" office:value="144.170151">
            <text:p>144.170151</text:p>
          </table:table-cell>
          <table:table-cell office:value-type="float" office:value="-0.285983">
            <text:p>-0.285983</text:p>
          </table:table-cell>
          <table:table-cell office:value-type="float" office:value="-0.533907">
            <text:p>-0.533907</text:p>
          </table:table-cell>
          <table:table-cell office:value-type="float" office:value="86.691872">
            <text:p>86.691872</text:p>
          </table:table-cell>
          <table:table-cell office:value-type="float" office:value="-0.01297">
            <text:p>-0.01297</text:p>
          </table:table-cell>
          <table:table-cell office:value-type="float" office:value="0.005729">
            <text:p>0.005729</text:p>
          </table:table-cell>
          <table:table-cell table:formula="of:=[.L51]-0.026" office:value-type="float" office:value="-0.020271">
            <text:p>-0.020271</text:p>
          </table:table-cell>
          <table:table-cell office:value-type="float" office:value="144.170151">
            <text:p>144.170151</text:p>
          </table:table-cell>
          <table:table-cell office:value-type="float" office:value="-115">
            <text:p>-115</text:p>
          </table:table-cell>
          <table:table-cell office:value-type="float" office:value="150">
            <text:p>150</text:p>
          </table:table-cell>
          <table:table-cell office:value-type="float" office:value="39407">
            <text:p>39407</text:p>
          </table:table-cell>
          <table:table-cell office:value-type="float" office:value="47333">
            <text:p>47333</text:p>
          </table:table-cell>
          <table:table-cell office:value-type="float" office:value="61548.550781">
            <text:p>61548.550781</text:p>
          </table:table-cell>
          <table:table-cell office:value-type="float" office:value="3.133426">
            <text:p>3.133426</text:p>
          </table:table-cell>
          <table:table-cell office:value-type="float" office:value="2.592101">
            <text:p>2.592101</text:p>
          </table:table-cell>
          <table:table-cell office:value-type="float" office:value="17.797073">
            <text:p>17.797073</text:p>
          </table:table-cell>
        </table:table-row>
        <table:table-row table:style-name="ro1">
          <table:table-cell office:value-type="float" office:value="1442097">
            <text:p>1442097</text:p>
          </table:table-cell>
          <table:table-cell office:value-type="float" office:value="78">
            <text:p>78</text:p>
          </table:table-cell>
          <table:table-cell office:value-type="float" office:value="694">
            <text:p>694</text:p>
          </table:table-cell>
          <table:table-cell office:value-type="float" office:value="790.217285">
            <text:p>790.217285</text:p>
          </table:table-cell>
          <table:table-cell office:value-type="float" office:value="-0.02">
            <text:p>-0.02</text:p>
          </table:table-cell>
          <table:table-cell office:value-type="float" office:value="0.002739">
            <text:p>0.002739</text:p>
          </table:table-cell>
          <table:table-cell office:value-type="float" office:value="113.696167">
            <text:p>113.696167</text:p>
          </table:table-cell>
          <table:table-cell office:value-type="float" office:value="0.797388">
            <text:p>0.797388</text:p>
          </table:table-cell>
          <table:table-cell office:value-type="float" office:value="-0.548272">
            <text:p>-0.548272</text:p>
          </table:table-cell>
          <table:table-cell office:value-type="float" office:value="168.758545">
            <text:p>168.758545</text:p>
          </table:table-cell>
          <table:table-cell office:value-type="float" office:value="-0.077821">
            <text:p>-0.077821</text:p>
          </table:table-cell>
          <table:table-cell office:value-type="float" office:value="0.010658">
            <text:p>0.010658</text:p>
          </table:table-cell>
          <table:table-cell table:formula="of:=[.L52]-0.026" office:value-type="float" office:value="-0.015342">
            <text:p>-0.015342</text:p>
          </table:table-cell>
          <table:table-cell office:value-type="float" office:value="113.696167">
            <text:p>113.696167</text:p>
          </table:table-cell>
          <table:table-cell office:value-type="float" office:value="-193">
            <text:p>-193</text:p>
          </table:table-cell>
          <table:table-cell office:value-type="float" office:value="151">
            <text:p>151</text:p>
          </table:table-cell>
          <table:table-cell office:value-type="float" office:value="38815">
            <text:p>38815</text:p>
          </table:table-cell>
          <table:table-cell office:value-type="float" office:value="46970">
            <text:p>46970</text:p>
          </table:table-cell>
          <table:table-cell office:value-type="float" office:value="60939.664063">
            <text:p>60939.664063</text:p>
          </table:table-cell>
          <table:table-cell office:value-type="float" office:value="3.113426">
            <text:p>3.113426</text:p>
          </table:table-cell>
          <table:table-cell office:value-type="float" office:value="2.589362">
            <text:p>2.589362</text:p>
          </table:table-cell>
          <table:table-cell office:value-type="float" office:value="18.641756">
            <text:p>18.641756</text:p>
          </table:table-cell>
        </table:table-row>
        <table:table-row table:style-name="ro1">
          <table:table-cell office:value-type="float" office:value="1442868">
            <text:p>1442868</text:p>
          </table:table-cell>
          <table:table-cell office:value-type="float" office:value="75">
            <text:p>75</text:p>
          </table:table-cell>
          <table:table-cell office:value-type="float" office:value="2045">
            <text:p>2045</text:p>
          </table:table-cell>
          <table:table-cell office:value-type="float" office:value="2626.242188">
            <text:p>2626.242188</text:p>
          </table:table-cell>
          <table:table-cell office:value-type="float" office:value="-0.017617">
            <text:p>-0.017617</text:p>
          </table:table-cell>
          <table:table-cell office:value-type="float" office:value="0.015716">
            <text:p>0.015716</text:p>
          </table:table-cell>
          <table:table-cell office:value-type="float" office:value="189.209045">
            <text:p>189.209045</text:p>
          </table:table-cell>
          <table:table-cell office:value-type="float" office:value="-0.267478">
            <text:p>-0.267478</text:p>
          </table:table-cell>
          <table:table-cell office:value-type="float" office:value="-0.064643">
            <text:p>-0.064643</text:p>
          </table:table-cell>
          <table:table-cell office:value-type="float" office:value="75.832253">
            <text:p>75.832253</text:p>
          </table:table-cell>
          <table:table-cell office:value-type="float" office:value="-0.02285">
            <text:p>-0.02285</text:p>
          </table:table-cell>
          <table:table-cell office:value-type="float" office:value="0.020384">
            <text:p>0.020384</text:p>
          </table:table-cell>
          <table:table-cell table:formula="of:=[.L53]-0.026" office:value-type="float" office:value="-0.005616">
            <text:p>-0.005616</text:p>
          </table:table-cell>
          <table:table-cell office:value-type="float" office:value="189.209045">
            <text:p>189.209045</text:p>
          </table:table-cell>
          <table:table-cell office:value-type="float" office:value="-268">
            <text:p>-268</text:p>
          </table:table-cell>
          <table:table-cell office:value-type="float" office:value="153">
            <text:p>153</text:p>
          </table:table-cell>
          <table:table-cell office:value-type="float" office:value="37074">
            <text:p>37074</text:p>
          </table:table-cell>
          <table:table-cell office:value-type="float" office:value="45897">
            <text:p>45897</text:p>
          </table:table-cell>
          <table:table-cell office:value-type="float" office:value="59050.304688">
            <text:p>59050.304688</text:p>
          </table:table-cell>
          <table:table-cell office:value-type="float" office:value="3.095809">
            <text:p>3.095809</text:p>
          </table:table-cell>
          <table:table-cell office:value-type="float" office:value="2.573645">
            <text:p>2.573645</text:p>
          </table:table-cell>
          <table:table-cell office:value-type="float" office:value="19.824581">
            <text:p>19.824581</text:p>
          </table:table-cell>
        </table:table-row>
        <table:table-row table:style-name="ro1">
          <table:table-cell office:value-type="float" office:value="1443125">
            <text:p>1443125</text:p>
          </table:table-cell>
          <table:table-cell office:value-type="float" office:value="73">
            <text:p>73</text:p>
          </table:table-cell>
          <table:table-cell office:value-type="float" office:value="683">
            <text:p>683</text:p>
          </table:table-cell>
          <table:table-cell office:value-type="float" office:value="835.377502">
            <text:p>835.377502</text:p>
          </table:table-cell>
          <table:table-cell office:value-type="float" office:value="-0.01">
            <text:p>-0.01</text:p>
          </table:table-cell>
          <table:table-cell office:value-type="float" office:value="0.000685">
            <text:p>0.000685</text:p>
          </table:table-cell>
          <table:table-cell office:value-type="float" office:value="106.848083">
            <text:p>106.848083</text:p>
          </table:table-cell>
          <table:table-cell office:value-type="float" office:value="0.726733">
            <text:p>0.726733</text:p>
          </table:table-cell>
          <table:table-cell office:value-type="float" office:value="0.019154">
            <text:p>0.019154</text:p>
          </table:table-cell>
          <table:table-cell office:value-type="float" office:value="97.364418">
            <text:p>97.364418</text:p>
          </table:table-cell>
          <table:table-cell office:value-type="float" office:value="-0.038911">
            <text:p>-0.038911</text:p>
          </table:table-cell>
          <table:table-cell office:value-type="float" office:value="0.002665">
            <text:p>0.002665</text:p>
          </table:table-cell>
          <table:table-cell table:formula="of:=[.L54]-0.026" office:value-type="float" office:value="-0.023335">
            <text:p>-0.023335</text:p>
          </table:table-cell>
          <table:table-cell office:value-type="float" office:value="106.848083">
            <text:p>106.848083</text:p>
          </table:table-cell>
          <table:table-cell office:value-type="float" office:value="-341">
            <text:p>-341</text:p>
          </table:table-cell>
          <table:table-cell office:value-type="float" office:value="156">
            <text:p>156</text:p>
          </table:table-cell>
          <table:table-cell office:value-type="float" office:value="36498">
            <text:p>36498</text:p>
          </table:table-cell>
          <table:table-cell office:value-type="float" office:value="45530">
            <text:p>45530</text:p>
          </table:table-cell>
          <table:table-cell office:value-type="float" office:value="58445.804688">
            <text:p>58445.804688</text:p>
          </table:table-cell>
          <table:table-cell office:value-type="float" office:value="3.085809">
            <text:p>3.085809</text:p>
          </table:table-cell>
          <table:table-cell office:value-type="float" office:value="2.572961">
            <text:p>2.572961</text:p>
          </table:table-cell>
          <table:table-cell office:value-type="float" office:value="20.235079">
            <text:p>20.235079</text:p>
          </table:table-cell>
        </table:table-row>
        <table:table-row table:style-name="ro1">
          <table:table-cell office:value-type="float" office:value="1443896">
            <text:p>1443896</text:p>
          </table:table-cell>
          <table:table-cell office:value-type="float" office:value="80">
            <text:p>80</text:p>
          </table:table-cell>
          <table:table-cell office:value-type="float" office:value="2006">
            <text:p>2006</text:p>
          </table:table-cell>
          <table:table-cell office:value-type="float" office:value="2407.225342">
            <text:p>2407.225342</text:p>
          </table:table-cell>
          <table:table-cell office:value-type="float" office:value="-0.03">
            <text:p>-0.03</text:p>
          </table:table-cell>
          <table:table-cell office:value-type="float" office:value="0.010067">
            <text:p>0.010067</text:p>
          </table:table-cell>
          <table:table-cell office:value-type="float" office:value="133.555634">
            <text:p>133.555634</text:p>
          </table:table-cell>
          <table:table-cell office:value-type="float" office:value="-0.233833">
            <text:p>-0.233833</text:p>
          </table:table-cell>
          <table:table-cell office:value-type="float" office:value="-0.071826">
            <text:p>-0.071826</text:p>
          </table:table-cell>
          <table:table-cell office:value-type="float" office:value="69.283203">
            <text:p>69.283203</text:p>
          </table:table-cell>
          <table:table-cell office:value-type="float" office:value="-0.038911">
            <text:p>-0.038911</text:p>
          </table:table-cell>
          <table:table-cell office:value-type="float" office:value="0.013057">
            <text:p>0.013057</text:p>
          </table:table-cell>
          <table:table-cell table:formula="of:=[.L55]-0.026" office:value-type="float" office:value="-0.012943">
            <text:p>-0.012943</text:p>
          </table:table-cell>
          <table:table-cell office:value-type="float" office:value="133.555634">
            <text:p>133.555634</text:p>
          </table:table-cell>
          <table:table-cell office:value-type="float" office:value="-421">
            <text:p>-421</text:p>
          </table:table-cell>
          <table:table-cell office:value-type="float" office:value="160">
            <text:p>160</text:p>
          </table:table-cell>
          <table:table-cell office:value-type="float" office:value="34808">
            <text:p>34808</text:p>
          </table:table-cell>
          <table:table-cell office:value-type="float" office:value="44450">
            <text:p>44450</text:p>
          </table:table-cell>
          <table:table-cell office:value-type="float" office:value="56592.28125">
            <text:p>56592.28125</text:p>
          </table:table-cell>
          <table:table-cell office:value-type="float" office:value="3.055809">
            <text:p>3.055809</text:p>
          </table:table-cell>
          <table:table-cell office:value-type="float" office:value="2.562894">
            <text:p>2.562894</text:p>
          </table:table-cell>
          <table:table-cell office:value-type="float" office:value="21.7449">
            <text:p>21.7449</text:p>
          </table:table-cell>
        </table:table-row>
        <table:table-row table:style-name="ro1">
          <table:table-cell office:value-type="float" office:value="1444153">
            <text:p>1444153</text:p>
          </table:table-cell>
          <table:table-cell office:value-type="float" office:value="82">
            <text:p>82</text:p>
          </table:table-cell>
          <table:table-cell office:value-type="float" office:value="635">
            <text:p>635</text:p>
          </table:table-cell>
          <table:table-cell office:value-type="float" office:value="673.895691">
            <text:p>673.895691</text:p>
          </table:table-cell>
          <table:table-cell office:value-type="float" office:value="-0.002515">
            <text:p>-0.002515</text:p>
          </table:table-cell>
          <table:table-cell office:value-type="float" office:value="0.001507">
            <text:p>0.001507</text:p>
          </table:table-cell>
          <table:table-cell office:value-type="float" office:value="159.895676">
            <text:p>159.895676</text:p>
          </table:table-cell>
          <table:table-cell office:value-type="float" office:value="0.837762">
            <text:p>0.837762</text:p>
          </table:table-cell>
          <table:table-cell office:value-type="float" office:value="-0.514753">
            <text:p>-0.514753</text:p>
          </table:table-cell>
          <table:table-cell office:value-type="float" office:value="161.443893">
            <text:p>161.443893</text:p>
          </table:table-cell>
          <table:table-cell office:value-type="float" office:value="-0.009787">
            <text:p>-0.009787</text:p>
          </table:table-cell>
          <table:table-cell office:value-type="float" office:value="0.005862">
            <text:p>0.005862</text:p>
          </table:table-cell>
          <table:table-cell table:formula="of:=[.L56]-0.026" office:value-type="float" office:value="-0.020138">
            <text:p>-0.020138</text:p>
          </table:table-cell>
          <table:table-cell office:value-type="float" office:value="159.895676">
            <text:p>159.895676</text:p>
          </table:table-cell>
          <table:table-cell office:value-type="float" office:value="-503">
            <text:p>-503</text:p>
          </table:table-cell>
          <table:table-cell office:value-type="float" office:value="167">
            <text:p>167</text:p>
          </table:table-cell>
          <table:table-cell office:value-type="float" office:value="34277">
            <text:p>34277</text:p>
          </table:table-cell>
          <table:table-cell office:value-type="float" office:value="44103">
            <text:p>44103</text:p>
          </table:table-cell>
          <table:table-cell office:value-type="float" office:value="56035.886719">
            <text:p>56035.886719</text:p>
          </table:table-cell>
          <table:table-cell office:value-type="float" office:value="3.053294">
            <text:p>3.053294</text:p>
          </table:table-cell>
          <table:table-cell office:value-type="float" office:value="2.561387">
            <text:p>2.561387</text:p>
          </table:table-cell>
          <table:table-cell office:value-type="float" office:value="21.894535">
            <text:p>21.894535</text:p>
          </table:table-cell>
        </table:table-row>
        <table:table-row table:style-name="ro1">
          <table:table-cell office:value-type="float" office:value="1444924">
            <text:p>1444924</text:p>
          </table:table-cell>
          <table:table-cell office:value-type="float" office:value="76">
            <text:p>76</text:p>
          </table:table-cell>
          <table:table-cell office:value-type="float" office:value="2291">
            <text:p>2291</text:p>
          </table:table-cell>
          <table:table-cell office:value-type="float" office:value="2914.338135">
            <text:p>2914.338135</text:p>
          </table:table-cell>
          <table:table-cell office:value-type="float" office:value="-0.01">
            <text:p>-0.01</text:p>
          </table:table-cell>
          <table:table-cell office:value-type="float" office:value="0.016949">
            <text:p>0.016949</text:p>
          </table:table-cell>
          <table:table-cell office:value-type="float" office:value="269.490112">
            <text:p>269.490112</text:p>
          </table:table-cell>
          <table:table-cell office:value-type="float" office:value="-0.285983">
            <text:p>-0.285983</text:p>
          </table:table-cell>
          <table:table-cell office:value-type="float" office:value="0.651223">
            <text:p>0.651223</text:p>
          </table:table-cell>
          <table:table-cell office:value-type="float" office:value="327.713837">
            <text:p>327.713837</text:p>
          </table:table-cell>
          <table:table-cell office:value-type="float" office:value="-0.01297">
            <text:p>-0.01297</text:p>
          </table:table-cell>
          <table:table-cell office:value-type="float" office:value="0.021983">
            <text:p>0.021983</text:p>
          </table:table-cell>
          <table:table-cell table:formula="of:=[.L57]-0.026" office:value-type="float" office:value="-0.004017">
            <text:p>-0.004017</text:p>
          </table:table-cell>
          <table:table-cell office:value-type="float" office:value="269.490112">
            <text:p>269.490112</text:p>
          </table:table-cell>
          <table:table-cell office:value-type="float" office:value="-579">
            <text:p>-579</text:p>
          </table:table-cell>
          <table:table-cell office:value-type="float" office:value="174">
            <text:p>174</text:p>
          </table:table-cell>
          <table:table-cell office:value-type="float" office:value="32361">
            <text:p>32361</text:p>
          </table:table-cell>
          <table:table-cell office:value-type="float" office:value="42847">
            <text:p>42847</text:p>
          </table:table-cell>
          <table:table-cell office:value-type="float" office:value="53907.59375">
            <text:p>53907.59375</text:p>
          </table:table-cell>
          <table:table-cell office:value-type="float" office:value="3.043294">
            <text:p>3.043294</text:p>
          </table:table-cell>
          <table:table-cell office:value-type="float" office:value="2.544438">
            <text:p>2.544438</text:p>
          </table:table-cell>
          <table:table-cell office:value-type="float" office:value="22.851997">
            <text:p>22.851997</text:p>
          </table:table-cell>
        </table:table-row>
        <table:table-row table:style-name="ro1">
          <table:table-cell office:value-type="float" office:value="1445181">
            <text:p>1445181</text:p>
          </table:table-cell>
          <table:table-cell office:value-type="float" office:value="75">
            <text:p>75</text:p>
          </table:table-cell>
          <table:table-cell office:value-type="float" office:value="772">
            <text:p>772</text:p>
          </table:table-cell>
          <table:table-cell office:value-type="float" office:value="929.773071">
            <text:p>929.773071</text:p>
          </table:table-cell>
          <table:table-cell office:value-type="float" office:value="-0.002517">
            <text:p>-0.002517</text:p>
          </table:table-cell>
          <table:table-cell office:value-type="float" office:value="0.001027">
            <text:p>0.001027</text:p>
          </table:table-cell>
          <table:table-cell office:value-type="float" office:value="140.81459">
            <text:p>140.81459</text:p>
          </table:table-cell>
          <table:table-cell office:value-type="float" office:value="0.751967">
            <text:p>0.751967</text:p>
          </table:table-cell>
          <table:table-cell office:value-type="float" office:value="0.131681">
            <text:p>0.131681</text:p>
          </table:table-cell>
          <table:table-cell office:value-type="float" office:value="82.488441">
            <text:p>82.488441</text:p>
          </table:table-cell>
          <table:table-cell office:value-type="float" office:value="-0.009793">
            <text:p>-0.009793</text:p>
          </table:table-cell>
          <table:table-cell office:value-type="float" office:value="0.003997">
            <text:p>0.003997</text:p>
          </table:table-cell>
          <table:table-cell table:formula="of:=[.L58]-0.026" office:value-type="float" office:value="-0.022003">
            <text:p>-0.022003</text:p>
          </table:table-cell>
          <table:table-cell office:value-type="float" office:value="140.814575">
            <text:p>140.814575</text:p>
          </table:table-cell>
          <table:table-cell office:value-type="float" office:value="-654">
            <text:p>-654</text:p>
          </table:table-cell>
          <table:table-cell office:value-type="float" office:value="181">
            <text:p>181</text:p>
          </table:table-cell>
          <table:table-cell office:value-type="float" office:value="31722">
            <text:p>31722</text:p>
          </table:table-cell>
          <table:table-cell office:value-type="float" office:value="42413">
            <text:p>42413</text:p>
          </table:table-cell>
          <table:table-cell office:value-type="float" office:value="53214.164063">
            <text:p>53214.164063</text:p>
          </table:table-cell>
          <table:table-cell office:value-type="float" office:value="3.040777">
            <text:p>3.040777</text:p>
          </table:table-cell>
          <table:table-cell office:value-type="float" office:value="2.543411">
            <text:p>2.543411</text:p>
          </table:table-cell>
          <table:table-cell office:value-type="float" office:value="22.987455">
            <text:p>22.987455</text:p>
          </table:table-cell>
        </table:table-row>
        <table:table-row table:style-name="ro1">
          <table:table-cell office:value-type="float" office:value="1445952">
            <text:p>1445952</text:p>
          </table:table-cell>
          <table:table-cell office:value-type="float" office:value="78">
            <text:p>78</text:p>
          </table:table-cell>
          <table:table-cell office:value-type="float" office:value="2180">
            <text:p>2180</text:p>
          </table:table-cell>
          <table:table-cell office:value-type="float" office:value="2695.334717">
            <text:p>2695.334717</text:p>
          </table:table-cell>
          <table:table-cell office:value-type="float" office:value="0">
            <text:p>0</text:p>
          </table:table-cell>
          <table:table-cell office:value-type="float" office:value="0.028043">
            <text:p>0.028043</text:p>
          </table:table-cell>
          <table:table-cell office:value-type="string">
            <text:p>Infinity</text:p>
          </table:table-cell>
          <table:table-cell office:value-type="float" office:value="-0.247291">
            <text:p>-0.247291</text:p>
          </table:table-cell>
          <table:table-cell office:value-type="float" office:value="-0.229843">
            <text:p>-0.229843</text:p>
          </table:table-cell>
          <table:table-cell office:value-type="float" office:value="7.055558">
            <text:p>7.055558</text:p>
          </table:table-cell>
          <table:table-cell office:value-type="float" office:value="0">
            <text:p>0</text:p>
          </table:table-cell>
          <table:table-cell office:value-type="float" office:value="0.036372">
            <text:p>0.036372</text:p>
          </table:table-cell>
          <table:table-cell table:formula="of:=[.L59]-0.026" office:value-type="float" office:value="0.010372">
            <text:p>0.010372</text:p>
          </table:table-cell>
          <table:table-cell office:value-type="float" office:value="100">
            <text:p>100</text:p>
          </table:table-cell>
          <table:table-cell office:value-type="float" office:value="-732">
            <text:p>-732</text:p>
          </table:table-cell>
          <table:table-cell office:value-type="float" office:value="189">
            <text:p>189</text:p>
          </table:table-cell>
          <table:table-cell office:value-type="float" office:value="29920">
            <text:p>29920</text:p>
          </table:table-cell>
          <table:table-cell office:value-type="float" office:value="41185">
            <text:p>41185</text:p>
          </table:table-cell>
          <table:table-cell office:value-type="float" office:value="51188.054688">
            <text:p>51188.054688</text:p>
          </table:table-cell>
          <table:table-cell office:value-type="float" office:value="3.040777">
            <text:p>3.040777</text:p>
          </table:table-cell>
          <table:table-cell office:value-type="float" office:value="2.515368">
            <text:p>2.515368</text:p>
          </table:table-cell>
          <table:table-cell office:value-type="float" office:value="23.909681">
            <text:p>23.909681</text:p>
          </table:table-cell>
        </table:table-row>
        <table:table-row table:style-name="ro1">
          <table:table-cell office:value-type="float" office:value="1446980">
            <text:p>1446980</text:p>
          </table:table-cell>
          <table:table-cell office:value-type="float" office:value="78">
            <text:p>78</text:p>
          </table:table-cell>
          <table:table-cell office:value-type="float" office:value="2351">
            <text:p>2351</text:p>
          </table:table-cell>
          <table:table-cell office:value-type="float" office:value="2913.479492">
            <text:p>2913.479492</text:p>
          </table:table-cell>
          <table:table-cell office:value-type="float" office:value="0.015">
            <text:p>0.015</text:p>
          </table:table-cell>
          <table:table-cell office:value-type="float" office:value="0.019449">
            <text:p>0.019449</text:p>
          </table:table-cell>
          <table:table-cell office:value-type="float" office:value="29.657104">
            <text:p>29.657104</text:p>
          </table:table-cell>
          <table:table-cell office:value-type="float" office:value="-0.024603">
            <text:p>-0.024603</text:p>
          </table:table-cell>
          <table:table-cell office:value-type="float" office:value="-0.526724">
            <text:p>-0.526724</text:p>
          </table:table-cell>
          <table:table-cell office:value-type="float" office:value="2040.899292">
            <text:p>2040.899292</text:p>
          </table:table-cell>
          <table:table-cell office:value-type="float" office:value="0.014591">
            <text:p>0.014591</text:p>
          </table:table-cell>
          <table:table-cell office:value-type="float" office:value="0.018919">
            <text:p>0.018919</text:p>
          </table:table-cell>
          <table:table-cell table:formula="of:=[.L60]-0.026" office:value-type="float" office:value="-0.007081">
            <text:p>-0.007081</text:p>
          </table:table-cell>
          <table:table-cell office:value-type="float" office:value="29.657093">
            <text:p>29.657093</text:p>
          </table:table-cell>
          <table:table-cell office:value-type="float" office:value="-810">
            <text:p>-810</text:p>
          </table:table-cell>
          <table:table-cell office:value-type="float" office:value="197">
            <text:p>197</text:p>
          </table:table-cell>
          <table:table-cell office:value-type="float" office:value="28016">
            <text:p>28016</text:p>
          </table:table-cell>
          <table:table-cell office:value-type="float" office:value="39807">
            <text:p>39807</text:p>
          </table:table-cell>
          <table:table-cell office:value-type="float" office:value="48988.675781">
            <text:p>48988.675781</text:p>
          </table:table-cell>
          <table:table-cell office:value-type="float" office:value="3.055777">
            <text:p>3.055777</text:p>
          </table:table-cell>
          <table:table-cell office:value-type="float" office:value="2.49592">
            <text:p>2.49592</text:p>
          </table:table-cell>
          <table:table-cell office:value-type="float" office:value="23.937887">
            <text:p>23.937887</text:p>
          </table:table-cell>
        </table:table-row>
        <table:table-row table:style-name="ro1">
          <table:table-cell office:value-type="float" office:value="1448265">
            <text:p>1448265</text:p>
          </table:table-cell>
          <table:table-cell office:value-type="float" office:value="84">
            <text:p>84</text:p>
          </table:table-cell>
          <table:table-cell office:value-type="float" office:value="2974">
            <text:p>2974</text:p>
          </table:table-cell>
          <table:table-cell office:value-type="float" office:value="3440.14624">
            <text:p>3440.14624</text:p>
          </table:table-cell>
          <table:table-cell office:value-type="float" office:value="0.007545">
            <text:p>0.007545</text:p>
          </table:table-cell>
          <table:table-cell office:value-type="float" office:value="0.038863">
            <text:p>0.038863</text:p>
          </table:table-cell>
          <table:table-cell office:value-type="float" office:value="415.087463">
            <text:p>415.087463</text:p>
          </table:table-cell>
          <table:table-cell office:value-type="float" office:value="-0.008176">
            <text:p>-0.008176</text:p>
          </table:table-cell>
          <table:table-cell office:value-type="float" office:value="0.021548">
            <text:p>0.021548</text:p>
          </table:table-cell>
          <table:table-cell office:value-type="float" office:value="363.557922">
            <text:p>363.557922</text:p>
          </table:table-cell>
          <table:table-cell office:value-type="float" office:value="0.005872">
            <text:p>0.005872</text:p>
          </table:table-cell>
          <table:table-cell office:value-type="float" office:value="0.030243">
            <text:p>0.030243</text:p>
          </table:table-cell>
          <table:table-cell table:formula="of:=[.L61]-0.026" office:value-type="float" office:value="0.004243">
            <text:p>0.004243</text:p>
          </table:table-cell>
          <table:table-cell office:value-type="float" office:value="415.087463">
            <text:p>415.087463</text:p>
          </table:table-cell>
          <table:table-cell office:value-type="float" office:value="-894">
            <text:p>-894</text:p>
          </table:table-cell>
          <table:table-cell office:value-type="float" office:value="204">
            <text:p>204</text:p>
          </table:table-cell>
          <table:table-cell office:value-type="float" office:value="25641">
            <text:p>25641</text:p>
          </table:table-cell>
          <table:table-cell office:value-type="float" office:value="38018">
            <text:p>38018</text:p>
          </table:table-cell>
          <table:table-cell office:value-type="float" office:value="46195.289063">
            <text:p>46195.289063</text:p>
          </table:table-cell>
          <table:table-cell office:value-type="float" office:value="3.063322">
            <text:p>3.063322</text:p>
          </table:table-cell>
          <table:table-cell office:value-type="float" office:value="2.457057">
            <text:p>2.457057</text:p>
          </table:table-cell>
          <table:table-cell office:value-type="float" office:value="24.901279">
            <text:p>24.901279</text:p>
          </table:table-cell>
        </table:table-row>
        <table:table-row table:style-name="ro1">
          <table:table-cell office:value-type="float" office:value="1449550">
            <text:p>1449550</text:p>
          </table:table-cell>
          <table:table-cell office:value-type="float" office:value="73">
            <text:p>73</text:p>
          </table:table-cell>
          <table:table-cell office:value-type="float" office:value="3543">
            <text:p>3543</text:p>
          </table:table-cell>
          <table:table-cell office:value-type="float" office:value="4753.435547">
            <text:p>4753.435547</text:p>
          </table:table-cell>
          <table:table-cell office:value-type="float" office:value="-0.01">
            <text:p>-0.01</text:p>
          </table:table-cell>
          <table:table-cell office:value-type="float" office:value="-0.007704">
            <text:p>-0.007704</text:p>
          </table:table-cell>
          <table:table-cell office:value-type="float" office:value="22.959034">
            <text:p>22.959034</text:p>
          </table:table-cell>
          <table:table-cell office:value-type="float" office:value="-0.006662">
            <text:p>-0.006662</text:p>
          </table:table-cell>
          <table:table-cell office:value-type="float" office:value="0.344765">
            <text:p>0.344765</text:p>
          </table:table-cell>
          <table:table-cell office:value-type="float" office:value="5275.314941">
            <text:p>5275.314941</text:p>
          </table:table-cell>
          <table:table-cell office:value-type="float" office:value="-0.007782">
            <text:p>-0.007782</text:p>
          </table:table-cell>
          <table:table-cell office:value-type="float" office:value="-0.005995">
            <text:p>-0.005995</text:p>
          </table:table-cell>
          <table:table-cell table:formula="of:=[.L62]-0.026" office:value-type="float" office:value="-0.031995">
            <text:p>-0.031995</text:p>
          </table:table-cell>
          <table:table-cell office:value-type="float" office:value="22.959036">
            <text:p>22.959036</text:p>
          </table:table-cell>
          <table:table-cell office:value-type="float" office:value="-967">
            <text:p>-967</text:p>
          </table:table-cell>
          <table:table-cell office:value-type="float" office:value="210">
            <text:p>210</text:p>
          </table:table-cell>
          <table:table-cell office:value-type="float" office:value="22896">
            <text:p>22896</text:p>
          </table:table-cell>
          <table:table-cell office:value-type="float" office:value="35778">
            <text:p>35778</text:p>
          </table:table-cell>
          <table:table-cell office:value-type="float" office:value="42831.359375">
            <text:p>42831.359375</text:p>
          </table:table-cell>
          <table:table-cell office:value-type="float" office:value="3.053322">
            <text:p>3.053322</text:p>
          </table:table-cell>
          <table:table-cell office:value-type="float" office:value="2.464761">
            <text:p>2.464761</text:p>
          </table:table-cell>
          <table:table-cell office:value-type="float" office:value="25.058031">
            <text:p>25.058031</text:p>
          </table:table-cell>
        </table:table-row>
        <table:table-row table:style-name="ro1">
          <table:table-cell office:value-type="float" office:value="1450321">
            <text:p>1450321</text:p>
          </table:table-cell>
          <table:table-cell office:value-type="float" office:value="57">
            <text:p>57</text:p>
          </table:table-cell>
          <table:table-cell office:value-type="float" office:value="1949">
            <text:p>1949</text:p>
          </table:table-cell>
          <table:table-cell office:value-type="float" office:value="3319.871094">
            <text:p>3319.871094</text:p>
          </table:table-cell>
          <table:table-cell office:value-type="float" office:value="-0.073142">
            <text:p>-0.073142</text:p>
          </table:table-cell>
          <table:table-cell office:value-type="float" office:value="-0.042527">
            <text:p>-0.042527</text:p>
          </table:table-cell>
          <table:table-cell office:value-type="float" office:value="41.85714">
            <text:p>41.85714</text:p>
          </table:table-cell>
          <table:table-cell office:value-type="float" office:value="0.022206">
            <text:p>0.022206</text:p>
          </table:table-cell>
          <table:table-cell office:value-type="float" office:value="-0.296881">
            <text:p>-0.296881</text:p>
          </table:table-cell>
          <table:table-cell office:value-type="float" office:value="1436.956665">
            <text:p>1436.956665</text:p>
          </table:table-cell>
          <table:table-cell office:value-type="float" office:value="-0.094866">
            <text:p>-0.094866</text:p>
          </table:table-cell>
          <table:table-cell office:value-type="float" office:value="-0.055158">
            <text:p>-0.055158</text:p>
          </table:table-cell>
          <table:table-cell table:formula="of:=[.L63]-0.026" office:value-type="float" office:value="-0.081158">
            <text:p>-0.081158</text:p>
          </table:table-cell>
          <table:table-cell office:value-type="float" office:value="41.85714">
            <text:p>41.85714</text:p>
          </table:table-cell>
          <table:table-cell office:value-type="float" office:value="-1024">
            <text:p>-1024</text:p>
          </table:table-cell>
          <table:table-cell office:value-type="float" office:value="215">
            <text:p>215</text:p>
          </table:table-cell>
          <table:table-cell office:value-type="float" office:value="21376">
            <text:p>21376</text:p>
          </table:table-cell>
          <table:table-cell office:value-type="float" office:value="34557">
            <text:p>34557</text:p>
          </table:table-cell>
          <table:table-cell office:value-type="float" office:value="41001.621094">
            <text:p>41001.621094</text:p>
          </table:table-cell>
          <table:table-cell office:value-type="float" office:value="2.980181">
            <text:p>2.980181</text:p>
          </table:table-cell>
          <table:table-cell office:value-type="float" office:value="2.507288">
            <text:p>2.507288</text:p>
          </table:table-cell>
          <table:table-cell office:value-type="float" office:value="26.700302">
            <text:p>26.700302</text:p>
          </table:table-cell>
        </table:table-row>
        <table:table-row table:style-name="ro1">
          <table:table-cell office:value-type="float" office:value="1450578">
            <text:p>1450578</text:p>
          </table:table-cell>
          <table:table-cell office:value-type="float" office:value="75">
            <text:p>75</text:p>
          </table:table-cell>
          <table:table-cell office:value-type="float" office:value="663">
            <text:p>663</text:p>
          </table:table-cell>
          <table:table-cell office:value-type="float" office:value="783.656616">
            <text:p>783.656616</text:p>
          </table:table-cell>
          <table:table-cell office:value-type="float" office:value="-0.002517">
            <text:p>-0.002517</text:p>
          </table:table-cell>
          <table:table-cell office:value-type="float" office:value="0.005958">
            <text:p>0.005958</text:p>
          </table:table-cell>
          <table:table-cell office:value-type="float" office:value="336.72467">
            <text:p>336.72467</text:p>
          </table:table-cell>
          <table:table-cell office:value-type="float" office:value="0.847855">
            <text:p>0.847855</text:p>
          </table:table-cell>
          <table:table-cell office:value-type="float" office:value="0.196325">
            <text:p>0.196325</text:p>
          </table:table-cell>
          <table:table-cell office:value-type="float" office:value="76.844566">
            <text:p>76.844566</text:p>
          </table:table-cell>
          <table:table-cell office:value-type="float" office:value="-0.009793">
            <text:p>-0.009793</text:p>
          </table:table-cell>
          <table:table-cell office:value-type="float" office:value="0.023182">
            <text:p>0.023182</text:p>
          </table:table-cell>
          <table:table-cell table:formula="of:=[.L64]-0.026" office:value-type="float" office:value="-0.002818">
            <text:p>-0.002818</text:p>
          </table:table-cell>
          <table:table-cell office:value-type="float" office:value="336.724609">
            <text:p>336.724609</text:p>
          </table:table-cell>
          <table:table-cell office:value-type="float" office:value="-1098">
            <text:p>-1098</text:p>
          </table:table-cell>
          <table:table-cell office:value-type="float" office:value="227">
            <text:p>227</text:p>
          </table:table-cell>
          <table:table-cell office:value-type="float" office:value="20842">
            <text:p>20842</text:p>
          </table:table-cell>
          <table:table-cell office:value-type="float" office:value="34164">
            <text:p>34164</text:p>
          </table:table-cell>
          <table:table-cell office:value-type="float" office:value="40411.429688">
            <text:p>40411.429688</text:p>
          </table:table-cell>
          <table:table-cell office:value-type="float" office:value="2.977664">
            <text:p>2.977664</text:p>
          </table:table-cell>
          <table:table-cell office:value-type="float" office:value="2.50133">
            <text:p>2.50133</text:p>
          </table:table-cell>
          <table:table-cell office:value-type="float" office:value="27.007475">
            <text:p>27.007475</text:p>
          </table:table-cell>
        </table:table-row>
        <table:table-row table:style-name="ro1">
          <table:table-cell office:value-type="float" office:value="1451349">
            <text:p>1451349</text:p>
          </table:table-cell>
          <table:table-cell office:value-type="float" office:value="84">
            <text:p>84</text:p>
          </table:table-cell>
          <table:table-cell office:value-type="float" office:value="1504">
            <text:p>1504</text:p>
          </table:table-cell>
          <table:table-cell office:value-type="float" office:value="1690.87561">
            <text:p>1690.87561</text:p>
          </table:table-cell>
          <table:table-cell office:value-type="float" office:value="0.007545">
            <text:p>0.007545</text:p>
          </table:table-cell>
          <table:table-cell office:value-type="float" office:value="0.022599">
            <text:p>0.022599</text:p>
          </table:table-cell>
          <table:table-cell office:value-type="float" office:value="199.522202">
            <text:p>199.522202</text:p>
          </table:table-cell>
          <table:table-cell office:value-type="float" office:value="-0.237198">
            <text:p>-0.237198</text:p>
          </table:table-cell>
          <table:table-cell office:value-type="float" office:value="-0.814029">
            <text:p>-0.814029</text:p>
          </table:table-cell>
          <table:table-cell office:value-type="float" office:value="243.185806">
            <text:p>243.185806</text:p>
          </table:table-cell>
          <table:table-cell office:value-type="float" office:value="0.009786">
            <text:p>0.009786</text:p>
          </table:table-cell>
          <table:table-cell office:value-type="float" office:value="0.029311">
            <text:p>0.029311</text:p>
          </table:table-cell>
          <table:table-cell table:formula="of:=[.L65]-0.026" office:value-type="float" office:value="0.003311">
            <text:p>0.003311</text:p>
          </table:table-cell>
          <table:table-cell office:value-type="float" office:value="199.522232">
            <text:p>199.522232</text:p>
          </table:table-cell>
          <table:table-cell office:value-type="float" office:value="-1181">
            <text:p>-1181</text:p>
          </table:table-cell>
          <table:table-cell office:value-type="float" office:value="241">
            <text:p>241</text:p>
          </table:table-cell>
          <table:table-cell office:value-type="float" office:value="19636">
            <text:p>19636</text:p>
          </table:table-cell>
          <table:table-cell office:value-type="float" office:value="33265">
            <text:p>33265</text:p>
          </table:table-cell>
          <table:table-cell office:value-type="float" office:value="39037.570313">
            <text:p>39037.570313</text:p>
          </table:table-cell>
          <table:table-cell office:value-type="float" office:value="2.985209">
            <text:p>2.985209</text:p>
          </table:table-cell>
          <table:table-cell office:value-type="float" office:value="2.478731">
            <text:p>2.478731</text:p>
          </table:table-cell>
          <table:table-cell office:value-type="float" office:value="27.443493">
            <text:p>27.443493</text:p>
          </table:table-cell>
        </table:table-row>
        <table:table-row table:style-name="ro1">
          <table:table-cell office:value-type="float" office:value="1451606">
            <text:p>1451606</text:p>
          </table:table-cell>
          <table:table-cell office:value-type="float" office:value="71">
            <text:p>71</text:p>
          </table:table-cell>
          <table:table-cell office:value-type="float" office:value="493">
            <text:p>493</text:p>
          </table:table-cell>
          <table:table-cell office:value-type="float" office:value="594.679138">
            <text:p>594.679138</text:p>
          </table:table-cell>
          <table:table-cell office:value-type="float" office:value="0">
            <text:p>0</text:p>
          </table:table-cell>
          <table:table-cell office:value-type="float" office:value="0.002671">
            <text:p>0.002671</text:p>
          </table:table-cell>
          <table:table-cell office:value-type="string">
            <text:p>Infinity</text:p>
          </table:table-cell>
          <table:table-cell office:value-type="float" office:value="0.651032">
            <text:p>0.651032</text:p>
          </table:table-cell>
          <table:table-cell office:value-type="float" office:value="-0.124498">
            <text:p>-0.124498</text:p>
          </table:table-cell>
          <table:table-cell office:value-type="float" office:value="119.123253">
            <text:p>119.123253</text:p>
          </table:table-cell>
          <table:table-cell office:value-type="float" office:value="0">
            <text:p>0</text:p>
          </table:table-cell>
          <table:table-cell office:value-type="float" office:value="0.010392">
            <text:p>0.010392</text:p>
          </table:table-cell>
          <table:table-cell table:formula="of:=[.L66]-0.026" office:value-type="float" office:value="-0.015608">
            <text:p>-0.015608</text:p>
          </table:table-cell>
          <table:table-cell office:value-type="float" office:value="100">
            <text:p>100</text:p>
          </table:table-cell>
          <table:table-cell office:value-type="float" office:value="-1251">
            <text:p>-1251</text:p>
          </table:table-cell>
          <table:table-cell office:value-type="float" office:value="252">
            <text:p>252</text:p>
          </table:table-cell>
          <table:table-cell office:value-type="float" office:value="19247">
            <text:p>19247</text:p>
          </table:table-cell>
          <table:table-cell office:value-type="float" office:value="32961">
            <text:p>32961</text:p>
          </table:table-cell>
          <table:table-cell office:value-type="float" office:value="38601.125">
            <text:p>38601.125</text:p>
          </table:table-cell>
          <table:table-cell office:value-type="float" office:value="2.985209">
            <text:p>2.985209</text:p>
          </table:table-cell>
          <table:table-cell office:value-type="float" office:value="2.47606">
            <text:p>2.47606</text:p>
          </table:table-cell>
          <table:table-cell office:value-type="float" office:value="27.532959">
            <text:p>27.532959</text:p>
          </table:table-cell>
        </table:table-row>
        <table:table-row table:style-name="ro1">
          <table:table-cell office:value-type="float" office:value="1452634">
            <text:p>1452634</text:p>
          </table:table-cell>
          <table:table-cell office:value-type="float" office:value="75">
            <text:p>75</text:p>
          </table:table-cell>
          <table:table-cell office:value-type="float" office:value="1705">
            <text:p>1705</text:p>
          </table:table-cell>
          <table:table-cell office:value-type="float" office:value="2172.92334">
            <text:p>2172.92334</text:p>
          </table:table-cell>
          <table:table-cell office:value-type="float" office:value="-0.002517">
            <text:p>-0.002517</text:p>
          </table:table-cell>
          <table:table-cell office:value-type="float" office:value="0.019722">
            <text:p>0.019722</text:p>
          </table:table-cell>
          <table:table-cell office:value-type="float" office:value="883.640076">
            <text:p>883.640076</text:p>
          </table:table-cell>
          <table:table-cell office:value-type="float" office:value="-0.19777">
            <text:p>-0.19777</text:p>
          </table:table-cell>
          <table:table-cell office:value-type="float" office:value="-0.253785">
            <text:p>-0.253785</text:p>
          </table:table-cell>
          <table:table-cell office:value-type="float" office:value="28.323599">
            <text:p>28.323599</text:p>
          </table:table-cell>
          <table:table-cell office:value-type="float" office:value="-0.002448">
            <text:p>-0.002448</text:p>
          </table:table-cell>
          <table:table-cell office:value-type="float" office:value="0.019185">
            <text:p>0.019185</text:p>
          </table:table-cell>
          <table:table-cell table:formula="of:=[.L67]-0.026" office:value-type="float" office:value="-0.006815">
            <text:p>-0.006815</text:p>
          </table:table-cell>
          <table:table-cell office:value-type="float" office:value="883.640198">
            <text:p>883.640198</text:p>
          </table:table-cell>
          <table:table-cell office:value-type="float" office:value="-1325">
            <text:p>-1325</text:p>
          </table:table-cell>
          <table:table-cell office:value-type="float" office:value="264">
            <text:p>264</text:p>
          </table:table-cell>
          <table:table-cell office:value-type="float" office:value="17906">
            <text:p>17906</text:p>
          </table:table-cell>
          <table:table-cell office:value-type="float" office:value="31908">
            <text:p>31908</text:p>
          </table:table-cell>
          <table:table-cell office:value-type="float" office:value="37029.367188">
            <text:p>37029.367188</text:p>
          </table:table-cell>
          <table:table-cell office:value-type="float" office:value="2.982692">
            <text:p>2.982692</text:p>
          </table:table-cell>
          <table:table-cell office:value-type="float" office:value="2.456338">
            <text:p>2.456338</text:p>
          </table:table-cell>
          <table:table-cell office:value-type="float" office:value="28.301802">
            <text:p>28.301802</text:p>
          </table:table-cell>
        </table:table-row>
        <table:table-row table:style-name="ro1">
          <table:table-cell office:value-type="float" office:value="1452891">
            <text:p>1452891</text:p>
          </table:table-cell>
          <table:table-cell office:value-type="float" office:value="73">
            <text:p>73</text:p>
          </table:table-cell>
          <table:table-cell office:value-type="float" office:value="439">
            <text:p>439</text:p>
          </table:table-cell>
          <table:table-cell office:value-type="float" office:value="501.56189">
            <text:p>501.56189</text:p>
          </table:table-cell>
          <table:table-cell office:value-type="float" office:value="0.007552">
            <text:p>0.007552</text:p>
          </table:table-cell>
          <table:table-cell office:value-type="float" office:value="0.008012">
            <text:p>0.008012</text:p>
          </table:table-cell>
          <table:table-cell office:value-type="float" office:value="6.098425">
            <text:p>6.098425</text:p>
          </table:table-cell>
          <table:table-cell office:value-type="float" office:value="0.82136">
            <text:p>0.82136</text:p>
          </table:table-cell>
          <table:table-cell office:value-type="float" office:value="0.196325">
            <text:p>0.196325</text:p>
          </table:table-cell>
          <table:table-cell office:value-type="float" office:value="76.09761">
            <text:p>76.09761</text:p>
          </table:table-cell>
          <table:table-cell office:value-type="float" office:value="0.029384">
            <text:p>0.029384</text:p>
          </table:table-cell>
          <table:table-cell office:value-type="float" office:value="0.031176">
            <text:p>0.031176</text:p>
          </table:table-cell>
          <table:table-cell table:formula="of:=[.L68]-0.026" office:value-type="float" office:value="0.005176">
            <text:p>0.005176</text:p>
          </table:table-cell>
          <table:table-cell office:value-type="float" office:value="6.098429">
            <text:p>6.098429</text:p>
          </table:table-cell>
          <table:table-cell office:value-type="float" office:value="-1397">
            <text:p>-1397</text:p>
          </table:table-cell>
          <table:table-cell office:value-type="float" office:value="276">
            <text:p>276</text:p>
          </table:table-cell>
          <table:table-cell office:value-type="float" office:value="17566">
            <text:p>17566</text:p>
          </table:table-cell>
          <table:table-cell office:value-type="float" office:value="31630">
            <text:p>31630</text:p>
          </table:table-cell>
          <table:table-cell office:value-type="float" office:value="36642.445313">
            <text:p>36642.445313</text:p>
          </table:table-cell>
          <table:table-cell office:value-type="float" office:value="2.990244">
            <text:p>2.990244</text:p>
          </table:table-cell>
          <table:table-cell office:value-type="float" office:value="2.448326">
            <text:p>2.448326</text:p>
          </table:table-cell>
          <table:table-cell office:value-type="float" office:value="28.245729">
            <text:p>28.245729</text:p>
          </table:table-cell>
        </table:table-row>
        <table:table-row table:style-name="ro1">
          <table:table-cell office:value-type="float" office:value="1453662">
            <text:p>1453662</text:p>
          </table:table-cell>
          <table:table-cell office:value-type="float" office:value="78">
            <text:p>78</text:p>
          </table:table-cell>
          <table:table-cell office:value-type="float" office:value="982">
            <text:p>982</text:p>
          </table:table-cell>
          <table:table-cell office:value-type="float" office:value="1158.387817">
            <text:p>1158.387817</text:p>
          </table:table-cell>
          <table:table-cell office:value-type="float" office:value="0.015">
            <text:p>0.015</text:p>
          </table:table-cell>
          <table:table-cell office:value-type="float" office:value="0.01736">
            <text:p>0.01736</text:p>
          </table:table-cell>
          <table:table-cell office:value-type="float" office:value="15.732652">
            <text:p>15.732652</text:p>
          </table:table-cell>
          <table:table-cell office:value-type="float" office:value="-0.237198">
            <text:p>-0.237198</text:p>
          </table:table-cell>
          <table:table-cell office:value-type="float" office:value="-0.565032">
            <text:p>-0.565032</text:p>
          </table:table-cell>
          <table:table-cell office:value-type="float" office:value="138.211304">
            <text:p>138.211304</text:p>
          </table:table-cell>
          <table:table-cell office:value-type="float" office:value="0.019455">
            <text:p>0.019455</text:p>
          </table:table-cell>
          <table:table-cell office:value-type="float" office:value="0.022516">
            <text:p>0.022516</text:p>
          </table:table-cell>
          <table:table-cell table:formula="of:=[.L69]-0.026" office:value-type="float" office:value="-0.003484">
            <text:p>-0.003484</text:p>
          </table:table-cell>
          <table:table-cell office:value-type="float" office:value="15.732652">
            <text:p>15.732652</text:p>
          </table:table-cell>
          <table:table-cell office:value-type="float" office:value="-1474">
            <text:p>-1474</text:p>
          </table:table-cell>
          <table:table-cell office:value-type="float" office:value="288">
            <text:p>288</text:p>
          </table:table-cell>
          <table:table-cell office:value-type="float" office:value="16811">
            <text:p>16811</text:p>
          </table:table-cell>
          <table:table-cell office:value-type="float" office:value="31003">
            <text:p>31003</text:p>
          </table:table-cell>
          <table:table-cell office:value-type="float" office:value="35745.664063">
            <text:p>35745.664063</text:p>
          </table:table-cell>
          <table:table-cell office:value-type="float" office:value="3.005244">
            <text:p>3.005244</text:p>
          </table:table-cell>
          <table:table-cell office:value-type="float" office:value="2.430966">
            <text:p>2.430966</text:p>
          </table:table-cell>
          <table:table-cell office:value-type="float" office:value="28.183273">
            <text:p>28.183273</text:p>
          </table:table-cell>
        </table:table-row>
        <table:table-row table:style-name="ro1">
          <table:table-cell office:value-type="float" office:value="1454690">
            <text:p>1454690</text:p>
          </table:table-cell>
          <table:table-cell office:value-type="float" office:value="76">
            <text:p>76</text:p>
          </table:table-cell>
          <table:table-cell office:value-type="float" office:value="1035">
            <text:p>1035</text:p>
          </table:table-cell>
          <table:table-cell office:value-type="float" office:value="1262.456299">
            <text:p>1262.456299</text:p>
          </table:table-cell>
          <table:table-cell office:value-type="float" office:value="-0.01">
            <text:p>-0.01</text:p>
          </table:table-cell>
          <table:table-cell office:value-type="float" office:value="0.006574">
            <text:p>0.006574</text:p>
          </table:table-cell>
          <table:table-cell office:value-type="float" office:value="165.741638">
            <text:p>165.741638</text:p>
          </table:table-cell>
          <table:table-cell office:value-type="float" office:value="-0.026495">
            <text:p>-0.026495</text:p>
          </table:table-cell>
          <table:table-cell office:value-type="float" office:value="-0.258574">
            <text:p>-0.258574</text:p>
          </table:table-cell>
          <table:table-cell office:value-type="float" office:value="875.916382">
            <text:p>875.916382</text:p>
          </table:table-cell>
          <table:table-cell office:value-type="float" office:value="-0.009728">
            <text:p>-0.009728</text:p>
          </table:table-cell>
          <table:table-cell office:value-type="float" office:value="0.006395">
            <text:p>0.006395</text:p>
          </table:table-cell>
          <table:table-cell table:formula="of:=[.L70]-0.026" office:value-type="float" office:value="-0.019605">
            <text:p>-0.019605</text:p>
          </table:table-cell>
          <table:table-cell office:value-type="float" office:value="165.741623">
            <text:p>165.741623</text:p>
          </table:table-cell>
          <table:table-cell office:value-type="float" office:value="-1549">
            <text:p>-1549</text:p>
          </table:table-cell>
          <table:table-cell office:value-type="float" office:value="298">
            <text:p>298</text:p>
          </table:table-cell>
          <table:table-cell office:value-type="float" office:value="16026">
            <text:p>16026</text:p>
          </table:table-cell>
          <table:table-cell office:value-type="float" office:value="30328">
            <text:p>30328</text:p>
          </table:table-cell>
          <table:table-cell office:value-type="float" office:value="34794.851563">
            <text:p>34794.851563</text:p>
          </table:table-cell>
          <table:table-cell office:value-type="float" office:value="2.995244">
            <text:p>2.995244</text:p>
          </table:table-cell>
          <table:table-cell office:value-type="float" office:value="2.424392">
            <text:p>2.424392</text:p>
          </table:table-cell>
          <table:table-cell office:value-type="float" office:value="28.830715">
            <text:p>28.830715</text:p>
          </table:table-cell>
        </table:table-row>
        <table:table-row table:style-name="ro1">
          <table:table-cell office:value-type="float" office:value="1455718">
            <text:p>1455718</text:p>
          </table:table-cell>
          <table:table-cell office:value-type="float" office:value="30">
            <text:p>30</text:p>
          </table:table-cell>
          <table:table-cell office:value-type="float" office:value="732">
            <text:p>732</text:p>
          </table:table-cell>
          <table:table-cell office:value-type="float" office:value="2339.494141">
            <text:p>2339.494141</text:p>
          </table:table-cell>
          <table:table-cell office:value-type="float" office:value="-0.205">
            <text:p>-0.205</text:p>
          </table:table-cell>
          <table:table-cell office:value-type="float" office:value="-0.220645">
            <text:p>-0.220645</text:p>
          </table:table-cell>
          <table:table-cell office:value-type="float" office:value="7.631858">
            <text:p>7.631858</text:p>
          </table:table-cell>
          <table:table-cell office:value-type="float" office:value="-0.043528">
            <text:p>-0.043528</text:p>
          </table:table-cell>
          <table:table-cell office:value-type="float" office:value="-0.287304">
            <text:p>-0.287304</text:p>
          </table:table-cell>
          <table:table-cell office:value-type="float" office:value="560.040222">
            <text:p>560.040222</text:p>
          </table:table-cell>
          <table:table-cell office:value-type="float" office:value="-0.199416">
            <text:p>-0.199416</text:p>
          </table:table-cell>
          <table:table-cell office:value-type="float" office:value="-0.214636">
            <text:p>-0.214636</text:p>
          </table:table-cell>
          <table:table-cell table:formula="of:=[.L71]-0.026" office:value-type="float" office:value="-0.240636">
            <text:p>-0.240636</text:p>
          </table:table-cell>
          <table:table-cell office:value-type="float" office:value="7.631863">
            <text:p>7.631863</text:p>
          </table:table-cell>
          <table:table-cell office:value-type="float" office:value="-1579">
            <text:p>-1579</text:p>
          </table:table-cell>
          <table:table-cell office:value-type="float" office:value="302">
            <text:p>302</text:p>
          </table:table-cell>
          <table:table-cell office:value-type="float" office:value="15474">
            <text:p>15474</text:p>
          </table:table-cell>
          <table:table-cell office:value-type="float" office:value="29847">
            <text:p>29847</text:p>
          </table:table-cell>
          <table:table-cell office:value-type="float" office:value="34113.21875">
            <text:p>34113.21875</text:p>
          </table:table-cell>
          <table:table-cell office:value-type="float" office:value="2.790244">
            <text:p>2.790244</text:p>
          </table:table-cell>
          <table:table-cell office:value-type="float" office:value="2.645037">
            <text:p>2.645037</text:p>
          </table:table-cell>
          <table:table-cell office:value-type="float" office:value="30.388201">
            <text:p>30.388201</text:p>
          </table:table-cell>
        </table:table-row>
        <table:table-row table:style-name="ro1">
          <table:table-cell office:value-type="float" office:value="1455975">
            <text:p>1455975</text:p>
          </table:table-cell>
          <table:table-cell office:value-type="float" office:value="57">
            <text:p>57</text:p>
          </table:table-cell>
          <table:table-cell office:value-type="float" office:value="143">
            <text:p>143</text:p>
          </table:table-cell>
          <table:table-cell office:value-type="float" office:value="151.351349">
            <text:p>151.351349</text:p>
          </table:table-cell>
          <table:table-cell office:value-type="float" office:value="-0.108451">
            <text:p>-0.108451</text:p>
          </table:table-cell>
          <table:table-cell office:value-type="float" office:value="-0.014518">
            <text:p>-0.014518</text:p>
          </table:table-cell>
          <table:table-cell office:value-type="float" office:value="86.613403">
            <text:p>86.613403</text:p>
          </table:table-cell>
          <table:table-cell office:value-type="float" office:value="0.749444">
            <text:p>0.749444</text:p>
          </table:table-cell>
          <table:table-cell office:value-type="float" office:value="-0.600945">
            <text:p>-0.600945</text:p>
          </table:table-cell>
          <table:table-cell office:value-type="float" office:value="180.185455">
            <text:p>180.185455</text:p>
          </table:table-cell>
          <table:table-cell office:value-type="float" office:value="-0.42199">
            <text:p>-0.42199</text:p>
          </table:table-cell>
          <table:table-cell office:value-type="float" office:value="-0.05649">
            <text:p>-0.05649</text:p>
          </table:table-cell>
          <table:table-cell table:formula="of:=[.L72]-0.026" office:value-type="float" office:value="-0.08249">
            <text:p>-0.08249</text:p>
          </table:table-cell>
          <table:table-cell office:value-type="float" office:value="86.613403">
            <text:p>86.613403</text:p>
          </table:table-cell>
          <table:table-cell office:value-type="float" office:value="-1633">
            <text:p>-1633</text:p>
          </table:table-cell>
          <table:table-cell office:value-type="float" office:value="322">
            <text:p>322</text:p>
          </table:table-cell>
          <table:table-cell office:value-type="float" office:value="15348">
            <text:p>15348</text:p>
          </table:table-cell>
          <table:table-cell office:value-type="float" office:value="29779">
            <text:p>29779</text:p>
          </table:table-cell>
          <table:table-cell office:value-type="float" office:value="34001.019531">
            <text:p>34001.019531</text:p>
          </table:table-cell>
          <table:table-cell office:value-type="float" office:value="2.681792">
            <text:p>2.681792</text:p>
          </table:table-cell>
          <table:table-cell office:value-type="float" office:value="2.659555">
            <text:p>2.659555</text:p>
          </table:table-cell>
          <table:table-cell office:value-type="float" office:value="35.119732">
            <text:p>35.119732</text:p>
          </table:table-cell>
        </table:table-row>
        <table:table-row table:style-name="ro1">
          <table:table-cell office:value-type="float" office:value="1458031">
            <text:p>1458031</text:p>
          </table:table-cell>
          <table:table-cell office:value-type="float" office:value="54">
            <text:p>54</text:p>
          </table:table-cell>
          <table:table-cell office:value-type="float" office:value="1166">
            <text:p>1166</text:p>
          </table:table-cell>
          <table:table-cell office:value-type="float" office:value="2060.006348">
            <text:p>2060.006348</text:p>
          </table:table-cell>
          <table:table-cell office:value-type="float" office:value="-0.073178">
            <text:p>-0.073178</text:p>
          </table:table-cell>
          <table:table-cell office:value-type="float" office:value="-0.051498">
            <text:p>-0.051498</text:p>
          </table:table-cell>
          <table:table-cell office:value-type="float" office:value="29.626516">
            <text:p>29.626516</text:p>
          </table:table-cell>
          <table:table-cell office:value-type="float" office:value="-0.0951">
            <text:p>-0.0951</text:p>
          </table:table-cell>
          <table:table-cell office:value-type="float" office:value="0.004788">
            <text:p>0.004788</text:p>
          </table:table-cell>
          <table:table-cell office:value-type="float" office:value="105.035126">
            <text:p>105.035126</text:p>
          </table:table-cell>
          <table:table-cell office:value-type="float" office:value="-0.035592">
            <text:p>-0.035592</text:p>
          </table:table-cell>
          <table:table-cell office:value-type="float" office:value="-0.025047">
            <text:p>-0.025047</text:p>
          </table:table-cell>
          <table:table-cell table:formula="of:=[.L73]-0.026" office:value-type="float" office:value="-0.051047">
            <text:p>-0.051047</text:p>
          </table:table-cell>
          <table:table-cell office:value-type="float" office:value="29.626513">
            <text:p>29.626513</text:p>
          </table:table-cell>
          <table:table-cell office:value-type="float" office:value="-1681">
            <text:p>-1681</text:p>
          </table:table-cell>
          <table:table-cell office:value-type="float" office:value="346">
            <text:p>346</text:p>
          </table:table-cell>
          <table:table-cell office:value-type="float" office:value="14315">
            <text:p>14315</text:p>
          </table:table-cell>
          <table:table-cell office:value-type="float" office:value="29238">
            <text:p>29238</text:p>
          </table:table-cell>
          <table:table-cell office:value-type="float" office:value="33024.53125">
            <text:p>33024.53125</text:p>
          </table:table-cell>
          <table:table-cell office:value-type="float" office:value="2.608615">
            <text:p>2.608615</text:p>
          </table:table-cell>
          <table:table-cell office:value-type="float" office:value="2.711052">
            <text:p>2.711052</text:p>
          </table:table-cell>
          <table:table-cell office:value-type="float" office:value="36.936005">
            <text:p>36.936005</text:p>
          </table:table-cell>
        </table:table-row>
        <table:table-row table:style-name="ro1">
          <table:table-cell office:value-type="float" office:value="1459059">
            <text:p>1459059</text:p>
          </table:table-cell>
          <table:table-cell office:value-type="float" office:value="55">
            <text:p>55</text:p>
          </table:table-cell>
          <table:table-cell office:value-type="float" office:value="328">
            <text:p>328</text:p>
          </table:table-cell>
          <table:table-cell office:value-type="float" office:value="495.738464">
            <text:p>495.738464</text:p>
          </table:table-cell>
          <table:table-cell office:value-type="float" office:value="-0.1">
            <text:p>-0.1</text:p>
          </table:table-cell>
          <table:table-cell office:value-type="float" office:value="-0.089847">
            <text:p>-0.089847</text:p>
          </table:table-cell>
          <table:table-cell office:value-type="float" office:value="10.153114">
            <text:p>10.153114</text:p>
          </table:table-cell>
          <table:table-cell office:value-type="float" office:value="0.026495">
            <text:p>0.026495</text:p>
          </table:table-cell>
          <table:table-cell office:value-type="float" office:value="-0.241814">
            <text:p>-0.241814</text:p>
          </table:table-cell>
          <table:table-cell office:value-type="float" office:value="1012.662598">
            <text:p>1012.662598</text:p>
          </table:table-cell>
          <table:table-cell office:value-type="float" office:value="-0.097276">
            <text:p>-0.097276</text:p>
          </table:table-cell>
          <table:table-cell office:value-type="float" office:value="-0.0874">
            <text:p>-0.0874</text:p>
          </table:table-cell>
          <table:table-cell table:formula="of:=[.L74]-0.026" office:value-type="float" office:value="-0.1134">
            <text:p>-0.1134</text:p>
          </table:table-cell>
          <table:table-cell office:value-type="float" office:value="10.153115">
            <text:p>10.153115</text:p>
          </table:table-cell>
          <table:table-cell office:value-type="float" office:value="-1728">
            <text:p>-1728</text:p>
          </table:table-cell>
          <table:table-cell office:value-type="float" office:value="374">
            <text:p>374</text:p>
          </table:table-cell>
          <table:table-cell office:value-type="float" office:value="14017">
            <text:p>14017</text:p>
          </table:table-cell>
          <table:table-cell office:value-type="float" office:value="29101">
            <text:p>29101</text:p>
          </table:table-cell>
          <table:table-cell office:value-type="float" office:value="32758.900391">
            <text:p>32758.900391</text:p>
          </table:table-cell>
          <table:table-cell office:value-type="float" office:value="2.508615">
            <text:p>2.508615</text:p>
          </table:table-cell>
          <table:table-cell office:value-type="float" office:value="2.800899">
            <text:p>2.800899</text:p>
          </table:table-cell>
          <table:table-cell office:value-type="float" office:value="38.813095">
            <text:p>38.813095</text:p>
          </table:table-cell>
        </table:table-row>
        <table:table-row table:style-name="ro1">
          <table:table-cell office:value-type="float" office:value="1459316">
            <text:p>1459316</text:p>
          </table:table-cell>
          <table:table-cell office:value-type="float" office:value="55">
            <text:p>55</text:p>
          </table:table-cell>
          <table:table-cell office:value-type="float" office:value="-6">
            <text:p>-6</text:p>
          </table:table-cell>
          <table:table-cell office:value-type="float" office:value="110.062561">
            <text:p>110.062561</text:p>
          </table:table-cell>
          <table:table-cell office:value-type="float" office:value="-0.08">
            <text:p>-0.08</text:p>
          </table:table-cell>
          <table:table-cell office:value-type="float" office:value="-0.021503">
            <text:p>-0.021503</text:p>
          </table:table-cell>
          <table:table-cell office:value-type="float" office:value="73.121269">
            <text:p>73.121269</text:p>
          </table:table-cell>
          <table:table-cell office:value-type="float" office:value="0.624536">
            <text:p>0.624536</text:p>
          </table:table-cell>
          <table:table-cell office:value-type="float" office:value="-1.323994">
            <text:p>-1.323994</text:p>
          </table:table-cell>
          <table:table-cell office:value-type="float" office:value="311.996277">
            <text:p>311.996277</text:p>
          </table:table-cell>
          <table:table-cell office:value-type="float" office:value="-0.311284">
            <text:p>-0.311284</text:p>
          </table:table-cell>
          <table:table-cell office:value-type="float" office:value="-0.083669">
            <text:p>-0.083669</text:p>
          </table:table-cell>
          <table:table-cell table:formula="of:=[.L75]-0.026" office:value-type="float" office:value="-0.109669">
            <text:p>-0.109669</text:p>
          </table:table-cell>
          <table:table-cell office:value-type="float" office:value="73.121262">
            <text:p>73.121262</text:p>
          </table:table-cell>
          <table:table-cell office:value-type="float" office:value="-1772">
            <text:p>-1772</text:p>
          </table:table-cell>
          <table:table-cell office:value-type="float" office:value="407">
            <text:p>407</text:p>
          </table:table-cell>
          <table:table-cell office:value-type="float" office:value="14022">
            <text:p>14022</text:p>
          </table:table-cell>
          <table:table-cell office:value-type="float" office:value="29103">
            <text:p>29103</text:p>
          </table:table-cell>
          <table:table-cell office:value-type="float" office:value="32755.318359">
            <text:p>32755.318359</text:p>
          </table:table-cell>
          <table:table-cell office:value-type="float" office:value="2.428615">
            <text:p>2.428615</text:p>
          </table:table-cell>
          <table:table-cell office:value-type="float" office:value="2.822402">
            <text:p>2.822402</text:p>
          </table:table-cell>
          <table:table-cell office:value-type="float" office:value="42.500278">
            <text:p>42.500278</text:p>
          </table:table-cell>
        </table:table-row>
        <table:table-row table:style-name="ro1">
          <table:table-cell office:value-type="float" office:value="1460344">
            <text:p>1460344</text:p>
          </table:table-cell>
          <table:table-cell office:value-type="float" office:value="54">
            <text:p>54</text:p>
          </table:table-cell>
          <table:table-cell office:value-type="float" office:value="-397">
            <text:p>-397</text:p>
          </table:table-cell>
          <table:table-cell office:value-type="float" office:value="834.44519">
            <text:p>834.44519</text:p>
          </table:table-cell>
          <table:table-cell office:value-type="float" office:value="-0.108505">
            <text:p>-0.108505</text:p>
          </table:table-cell>
          <table:table-cell office:value-type="float" office:value="-0.129018">
            <text:p>-0.129018</text:p>
          </table:table-cell>
          <table:table-cell office:value-type="float" office:value="18.905415">
            <text:p>18.905415</text:p>
          </table:table-cell>
          <table:table-cell office:value-type="float" office:value="-0.15708">
            <text:p>-0.15708</text:p>
          </table:table-cell>
          <table:table-cell office:value-type="float" office:value="-0.354342">
            <text:p>-0.354342</text:p>
          </table:table-cell>
          <table:table-cell office:value-type="float" office:value="125.580002">
            <text:p>125.580002</text:p>
          </table:table-cell>
          <table:table-cell office:value-type="float" office:value="-0.105549">
            <text:p>-0.105549</text:p>
          </table:table-cell>
          <table:table-cell office:value-type="float" office:value="-0.125504">
            <text:p>-0.125504</text:p>
          </table:table-cell>
          <table:table-cell table:formula="of:=[.L76]-0.026" office:value-type="float" office:value="-0.151504">
            <text:p>-0.151504</text:p>
          </table:table-cell>
          <table:table-cell office:value-type="float" office:value="18.905407">
            <text:p>18.905407</text:p>
          </table:table-cell>
          <table:table-cell office:value-type="float" office:value="-1813">
            <text:p>-1813</text:p>
          </table:table-cell>
          <table:table-cell office:value-type="float" office:value="442">
            <text:p>442</text:p>
          </table:table-cell>
          <table:table-cell office:value-type="float" office:value="14399">
            <text:p>14399</text:p>
          </table:table-cell>
          <table:table-cell office:value-type="float" office:value="29227">
            <text:p>29227</text:p>
          </table:table-cell>
          <table:table-cell office:value-type="float" office:value="33036.421875">
            <text:p>33036.421875</text:p>
          </table:table-cell>
          <table:table-cell office:value-type="float" office:value="2.32011">
            <text:p>2.32011</text:p>
          </table:table-cell>
          <table:table-cell office:value-type="float" office:value="2.95142">
            <text:p>2.95142</text:p>
          </table:table-cell>
          <table:table-cell office:value-type="float" office:value="43.603748">
            <text:p>43.603748</text:p>
          </table:table-cell>
        </table:table-row>
        <table:table-row table:style-name="ro1">
          <table:table-cell office:value-type="float" office:value="1461115">
            <text:p>1461115</text:p>
          </table:table-cell>
          <table:table-cell office:value-type="float" office:value="64">
            <text:p>64</text:p>
          </table:table-cell>
          <table:table-cell office:value-type="float" office:value="-289">
            <text:p>-289</text:p>
          </table:table-cell>
          <table:table-cell office:value-type="float" office:value="551.423523">
            <text:p>551.423523</text:p>
          </table:table-cell>
          <table:table-cell office:value-type="float" office:value="-0.02">
            <text:p>-0.02</text:p>
          </table:table-cell>
          <table:table-cell office:value-type="float" office:value="0.013148">
            <text:p>0.013148</text:p>
          </table:table-cell>
          <table:table-cell office:value-type="float" office:value="165.741608">
            <text:p>165.741608</text:p>
          </table:table-cell>
          <table:table-cell office:value-type="float" office:value="0.039533">
            <text:p>0.039533</text:p>
          </table:table-cell>
          <table:table-cell office:value-type="float" office:value="0.014365">
            <text:p>0.014365</text:p>
          </table:table-cell>
          <table:table-cell office:value-type="float" office:value="63.662643">
            <text:p>63.662643</text:p>
          </table:table-cell>
          <table:table-cell office:value-type="float" office:value="-0.02594">
            <text:p>-0.02594</text:p>
          </table:table-cell>
          <table:table-cell office:value-type="float" office:value="0.017054">
            <text:p>0.017054</text:p>
          </table:table-cell>
          <table:table-cell table:formula="of:=[.L77]-0.026" office:value-type="float" office:value="-0.008946">
            <text:p>-0.008946</text:p>
          </table:table-cell>
          <table:table-cell office:value-type="float" office:value="165.741623">
            <text:p>165.741623</text:p>
          </table:table-cell>
          <table:table-cell office:value-type="float" office:value="-1857">
            <text:p>-1857</text:p>
          </table:table-cell>
          <table:table-cell office:value-type="float" office:value="489">
            <text:p>489</text:p>
          </table:table-cell>
          <table:table-cell office:value-type="float" office:value="14683">
            <text:p>14683</text:p>
          </table:table-cell>
          <table:table-cell office:value-type="float" office:value="29282">
            <text:p>29282</text:p>
          </table:table-cell>
          <table:table-cell office:value-type="float" office:value="33205.546875">
            <text:p>33205.546875</text:p>
          </table:table-cell>
          <table:table-cell office:value-type="float" office:value="2.30011">
            <text:p>2.30011</text:p>
          </table:table-cell>
          <table:table-cell office:value-type="float" office:value="2.938272">
            <text:p>2.938272</text:p>
          </table:table-cell>
          <table:table-cell office:value-type="float" office:value="45.424057">
            <text:p>45.424057</text:p>
          </table:table-cell>
        </table:table-row>
        <table:table-row table:style-name="ro1">
          <table:table-cell office:value-type="float" office:value="1461372">
            <text:p>1461372</text:p>
          </table:table-cell>
          <table:table-cell office:value-type="float" office:value="77">
            <text:p>77</text:p>
          </table:table-cell>
          <table:table-cell office:value-type="float" office:value="-102">
            <text:p>-102</text:p>
          </table:table-cell>
          <table:table-cell office:value-type="float" office:value="232.463028">
            <text:p>232.463028</text:p>
          </table:table-cell>
          <table:table-cell office:value-type="float" office:value="-0.02768">
            <text:p>-0.02768</text:p>
          </table:table-cell>
          <table:table-cell office:value-type="float" office:value="-0.008286">
            <text:p>-0.008286</text:p>
          </table:table-cell>
          <table:table-cell office:value-type="float" office:value="70.064087">
            <text:p>70.064087</text:p>
          </table:table-cell>
          <table:table-cell office:value-type="float" office:value="0.842809">
            <text:p>0.842809</text:p>
          </table:table-cell>
          <table:table-cell office:value-type="float" office:value="-0.086191">
            <text:p>-0.086191</text:p>
          </table:table-cell>
          <table:table-cell office:value-type="float" office:value="110.226669">
            <text:p>110.226669</text:p>
          </table:table-cell>
          <table:table-cell office:value-type="float" office:value="-0.107703">
            <text:p>-0.107703</text:p>
          </table:table-cell>
          <table:table-cell office:value-type="float" office:value="-0.032242">
            <text:p>-0.032242</text:p>
          </table:table-cell>
          <table:table-cell table:formula="of:=[.L78]-0.026" office:value-type="float" office:value="-0.058242">
            <text:p>-0.058242</text:p>
          </table:table-cell>
          <table:table-cell office:value-type="float" office:value="70.064079">
            <text:p>70.064079</text:p>
          </table:table-cell>
          <table:table-cell office:value-type="float" office:value="-1908">
            <text:p>-1908</text:p>
          </table:table-cell>
          <table:table-cell office:value-type="float" office:value="546">
            <text:p>546</text:p>
          </table:table-cell>
          <table:table-cell office:value-type="float" office:value="14783">
            <text:p>14783</text:p>
          </table:table-cell>
          <table:table-cell office:value-type="float" office:value="29303">
            <text:p>29303</text:p>
          </table:table-cell>
          <table:table-cell office:value-type="float" office:value="33249.878906">
            <text:p>33249.878906</text:p>
          </table:table-cell>
          <table:table-cell office:value-type="float" office:value="2.272431">
            <text:p>2.272431</text:p>
          </table:table-cell>
          <table:table-cell office:value-type="float" office:value="2.946558">
            <text:p>2.946558</text:p>
          </table:table-cell>
          <table:table-cell office:value-type="float" office:value="46.830772">
            <text:p>46.830772</text:p>
          </table:table-cell>
        </table:table-row>
        <table:table-row table:style-name="ro1">
          <table:table-cell office:value-type="float" office:value="1462143">
            <text:p>1462143</text:p>
          </table:table-cell>
          <table:table-cell office:value-type="float" office:value="80">
            <text:p>80</text:p>
          </table:table-cell>
          <table:table-cell office:value-type="float" office:value="-87">
            <text:p>-87</text:p>
          </table:table-cell>
          <table:table-cell office:value-type="float" office:value="208.518677">
            <text:p>208.518677</text:p>
          </table:table-cell>
          <table:table-cell office:value-type="float" office:value="-0.01">
            <text:p>-0.01</text:p>
          </table:table-cell>
          <table:table-cell office:value-type="float" office:value="0.006471">
            <text:p>0.006471</text:p>
          </table:table-cell>
          <table:table-cell office:value-type="float" office:value="164.714401">
            <text:p>164.714401</text:p>
          </table:table-cell>
          <table:table-cell office:value-type="float" office:value="-0.25402">
            <text:p>-0.25402</text:p>
          </table:table-cell>
          <table:table-cell office:value-type="float" office:value="0.368707">
            <text:p>0.368707</text:p>
          </table:table-cell>
          <table:table-cell office:value-type="float" office:value="245.148773">
            <text:p>245.148773</text:p>
          </table:table-cell>
          <table:table-cell office:value-type="float" office:value="-0.01297">
            <text:p>-0.01297</text:p>
          </table:table-cell>
          <table:table-cell office:value-type="float" office:value="0.008394">
            <text:p>0.008394</text:p>
          </table:table-cell>
          <table:table-cell table:formula="of:=[.L79]-0.026" office:value-type="float" office:value="-0.017606">
            <text:p>-0.017606</text:p>
          </table:table-cell>
          <table:table-cell office:value-type="float" office:value="164.714401">
            <text:p>164.714401</text:p>
          </table:table-cell>
          <table:table-cell office:value-type="float" office:value="-1960">
            <text:p>-1960</text:p>
          </table:table-cell>
          <table:table-cell office:value-type="float" office:value="607">
            <text:p>607</text:p>
          </table:table-cell>
          <table:table-cell office:value-type="float" office:value="14868">
            <text:p>14868</text:p>
          </table:table-cell>
          <table:table-cell office:value-type="float" office:value="29320">
            <text:p>29320</text:p>
          </table:table-cell>
          <table:table-cell office:value-type="float" office:value="33280.894531">
            <text:p>33280.894531</text:p>
          </table:table-cell>
          <table:table-cell office:value-type="float" office:value="2.262431">
            <text:p>2.262431</text:p>
          </table:table-cell>
          <table:table-cell office:value-type="float" office:value="2.940087">
            <text:p>2.940087</text:p>
          </table:table-cell>
          <table:table-cell office:value-type="float" office:value="47.765804">
            <text:p>47.765804</text:p>
          </table:table-cell>
        </table:table-row>
        <table:table-row table:style-name="ro1">
          <table:table-cell office:value-type="float" office:value="1462400">
            <text:p>1462400</text:p>
          </table:table-cell>
          <table:table-cell office:value-type="float" office:value="77">
            <text:p>77</text:p>
          </table:table-cell>
          <table:table-cell office:value-type="float" office:value="-37">
            <text:p>-37</text:p>
          </table:table-cell>
          <table:table-cell office:value-type="float" office:value="147.439972">
            <text:p>147.439972</text:p>
          </table:table-cell>
          <table:table-cell office:value-type="float" office:value="-0.02768">
            <text:p>-0.02768</text:p>
          </table:table-cell>
          <table:table-cell office:value-type="float" office:value="-0.010101">
            <text:p>-0.010101</text:p>
          </table:table-cell>
          <table:table-cell office:value-type="float" office:value="63.507874">
            <text:p>63.507874</text:p>
          </table:table-cell>
          <table:table-cell office:value-type="float" office:value="0.76206">
            <text:p>0.76206</text:p>
          </table:table-cell>
          <table:table-cell office:value-type="float" office:value="-0.114922">
            <text:p>-0.114922</text:p>
          </table:table-cell>
          <table:table-cell office:value-type="float" office:value="115.080391">
            <text:p>115.080391</text:p>
          </table:table-cell>
          <table:table-cell office:value-type="float" office:value="-0.107703">
            <text:p>-0.107703</text:p>
          </table:table-cell>
          <table:table-cell office:value-type="float" office:value="-0.039303">
            <text:p>-0.039303</text:p>
          </table:table-cell>
          <table:table-cell table:formula="of:=[.L80]-0.026" office:value-type="float" office:value="-0.065303">
            <text:p>-0.065303</text:p>
          </table:table-cell>
          <table:table-cell office:value-type="float" office:value="63.507862">
            <text:p>63.507862</text:p>
          </table:table-cell>
          <table:table-cell office:value-type="float" office:value="-2009">
            <text:p>-2009</text:p>
          </table:table-cell>
          <table:table-cell office:value-type="float" office:value="666">
            <text:p>666</text:p>
          </table:table-cell>
          <table:table-cell office:value-type="float" office:value="14904">
            <text:p>14904</text:p>
          </table:table-cell>
          <table:table-cell office:value-type="float" office:value="29327">
            <text:p>29327</text:p>
          </table:table-cell>
          <table:table-cell office:value-type="float" office:value="33279.160156">
            <text:p>33279.160156</text:p>
          </table:table-cell>
          <table:table-cell office:value-type="float" office:value="2.234751">
            <text:p>2.234751</text:p>
          </table:table-cell>
          <table:table-cell office:value-type="float" office:value="2.950187">
            <text:p>2.950187</text:p>
          </table:table-cell>
          <table:table-cell office:value-type="float" office:value="49.144043">
            <text:p>49.144043</text:p>
          </table:table-cell>
        </table:table-row>
        <table:table-row table:style-name="ro1">
          <table:table-cell office:value-type="float" office:value="1463428">
            <text:p>1463428</text:p>
          </table:table-cell>
          <table:table-cell office:value-type="float" office:value="55">
            <text:p>55</text:p>
          </table:table-cell>
          <table:table-cell office:value-type="float" office:value="-607">
            <text:p>-607</text:p>
          </table:table-cell>
          <table:table-cell office:value-type="float" office:value="1202.914795">
            <text:p>1202.914795</text:p>
          </table:table-cell>
          <table:table-cell office:value-type="float" office:value="-0.115">
            <text:p>-0.115</text:p>
          </table:table-cell>
          <table:table-cell office:value-type="float" office:value="-0.141892">
            <text:p>-0.141892</text:p>
          </table:table-cell>
          <table:table-cell office:value-type="float" office:value="23.384632">
            <text:p>23.384632</text:p>
          </table:table-cell>
          <table:table-cell office:value-type="float" office:value="-0.239406">
            <text:p>-0.239406</text:p>
          </table:table-cell>
          <table:table-cell office:value-type="float" office:value="-0.435745">
            <text:p>-0.435745</text:p>
          </table:table-cell>
          <table:table-cell office:value-type="float" office:value="82.011093">
            <text:p>82.011093</text:p>
          </table:table-cell>
          <table:table-cell office:value-type="float" office:value="-0.111868">
            <text:p>-0.111868</text:p>
          </table:table-cell>
          <table:table-cell office:value-type="float" office:value="-0.138028">
            <text:p>-0.138028</text:p>
          </table:table-cell>
          <table:table-cell table:formula="of:=[.L81]-0.026" office:value-type="float" office:value="-0.164028">
            <text:p>-0.164028</text:p>
          </table:table-cell>
          <table:table-cell office:value-type="float" office:value="23.384642">
            <text:p>23.384642</text:p>
          </table:table-cell>
          <table:table-cell office:value-type="float" office:value="-2043">
            <text:p>-2043</text:p>
          </table:table-cell>
          <table:table-cell office:value-type="float" office:value="709">
            <text:p>709</text:p>
          </table:table-cell>
          <table:table-cell office:value-type="float" office:value="15500">
            <text:p>15500</text:p>
          </table:table-cell>
          <table:table-cell office:value-type="float" office:value="29442">
            <text:p>29442</text:p>
          </table:table-cell>
          <table:table-cell office:value-type="float" office:value="33665.148438">
            <text:p>33665.148438</text:p>
          </table:table-cell>
          <table:table-cell office:value-type="float" office:value="2.119751">
            <text:p>2.119751</text:p>
          </table:table-cell>
          <table:table-cell office:value-type="float" office:value="3.09208">
            <text:p>3.09208</text:p>
          </table:table-cell>
          <table:table-cell office:value-type="float" office:value="50.541531">
            <text:p>50.541531</text:p>
          </table:table-cell>
        </table:table-row>
        <table:table-row table:style-name="ro1">
          <table:table-cell office:value-type="float" office:value="1463685">
            <text:p>1463685</text:p>
          </table:table-cell>
          <table:table-cell office:value-type="float" office:value="68">
            <text:p>68</text:p>
          </table:table-cell>
          <table:table-cell office:value-type="float" office:value="-154">
            <text:p>-154</text:p>
          </table:table-cell>
          <table:table-cell office:value-type="float" office:value="326.969208">
            <text:p>326.969208</text:p>
          </table:table-cell>
          <table:table-cell office:value-type="float" office:value="-0.128444">
            <text:p>-0.128444</text:p>
          </table:table-cell>
          <table:table-cell office:value-type="float" office:value="-0.039959">
            <text:p>-0.039959</text:p>
          </table:table-cell>
          <table:table-cell office:value-type="float" office:value="68.890381">
            <text:p>68.890381</text:p>
          </table:table-cell>
          <table:table-cell office:value-type="float" office:value="0.82136">
            <text:p>0.82136</text:p>
          </table:table-cell>
          <table:table-cell office:value-type="float" office:value="-0.040701">
            <text:p>-0.040701</text:p>
          </table:table-cell>
          <table:table-cell office:value-type="float" office:value="104.955376">
            <text:p>104.955376</text:p>
          </table:table-cell>
          <table:table-cell office:value-type="float" office:value="-0.499784">
            <text:p>-0.499784</text:p>
          </table:table-cell>
          <table:table-cell office:value-type="float" office:value="-0.155481">
            <text:p>-0.155481</text:p>
          </table:table-cell>
          <table:table-cell table:formula="of:=[.L82]-0.026" office:value-type="float" office:value="-0.181481">
            <text:p>-0.181481</text:p>
          </table:table-cell>
          <table:table-cell office:value-type="float" office:value="68.890373">
            <text:p>68.890373</text:p>
          </table:table-cell>
          <table:table-cell office:value-type="float" office:value="-2078">
            <text:p>-2078</text:p>
          </table:table-cell>
          <table:table-cell office:value-type="float" office:value="767">
            <text:p>767</text:p>
          </table:table-cell>
          <table:table-cell office:value-type="float" office:value="15654">
            <text:p>15654</text:p>
          </table:table-cell>
          <table:table-cell office:value-type="float" office:value="29450">
            <text:p>29450</text:p>
          </table:table-cell>
          <table:table-cell office:value-type="float" office:value="33721.480469">
            <text:p>33721.480469</text:p>
          </table:table-cell>
          <table:table-cell office:value-type="float" office:value="1.991307">
            <text:p>1.991307</text:p>
          </table:table-cell>
          <table:table-cell office:value-type="float" office:value="3.132038">
            <text:p>3.132038</text:p>
          </table:table-cell>
          <table:table-cell office:value-type="float" office:value="58.245205">
            <text:p>58.245205</text:p>
          </table:table-cell>
        </table:table-row>
        <table:table-row table:style-name="ro1">
          <table:table-cell office:value-type="float" office:value="1464456">
            <text:p>1464456</text:p>
          </table:table-cell>
          <table:table-cell office:value-type="float" office:value="57">
            <text:p>57</text:p>
          </table:table-cell>
          <table:table-cell office:value-type="float" office:value="-378">
            <text:p>-378</text:p>
          </table:table-cell>
          <table:table-cell office:value-type="float" office:value="762.499146">
            <text:p>762.499146</text:p>
          </table:table-cell>
          <table:table-cell office:value-type="float" office:value="-0.108451">
            <text:p>-0.108451</text:p>
          </table:table-cell>
          <table:table-cell office:value-type="float" office:value="-0.091833">
            <text:p>-0.091833</text:p>
          </table:table-cell>
          <table:table-cell office:value-type="float" office:value="15.323456">
            <text:p>15.323456</text:p>
          </table:table-cell>
          <table:table-cell office:value-type="float" office:value="-0.247291">
            <text:p>-0.247291</text:p>
          </table:table-cell>
          <table:table-cell office:value-type="float" office:value="0.143652">
            <text:p>0.143652</text:p>
          </table:table-cell>
          <table:table-cell office:value-type="float" office:value="158.090286">
            <text:p>158.090286</text:p>
          </table:table-cell>
          <table:table-cell office:value-type="float" office:value="-0.140663">
            <text:p>-0.140663</text:p>
          </table:table-cell>
          <table:table-cell office:value-type="float" office:value="-0.119109">
            <text:p>-0.119109</text:p>
          </table:table-cell>
          <table:table-cell table:formula="of:=[.L83]-0.026" office:value-type="float" office:value="-0.145109">
            <text:p>-0.145109</text:p>
          </table:table-cell>
          <table:table-cell office:value-type="float" office:value="15.323456">
            <text:p>15.323456</text:p>
          </table:table-cell>
          <table:table-cell office:value-type="float" office:value="-2101">
            <text:p>-2101</text:p>
          </table:table-cell>
          <table:table-cell office:value-type="float" office:value="819">
            <text:p>819</text:p>
          </table:table-cell>
          <table:table-cell office:value-type="float" office:value="16032">
            <text:p>16032</text:p>
          </table:table-cell>
          <table:table-cell office:value-type="float" office:value="29454">
            <text:p>29454</text:p>
          </table:table-cell>
          <table:table-cell office:value-type="float" office:value="33893.492188">
            <text:p>33893.492188</text:p>
          </table:table-cell>
          <table:table-cell office:value-type="float" office:value="1.882855">
            <text:p>1.882855</text:p>
          </table:table-cell>
          <table:table-cell office:value-type="float" office:value="3.059314">
            <text:p>3.059314</text:p>
          </table:table-cell>
          <table:table-cell office:value-type="float" office:value="62.482716">
            <text:p>62.482716</text:p>
          </table:table-cell>
        </table:table-row>
        <table:table-row table:style-name="ro1">
          <table:table-cell office:value-type="float" office:value="1465484">
            <text:p>1465484</text:p>
          </table:table-cell>
          <table:table-cell office:value-type="float" office:value="52">
            <text:p>52</text:p>
          </table:table-cell>
          <table:table-cell office:value-type="float" office:value="-91">
            <text:p>-91</text:p>
          </table:table-cell>
          <table:table-cell office:value-type="float" office:value="275.162018">
            <text:p>275.162018</text:p>
          </table:table-cell>
          <table:table-cell office:value-type="float" office:value="-0.083301">
            <text:p>-0.083301</text:p>
          </table:table-cell>
          <table:table-cell office:value-type="float" office:value="-0.096284">
            <text:p>-0.096284</text:p>
          </table:table-cell>
          <table:table-cell office:value-type="float" office:value="15.585798">
            <text:p>15.585798</text:p>
          </table:table-cell>
          <table:table-cell office:value-type="float" office:value="-0.02271">
            <text:p>-0.02271</text:p>
          </table:table-cell>
          <table:table-cell office:value-type="float" office:value="0.390255">
            <text:p>0.390255</text:p>
          </table:table-cell>
          <table:table-cell office:value-type="float" office:value="1818.396362">
            <text:p>1818.396362</text:p>
          </table:table-cell>
          <table:table-cell office:value-type="float" office:value="-0.081032">
            <text:p>-0.081032</text:p>
          </table:table-cell>
          <table:table-cell office:value-type="float" office:value="-0.093662">
            <text:p>-0.093662</text:p>
          </table:table-cell>
          <table:table-cell table:formula="of:=[.L84]-0.026" office:value-type="float" office:value="-0.119662">
            <text:p>-0.119662</text:p>
          </table:table-cell>
          <table:table-cell office:value-type="float" office:value="15.585788">
            <text:p>15.585788</text:p>
          </table:table-cell>
          <table:table-cell office:value-type="float" office:value="-2117">
            <text:p>-2117</text:p>
          </table:table-cell>
          <table:table-cell office:value-type="float" office:value="868">
            <text:p>868</text:p>
          </table:table-cell>
          <table:table-cell office:value-type="float" office:value="16123">
            <text:p>16123</text:p>
          </table:table-cell>
          <table:table-cell office:value-type="float" office:value="29447">
            <text:p>29447</text:p>
          </table:table-cell>
          <table:table-cell office:value-type="float" office:value="33903.640625">
            <text:p>33903.640625</text:p>
          </table:table-cell>
          <table:table-cell office:value-type="float" office:value="1.799554">
            <text:p>1.799554</text:p>
          </table:table-cell>
          <table:table-cell office:value-type="float" office:value="2.96303">
            <text:p>2.96303</text:p>
          </table:table-cell>
          <table:table-cell office:value-type="float" office:value="64.653557">
            <text:p>64.653557</text:p>
          </table:table-cell>
        </table:table-row>
        <table:table-row table:style-name="ro1">
          <table:table-cell office:value-type="float" office:value="1466512">
            <text:p>1466512</text:p>
          </table:table-cell>
          <table:table-cell office:value-type="float" office:value="59">
            <text:p>59</text:p>
          </table:table-cell>
          <table:table-cell office:value-type="float" office:value="99">
            <text:p>99</text:p>
          </table:table-cell>
          <table:table-cell office:value-type="float" office:value="67.249748">
            <text:p>67.249748</text:p>
          </table:table-cell>
          <table:table-cell office:value-type="float" office:value="-0.098333">
            <text:p>-0.098333</text:p>
          </table:table-cell>
          <table:table-cell office:value-type="float" office:value="-0.090258">
            <text:p>-0.090258</text:p>
          </table:table-cell>
          <table:table-cell office:value-type="float" office:value="8.212446">
            <text:p>8.212446</text:p>
          </table:table-cell>
          <table:table-cell office:value-type="float" office:value="0.006624">
            <text:p>0.006624</text:p>
          </table:table-cell>
          <table:table-cell office:value-type="float" office:value="0.179565">
            <text:p>0.179565</text:p>
          </table:table-cell>
          <table:table-cell office:value-type="float" office:value="2610.879639">
            <text:p>2610.879639</text:p>
          </table:table-cell>
          <table:table-cell office:value-type="float" office:value="-0.095655">
            <text:p>-0.095655</text:p>
          </table:table-cell>
          <table:table-cell office:value-type="float" office:value="-0.087799">
            <text:p>-0.087799</text:p>
          </table:table-cell>
          <table:table-cell table:formula="of:=[.L85]-0.026" office:value-type="float" office:value="-0.113799">
            <text:p>-0.113799</text:p>
          </table:table-cell>
          <table:table-cell office:value-type="float" office:value="8.21244">
            <text:p>8.21244</text:p>
          </table:table-cell>
          <table:table-cell office:value-type="float" office:value="-2130">
            <text:p>-2130</text:p>
          </table:table-cell>
          <table:table-cell office:value-type="float" office:value="925">
            <text:p>925</text:p>
          </table:table-cell>
          <table:table-cell office:value-type="float" office:value="16026">
            <text:p>16026</text:p>
          </table:table-cell>
          <table:table-cell office:value-type="float" office:value="29465">
            <text:p>29465</text:p>
          </table:table-cell>
          <table:table-cell office:value-type="float" office:value="33825.609375">
            <text:p>33825.609375</text:p>
          </table:table-cell>
          <table:table-cell office:value-type="float" office:value="1.701221">
            <text:p>1.701221</text:p>
          </table:table-cell>
          <table:table-cell office:value-type="float" office:value="2.872772">
            <text:p>2.872772</text:p>
          </table:table-cell>
          <table:table-cell office:value-type="float" office:value="68.865326">
            <text:p>68.865326</text:p>
          </table:table-cell>
        </table:table-row>
        <table:table-row table:style-name="ro1">
          <table:table-cell office:value-type="float" office:value="1466769">
            <text:p>1466769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93.341103">
            <text:p>93.341103</text:p>
          </table:table-cell>
          <table:table-cell office:value-type="float" office:value="-0.09">
            <text:p>-0.09</text:p>
          </table:table-cell>
          <table:table-cell office:value-type="float" office:value="-0.027769">
            <text:p>-0.027769</text:p>
          </table:table-cell>
          <table:table-cell office:value-type="float" office:value="69.145569">
            <text:p>69.145569</text:p>
          </table:table-cell>
          <table:table-cell office:value-type="float" office:value="0.639677">
            <text:p>0.639677</text:p>
          </table:table-cell>
          <table:table-cell office:value-type="float" office:value="-0.316035">
            <text:p>-0.316035</text:p>
          </table:table-cell>
          <table:table-cell office:value-type="float" office:value="149.405365">
            <text:p>149.405365</text:p>
          </table:table-cell>
          <table:table-cell office:value-type="float" office:value="-0.350195">
            <text:p>-0.350195</text:p>
          </table:table-cell>
          <table:table-cell office:value-type="float" office:value="-0.108051">
            <text:p>-0.108051</text:p>
          </table:table-cell>
          <table:table-cell table:formula="of:=[.L86]-0.026" office:value-type="float" office:value="-0.134051">
            <text:p>-0.134051</text:p>
          </table:table-cell>
          <table:table-cell office:value-type="float" office:value="69.145569">
            <text:p>69.145569</text:p>
          </table:table-cell>
          <table:table-cell office:value-type="float" office:value="-2137">
            <text:p>-2137</text:p>
          </table:table-cell>
          <table:table-cell office:value-type="float" office:value="982">
            <text:p>982</text:p>
          </table:table-cell>
          <table:table-cell office:value-type="float" office:value="16022">
            <text:p>16022</text:p>
          </table:table-cell>
          <table:table-cell office:value-type="float" office:value="29466">
            <text:p>29466</text:p>
          </table:table-cell>
          <table:table-cell office:value-type="float" office:value="33779.988281">
            <text:p>33779.988281</text:p>
          </table:table-cell>
          <table:table-cell office:value-type="float" office:value="1.611221">
            <text:p>1.611221</text:p>
          </table:table-cell>
          <table:table-cell office:value-type="float" office:value="2.845003">
            <text:p>2.845003</text:p>
          </table:table-cell>
          <table:table-cell office:value-type="float" office:value="76.574371">
            <text:p>76.574371</text:p>
          </table:table-cell>
        </table:table-row>
        <table:table-row table:style-name="ro1">
          <table:table-cell office:value-type="float" office:value="1467797">
            <text:p>1467797</text:p>
          </table:table-cell>
          <table:table-cell office:value-type="float" office:value="52">
            <text:p>52</text:p>
          </table:table-cell>
          <table:table-cell office:value-type="float" office:value="-139">
            <text:p>-139</text:p>
          </table:table-cell>
          <table:table-cell office:value-type="float" office:value="367.609833">
            <text:p>367.609833</text:p>
          </table:table-cell>
          <table:table-cell office:value-type="float" office:value="-0.083301">
            <text:p>-0.083301</text:p>
          </table:table-cell>
          <table:table-cell office:value-type="float" office:value="-0.072179">
            <text:p>-0.072179</text:p>
          </table:table-cell>
          <table:table-cell office:value-type="float" office:value="13.351759">
            <text:p>13.351759</text:p>
          </table:table-cell>
          <table:table-cell office:value-type="float" office:value="-0.166543">
            <text:p>-0.166543</text:p>
          </table:table-cell>
          <table:table-cell office:value-type="float" office:value="-0.146046">
            <text:p>-0.146046</text:p>
          </table:table-cell>
          <table:table-cell office:value-type="float" office:value="12.307165">
            <text:p>12.307165</text:p>
          </table:table-cell>
          <table:table-cell office:value-type="float" office:value="-0.081032">
            <text:p>-0.081032</text:p>
          </table:table-cell>
          <table:table-cell office:value-type="float" office:value="-0.070213">
            <text:p>-0.070213</text:p>
          </table:table-cell>
          <table:table-cell table:formula="of:=[.L87]-0.026" office:value-type="float" office:value="-0.096213">
            <text:p>-0.096213</text:p>
          </table:table-cell>
          <table:table-cell office:value-type="float" office:value="13.351764">
            <text:p>13.351764</text:p>
          </table:table-cell>
          <table:table-cell office:value-type="float" office:value="-2139">
            <text:p>-2139</text:p>
          </table:table-cell>
          <table:table-cell office:value-type="float" office:value="1034">
            <text:p>1034</text:p>
          </table:table-cell>
          <table:table-cell office:value-type="float" office:value="16155">
            <text:p>16155</text:p>
          </table:table-cell>
          <table:table-cell office:value-type="float" office:value="29425">
            <text:p>29425</text:p>
          </table:table-cell>
          <table:table-cell office:value-type="float" office:value="33774.539063">
            <text:p>33774.539063</text:p>
          </table:table-cell>
          <table:table-cell office:value-type="float" office:value="1.52792">
            <text:p>1.52792</text:p>
          </table:table-cell>
          <table:table-cell office:value-type="float" office:value="2.772824">
            <text:p>2.772824</text:p>
          </table:table-cell>
          <table:table-cell office:value-type="float" office:value="81.477066">
            <text:p>81.477066</text:p>
          </table:table-cell>
        </table:table-row>
        <table:table-row table:style-name="ro1">
          <table:table-cell office:value-type="float" office:value="1468054">
            <text:p>1468054</text:p>
          </table:table-cell>
          <table:table-cell office:value-type="float" office:value="59">
            <text:p>59</text:p>
          </table:table-cell>
          <table:table-cell office:value-type="float" office:value="-21">
            <text:p>-21</text:p>
          </table:table-cell>
          <table:table-cell office:value-type="float" office:value="136.182755">
            <text:p>136.182755</text:p>
          </table:table-cell>
          <table:table-cell office:value-type="float" office:value="-0.083205">
            <text:p>-0.083205</text:p>
          </table:table-cell>
          <table:table-cell office:value-type="float" office:value="-0.027564">
            <text:p>-0.027564</text:p>
          </table:table-cell>
          <table:table-cell office:value-type="float" office:value="66.87278">
            <text:p>66.87278</text:p>
          </table:table-cell>
          <table:table-cell office:value-type="float" office:value="0.696453">
            <text:p>0.696453</text:p>
          </table:table-cell>
          <table:table-cell office:value-type="float" office:value="0.203507">
            <text:p>0.203507</text:p>
          </table:table-cell>
          <table:table-cell office:value-type="float" office:value="70.779465">
            <text:p>70.779465</text:p>
          </table:table-cell>
          <table:table-cell office:value-type="float" office:value="-0.323755">
            <text:p>-0.323755</text:p>
          </table:table-cell>
          <table:table-cell office:value-type="float" office:value="-0.107251">
            <text:p>-0.107251</text:p>
          </table:table-cell>
          <table:table-cell table:formula="of:=[.L88]-0.026" office:value-type="float" office:value="-0.133251">
            <text:p>-0.133251</text:p>
          </table:table-cell>
          <table:table-cell office:value-type="float" office:value="66.87278">
            <text:p>66.87278</text:p>
          </table:table-cell>
          <table:table-cell office:value-type="float" office:value="-2136">
            <text:p>-2136</text:p>
          </table:table-cell>
          <table:table-cell office:value-type="float" office:value="1093">
            <text:p>1093</text:p>
          </table:table-cell>
          <table:table-cell office:value-type="float" office:value="16175">
            <text:p>16175</text:p>
          </table:table-cell>
          <table:table-cell office:value-type="float" office:value="29417">
            <text:p>29417</text:p>
          </table:table-cell>
          <table:table-cell office:value-type="float" office:value="33727.460938">
            <text:p>33727.460938</text:p>
          </table:table-cell>
          <table:table-cell office:value-type="float" office:value="1.444715">
            <text:p>1.444715</text:p>
          </table:table-cell>
          <table:table-cell office:value-type="float" office:value="2.745261">
            <text:p>2.745261</text:p>
          </table:table-cell>
          <table:table-cell office:value-type="float" office:value="90.02095">
            <text:p>90.02095</text:p>
          </table:table-cell>
        </table:table-row>
        <table:table-row table:style-name="ro1">
          <table:table-cell office:value-type="float" office:value="1468825">
            <text:p>1468825</text:p>
          </table:table-cell>
          <table:table-cell office:value-type="float" office:value="55">
            <text:p>55</text:p>
          </table:table-cell>
          <table:table-cell office:value-type="float" office:value="-179">
            <text:p>-179</text:p>
          </table:table-cell>
          <table:table-cell office:value-type="float" office:value="426.042999">
            <text:p>426.042999</text:p>
          </table:table-cell>
          <table:table-cell office:value-type="float" office:value="-0.115">
            <text:p>-0.115</text:p>
          </table:table-cell>
          <table:table-cell office:value-type="float" office:value="-0.103543">
            <text:p>-0.103543</text:p>
          </table:table-cell>
          <table:table-cell office:value-type="float" office:value="9.962566">
            <text:p>9.962566</text:p>
          </table:table-cell>
          <table:table-cell office:value-type="float" office:value="-0.205235">
            <text:p>-0.205235</text:p>
          </table:table-cell>
          <table:table-cell office:value-type="float" office:value="-0.19393">
            <text:p>-0.19393</text:p>
          </table:table-cell>
          <table:table-cell office:value-type="float" office:value="5.50808">
            <text:p>5.50808</text:p>
          </table:table-cell>
          <table:table-cell office:value-type="float" office:value="-0.149157">
            <text:p>-0.149157</text:p>
          </table:table-cell>
          <table:table-cell office:value-type="float" office:value="-0.134297">
            <text:p>-0.134297</text:p>
          </table:table-cell>
          <table:table-cell table:formula="of:=[.L89]-0.026" office:value-type="float" office:value="-0.160297">
            <text:p>-0.160297</text:p>
          </table:table-cell>
          <table:table-cell office:value-type="float" office:value="9.962564">
            <text:p>9.962564</text:p>
          </table:table-cell>
          <table:table-cell office:value-type="float" office:value="-2129">
            <text:p>-2129</text:p>
          </table:table-cell>
          <table:table-cell office:value-type="float" office:value="1148">
            <text:p>1148</text:p>
          </table:table-cell>
          <table:table-cell office:value-type="float" office:value="16340">
            <text:p>16340</text:p>
          </table:table-cell>
          <table:table-cell office:value-type="float" office:value="29348">
            <text:p>29348</text:p>
          </table:table-cell>
          <table:table-cell office:value-type="float" office:value="33709.699219">
            <text:p>33709.699219</text:p>
          </table:table-cell>
          <table:table-cell office:value-type="float" office:value="1.329715">
            <text:p>1.329715</text:p>
          </table:table-cell>
          <table:table-cell office:value-type="float" office:value="2.641718">
            <text:p>2.641718</text:p>
          </table:table-cell>
          <table:table-cell office:value-type="float" office:value="98.667999">
            <text:p>98.667999</text:p>
          </table:table-cell>
        </table:table-row>
        <table:table-row table:style-name="ro1">
          <table:table-cell office:value-type="float" office:value="1469082">
            <text:p>1469082</text:p>
          </table:table-cell>
          <table:table-cell office:value-type="float" office:value="61">
            <text:p>61</text:p>
          </table:table-cell>
          <table:table-cell office:value-type="float" office:value="-77">
            <text:p>-77</text:p>
          </table:table-cell>
          <table:table-cell office:value-type="float" office:value="225.988678">
            <text:p>225.988678</text:p>
          </table:table-cell>
          <table:table-cell office:value-type="float" office:value="-0.108388">
            <text:p>-0.108388</text:p>
          </table:table-cell>
          <table:table-cell office:value-type="float" office:value="-0.036808">
            <text:p>-0.036808</text:p>
          </table:table-cell>
          <table:table-cell office:value-type="float" office:value="66.04023">
            <text:p>66.04023</text:p>
          </table:table-cell>
          <table:table-cell office:value-type="float" office:value="0.645985">
            <text:p>0.645985</text:p>
          </table:table-cell>
          <table:table-cell office:value-type="float" office:value="-0.258574">
            <text:p>-0.258574</text:p>
          </table:table-cell>
          <table:table-cell office:value-type="float" office:value="140.027817">
            <text:p>140.027817</text:p>
          </table:table-cell>
          <table:table-cell office:value-type="float" office:value="-0.421745">
            <text:p>-0.421745</text:p>
          </table:table-cell>
          <table:table-cell office:value-type="float" office:value="-0.143224">
            <text:p>-0.143224</text:p>
          </table:table-cell>
          <table:table-cell table:formula="of:=[.L90]-0.026" office:value-type="float" office:value="-0.169224">
            <text:p>-0.169224</text:p>
          </table:table-cell>
          <table:table-cell office:value-type="float" office:value="66.04023">
            <text:p>66.04023</text:p>
          </table:table-cell>
          <table:table-cell office:value-type="float" office:value="-2114">
            <text:p>-2114</text:p>
          </table:table-cell>
          <table:table-cell office:value-type="float" office:value="1207">
            <text:p>1207</text:p>
          </table:table-cell>
          <table:table-cell office:value-type="float" office:value="16407">
            <text:p>16407</text:p>
          </table:table-cell>
          <table:table-cell office:value-type="float" office:value="29311">
            <text:p>29311</text:p>
          </table:table-cell>
          <table:table-cell office:value-type="float" office:value="33658.019531">
            <text:p>33658.019531</text:p>
          </table:table-cell>
          <table:table-cell office:value-type="float" office:value="1.221326">
            <text:p>1.221326</text:p>
          </table:table-cell>
          <table:table-cell office:value-type="float" office:value="2.604909">
            <text:p>2.604909</text:p>
          </table:table-cell>
          <table:table-cell office:value-type="float" office:value="113.285271">
            <text:p>113.285271</text:p>
          </table:table-cell>
        </table:table-row>
        <table:table-row table:style-name="ro1">
          <table:table-cell office:value-type="float" office:value="1469853">
            <text:p>1469853</text:p>
          </table:table-cell>
          <table:table-cell office:value-type="float" office:value="53">
            <text:p>53</text:p>
          </table:table-cell>
          <table:table-cell office:value-type="float" office:value="202">
            <text:p>202</text:p>
          </table:table-cell>
          <table:table-cell office:value-type="float" office:value="281.315308">
            <text:p>281.315308</text:p>
          </table:table-cell>
          <table:table-cell office:value-type="float" office:value="-0.09">
            <text:p>-0.09</text:p>
          </table:table-cell>
          <table:table-cell office:value-type="float" office:value="-0.096044">
            <text:p>-0.096044</text:p>
          </table:table-cell>
          <table:table-cell office:value-type="float" office:value="6.716012">
            <text:p>6.716012</text:p>
          </table:table-cell>
          <table:table-cell office:value-type="float" office:value="-0.218693">
            <text:p>-0.218693</text:p>
          </table:table-cell>
          <table:table-cell office:value-type="float" office:value="0.727837">
            <text:p>0.727837</text:p>
          </table:table-cell>
          <table:table-cell office:value-type="float" office:value="432.812592">
            <text:p>432.812592</text:p>
          </table:table-cell>
          <table:table-cell office:value-type="float" office:value="-0.116732">
            <text:p>-0.116732</text:p>
          </table:table-cell>
          <table:table-cell office:value-type="float" office:value="-0.124571">
            <text:p>-0.124571</text:p>
          </table:table-cell>
          <table:table-cell table:formula="of:=[.L91]-0.026" office:value-type="float" office:value="-0.150571">
            <text:p>-0.150571</text:p>
          </table:table-cell>
          <table:table-cell office:value-type="float" office:value="6.716012">
            <text:p>6.716012</text:p>
          </table:table-cell>
          <table:table-cell office:value-type="float" office:value="-2096">
            <text:p>-2096</text:p>
          </table:table-cell>
          <table:table-cell office:value-type="float" office:value="1257">
            <text:p>1257</text:p>
          </table:table-cell>
          <table:table-cell office:value-type="float" office:value="16233">
            <text:p>16233</text:p>
          </table:table-cell>
          <table:table-cell office:value-type="float" office:value="29414">
            <text:p>29414</text:p>
          </table:table-cell>
          <table:table-cell office:value-type="float" office:value="33597.15625">
            <text:p>33597.15625</text:p>
          </table:table-cell>
          <table:table-cell office:value-type="float" office:value="1.131326">
            <text:p>1.131326</text:p>
          </table:table-cell>
          <table:table-cell office:value-type="float" office:value="2.508865">
            <text:p>2.508865</text:p>
          </table:table-cell>
          <table:table-cell office:value-type="float" office:value="121.763145">
            <text:p>121.763145</text:p>
          </table:table-cell>
        </table:table-row>
        <table:table-row table:style-name="ro1">
          <table:table-cell office:value-type="float" office:value="1470110">
            <text:p>1470110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5.118588">
            <text:p>5.118588</text:p>
          </table:table-cell>
          <table:table-cell office:value-type="float" office:value="-0.115">
            <text:p>-0.115</text:p>
          </table:table-cell>
          <table:table-cell office:value-type="float" office:value="-0.038486">
            <text:p>-0.038486</text:p>
          </table:table-cell>
          <table:table-cell office:value-type="float" office:value="66.533699">
            <text:p>66.533699</text:p>
          </table:table-cell>
          <table:table-cell office:value-type="float" office:value="0.565237">
            <text:p>0.565237</text:p>
          </table:table-cell>
          <table:table-cell office:value-type="float" office:value="-0.229843">
            <text:p>-0.229843</text:p>
          </table:table-cell>
          <table:table-cell office:value-type="float" office:value="140.663193">
            <text:p>140.663193</text:p>
          </table:table-cell>
          <table:table-cell office:value-type="float" office:value="-0.447471">
            <text:p>-0.447471</text:p>
          </table:table-cell>
          <table:table-cell office:value-type="float" office:value="-0.149752">
            <text:p>-0.149752</text:p>
          </table:table-cell>
          <table:table-cell table:formula="of:=[.L92]-0.026" office:value-type="float" office:value="-0.175752">
            <text:p>-0.175752</text:p>
          </table:table-cell>
          <table:table-cell office:value-type="float" office:value="66.533699">
            <text:p>66.533699</text:p>
          </table:table-cell>
          <table:table-cell office:value-type="float" office:value="-2073">
            <text:p>-2073</text:p>
          </table:table-cell>
          <table:table-cell office:value-type="float" office:value="1307">
            <text:p>1307</text:p>
          </table:table-cell>
          <table:table-cell office:value-type="float" office:value="16191">
            <text:p>16191</text:p>
          </table:table-cell>
          <table:table-cell office:value-type="float" office:value="29445">
            <text:p>29445</text:p>
          </table:table-cell>
          <table:table-cell office:value-type="float" office:value="33545.800781">
            <text:p>33545.800781</text:p>
          </table:table-cell>
          <table:table-cell office:value-type="float" office:value="1.016326">
            <text:p>1.016326</text:p>
          </table:table-cell>
          <table:table-cell office:value-type="float" office:value="2.470379">
            <text:p>2.470379</text:p>
          </table:table-cell>
          <table:table-cell office:value-type="float" office:value="143.069427">
            <text:p>143.069427</text:p>
          </table:table-cell>
        </table:table-row>
        <table:table-row table:style-name="ro1">
          <table:table-cell office:value-type="float" office:value="1470881">
            <text:p>1470881</text:p>
          </table:table-cell>
          <table:table-cell office:value-type="float" office:value="57">
            <text:p>57</text:p>
          </table:table-cell>
          <table:table-cell office:value-type="float" office:value="315">
            <text:p>315</text:p>
          </table:table-cell>
          <table:table-cell office:value-type="float" office:value="451.808441">
            <text:p>451.808441</text:p>
          </table:table-cell>
          <table:table-cell office:value-type="float" office:value="-0.09">
            <text:p>-0.09</text:p>
          </table:table-cell>
          <table:table-cell office:value-type="float" office:value="-0.088957">
            <text:p>-0.088957</text:p>
          </table:table-cell>
          <table:table-cell office:value-type="float" office:value="1.159302">
            <text:p>1.159302</text:p>
          </table:table-cell>
          <table:table-cell office:value-type="float" office:value="-0.181683">
            <text:p>-0.181683</text:p>
          </table:table-cell>
          <table:table-cell office:value-type="float" office:value="0.265756">
            <text:p>0.265756</text:p>
          </table:table-cell>
          <table:table-cell office:value-type="float" office:value="246.274521">
            <text:p>246.274521</text:p>
          </table:table-cell>
          <table:table-cell office:value-type="float" office:value="-0.116732">
            <text:p>-0.116732</text:p>
          </table:table-cell>
          <table:table-cell office:value-type="float" office:value="-0.115378">
            <text:p>-0.115378</text:p>
          </table:table-cell>
          <table:table-cell table:formula="of:=[.L93]-0.026" office:value-type="float" office:value="-0.141378">
            <text:p>-0.141378</text:p>
          </table:table-cell>
          <table:table-cell office:value-type="float" office:value="1.159296">
            <text:p>1.159296</text:p>
          </table:table-cell>
          <table:table-cell office:value-type="float" office:value="-2043">
            <text:p>-2043</text:p>
          </table:table-cell>
          <table:table-cell office:value-type="float" office:value="1355">
            <text:p>1355</text:p>
          </table:table-cell>
          <table:table-cell office:value-type="float" office:value="15945">
            <text:p>15945</text:p>
          </table:table-cell>
          <table:table-cell office:value-type="float" office:value="29641">
            <text:p>29641</text:p>
          </table:table-cell>
          <table:table-cell office:value-type="float" office:value="33521.125">
            <text:p>33521.125</text:p>
          </table:table-cell>
          <table:table-cell office:value-type="float" office:value="0.926326">
            <text:p>0.926326</text:p>
          </table:table-cell>
          <table:table-cell office:value-type="float" office:value="2.381422">
            <text:p>2.381422</text:p>
          </table:table-cell>
          <table:table-cell office:value-type="float" office:value="157.082428">
            <text:p>157.082428</text:p>
          </table:table-cell>
        </table:table-row>
        <table:table-row table:style-name="ro1">
          <table:table-cell office:value-type="float" office:value="1471909">
            <text:p>1471909</text:p>
          </table:table-cell>
          <table:table-cell office:value-type="float" office:value="53">
            <text:p>53</text:p>
          </table:table-cell>
          <table:table-cell office:value-type="float" office:value="-322">
            <text:p>-322</text:p>
          </table:table-cell>
          <table:table-cell office:value-type="float" office:value="707.473083">
            <text:p>707.473083</text:p>
          </table:table-cell>
          <table:table-cell office:value-type="float" office:value="-0.09">
            <text:p>-0.09</text:p>
          </table:table-cell>
          <table:table-cell office:value-type="float" office:value="-0.104776">
            <text:p>-0.104776</text:p>
          </table:table-cell>
          <table:table-cell office:value-type="float" office:value="16.417463">
            <text:p>16.417463</text:p>
          </table:table-cell>
          <table:table-cell office:value-type="float" office:value="-0.021764">
            <text:p>-0.021764</text:p>
          </table:table-cell>
          <table:table-cell office:value-type="float" office:value="-0.701501">
            <text:p>-0.701501</text:p>
          </table:table-cell>
          <table:table-cell office:value-type="float" office:value="3123.196289">
            <text:p>3123.196289</text:p>
          </table:table-cell>
          <table:table-cell office:value-type="float" office:value="-0.087549">
            <text:p>-0.087549</text:p>
          </table:table-cell>
          <table:table-cell office:value-type="float" office:value="-0.101922">
            <text:p>-0.101922</text:p>
          </table:table-cell>
          <table:table-cell table:formula="of:=[.L94]-0.026" office:value-type="float" office:value="-0.127922">
            <text:p>-0.127922</text:p>
          </table:table-cell>
          <table:table-cell office:value-type="float" office:value="16.417473">
            <text:p>16.417473</text:p>
          </table:table-cell>
          <table:table-cell office:value-type="float" office:value="-2011">
            <text:p>-2011</text:p>
          </table:table-cell>
          <table:table-cell office:value-type="float" office:value="1397">
            <text:p>1397</text:p>
          </table:table-cell>
          <table:table-cell office:value-type="float" office:value="16178">
            <text:p>16178</text:p>
          </table:table-cell>
          <table:table-cell office:value-type="float" office:value="29419">
            <text:p>29419</text:p>
          </table:table-cell>
          <table:table-cell office:value-type="float" office:value="33407.667969">
            <text:p>33407.667969</text:p>
          </table:table-cell>
          <table:table-cell office:value-type="float" office:value="0.836326">
            <text:p>0.836326</text:p>
          </table:table-cell>
          <table:table-cell office:value-type="float" office:value="2.276646">
            <text:p>2.276646</text:p>
          </table:table-cell>
          <table:table-cell office:value-type="float" office:value="172.219864">
            <text:p>172.219864</text:p>
          </table:table-cell>
        </table:table-row>
        <table:table-row table:style-name="ro1">
          <table:table-cell office:value-type="float" office:value="1472166">
            <text:p>1472166</text:p>
          </table:table-cell>
          <table:table-cell office:value-type="float" office:value="50">
            <text:p>50</text:p>
          </table:table-cell>
          <table:table-cell office:value-type="float" office:value="-58">
            <text:p>-58</text:p>
          </table:table-cell>
          <table:table-cell office:value-type="float" office:value="216.386383">
            <text:p>216.386383</text:p>
          </table:table-cell>
          <table:table-cell office:value-type="float" office:value="-0.09">
            <text:p>-0.09</text:p>
          </table:table-cell>
          <table:table-cell office:value-type="float" office:value="-0.02592">
            <text:p>-0.02592</text:p>
          </table:table-cell>
          <table:table-cell office:value-type="float" office:value="71.199997">
            <text:p>71.199997</text:p>
          </table:table-cell>
          <table:table-cell office:value-type="float" office:value="0.556405">
            <text:p>0.556405</text:p>
          </table:table-cell>
          <table:table-cell office:value-type="float" office:value="0.337582">
            <text:p>0.337582</text:p>
          </table:table-cell>
          <table:table-cell office:value-type="float" office:value="39.327938">
            <text:p>39.327938</text:p>
          </table:table-cell>
          <table:table-cell office:value-type="float" office:value="-0.350195">
            <text:p>-0.350195</text:p>
          </table:table-cell>
          <table:table-cell office:value-type="float" office:value="-0.100856">
            <text:p>-0.100856</text:p>
          </table:table-cell>
          <table:table-cell table:formula="of:=[.L95]-0.026" office:value-type="float" office:value="-0.126856">
            <text:p>-0.126856</text:p>
          </table:table-cell>
          <table:table-cell office:value-type="float" office:value="71.199997">
            <text:p>71.199997</text:p>
          </table:table-cell>
          <table:table-cell office:value-type="float" office:value="-1977">
            <text:p>-1977</text:p>
          </table:table-cell>
          <table:table-cell office:value-type="float" office:value="1434">
            <text:p>1434</text:p>
          </table:table-cell>
          <table:table-cell office:value-type="float" office:value="16216">
            <text:p>16216</text:p>
          </table:table-cell>
          <table:table-cell office:value-type="float" office:value="29375">
            <text:p>29375</text:p>
          </table:table-cell>
          <table:table-cell office:value-type="float" office:value="33341.9375">
            <text:p>33341.9375</text:p>
          </table:table-cell>
          <table:table-cell office:value-type="float" office:value="0.746326">
            <text:p>0.746326</text:p>
          </table:table-cell>
          <table:table-cell office:value-type="float" office:value="2.250726">
            <text:p>2.250726</text:p>
          </table:table-cell>
          <table:table-cell office:value-type="float" office:value="201.574036">
            <text:p>201.574036</text:p>
          </table:table-cell>
        </table:table-row>
        <table:table-row table:style-name="ro1">
          <table:table-cell office:value-type="float" office:value="1472937">
            <text:p>1472937</text:p>
          </table:table-cell>
          <table:table-cell office:value-type="float" office:value="52">
            <text:p>52</text:p>
          </table:table-cell>
          <table:table-cell office:value-type="float" office:value="-418">
            <text:p>-418</text:p>
          </table:table-cell>
          <table:table-cell office:value-type="float" office:value="903.747681">
            <text:p>903.747681</text:p>
          </table:table-cell>
          <table:table-cell office:value-type="float" office:value="-0.098447">
            <text:p>-0.098447</text:p>
          </table:table-cell>
          <table:table-cell office:value-type="float" office:value="-0.094195">
            <text:p>-0.094195</text:p>
          </table:table-cell>
          <table:table-cell office:value-type="float" office:value="4.318262">
            <text:p>4.318262</text:p>
          </table:table-cell>
          <table:table-cell office:value-type="float" office:value="-0.164861">
            <text:p>-0.164861</text:p>
          </table:table-cell>
          <table:table-cell office:value-type="float" office:value="-0.409408">
            <text:p>-0.409408</text:p>
          </table:table-cell>
          <table:table-cell office:value-type="float" office:value="148.335892">
            <text:p>148.335892</text:p>
          </table:table-cell>
          <table:table-cell office:value-type="float" office:value="-0.127687">
            <text:p>-0.127687</text:p>
          </table:table-cell>
          <table:table-cell office:value-type="float" office:value="-0.122173">
            <text:p>-0.122173</text:p>
          </table:table-cell>
          <table:table-cell table:formula="of:=[.L96]-0.026" office:value-type="float" office:value="-0.148173">
            <text:p>-0.148173</text:p>
          </table:table-cell>
          <table:table-cell office:value-type="float" office:value="4.318262">
            <text:p>4.318262</text:p>
          </table:table-cell>
          <table:table-cell office:value-type="float" office:value="-1939">
            <text:p>-1939</text:p>
          </table:table-cell>
          <table:table-cell office:value-type="float" office:value="1469">
            <text:p>1469</text:p>
          </table:table-cell>
          <table:table-cell office:value-type="float" office:value="16479">
            <text:p>16479</text:p>
          </table:table-cell>
          <table:table-cell office:value-type="float" office:value="29050">
            <text:p>29050</text:p>
          </table:table-cell>
          <table:table-cell office:value-type="float" office:value="33165.257813">
            <text:p>33165.257813</text:p>
          </table:table-cell>
          <table:table-cell office:value-type="float" office:value="0.64788">
            <text:p>0.64788</text:p>
          </table:table-cell>
          <table:table-cell office:value-type="float" office:value="2.156531">
            <text:p>2.156531</text:p>
          </table:table-cell>
          <table:table-cell office:value-type="float" office:value="232.859802">
            <text:p>232.859802</text:p>
          </table:table-cell>
        </table:table-row>
        <table:table-row table:style-name="ro1">
          <table:table-cell office:value-type="float" office:value="1473194">
            <text:p>1473194</text:p>
          </table:table-cell>
          <table:table-cell office:value-type="float" office:value="59">
            <text:p>59</text:p>
          </table:table-cell>
          <table:table-cell office:value-type="float" office:value="-131">
            <text:p>-131</text:p>
          </table:table-cell>
          <table:table-cell office:value-type="float" office:value="321.655914">
            <text:p>321.655914</text:p>
          </table:table-cell>
          <table:table-cell office:value-type="float" office:value="-0.118504">
            <text:p>-0.118504</text:p>
          </table:table-cell>
          <table:table-cell office:value-type="float" office:value="-0.029002">
            <text:p>-0.029002</text:p>
          </table:table-cell>
          <table:table-cell office:value-type="float" office:value="75.526924">
            <text:p>75.526924</text:p>
          </table:table-cell>
          <table:table-cell office:value-type="float" office:value="0.630845">
            <text:p>0.630845</text:p>
          </table:table-cell>
          <table:table-cell office:value-type="float" office:value="0.129287">
            <text:p>0.129287</text:p>
          </table:table-cell>
          <table:table-cell office:value-type="float" office:value="79.505753">
            <text:p>79.505753</text:p>
          </table:table-cell>
          <table:table-cell office:value-type="float" office:value="-0.461106">
            <text:p>-0.461106</text:p>
          </table:table-cell>
          <table:table-cell office:value-type="float" office:value="-0.112847">
            <text:p>-0.112847</text:p>
          </table:table-cell>
          <table:table-cell table:formula="of:=[.L97]-0.026" office:value-type="float" office:value="-0.138847">
            <text:p>-0.138847</text:p>
          </table:table-cell>
          <table:table-cell office:value-type="float" office:value="75.526924">
            <text:p>75.526924</text:p>
          </table:table-cell>
          <table:table-cell office:value-type="float" office:value="-1892">
            <text:p>-1892</text:p>
          </table:table-cell>
          <table:table-cell office:value-type="float" office:value="1505">
            <text:p>1505</text:p>
          </table:table-cell>
          <table:table-cell office:value-type="float" office:value="16551">
            <text:p>16551</text:p>
          </table:table-cell>
          <table:table-cell office:value-type="float" office:value="28941">
            <text:p>28941</text:p>
          </table:table-cell>
          <table:table-cell office:value-type="float" office:value="33058.710938">
            <text:p>33058.710938</text:p>
          </table:table-cell>
          <table:table-cell office:value-type="float" office:value="0.529375">
            <text:p>0.529375</text:p>
          </table:table-cell>
          <table:table-cell office:value-type="float" office:value="2.127529">
            <text:p>2.127529</text:p>
          </table:table-cell>
          <table:table-cell office:value-type="float" office:value="301.894226">
            <text:p>301.894226</text:p>
          </table:table-cell>
        </table:table-row>
        <table:table-row table:style-name="ro1">
          <table:table-cell office:value-type="float" office:value="1473965">
            <text:p>1473965</text:p>
          </table:table-cell>
          <table:table-cell office:value-type="float" office:value="64">
            <text:p>64</text:p>
          </table:table-cell>
          <table:table-cell office:value-type="float" office:value="-658">
            <text:p>-658</text:p>
          </table:table-cell>
          <table:table-cell office:value-type="float" office:value="1128.861816">
            <text:p>1128.861816</text:p>
          </table:table-cell>
          <table:table-cell office:value-type="float" office:value="-0.073071">
            <text:p>-0.073071</text:p>
          </table:table-cell>
          <table:table-cell office:value-type="float" office:value="-0.0755">
            <text:p>-0.0755</text:p>
          </table:table-cell>
          <table:table-cell office:value-type="float" office:value="3.324549">
            <text:p>3.324549</text:p>
          </table:table-cell>
          <table:table-cell office:value-type="float" office:value="-0.190095">
            <text:p>-0.190095</text:p>
          </table:table-cell>
          <table:table-cell office:value-type="float" office:value="-0.447716">
            <text:p>-0.447716</text:p>
          </table:table-cell>
          <table:table-cell office:value-type="float" office:value="135.522644">
            <text:p>135.522644</text:p>
          </table:table-cell>
          <table:table-cell office:value-type="float" office:value="-0.094774">
            <text:p>-0.094774</text:p>
          </table:table-cell>
          <table:table-cell office:value-type="float" office:value="-0.097925">
            <text:p>-0.097925</text:p>
          </table:table-cell>
          <table:table-cell table:formula="of:=[.L98]-0.026" office:value-type="float" office:value="-0.123925">
            <text:p>-0.123925</text:p>
          </table:table-cell>
          <table:table-cell office:value-type="float" office:value="3.324549">
            <text:p>3.324549</text:p>
          </table:table-cell>
          <table:table-cell office:value-type="float" office:value="-1837">
            <text:p>-1837</text:p>
          </table:table-cell>
          <table:table-cell office:value-type="float" office:value="1537">
            <text:p>1537</text:p>
          </table:table-cell>
          <table:table-cell office:value-type="float" office:value="16899">
            <text:p>16899</text:p>
          </table:table-cell>
          <table:table-cell office:value-type="float" office:value="28382">
            <text:p>28382</text:p>
          </table:table-cell>
          <table:table-cell office:value-type="float" office:value="32736.703125">
            <text:p>32736.703125</text:p>
          </table:table-cell>
          <table:table-cell office:value-type="float" office:value="0.456305">
            <text:p>0.456305</text:p>
          </table:table-cell>
          <table:table-cell office:value-type="float" office:value="2.052029">
            <text:p>2.052029</text:p>
          </table:table-cell>
          <table:table-cell office:value-type="float" office:value="349.706055">
            <text:p>349.706055</text:p>
          </table:table-cell>
        </table:table-row>
        <table:table-row table:style-name="ro1">
          <table:table-cell office:value-type="float" office:value="1475250">
            <text:p>1475250</text:p>
          </table:table-cell>
          <table:table-cell office:value-type="float" office:value="61">
            <text:p>61</text:p>
          </table:table-cell>
          <table:table-cell office:value-type="float" office:value="-2011">
            <text:p>-2011</text:p>
          </table:table-cell>
          <table:table-cell office:value-type="float" office:value="3396.197021">
            <text:p>3396.197021</text:p>
          </table:table-cell>
          <table:table-cell office:value-type="float" office:value="-0.108388">
            <text:p>-0.108388</text:p>
          </table:table-cell>
          <table:table-cell office:value-type="float" office:value="-0.145864">
            <text:p>-0.145864</text:p>
          </table:table-cell>
          <table:table-cell office:value-type="float" office:value="34.57547">
            <text:p>34.57547</text:p>
          </table:table-cell>
          <table:table-cell office:value-type="float" office:value="-0.027656">
            <text:p>-0.027656</text:p>
          </table:table-cell>
          <table:table-cell office:value-type="float" office:value="-0.553061">
            <text:p>-0.553061</text:p>
          </table:table-cell>
          <table:table-cell office:value-type="float" office:value="1899.768066">
            <text:p>1899.768066</text:p>
          </table:table-cell>
          <table:table-cell office:value-type="float" office:value="-0.084349">
            <text:p>-0.084349</text:p>
          </table:table-cell>
          <table:table-cell office:value-type="float" office:value="-0.113513">
            <text:p>-0.113513</text:p>
          </table:table-cell>
          <table:table-cell table:formula="of:=[.L99]-0.026" office:value-type="float" office:value="-0.139513">
            <text:p>-0.139513</text:p>
          </table:table-cell>
          <table:table-cell office:value-type="float" office:value="34.575462">
            <text:p>34.575462</text:p>
          </table:table-cell>
          <table:table-cell office:value-type="float" office:value="-1782">
            <text:p>-1782</text:p>
          </table:table-cell>
          <table:table-cell office:value-type="float" office:value="1564">
            <text:p>1564</text:p>
          </table:table-cell>
          <table:table-cell office:value-type="float" office:value="17830">
            <text:p>17830</text:p>
          </table:table-cell>
          <table:table-cell office:value-type="float" office:value="26600">
            <text:p>26600</text:p>
          </table:table-cell>
          <table:table-cell office:value-type="float" office:value="31803.015625">
            <text:p>31803.015625</text:p>
          </table:table-cell>
          <table:table-cell office:value-type="float" office:value="0.347916">
            <text:p>0.347916</text:p>
          </table:table-cell>
          <table:table-cell office:value-type="float" office:value="1.906165">
            <text:p>1.906165</text:p>
          </table:table-cell>
          <table:table-cell office:value-type="float" office:value="447.880615">
            <text:p>447.880615</text:p>
          </table:table-cell>
        </table:table-row>
        <table:table-row table:style-name="ro1">
          <table:table-cell office:value-type="float" office:value="1476278">
            <text:p>1476278</text:p>
          </table:table-cell>
          <table:table-cell office:value-type="float" office:value="64">
            <text:p>64</text:p>
          </table:table-cell>
          <table:table-cell office:value-type="float" office:value="-2013">
            <text:p>-2013</text:p>
          </table:table-cell>
          <table:table-cell office:value-type="float" office:value="3245.888428">
            <text:p>3245.888428</text:p>
          </table:table-cell>
          <table:table-cell office:value-type="float" office:value="-0.073071">
            <text:p>-0.073071</text:p>
          </table:table-cell>
          <table:table-cell office:value-type="float" office:value="-0.078479">
            <text:p>-0.078479</text:p>
          </table:table-cell>
          <table:table-cell office:value-type="float" office:value="7.401305">
            <text:p>7.401305</text:p>
          </table:table-cell>
          <table:table-cell office:value-type="float" office:value="0.014383">
            <text:p>0.014383</text:p>
          </table:table-cell>
          <table:table-cell office:value-type="float" office:value="-0.383072">
            <text:p>-0.383072</text:p>
          </table:table-cell>
          <table:table-cell office:value-type="float" office:value="2763.319824">
            <text:p>2763.319824</text:p>
          </table:table-cell>
          <table:table-cell office:value-type="float" office:value="-0.071081">
            <text:p>-0.071081</text:p>
          </table:table-cell>
          <table:table-cell office:value-type="float" office:value="-0.076342">
            <text:p>-0.076342</text:p>
          </table:table-cell>
          <table:table-cell table:formula="of:=[.L100]-0.026" office:value-type="float" office:value="-0.102342">
            <text:p>-0.102342</text:p>
          </table:table-cell>
          <table:table-cell office:value-type="float" office:value="7.401304">
            <text:p>7.401304</text:p>
          </table:table-cell>
          <table:table-cell office:value-type="float" office:value="-1722">
            <text:p>-1722</text:p>
          </table:table-cell>
          <table:table-cell office:value-type="float" office:value="1586">
            <text:p>1586</text:p>
          </table:table-cell>
          <table:table-cell office:value-type="float" office:value="18493">
            <text:p>18493</text:p>
          </table:table-cell>
          <table:table-cell office:value-type="float" office:value="24699">
            <text:p>24699</text:p>
          </table:table-cell>
          <table:table-cell office:value-type="float" office:value="30705.976563">
            <text:p>30705.976563</text:p>
          </table:table-cell>
          <table:table-cell office:value-type="float" office:value="0.274845">
            <text:p>0.274845</text:p>
          </table:table-cell>
          <table:table-cell office:value-type="float" office:value="1.827686">
            <text:p>1.827686</text:p>
          </table:table-cell>
          <table:table-cell office:value-type="float" office:value="564.987305">
            <text:p>564.987305</text:p>
          </table:table-cell>
        </table:table-row>
        <table:table-row table:style-name="ro1">
          <table:table-cell office:value-type="float" office:value="1476535">
            <text:p>1476535</text:p>
          </table:table-cell>
          <table:table-cell office:value-type="float" office:value="52">
            <text:p>52</text:p>
          </table:table-cell>
          <table:table-cell office:value-type="float" office:value="-491">
            <text:p>-491</text:p>
          </table:table-cell>
          <table:table-cell office:value-type="float" office:value="1043.333374">
            <text:p>1043.333374</text:p>
          </table:table-cell>
          <table:table-cell office:value-type="float" office:value="-0.047961">
            <text:p>-0.047961</text:p>
          </table:table-cell>
          <table:table-cell office:value-type="float" office:value="-0.008526">
            <text:p>-0.008526</text:p>
          </table:table-cell>
          <table:table-cell office:value-type="float" office:value="82.223389">
            <text:p>82.223389</text:p>
          </table:table-cell>
          <table:table-cell office:value-type="float" office:value="0.54505">
            <text:p>0.54505</text:p>
          </table:table-cell>
          <table:table-cell office:value-type="float" office:value="0.19393">
            <text:p>0.19393</text:p>
          </table:table-cell>
          <table:table-cell office:value-type="float" office:value="64.419708">
            <text:p>64.419708</text:p>
          </table:table-cell>
          <table:table-cell office:value-type="float" office:value="-0.186619">
            <text:p>-0.186619</text:p>
          </table:table-cell>
          <table:table-cell office:value-type="float" office:value="-0.033175">
            <text:p>-0.033175</text:p>
          </table:table-cell>
          <table:table-cell table:formula="of:=[.L101]-0.026" office:value-type="float" office:value="-0.059175">
            <text:p>-0.059175</text:p>
          </table:table-cell>
          <table:table-cell office:value-type="float" office:value="82.223396">
            <text:p>82.223396</text:p>
          </table:table-cell>
          <table:table-cell office:value-type="float" office:value="-1672">
            <text:p>-1672</text:p>
          </table:table-cell>
          <table:table-cell office:value-type="float" office:value="1600">
            <text:p>1600</text:p>
          </table:table-cell>
          <table:table-cell office:value-type="float" office:value="18618">
            <text:p>18618</text:p>
          </table:table-cell>
          <table:table-cell office:value-type="float" office:value="24225">
            <text:p>24225</text:p>
          </table:table-cell>
          <table:table-cell office:value-type="float" office:value="30390.373047">
            <text:p>30390.373047</text:p>
          </table:table-cell>
          <table:table-cell office:value-type="float" office:value="0.226884">
            <text:p>0.226884</text:p>
          </table:table-cell>
          <table:table-cell office:value-type="float" office:value="1.81916">
            <text:p>1.81916</text:p>
          </table:table-cell>
          <table:table-cell office:value-type="float" office:value="701.801514">
            <text:p>701.801514</text:p>
          </table:table-cell>
        </table:table-row>
        <table:table-row table:style-name="ro1">
          <table:table-cell office:value-type="float" office:value="1477563">
            <text:p>1477563</text:p>
          </table:table-cell>
          <table:table-cell office:value-type="float" office:value="82">
            <text:p>82</text:p>
          </table:table-cell>
          <table:table-cell office:value-type="float" office:value="-2433">
            <text:p>-2433</text:p>
          </table:table-cell>
          <table:table-cell office:value-type="float" office:value="3066.758057">
            <text:p>3066.758057</text:p>
          </table:table-cell>
          <table:table-cell office:value-type="float" office:value="-0.002515">
            <text:p>-0.002515</text:p>
          </table:table-cell>
          <table:table-cell office:value-type="float" office:value="0.013559">
            <text:p>0.013559</text:p>
          </table:table-cell>
          <table:table-cell office:value-type="float" office:value="639.061279">
            <text:p>639.061279</text:p>
          </table:table-cell>
          <table:table-cell office:value-type="float" office:value="-0.11923">
            <text:p>-0.11923</text:p>
          </table:table-cell>
          <table:table-cell office:value-type="float" office:value="-0.445322">
            <text:p>-0.445322</text:p>
          </table:table-cell>
          <table:table-cell office:value-type="float" office:value="273.498901">
            <text:p>273.498901</text:p>
          </table:table-cell>
          <table:table-cell office:value-type="float" office:value="-0.002447">
            <text:p>-0.002447</text:p>
          </table:table-cell>
          <table:table-cell office:value-type="float" office:value="0.01319">
            <text:p>0.01319</text:p>
          </table:table-cell>
          <table:table-cell table:formula="of:=[.L102]-0.026" office:value-type="float" office:value="-0.01281">
            <text:p>-0.01281</text:p>
          </table:table-cell>
          <table:table-cell office:value-type="float" office:value="639.061279">
            <text:p>639.061279</text:p>
          </table:table-cell>
          <table:table-cell office:value-type="float" office:value="-1592">
            <text:p>-1592</text:p>
          </table:table-cell>
          <table:table-cell office:value-type="float" office:value="1618">
            <text:p>1618</text:p>
          </table:table-cell>
          <table:table-cell office:value-type="float" office:value="19216">
            <text:p>19216</text:p>
          </table:table-cell>
          <table:table-cell office:value-type="float" office:value="21867">
            <text:p>21867</text:p>
          </table:table-cell>
          <table:table-cell office:value-type="float" office:value="29034.375">
            <text:p>29034.375</text:p>
          </table:table-cell>
          <table:table-cell office:value-type="float" office:value="0.224369">
            <text:p>0.224369</text:p>
          </table:table-cell>
          <table:table-cell office:value-type="float" office:value="1.832719">
            <text:p>1.832719</text:p>
          </table:table-cell>
          <table:table-cell office:value-type="float" office:value="716.833557">
            <text:p>716.833557</text:p>
          </table:table-cell>
        </table:table-row>
        <table:table-row table:style-name="ro1">
          <table:table-cell office:value-type="float" office:value="1478334">
            <text:p>1478334</text:p>
          </table:table-cell>
          <table:table-cell office:value-type="float" office:value="57">
            <text:p>57</text:p>
          </table:table-cell>
          <table:table-cell office:value-type="float" office:value="-2048">
            <text:p>-2048</text:p>
          </table:table-cell>
          <table:table-cell office:value-type="float" office:value="3692.983154">
            <text:p>3692.983154</text:p>
          </table:table-cell>
          <table:table-cell office:value-type="float" office:value="-0.055">
            <text:p>-0.055</text:p>
          </table:table-cell>
          <table:table-cell office:value-type="float" office:value="-0.045814">
            <text:p>-0.045814</text:p>
          </table:table-cell>
          <table:table-cell office:value-type="float" office:value="16.702374">
            <text:p>16.702374</text:p>
          </table:table-cell>
          <table:table-cell office:value-type="float" office:value="-0.00757">
            <text:p>-0.00757</text:p>
          </table:table-cell>
          <table:table-cell office:value-type="float" office:value="-0.37589">
            <text:p>-0.37589</text:p>
          </table:table-cell>
          <table:table-cell office:value-type="float" office:value="4865.426758">
            <text:p>4865.426758</text:p>
          </table:table-cell>
          <table:table-cell office:value-type="float" office:value="-0.071336">
            <text:p>-0.071336</text:p>
          </table:table-cell>
          <table:table-cell office:value-type="float" office:value="-0.059421">
            <text:p>-0.059421</text:p>
          </table:table-cell>
          <table:table-cell table:formula="of:=[.L103]-0.026" office:value-type="float" office:value="-0.085421">
            <text:p>-0.085421</text:p>
          </table:table-cell>
          <table:table-cell office:value-type="float" office:value="16.702375">
            <text:p>16.702375</text:p>
          </table:table-cell>
          <table:table-cell office:value-type="float" office:value="-1536">
            <text:p>-1536</text:p>
          </table:table-cell>
          <table:table-cell office:value-type="float" office:value="1631">
            <text:p>1631</text:p>
          </table:table-cell>
          <table:table-cell office:value-type="float" office:value="19746">
            <text:p>19746</text:p>
          </table:table-cell>
          <table:table-cell office:value-type="float" office:value="19889">
            <text:p>19889</text:p>
          </table:table-cell>
          <table:table-cell office:value-type="float" office:value="28040.650391">
            <text:p>28040.650391</text:p>
          </table:table-cell>
          <table:table-cell office:value-type="float" office:value="0.169369">
            <text:p>0.169369</text:p>
          </table:table-cell>
          <table:table-cell office:value-type="float" office:value="1.786906">
            <text:p>1.786906</text:p>
          </table:table-cell>
          <table:table-cell office:value-type="float" office:value="955.038574">
            <text:p>955.038574</text:p>
          </table:table-cell>
        </table:table-row>
        <table:table-row table:style-name="ro1">
          <table:table-cell office:value-type="float" office:value="1478591">
            <text:p>1478591</text:p>
          </table:table-cell>
          <table:table-cell office:value-type="float" office:value="48">
            <text:p>48</text:p>
          </table:table-cell>
          <table:table-cell office:value-type="float" office:value="-689">
            <text:p>-689</text:p>
          </table:table-cell>
          <table:table-cell office:value-type="float" office:value="1536.388794">
            <text:p>1536.388794</text:p>
          </table:table-cell>
          <table:table-cell office:value-type="float" office:value="-0.08">
            <text:p>-0.08</text:p>
          </table:table-cell>
          <table:table-cell office:value-type="float" office:value="-0.020202">
            <text:p>-0.020202</text:p>
          </table:table-cell>
          <table:table-cell office:value-type="float" office:value="74.747681">
            <text:p>74.747681</text:p>
          </table:table-cell>
          <table:table-cell office:value-type="float" office:value="0.439068">
            <text:p>0.439068</text:p>
          </table:table-cell>
          <table:table-cell office:value-type="float" office:value="-0.102951">
            <text:p>-0.102951</text:p>
          </table:table-cell>
          <table:table-cell office:value-type="float" office:value="123.447548">
            <text:p>123.447548</text:p>
          </table:table-cell>
          <table:table-cell office:value-type="float" office:value="-0.311284">
            <text:p>-0.311284</text:p>
          </table:table-cell>
          <table:table-cell office:value-type="float" office:value="-0.078606">
            <text:p>-0.078606</text:p>
          </table:table-cell>
          <table:table-cell table:formula="of:=[.L104]-0.026" office:value-type="float" office:value="-0.104606">
            <text:p>-0.104606</text:p>
          </table:table-cell>
          <table:table-cell office:value-type="float" office:value="74.747681">
            <text:p>74.747681</text:p>
          </table:table-cell>
          <table:table-cell office:value-type="float" office:value="-1489">
            <text:p>-1489</text:p>
          </table:table-cell>
          <table:table-cell office:value-type="float" office:value="1639">
            <text:p>1639</text:p>
          </table:table-cell>
          <table:table-cell office:value-type="float" office:value="19894">
            <text:p>19894</text:p>
          </table:table-cell>
          <table:table-cell office:value-type="float" office:value="19216">
            <text:p>19216</text:p>
          </table:table-cell>
          <table:table-cell office:value-type="float" office:value="27680.023438">
            <text:p>27680.023438</text:p>
          </table:table-cell>
          <table:table-cell office:value-type="float" office:value="0.089369">
            <text:p>0.089369</text:p>
          </table:table-cell>
          <table:table-cell office:value-type="float" office:value="1.766704">
            <text:p>1.766704</text:p>
          </table:table-cell>
          <table:table-cell office:value-type="float" office:value="1876.869751">
            <text:p>1876.869751</text:p>
          </table:table-cell>
        </table:table-row>
        <table:table-row table:style-name="ro1">
          <table:table-cell office:value-type="float" office:value="1479619">
            <text:p>1479619</text:p>
          </table:table-cell>
          <table:table-cell office:value-type="float" office:value="61">
            <text:p>61</text:p>
          </table:table-cell>
          <table:table-cell office:value-type="float" office:value="-3636">
            <text:p>-3636</text:p>
          </table:table-cell>
          <table:table-cell office:value-type="float" office:value="6060.376953">
            <text:p>6060.376953</text:p>
          </table:table-cell>
          <table:table-cell office:value-type="float" office:value="-0.128554">
            <text:p>-0.128554</text:p>
          </table:table-cell>
          <table:table-cell office:value-type="float" office:value="-0.154493">
            <text:p>-0.154493</text:p>
          </table:table-cell>
          <table:table-cell office:value-type="float" office:value="20.177628">
            <text:p>20.177628</text:p>
          </table:table-cell>
          <table:table-cell office:value-type="float" office:value="-0.123961">
            <text:p>-0.123961</text:p>
          </table:table-cell>
          <table:table-cell office:value-type="float" office:value="-0.830788">
            <text:p>-0.830788</text:p>
          </table:table-cell>
          <table:table-cell office:value-type="float" office:value="570.201111">
            <text:p>570.201111</text:p>
          </table:table-cell>
          <table:table-cell office:value-type="float" office:value="-0.125052">
            <text:p>-0.125052</text:p>
          </table:table-cell>
          <table:table-cell office:value-type="float" office:value="-0.150285">
            <text:p>-0.150285</text:p>
          </table:table-cell>
          <table:table-cell table:formula="of:=[.L105]-0.026" office:value-type="float" office:value="-0.176285">
            <text:p>-0.176285</text:p>
          </table:table-cell>
          <table:table-cell office:value-type="float" office:value="20.177647">
            <text:p>20.177647</text:p>
          </table:table-cell>
          <table:table-cell office:value-type="float" office:value="-1428">
            <text:p>-1428</text:p>
          </table:table-cell>
          <table:table-cell office:value-type="float" office:value="1644">
            <text:p>1644</text:p>
          </table:table-cell>
          <table:table-cell office:value-type="float" office:value="20602">
            <text:p>20602</text:p>
          </table:table-cell>
          <table:table-cell office:value-type="float" office:value="15650">
            <text:p>15650</text:p>
          </table:table-cell>
          <table:table-cell office:value-type="float" office:value="26105.341797">
            <text:p>26105.341797</text:p>
          </table:table-cell>
          <table:table-cell office:value-type="float" office:value="-0.039185">
            <text:p>-0.039185</text:p>
          </table:table-cell>
          <table:table-cell office:value-type="float" office:value="1.612211">
            <text:p>1.612211</text:p>
          </table:table-cell>
          <table:table-cell office:value-type="float" office:value="4214.359863">
            <text:p>4214.359863</text:p>
          </table:table-cell>
        </table:table-row>
        <table:table-row table:style-name="ro1">
          <table:table-cell office:value-type="float" office:value="1480390">
            <text:p>1480390</text:p>
          </table:table-cell>
          <table:table-cell office:value-type="float" office:value="66">
            <text:p>66</text:p>
          </table:table-cell>
          <table:table-cell office:value-type="float" office:value="-2858">
            <text:p>-2858</text:p>
          </table:table-cell>
          <table:table-cell office:value-type="float" office:value="4430.011719">
            <text:p>4430.011719</text:p>
          </table:table-cell>
          <table:table-cell office:value-type="float" office:value="-0.062977">
            <text:p>-0.062977</text:p>
          </table:table-cell>
          <table:table-cell office:value-type="float" office:value="-0.030816">
            <text:p>-0.030816</text:p>
          </table:table-cell>
          <table:table-cell office:value-type="float" office:value="51.06731">
            <text:p>51.06731</text:p>
          </table:table-cell>
          <table:table-cell office:value-type="float" office:value="0.034066">
            <text:p>0.034066</text:p>
          </table:table-cell>
          <table:table-cell office:value-type="float" office:value="-0.220267">
            <text:p>-0.220267</text:p>
          </table:table-cell>
          <table:table-cell office:value-type="float" office:value="746.59491">
            <text:p>746.59491</text:p>
          </table:table-cell>
          <table:table-cell office:value-type="float" office:value="-0.081682">
            <text:p>-0.081682</text:p>
          </table:table-cell>
          <table:table-cell office:value-type="float" office:value="-0.039969">
            <text:p>-0.039969</text:p>
          </table:table-cell>
          <table:table-cell table:formula="of:=[.L106]-0.026" office:value-type="float" office:value="-0.065969">
            <text:p>-0.065969</text:p>
          </table:table-cell>
          <table:table-cell office:value-type="float" office:value="51.06731">
            <text:p>51.06731</text:p>
          </table:table-cell>
          <table:table-cell office:value-type="float" office:value="-1362">
            <text:p>-1362</text:p>
          </table:table-cell>
          <table:table-cell office:value-type="float" office:value="1641">
            <text:p>1641</text:p>
          </table:table-cell>
          <table:table-cell office:value-type="float" office:value="20720">
            <text:p>20720</text:p>
          </table:table-cell>
          <table:table-cell office:value-type="float" office:value="12795">
            <text:p>12795</text:p>
          </table:table-cell>
          <table:table-cell office:value-type="float" office:value="24739.167969">
            <text:p>24739.167969</text:p>
          </table:table-cell>
          <table:table-cell office:value-type="float" office:value="-0.102162">
            <text:p>-0.102162</text:p>
          </table:table-cell>
          <table:table-cell office:value-type="float" office:value="1.581394">
            <text:p>1.581394</text:p>
          </table:table-cell>
          <table:table-cell office:value-type="float" office:value="1647.927246">
            <text:p>1647.927246</text:p>
          </table:table-cell>
        </table:table-row>
        <table:table-row table:style-name="ro1">
          <table:table-cell office:value-type="float" office:value="1483988">
            <text:p>1483988</text:p>
          </table:table-cell>
          <table:table-cell office:value-type="float" office:value="68">
            <text:p>68</text:p>
          </table:table-cell>
          <table:table-cell office:value-type="float" office:value="-14638">
            <text:p>-14638</text:p>
          </table:table-cell>
          <table:table-cell office:value-type="float" office:value="21626.765625">
            <text:p>21626.765625</text:p>
          </table:table-cell>
          <table:table-cell office:value-type="float" office:value="-0.073037">
            <text:p>-0.073037</text:p>
          </table:table-cell>
          <table:table-cell office:value-type="float" office:value="-0.277553">
            <text:p>-0.277553</text:p>
          </table:table-cell>
          <table:table-cell office:value-type="float" office:value="280.016663">
            <text:p>280.016663</text:p>
          </table:table-cell>
          <table:table-cell office:value-type="float" office:value="-0.018539">
            <text:p>-0.018539</text:p>
          </table:table-cell>
          <table:table-cell office:value-type="float" office:value="-0.100556">
            <text:p>-0.100556</text:p>
          </table:table-cell>
          <table:table-cell office:value-type="float" office:value="442.401794">
            <text:p>442.401794</text:p>
          </table:table-cell>
          <table:table-cell office:value-type="float" office:value="-0.020299">
            <text:p>-0.020299</text:p>
          </table:table-cell>
          <table:table-cell office:value-type="float" office:value="-0.077141">
            <text:p>-0.077141</text:p>
          </table:table-cell>
          <table:table-cell table:formula="of:=[.L107]-0.026" office:value-type="float" office:value="-0.103141">
            <text:p>-0.103141</text:p>
          </table:table-cell>
          <table:table-cell office:value-type="float" office:value="280.016724">
            <text:p>280.016724</text:p>
          </table:table-cell>
          <table:table-cell office:value-type="float" office:value="-1294">
            <text:p>-1294</text:p>
          </table:table-cell>
          <table:table-cell office:value-type="float" office:value="1634">
            <text:p>1634</text:p>
          </table:table-cell>
          <table:table-cell office:value-type="float" office:value="20875">
            <text:p>20875</text:p>
          </table:table-cell>
          <table:table-cell office:value-type="float" office:value="-1842">
            <text:p>-1842</text:p>
          </table:table-cell>
          <table:table-cell office:value-type="float" office:value="22439.855469">
            <text:p>22439.855469</text:p>
          </table:table-cell>
          <table:table-cell office:value-type="float" office:value="-0.175199">
            <text:p>-0.175199</text:p>
          </table:table-cell>
          <table:table-cell office:value-type="float" office:value="1.303842">
            <text:p>1.303842</text:p>
          </table:table-cell>
          <table:table-cell office:value-type="float" office:value="844.205688">
            <text:p>844.205688</text:p>
          </table:table-cell>
        </table:table-row>
        <table:table-row table:style-name="ro1">
          <table:table-cell office:value-type="float" office:value="1484759">
            <text:p>1484759</text:p>
          </table:table-cell>
          <table:table-cell office:value-type="float" office:value="69">
            <text:p>69</text:p>
          </table:table-cell>
          <table:table-cell office:value-type="float" office:value="-3040">
            <text:p>-3040</text:p>
          </table:table-cell>
          <table:table-cell office:value-type="float" office:value="4505.766602">
            <text:p>4505.766602</text:p>
          </table:table-cell>
          <table:table-cell office:value-type="float" office:value="0.025">
            <text:p>0.025</text:p>
          </table:table-cell>
          <table:table-cell office:value-type="float" office:value="0.07889">
            <text:p>0.07889</text:p>
          </table:table-cell>
          <table:table-cell office:value-type="float" office:value="215.559769">
            <text:p>215.559769</text:p>
          </table:table-cell>
          <table:table-cell office:value-type="float" office:value="0.091563">
            <text:p>0.091563</text:p>
          </table:table-cell>
          <table:table-cell office:value-type="float" office:value="0.162806">
            <text:p>0.162806</text:p>
          </table:table-cell>
          <table:table-cell office:value-type="float" office:value="77.808075">
            <text:p>77.808075</text:p>
          </table:table-cell>
          <table:table-cell office:value-type="float" office:value="0.032425">
            <text:p>0.032425</text:p>
          </table:table-cell>
          <table:table-cell office:value-type="float" office:value="0.102322">
            <text:p>0.102322</text:p>
          </table:table-cell>
          <table:table-cell table:formula="of:=[.L108]-0.026" office:value-type="float" office:value="0.076322">
            <text:p>0.076322</text:p>
          </table:table-cell>
          <table:table-cell office:value-type="float" office:value="215.559799">
            <text:p>215.559799</text:p>
          </table:table-cell>
          <table:table-cell office:value-type="float" office:value="-1226">
            <text:p>-1226</text:p>
          </table:table-cell>
          <table:table-cell office:value-type="float" office:value="1622">
            <text:p>1622</text:p>
          </table:table-cell>
          <table:table-cell office:value-type="float" office:value="20073">
            <text:p>20073</text:p>
          </table:table-cell>
          <table:table-cell office:value-type="float" office:value="-4774">
            <text:p>-4774</text:p>
          </table:table-cell>
          <table:table-cell office:value-type="float" office:value="22238.619141">
            <text:p>22238.619141</text:p>
          </table:table-cell>
          <table:table-cell office:value-type="float" office:value="-0.150199">
            <text:p>-0.150199</text:p>
          </table:table-cell>
          <table:table-cell office:value-type="float" office:value="1.382732">
            <text:p>1.382732</text:p>
          </table:table-cell>
          <table:table-cell office:value-type="float" office:value="1020.59906">
            <text:p>1020.59906</text:p>
          </table:table-cell>
        </table:table-row>
        <table:table-row table:style-name="ro1">
          <table:table-cell office:value-type="float" office:value="1485016">
            <text:p>1485016</text:p>
          </table:table-cell>
          <table:table-cell office:value-type="float" office:value="75">
            <text:p>75</text:p>
          </table:table-cell>
          <table:table-cell office:value-type="float" office:value="-1031">
            <text:p>-1031</text:p>
          </table:table-cell>
          <table:table-cell office:value-type="float" office:value="1474.505737">
            <text:p>1474.505737</text:p>
          </table:table-cell>
          <table:table-cell office:value-type="float" office:value="0.052852">
            <text:p>0.052852</text:p>
          </table:table-cell>
          <table:table-cell office:value-type="float" office:value="0.028796">
            <text:p>0.028796</text:p>
          </table:table-cell>
          <table:table-cell office:value-type="float" office:value="45.515762">
            <text:p>45.515762</text:p>
          </table:table-cell>
          <table:table-cell office:value-type="float" office:value="0.787294">
            <text:p>0.787294</text:p>
          </table:table-cell>
          <table:table-cell office:value-type="float" office:value="-0.265756">
            <text:p>-0.265756</text:p>
          </table:table-cell>
          <table:table-cell office:value-type="float" office:value="133.755646">
            <text:p>133.755646</text:p>
          </table:table-cell>
          <table:table-cell office:value-type="float" office:value="0.205651">
            <text:p>0.205651</text:p>
          </table:table-cell>
          <table:table-cell office:value-type="float" office:value="0.112047">
            <text:p>0.112047</text:p>
          </table:table-cell>
          <table:table-cell table:formula="of:=[.L109]-0.026" office:value-type="float" office:value="0.086047">
            <text:p>0.086047</text:p>
          </table:table-cell>
          <table:table-cell office:value-type="float" office:value="45.515766">
            <text:p>45.515766</text:p>
          </table:table-cell>
          <table:table-cell office:value-type="float" office:value="-1152">
            <text:p>-1152</text:p>
          </table:table-cell>
          <table:table-cell office:value-type="float" office:value="1611">
            <text:p>1611</text:p>
          </table:table-cell>
          <table:table-cell office:value-type="float" office:value="19880">
            <text:p>19880</text:p>
          </table:table-cell>
          <table:table-cell office:value-type="float" office:value="-5787">
            <text:p>-5787</text:p>
          </table:table-cell>
          <table:table-cell office:value-type="float" office:value="22295.1875">
            <text:p>22295.1875</text:p>
          </table:table-cell>
          <table:table-cell office:value-type="float" office:value="-0.097347">
            <text:p>-0.097347</text:p>
          </table:table-cell>
          <table:table-cell office:value-type="float" office:value="1.411528">
            <text:p>1.411528</text:p>
          </table:table-cell>
          <table:table-cell office:value-type="float" office:value="1549.999878">
            <text:p>1549.999878</text:p>
          </table:table-cell>
        </table:table-row>
        <table:table-row table:style-name="ro1">
          <table:table-cell office:value-type="float" office:value="1486044">
            <text:p>1486044</text:p>
          </table:table-cell>
          <table:table-cell office:value-type="float" office:value="69">
            <text:p>69</text:p>
          </table:table-cell>
          <table:table-cell office:value-type="float" office:value="-4334">
            <text:p>-4334</text:p>
          </table:table-cell>
          <table:table-cell office:value-type="float" office:value="6380.462891">
            <text:p>6380.462891</text:p>
          </table:table-cell>
          <table:table-cell office:value-type="float" office:value="-0.01">
            <text:p>-0.01</text:p>
          </table:table-cell>
          <table:table-cell office:value-type="float" office:value="-0.002876">
            <text:p>-0.002876</text:p>
          </table:table-cell>
          <table:table-cell office:value-type="float" office:value="71.238037">
            <text:p>71.238037</text:p>
          </table:table-cell>
          <table:table-cell office:value-type="float" office:value="-0.218588">
            <text:p>-0.218588</text:p>
          </table:table-cell>
          <table:table-cell office:value-type="float" office:value="-0.198719">
            <text:p>-0.198719</text:p>
          </table:table-cell>
          <table:table-cell office:value-type="float" office:value="9.089714">
            <text:p>9.089714</text:p>
          </table:table-cell>
          <table:table-cell office:value-type="float" office:value="-0.009728">
            <text:p>-0.009728</text:p>
          </table:table-cell>
          <table:table-cell office:value-type="float" office:value="-0.002798">
            <text:p>-0.002798</text:p>
          </table:table-cell>
          <table:table-cell table:formula="of:=[.L110]-0.026" office:value-type="float" office:value="-0.028798">
            <text:p>-0.028798</text:p>
          </table:table-cell>
          <table:table-cell office:value-type="float" office:value="71.238037">
            <text:p>71.238037</text:p>
          </table:table-cell>
          <table:table-cell office:value-type="float" office:value="-1083">
            <text:p>-1083</text:p>
          </table:table-cell>
          <table:table-cell office:value-type="float" office:value="1604">
            <text:p>1604</text:p>
          </table:table-cell>
          <table:table-cell office:value-type="float" office:value="19193">
            <text:p>19193</text:p>
          </table:table-cell>
          <table:table-cell office:value-type="float" office:value="-10066">
            <text:p>-10066</text:p>
          </table:table-cell>
          <table:table-cell office:value-type="float" office:value="23394.552734">
            <text:p>23394.552734</text:p>
          </table:table-cell>
          <table:table-cell office:value-type="float" office:value="-0.107347">
            <text:p>-0.107347</text:p>
          </table:table-cell>
          <table:table-cell office:value-type="float" office:value="1.408652">
            <text:p>1.408652</text:p>
          </table:table-cell>
          <table:table-cell office:value-type="float" office:value="1412.244263">
            <text:p>1412.244263</text:p>
          </table:table-cell>
        </table:table-row>
        <table:table-row table:style-name="ro1">
          <table:table-cell office:value-type="float" office:value="1486301">
            <text:p>1486301</text:p>
          </table:table-cell>
          <table:table-cell office:value-type="float" office:value="68">
            <text:p>68</text:p>
          </table:table-cell>
          <table:table-cell office:value-type="float" office:value="-1106">
            <text:p>-1106</text:p>
          </table:table-cell>
          <table:table-cell office:value-type="float" office:value="1726.460449">
            <text:p>1726.460449</text:p>
          </table:table-cell>
          <table:table-cell office:value-type="float" office:value="-0.002519">
            <text:p>-0.002519</text:p>
          </table:table-cell>
          <table:table-cell office:value-type="float" office:value="0.000548">
            <text:p>0.000548</text:p>
          </table:table-cell>
          <table:table-cell office:value-type="float" office:value="121.752739">
            <text:p>121.752739</text:p>
          </table:table-cell>
          <table:table-cell office:value-type="float" office:value="0.768369">
            <text:p>0.768369</text:p>
          </table:table-cell>
          <table:table-cell office:value-type="float" office:value="-0.342371">
            <text:p>-0.342371</text:p>
          </table:table-cell>
          <table:table-cell office:value-type="float" office:value="144.558136">
            <text:p>144.558136</text:p>
          </table:table-cell>
          <table:table-cell office:value-type="float" office:value="-0.0098">
            <text:p>-0.0098</text:p>
          </table:table-cell>
          <table:table-cell office:value-type="float" office:value="0.002132">
            <text:p>0.002132</text:p>
          </table:table-cell>
          <table:table-cell table:formula="of:=[.L111]-0.026" office:value-type="float" office:value="-0.023868">
            <text:p>-0.023868</text:p>
          </table:table-cell>
          <table:table-cell office:value-type="float" office:value="121.752739">
            <text:p>121.752739</text:p>
          </table:table-cell>
          <table:table-cell office:value-type="float" office:value="-1015">
            <text:p>-1015</text:p>
          </table:table-cell>
          <table:table-cell office:value-type="float" office:value="1597">
            <text:p>1597</text:p>
          </table:table-cell>
          <table:table-cell office:value-type="float" office:value="19014">
            <text:p>19014</text:p>
          </table:table-cell>
          <table:table-cell office:value-type="float" office:value="-11157">
            <text:p>-11157</text:p>
          </table:table-cell>
          <table:table-cell office:value-type="float" office:value="23745.005859">
            <text:p>23745.005859</text:p>
          </table:table-cell>
          <table:table-cell office:value-type="float" office:value="-0.109865">
            <text:p>-0.109865</text:p>
          </table:table-cell>
          <table:table-cell office:value-type="float" office:value="1.409199">
            <text:p>1.409199</text:p>
          </table:table-cell>
          <table:table-cell office:value-type="float" office:value="1382.661499">
            <text:p>1382.661499</text:p>
          </table:table-cell>
        </table:table-row>
        <table:table-row table:style-name="ro1">
          <table:table-cell office:value-type="float" office:value="1487072">
            <text:p>1487072</text:p>
          </table:table-cell>
          <table:table-cell office:value-type="float" office:value="80">
            <text:p>80</text:p>
          </table:table-cell>
          <table:table-cell office:value-type="float" office:value="-3328">
            <text:p>-3328</text:p>
          </table:table-cell>
          <table:table-cell office:value-type="float" office:value="4259.927246">
            <text:p>4259.927246</text:p>
          </table:table-cell>
          <table:table-cell office:value-type="float" office:value="-0.01">
            <text:p>-0.01</text:p>
          </table:table-cell>
          <table:table-cell office:value-type="float" office:value="0.014176">
            <text:p>0.014176</text:p>
          </table:table-cell>
          <table:table-cell office:value-type="float" office:value="241.755386">
            <text:p>241.755386</text:p>
          </table:table-cell>
          <table:table-cell office:value-type="float" office:value="-0.208599">
            <text:p>-0.208599</text:p>
          </table:table-cell>
          <table:table-cell office:value-type="float" office:value="-0.016759">
            <text:p>-0.016759</text:p>
          </table:table-cell>
          <table:table-cell office:value-type="float" office:value="91.965744">
            <text:p>91.965744</text:p>
          </table:table-cell>
          <table:table-cell office:value-type="float" office:value="-0.01297">
            <text:p>-0.01297</text:p>
          </table:table-cell>
          <table:table-cell office:value-type="float" office:value="0.018386">
            <text:p>0.018386</text:p>
          </table:table-cell>
          <table:table-cell table:formula="of:=[.L112]-0.026" office:value-type="float" office:value="-0.007614">
            <text:p>-0.007614</text:p>
          </table:table-cell>
          <table:table-cell office:value-type="float" office:value="241.755386">
            <text:p>241.755386</text:p>
          </table:table-cell>
          <table:table-cell office:value-type="float" office:value="-935">
            <text:p>-935</text:p>
          </table:table-cell>
          <table:table-cell office:value-type="float" office:value="1588">
            <text:p>1588</text:p>
          </table:table-cell>
          <table:table-cell office:value-type="float" office:value="18479">
            <text:p>18479</text:p>
          </table:table-cell>
          <table:table-cell office:value-type="float" office:value="-14442">
            <text:p>-14442</text:p>
          </table:table-cell>
          <table:table-cell office:value-type="float" office:value="25176.662109">
            <text:p>25176.662109</text:p>
          </table:table-cell>
          <table:table-cell office:value-type="float" office:value="-0.119865">
            <text:p>-0.119865</text:p>
          </table:table-cell>
          <table:table-cell office:value-type="float" office:value="1.423375">
            <text:p>1.423375</text:p>
          </table:table-cell>
          <table:table-cell office:value-type="float" office:value="1287.479126">
            <text:p>1287.479126</text:p>
          </table:table-cell>
        </table:table-row>
        <table:table-row table:style-name="ro1">
          <table:table-cell office:value-type="float" office:value="1487329">
            <text:p>1487329</text:p>
          </table:table-cell>
          <table:table-cell office:value-type="float" office:value="80">
            <text:p>80</text:p>
          </table:table-cell>
          <table:table-cell office:value-type="float" office:value="-1128">
            <text:p>-1128</text:p>
          </table:table-cell>
          <table:table-cell office:value-type="float" office:value="1509.967285">
            <text:p>1509.967285</text:p>
          </table:table-cell>
          <table:table-cell office:value-type="float" office:value="-0.01">
            <text:p>-0.01</text:p>
          </table:table-cell>
          <table:table-cell office:value-type="float" office:value="0.001198">
            <text:p>0.001198</text:p>
          </table:table-cell>
          <table:table-cell office:value-type="float" office:value="111.984146">
            <text:p>111.984146</text:p>
          </table:table-cell>
          <table:table-cell office:value-type="float" office:value="0.807481">
            <text:p>0.807481</text:p>
          </table:table-cell>
          <table:table-cell office:value-type="float" office:value="-0.282516">
            <text:p>-0.282516</text:p>
          </table:table-cell>
          <table:table-cell office:value-type="float" office:value="134.987289">
            <text:p>134.987289</text:p>
          </table:table-cell>
          <table:table-cell office:value-type="float" office:value="-0.038911">
            <text:p>-0.038911</text:p>
          </table:table-cell>
          <table:table-cell office:value-type="float" office:value="0.004663">
            <text:p>0.004663</text:p>
          </table:table-cell>
          <table:table-cell table:formula="of:=[.L113]-0.026" office:value-type="float" office:value="-0.021337">
            <text:p>-0.021337</text:p>
          </table:table-cell>
          <table:table-cell office:value-type="float" office:value="111.984161">
            <text:p>111.984161</text:p>
          </table:table-cell>
          <table:table-cell office:value-type="float" office:value="-856">
            <text:p>-856</text:p>
          </table:table-cell>
          <table:table-cell office:value-type="float" office:value="1578">
            <text:p>1578</text:p>
          </table:table-cell>
          <table:table-cell office:value-type="float" office:value="18313">
            <text:p>18313</text:p>
          </table:table-cell>
          <table:table-cell office:value-type="float" office:value="-15558">
            <text:p>-15558</text:p>
          </table:table-cell>
          <table:table-cell office:value-type="float" office:value="25711.730469">
            <text:p>25711.730469</text:p>
          </table:table-cell>
          <table:table-cell office:value-type="float" office:value="-0.129865">
            <text:p>-0.129865</text:p>
          </table:table-cell>
          <table:table-cell office:value-type="float" office:value="1.424573">
            <text:p>1.424573</text:p>
          </table:table-cell>
          <table:table-cell office:value-type="float" office:value="1196.962524">
            <text:p>1196.962524</text:p>
          </table:table-cell>
        </table:table-row>
        <table:table-row table:style-name="ro1">
          <table:table-cell office:value-type="float" office:value="1488100">
            <text:p>1488100</text:p>
          </table:table-cell>
          <table:table-cell office:value-type="float" office:value="73">
            <text:p>73</text:p>
          </table:table-cell>
          <table:table-cell office:value-type="float" office:value="-3360">
            <text:p>-3360</text:p>
          </table:table-cell>
          <table:table-cell office:value-type="float" office:value="4702.365723">
            <text:p>4702.365723</text:p>
          </table:table-cell>
          <table:table-cell office:value-type="float" office:value="-0.01">
            <text:p>-0.01</text:p>
          </table:table-cell>
          <table:table-cell office:value-type="float" office:value="0.008526">
            <text:p>0.008526</text:p>
          </table:table-cell>
          <table:table-cell office:value-type="float" office:value="185.258652">
            <text:p>185.258652</text:p>
          </table:table-cell>
          <table:table-cell office:value-type="float" office:value="-0.280936">
            <text:p>-0.280936</text:p>
          </table:table-cell>
          <table:table-cell office:value-type="float" office:value="0.040701">
            <text:p>0.040701</text:p>
          </table:table-cell>
          <table:table-cell office:value-type="float" office:value="114.487793">
            <text:p>114.487793</text:p>
          </table:table-cell>
          <table:table-cell office:value-type="float" office:value="-0.01297">
            <text:p>-0.01297</text:p>
          </table:table-cell>
          <table:table-cell office:value-type="float" office:value="0.011058">
            <text:p>0.011058</text:p>
          </table:table-cell>
          <table:table-cell table:formula="of:=[.L114]-0.026" office:value-type="float" office:value="-0.014942">
            <text:p>-0.014942</text:p>
          </table:table-cell>
          <table:table-cell office:value-type="float" office:value="185.258652">
            <text:p>185.258652</text:p>
          </table:table-cell>
          <table:table-cell office:value-type="float" office:value="-784">
            <text:p>-784</text:p>
          </table:table-cell>
          <table:table-cell office:value-type="float" office:value="1569">
            <text:p>1569</text:p>
          </table:table-cell>
          <table:table-cell office:value-type="float" office:value="17823">
            <text:p>17823</text:p>
          </table:table-cell>
          <table:table-cell office:value-type="float" office:value="-18882">
            <text:p>-18882</text:p>
          </table:table-cell>
          <table:table-cell office:value-type="float" office:value="27648.939453">
            <text:p>27648.939453</text:p>
          </table:table-cell>
          <table:table-cell office:value-type="float" office:value="-0.139865">
            <text:p>-0.139865</text:p>
          </table:table-cell>
          <table:table-cell office:value-type="float" office:value="1.433099">
            <text:p>1.433099</text:p>
          </table:table-cell>
          <table:table-cell office:value-type="float" office:value="1124.628296">
            <text:p>1124.628296</text:p>
          </table:table-cell>
        </table:table-row>
        <table:table-row table:style-name="ro1">
          <table:table-cell office:value-type="float" office:value="1488357">
            <text:p>1488357</text:p>
          </table:table-cell>
          <table:table-cell office:value-type="float" office:value="73">
            <text:p>73</text:p>
          </table:table-cell>
          <table:table-cell office:value-type="float" office:value="-1135">
            <text:p>-1135</text:p>
          </table:table-cell>
          <table:table-cell office:value-type="float" office:value="1654.701172">
            <text:p>1654.701172</text:p>
          </table:table-cell>
          <table:table-cell office:value-type="float" office:value="-0.01">
            <text:p>-0.01</text:p>
          </table:table-cell>
          <table:table-cell office:value-type="float" office:value="0.002328">
            <text:p>0.002328</text:p>
          </table:table-cell>
          <table:table-cell office:value-type="float" office:value="123.283493">
            <text:p>123.283493</text:p>
          </table:table-cell>
          <table:table-cell office:value-type="float" office:value="0.736827">
            <text:p>0.736827</text:p>
          </table:table-cell>
          <table:table-cell office:value-type="float" office:value="-0.227449">
            <text:p>-0.227449</text:p>
          </table:table-cell>
          <table:table-cell office:value-type="float" office:value="130.868744">
            <text:p>130.868744</text:p>
          </table:table-cell>
          <table:table-cell office:value-type="float" office:value="-0.038911">
            <text:p>-0.038911</text:p>
          </table:table-cell>
          <table:table-cell office:value-type="float" office:value="0.00906">
            <text:p>0.00906</text:p>
          </table:table-cell>
          <table:table-cell table:formula="of:=[.L115]-0.026" office:value-type="float" office:value="-0.01694">
            <text:p>-0.01694</text:p>
          </table:table-cell>
          <table:table-cell office:value-type="float" office:value="123.283493">
            <text:p>123.283493</text:p>
          </table:table-cell>
          <table:table-cell office:value-type="float" office:value="-712">
            <text:p>-712</text:p>
          </table:table-cell>
          <table:table-cell office:value-type="float" office:value="1559">
            <text:p>1559</text:p>
          </table:table-cell>
          <table:table-cell office:value-type="float" office:value="17667">
            <text:p>17667</text:p>
          </table:table-cell>
          <table:table-cell office:value-type="float" office:value="-20006">
            <text:p>-20006</text:p>
          </table:table-cell>
          <table:table-cell office:value-type="float" office:value="28334.376953">
            <text:p>28334.376953</text:p>
          </table:table-cell>
          <table:table-cell office:value-type="float" office:value="-0.149865">
            <text:p>-0.149865</text:p>
          </table:table-cell>
          <table:table-cell office:value-type="float" office:value="1.435428">
            <text:p>1.435428</text:p>
          </table:table-cell>
          <table:table-cell office:value-type="float" office:value="1057.812012">
            <text:p>1057.812012</text:p>
          </table:table-cell>
        </table:table-row>
        <table:table-row table:style-name="ro1">
          <table:table-cell office:value-type="float" office:value="1489128">
            <text:p>1489128</text:p>
          </table:table-cell>
          <table:table-cell office:value-type="float" office:value="80">
            <text:p>80</text:p>
          </table:table-cell>
          <table:table-cell office:value-type="float" office:value="-3372">
            <text:p>-3372</text:p>
          </table:table-cell>
          <table:table-cell office:value-type="float" office:value="4315.077148">
            <text:p>4315.077148</text:p>
          </table:table-cell>
          <table:table-cell office:value-type="float" office:value="0.007547">
            <text:p>0.007547</text:p>
          </table:table-cell>
          <table:table-cell office:value-type="float" office:value="0.037801">
            <text:p>0.037801</text:p>
          </table:table-cell>
          <table:table-cell office:value-type="float" office:value="400.868988">
            <text:p>400.868988</text:p>
          </table:table-cell>
          <table:table-cell office:value-type="float" office:value="-0.233833">
            <text:p>-0.233833</text:p>
          </table:table-cell>
          <table:table-cell office:value-type="float" office:value="0.055067">
            <text:p>0.055067</text:p>
          </table:table-cell>
          <table:table-cell office:value-type="float" office:value="123.549561">
            <text:p>123.549561</text:p>
          </table:table-cell>
          <table:table-cell office:value-type="float" office:value="0.009789">
            <text:p>0.009789</text:p>
          </table:table-cell>
          <table:table-cell office:value-type="float" office:value="0.049029">
            <text:p>0.049029</text:p>
          </table:table-cell>
          <table:table-cell table:formula="of:=[.L116]-0.026" office:value-type="float" office:value="0.023029">
            <text:p>0.023029</text:p>
          </table:table-cell>
          <table:table-cell office:value-type="float" office:value="400.868988">
            <text:p>400.868988</text:p>
          </table:table-cell>
          <table:table-cell office:value-type="float" office:value="-633">
            <text:p>-633</text:p>
          </table:table-cell>
          <table:table-cell office:value-type="float" office:value="1547">
            <text:p>1547</text:p>
          </table:table-cell>
          <table:table-cell office:value-type="float" office:value="17212">
            <text:p>17212</text:p>
          </table:table-cell>
          <table:table-cell office:value-type="float" office:value="-23347">
            <text:p>-23347</text:p>
          </table:table-cell>
          <table:table-cell office:value-type="float" office:value="30629.320313">
            <text:p>30629.320313</text:p>
          </table:table-cell>
          <table:table-cell office:value-type="float" office:value="-0.142318">
            <text:p>-0.142318</text:p>
          </table:table-cell>
          <table:table-cell office:value-type="float" office:value="1.473229">
            <text:p>1.473229</text:p>
          </table:table-cell>
          <table:table-cell office:value-type="float" office:value="1135.16626">
            <text:p>1135.16626</text:p>
          </table:table-cell>
        </table:table-row>
        <table:table-row table:style-name="ro1">
          <table:table-cell office:value-type="float" office:value="1489385">
            <text:p>1489385</text:p>
          </table:table-cell>
          <table:table-cell office:value-type="float" office:value="78">
            <text:p>78</text:p>
          </table:table-cell>
          <table:table-cell office:value-type="float" office:value="-1122">
            <text:p>-1122</text:p>
          </table:table-cell>
          <table:table-cell office:value-type="float" office:value="1538.213623">
            <text:p>1538.213623</text:p>
          </table:table-cell>
          <table:table-cell office:value-type="float" office:value="0.015">
            <text:p>0.015</text:p>
          </table:table-cell>
          <table:table-cell office:value-type="float" office:value="0.012772">
            <text:p>0.012772</text:p>
          </table:table-cell>
          <table:table-cell office:value-type="float" office:value="14.855465">
            <text:p>14.855465</text:p>
          </table:table-cell>
          <table:table-cell office:value-type="float" office:value="0.777201">
            <text:p>0.777201</text:p>
          </table:table-cell>
          <table:table-cell office:value-type="float" office:value="0.033519">
            <text:p>0.033519</text:p>
          </table:table-cell>
          <table:table-cell office:value-type="float" office:value="95.687241">
            <text:p>95.687241</text:p>
          </table:table-cell>
          <table:table-cell office:value-type="float" office:value="0.058366">
            <text:p>0.058366</text:p>
          </table:table-cell>
          <table:table-cell office:value-type="float" office:value="0.049695">
            <text:p>0.049695</text:p>
          </table:table-cell>
          <table:table-cell table:formula="of:=[.L117]-0.026" office:value-type="float" office:value="0.023695">
            <text:p>0.023695</text:p>
          </table:table-cell>
          <table:table-cell office:value-type="float" office:value="14.855465">
            <text:p>14.855465</text:p>
          </table:table-cell>
          <table:table-cell office:value-type="float" office:value="-556">
            <text:p>-556</text:p>
          </table:table-cell>
          <table:table-cell office:value-type="float" office:value="1536">
            <text:p>1536</text:p>
          </table:table-cell>
          <table:table-cell office:value-type="float" office:value="17103">
            <text:p>17103</text:p>
          </table:table-cell>
          <table:table-cell office:value-type="float" office:value="-24463">
            <text:p>-24463</text:p>
          </table:table-cell>
          <table:table-cell office:value-type="float" office:value="31429.099609">
            <text:p>31429.099609</text:p>
          </table:table-cell>
          <table:table-cell office:value-type="float" office:value="-0.127318">
            <text:p>-0.127318</text:p>
          </table:table-cell>
          <table:table-cell office:value-type="float" office:value="1.486001">
            <text:p>1.486001</text:p>
          </table:table-cell>
          <table:table-cell office:value-type="float" office:value="1267.155884">
            <text:p>1267.155884</text:p>
          </table:table-cell>
        </table:table-row>
        <table:table-row table:style-name="ro1">
          <table:table-cell office:value-type="float" office:value="1490413">
            <text:p>1490413</text:p>
          </table:table-cell>
          <table:table-cell office:value-type="float" office:value="70">
            <text:p>70</text:p>
          </table:table-cell>
          <table:table-cell office:value-type="float" office:value="-4323">
            <text:p>-4323</text:p>
          </table:table-cell>
          <table:table-cell office:value-type="float" office:value="6275.380859">
            <text:p>6275.380859</text:p>
          </table:table-cell>
          <table:table-cell office:value-type="float" office:value="-0.027698">
            <text:p>-0.027698</text:p>
          </table:table-cell>
          <table:table-cell office:value-type="float" office:value="-0.023831">
            <text:p>-0.023831</text:p>
          </table:table-cell>
          <table:table-cell office:value-type="float" office:value="13.959582">
            <text:p>13.959582</text:p>
          </table:table-cell>
          <table:table-cell office:value-type="float" office:value="-0.228997">
            <text:p>-0.228997</text:p>
          </table:table-cell>
          <table:table-cell office:value-type="float" office:value="0.155623">
            <text:p>0.155623</text:p>
          </table:table-cell>
          <table:table-cell office:value-type="float" office:value="167.958694">
            <text:p>167.958694</text:p>
          </table:table-cell>
          <table:table-cell office:value-type="float" office:value="-0.026943">
            <text:p>-0.026943</text:p>
          </table:table-cell>
          <table:table-cell office:value-type="float" office:value="-0.023182">
            <text:p>-0.023182</text:p>
          </table:table-cell>
          <table:table-cell table:formula="of:=[.L118]-0.026" office:value-type="float" office:value="-0.049182">
            <text:p>-0.049182</text:p>
          </table:table-cell>
          <table:table-cell office:value-type="float" office:value="13.959587">
            <text:p>13.959587</text:p>
          </table:table-cell>
          <table:table-cell office:value-type="float" office:value="-487">
            <text:p>-487</text:p>
          </table:table-cell>
          <table:table-cell office:value-type="float" office:value="1527">
            <text:p>1527</text:p>
          </table:table-cell>
          <table:table-cell office:value-type="float" office:value="16737">
            <text:p>16737</text:p>
          </table:table-cell>
          <table:table-cell office:value-type="float" office:value="-28770">
            <text:p>-28770</text:p>
          </table:table-cell>
          <table:table-cell office:value-type="float" office:value="34850.742188">
            <text:p>34850.742188</text:p>
          </table:table-cell>
          <table:table-cell office:value-type="float" office:value="-0.155016">
            <text:p>-0.155016</text:p>
          </table:table-cell>
          <table:table-cell office:value-type="float" office:value="1.462169">
            <text:p>1.462169</text:p>
          </table:table-cell>
          <table:table-cell office:value-type="float" office:value="1043.237915">
            <text:p>1043.237915</text:p>
          </table:table-cell>
        </table:table-row>
        <table:table-row table:style-name="ro1">
          <table:table-cell office:value-type="float" office:value="1491184">
            <text:p>1491184</text:p>
          </table:table-cell>
          <table:table-cell office:value-type="float" office:value="66">
            <text:p>66</text:p>
          </table:table-cell>
          <table:table-cell office:value-type="float" office:value="-3675">
            <text:p>-3675</text:p>
          </table:table-cell>
          <table:table-cell office:value-type="float" office:value="5667.774414">
            <text:p>5667.774414</text:p>
          </table:table-cell>
          <table:table-cell office:value-type="float" office:value="-0.045">
            <text:p>-0.045</text:p>
          </table:table-cell>
          <table:table-cell office:value-type="float" office:value="-0.042116">
            <text:p>-0.042116</text:p>
          </table:table-cell>
          <table:table-cell office:value-type="float" office:value="6.409503">
            <text:p>6.409503</text:p>
          </table:table-cell>
          <table:table-cell office:value-type="float" office:value="0.02271">
            <text:p>0.02271</text:p>
          </table:table-cell>
          <table:table-cell office:value-type="float" office:value="-0.727837">
            <text:p>-0.727837</text:p>
          </table:table-cell>
          <table:table-cell office:value-type="float" office:value="3304.861328">
            <text:p>3304.861328</text:p>
          </table:table-cell>
          <table:table-cell office:value-type="float" office:value="-0.058366">
            <text:p>-0.058366</text:p>
          </table:table-cell>
          <table:table-cell office:value-type="float" office:value="-0.054625">
            <text:p>-0.054625</text:p>
          </table:table-cell>
          <table:table-cell table:formula="of:=[.L119]-0.026" office:value-type="float" office:value="-0.080625">
            <text:p>-0.080625</text:p>
          </table:table-cell>
          <table:table-cell office:value-type="float" office:value="6.409497">
            <text:p>6.409497</text:p>
          </table:table-cell>
          <table:table-cell office:value-type="float" office:value="-422">
            <text:p>-422</text:p>
          </table:table-cell>
          <table:table-cell office:value-type="float" office:value="1517">
            <text:p>1517</text:p>
          </table:table-cell>
          <table:table-cell office:value-type="float" office:value="16339">
            <text:p>16339</text:p>
          </table:table-cell>
          <table:table-cell office:value-type="float" office:value="-32423">
            <text:p>-32423</text:p>
          </table:table-cell>
          <table:table-cell office:value-type="float" office:value="37853.066406">
            <text:p>37853.066406</text:p>
          </table:table-cell>
          <table:table-cell office:value-type="float" office:value="-0.200016">
            <text:p>-0.200016</text:p>
          </table:table-cell>
          <table:table-cell office:value-type="float" office:value="1.420054">
            <text:p>1.420054</text:p>
          </table:table-cell>
          <table:table-cell office:value-type="float" office:value="809.970215">
            <text:p>809.970215</text:p>
          </table:table-cell>
        </table:table-row>
        <table:table-row table:style-name="ro1">
          <table:table-cell office:value-type="float" office:value="1491441">
            <text:p>1491441</text:p>
          </table:table-cell>
          <table:table-cell office:value-type="float" office:value="75">
            <text:p>75</text:p>
          </table:table-cell>
          <table:table-cell office:value-type="float" office:value="-1228">
            <text:p>-1228</text:p>
          </table:table-cell>
          <table:table-cell office:value-type="float" office:value="1737.430542">
            <text:p>1737.430542</text:p>
          </table:table-cell>
          <table:table-cell office:value-type="float" office:value="-0.037752">
            <text:p>-0.037752</text:p>
          </table:table-cell>
          <table:table-cell office:value-type="float" office:value="0.007156">
            <text:p>0.007156</text:p>
          </table:table-cell>
          <table:table-cell office:value-type="float" office:value="118.956116">
            <text:p>118.956116</text:p>
          </table:table-cell>
          <table:table-cell office:value-type="float" office:value="0.802435">
            <text:p>0.802435</text:p>
          </table:table-cell>
          <table:table-cell office:value-type="float" office:value="-0.047884">
            <text:p>-0.047884</text:p>
          </table:table-cell>
          <table:table-cell office:value-type="float" office:value="105.967346">
            <text:p>105.967346</text:p>
          </table:table-cell>
          <table:table-cell office:value-type="float" office:value="-0.146894">
            <text:p>-0.146894</text:p>
          </table:table-cell>
          <table:table-cell office:value-type="float" office:value="0.027845">
            <text:p>0.027845</text:p>
          </table:table-cell>
          <table:table-cell table:formula="of:=[.L120]-0.026" office:value-type="float" office:value="0.001845">
            <text:p>0.001845</text:p>
          </table:table-cell>
          <table:table-cell office:value-type="float" office:value="118.9561">
            <text:p>118.9561</text:p>
          </table:table-cell>
          <table:table-cell office:value-type="float" office:value="-348">
            <text:p>-348</text:p>
          </table:table-cell>
          <table:table-cell office:value-type="float" office:value="1502">
            <text:p>1502</text:p>
          </table:table-cell>
          <table:table-cell office:value-type="float" office:value="16155">
            <text:p>16155</text:p>
          </table:table-cell>
          <table:table-cell office:value-type="float" office:value="-33637">
            <text:p>-33637</text:p>
          </table:table-cell>
          <table:table-cell office:value-type="float" office:value="38821.363281">
            <text:p>38821.363281</text:p>
          </table:table-cell>
          <table:table-cell office:value-type="float" office:value="-0.237768">
            <text:p>-0.237768</text:p>
          </table:table-cell>
          <table:table-cell office:value-type="float" office:value="1.42721">
            <text:p>1.42721</text:p>
          </table:table-cell>
          <table:table-cell office:value-type="float" office:value="700.254028">
            <text:p>700.254028</text:p>
          </table:table-cell>
        </table:table-row>
        <table:table-row table:style-name="ro1">
          <table:table-cell office:value-type="float" office:value="1492212">
            <text:p>1492212</text:p>
          </table:table-cell>
          <table:table-cell office:value-type="float" office:value="83">
            <text:p>83</text:p>
          </table:table-cell>
          <table:table-cell office:value-type="float" office:value="-3950">
            <text:p>-3950</text:p>
          </table:table-cell>
          <table:table-cell office:value-type="float" office:value="4859.469727">
            <text:p>4859.469727</text:p>
          </table:table-cell>
          <table:table-cell office:value-type="float" office:value="0.025">
            <text:p>0.025</text:p>
          </table:table-cell>
          <table:table-cell office:value-type="float" office:value="0.044376">
            <text:p>0.044376</text:p>
          </table:table-cell>
          <table:table-cell office:value-type="float" office:value="77.502373">
            <text:p>77.502373</text:p>
          </table:table-cell>
          <table:table-cell office:value-type="float" office:value="-0.23888">
            <text:p>-0.23888</text:p>
          </table:table-cell>
          <table:table-cell office:value-type="float" office:value="-0.447716">
            <text:p>-0.447716</text:p>
          </table:table-cell>
          <table:table-cell office:value-type="float" office:value="87.422935">
            <text:p>87.422935</text:p>
          </table:table-cell>
          <table:table-cell office:value-type="float" office:value="0.032425">
            <text:p>0.032425</text:p>
          </table:table-cell>
          <table:table-cell office:value-type="float" office:value="0.057556">
            <text:p>0.057556</text:p>
          </table:table-cell>
          <table:table-cell table:formula="of:=[.L121]-0.026" office:value-type="float" office:value="0.031556">
            <text:p>0.031556</text:p>
          </table:table-cell>
          <table:table-cell office:value-type="float" office:value="77.502373">
            <text:p>77.502373</text:p>
          </table:table-cell>
          <table:table-cell office:value-type="float" office:value="-267">
            <text:p>-267</text:p>
          </table:table-cell>
          <table:table-cell office:value-type="float" office:value="1482">
            <text:p>1482</text:p>
          </table:table-cell>
          <table:table-cell office:value-type="float" office:value="15590">
            <text:p>15590</text:p>
          </table:table-cell>
          <table:table-cell office:value-type="float" office:value="-37547">
            <text:p>-37547</text:p>
          </table:table-cell>
          <table:table-cell office:value-type="float" office:value="42127.273438">
            <text:p>42127.273438</text:p>
          </table:table-cell>
          <table:table-cell office:value-type="float" office:value="-0.212768">
            <text:p>-0.212768</text:p>
          </table:table-cell>
          <table:table-cell office:value-type="float" office:value="1.471586">
            <text:p>1.471586</text:p>
          </table:table-cell>
          <table:table-cell office:value-type="float" office:value="791.639771">
            <text:p>791.639771</text:p>
          </table:table-cell>
        </table:table-row>
        <table:table-row table:style-name="ro1">
          <table:table-cell office:value-type="float" office:value="1492469">
            <text:p>1492469</text:p>
          </table:table-cell>
          <table:table-cell office:value-type="float" office:value="80">
            <text:p>80</text:p>
          </table:table-cell>
          <table:table-cell office:value-type="float" office:value="-1316">
            <text:p>-1316</text:p>
          </table:table-cell>
          <table:table-cell office:value-type="float" office:value="1744.994751">
            <text:p>1744.994751</text:p>
          </table:table-cell>
          <table:table-cell office:value-type="float" office:value="-0.03">
            <text:p>-0.03</text:p>
          </table:table-cell>
          <table:table-cell office:value-type="float" office:value="-0.008868">
            <text:p>-0.008868</text:p>
          </table:table-cell>
          <table:table-cell office:value-type="float" office:value="70.439095">
            <text:p>70.439095</text:p>
          </table:table-cell>
          <table:table-cell office:value-type="float" office:value="0.792341">
            <text:p>0.792341</text:p>
          </table:table-cell>
          <table:table-cell office:value-type="float" office:value="0.011971">
            <text:p>0.011971</text:p>
          </table:table-cell>
          <table:table-cell office:value-type="float" office:value="98.489159">
            <text:p>98.489159</text:p>
          </table:table-cell>
          <table:table-cell office:value-type="float" office:value="-0.116732">
            <text:p>-0.116732</text:p>
          </table:table-cell>
          <table:table-cell office:value-type="float" office:value="-0.034507">
            <text:p>-0.034507</text:p>
          </table:table-cell>
          <table:table-cell table:formula="of:=[.L122]-0.026" office:value-type="float" office:value="-0.060507">
            <text:p>-0.060507</text:p>
          </table:table-cell>
          <table:table-cell office:value-type="float" office:value="70.439095">
            <text:p>70.439095</text:p>
          </table:table-cell>
          <table:table-cell office:value-type="float" office:value="-189">
            <text:p>-189</text:p>
          </table:table-cell>
          <table:table-cell office:value-type="float" office:value="1465">
            <text:p>1465</text:p>
          </table:table-cell>
          <table:table-cell office:value-type="float" office:value="15460">
            <text:p>15460</text:p>
          </table:table-cell>
          <table:table-cell office:value-type="float" office:value="-38857">
            <text:p>-38857</text:p>
          </table:table-cell>
          <table:table-cell office:value-type="float" office:value="43252.222656">
            <text:p>43252.222656</text:p>
          </table:table-cell>
          <table:table-cell office:value-type="float" office:value="-0.242768">
            <text:p>-0.242768</text:p>
          </table:table-cell>
          <table:table-cell office:value-type="float" office:value="1.462717">
            <text:p>1.462717</text:p>
          </table:table-cell>
          <table:table-cell office:value-type="float" office:value="702.517395">
            <text:p>702.517395</text:p>
          </table:table-cell>
        </table:table-row>
        <table:table-row table:style-name="ro1">
          <table:table-cell office:value-type="float" office:value="1493497">
            <text:p>1493497</text:p>
          </table:table-cell>
          <table:table-cell office:value-type="float" office:value="75">
            <text:p>75</text:p>
          </table:table-cell>
          <table:table-cell office:value-type="float" office:value="-5727">
            <text:p>-5727</text:p>
          </table:table-cell>
          <table:table-cell office:value-type="float" office:value="7736.002441">
            <text:p>7736.002441</text:p>
          </table:table-cell>
          <table:table-cell office:value-type="float" office:value="-0.017617">
            <text:p>-0.017617</text:p>
          </table:table-cell>
          <table:table-cell office:value-type="float" office:value="0.023283">
            <text:p>0.023283</text:p>
          </table:table-cell>
          <table:table-cell office:value-type="float" office:value="232.16153">
            <text:p>232.16153</text:p>
          </table:table-cell>
          <table:table-cell office:value-type="float" office:value="-0.231835">
            <text:p>-0.231835</text:p>
          </table:table-cell>
          <table:table-cell office:value-type="float" office:value="-0.438139">
            <text:p>-0.438139</text:p>
          </table:table-cell>
          <table:table-cell office:value-type="float" office:value="88.987007">
            <text:p>88.987007</text:p>
          </table:table-cell>
          <table:table-cell office:value-type="float" office:value="-0.017138">
            <text:p>-0.017138</text:p>
          </table:table-cell>
          <table:table-cell office:value-type="float" office:value="0.022649">
            <text:p>0.022649</text:p>
          </table:table-cell>
          <table:table-cell table:formula="of:=[.L123]-0.026" office:value-type="float" office:value="-0.003351">
            <text:p>-0.003351</text:p>
          </table:table-cell>
          <table:table-cell office:value-type="float" office:value="232.16153">
            <text:p>232.16153</text:p>
          </table:table-cell>
          <table:table-cell office:value-type="float" office:value="-116">
            <text:p>-116</text:p>
          </table:table-cell>
          <table:table-cell office:value-type="float" office:value="1447">
            <text:p>1447</text:p>
          </table:table-cell>
          <table:table-cell office:value-type="float" office:value="14842">
            <text:p>14842</text:p>
          </table:table-cell>
          <table:table-cell office:value-type="float" office:value="-44551">
            <text:p>-44551</text:p>
          </table:table-cell>
          <table:table-cell office:value-type="float" office:value="48368.976563">
            <text:p>48368.976563</text:p>
          </table:table-cell>
          <table:table-cell office:value-type="float" office:value="-0.260385">
            <text:p>-0.260385</text:p>
          </table:table-cell>
          <table:table-cell office:value-type="float" office:value="1.486001">
            <text:p>1.486001</text:p>
          </table:table-cell>
          <table:table-cell office:value-type="float" office:value="670.69342">
            <text:p>670.69342</text:p>
          </table:table-cell>
        </table:table-row>
        <table:table-row table:style-name="ro1">
          <table:table-cell office:value-type="float" office:value="1496067">
            <text:p>1496067</text:p>
          </table:table-cell>
          <table:table-cell office:value-type="float" office:value="64">
            <text:p>64</text:p>
          </table:table-cell>
          <table:table-cell office:value-type="float" office:value="-15614">
            <text:p>-15614</text:p>
          </table:table-cell>
          <table:table-cell office:value-type="float" office:value="24497.199219">
            <text:p>24497.199219</text:p>
          </table:table-cell>
          <table:table-cell office:value-type="float" office:value="-0.073071">
            <text:p>-0.073071</text:p>
          </table:table-cell>
          <table:table-cell office:value-type="float" office:value="-0.137989">
            <text:p>-0.137989</text:p>
          </table:table-cell>
          <table:table-cell office:value-type="float" office:value="88.842598">
            <text:p>88.842598</text:p>
          </table:table-cell>
          <table:table-cell office:value-type="float" office:value="-0.018698">
            <text:p>-0.018698</text:p>
          </table:table-cell>
          <table:table-cell office:value-type="float" office:value="-0.196325">
            <text:p>-0.196325</text:p>
          </table:table-cell>
          <table:table-cell office:value-type="float" office:value="949.962708">
            <text:p>949.962708</text:p>
          </table:table-cell>
          <table:table-cell office:value-type="float" office:value="-0.028432">
            <text:p>-0.028432</text:p>
          </table:table-cell>
          <table:table-cell office:value-type="float" office:value="-0.053692">
            <text:p>-0.053692</text:p>
          </table:table-cell>
          <table:table-cell table:formula="of:=[.L124]-0.026" office:value-type="float" office:value="-0.079692">
            <text:p>-0.079692</text:p>
          </table:table-cell>
          <table:table-cell office:value-type="float" office:value="88.842598">
            <text:p>88.842598</text:p>
          </table:table-cell>
          <table:table-cell office:value-type="float" office:value="-54">
            <text:p>-54</text:p>
          </table:table-cell>
          <table:table-cell office:value-type="float" office:value="1431">
            <text:p>1431</text:p>
          </table:table-cell>
          <table:table-cell office:value-type="float" office:value="13520">
            <text:p>13520</text:p>
          </table:table-cell>
          <table:table-cell office:value-type="float" office:value="-60109">
            <text:p>-60109</text:p>
          </table:table-cell>
          <table:table-cell office:value-type="float" office:value="63019.242188">
            <text:p>63019.242188</text:p>
          </table:table-cell>
          <table:table-cell office:value-type="float" office:value="-0.333456">
            <text:p>-0.333456</text:p>
          </table:table-cell>
          <table:table-cell office:value-type="float" office:value="1.348012">
            <text:p>1.348012</text:p>
          </table:table-cell>
          <table:table-cell office:value-type="float" office:value="504.254822">
            <text:p>504.254822</text:p>
          </table:table-cell>
        </table:table-row>
        <table:table-row table:style-name="ro1">
          <table:table-cell office:value-type="float" office:value="1496324">
            <text:p>1496324</text:p>
          </table:table-cell>
          <table:table-cell office:value-type="float" office:value="62">
            <text:p>62</text:p>
          </table:table-cell>
          <table:table-cell office:value-type="float" office:value="-1588">
            <text:p>-1588</text:p>
          </table:table-cell>
          <table:table-cell office:value-type="float" office:value="2661.27002">
            <text:p>2661.27002</text:p>
          </table:table-cell>
          <table:table-cell office:value-type="float" office:value="-0.08">
            <text:p>-0.08</text:p>
          </table:table-cell>
          <table:table-cell office:value-type="float" office:value="-0.031296">
            <text:p>-0.031296</text:p>
          </table:table-cell>
          <table:table-cell office:value-type="float" office:value="60.88031">
            <text:p>60.88031</text:p>
          </table:table-cell>
          <table:table-cell office:value-type="float" office:value="0.841799">
            <text:p>0.841799</text:p>
          </table:table-cell>
          <table:table-cell office:value-type="float" office:value="-0.402226">
            <text:p>-0.402226</text:p>
          </table:table-cell>
          <table:table-cell office:value-type="float" office:value="147.781677">
            <text:p>147.781677</text:p>
          </table:table-cell>
          <table:table-cell office:value-type="float" office:value="-0.311284">
            <text:p>-0.311284</text:p>
          </table:table-cell>
          <table:table-cell office:value-type="float" office:value="-0.121773">
            <text:p>-0.121773</text:p>
          </table:table-cell>
          <table:table-cell table:formula="of:=[.L125]-0.026" office:value-type="float" office:value="-0.147773">
            <text:p>-0.147773</text:p>
          </table:table-cell>
          <table:table-cell office:value-type="float" office:value="60.880302">
            <text:p>60.880302</text:p>
          </table:table-cell>
          <table:table-cell office:value-type="float" office:value="5">
            <text:p>5</text:p>
          </table:table-cell>
          <table:table-cell office:value-type="float" office:value="1411">
            <text:p>1411</text:p>
          </table:table-cell>
          <table:table-cell office:value-type="float" office:value="13169">
            <text:p>13169</text:p>
          </table:table-cell>
          <table:table-cell office:value-type="float" office:value="-61658">
            <text:p>-61658</text:p>
          </table:table-cell>
          <table:table-cell office:value-type="float" office:value="64428.175781">
            <text:p>64428.175781</text:p>
          </table:table-cell>
          <table:table-cell office:value-type="float" office:value="-0.413456">
            <text:p>-0.413456</text:p>
          </table:table-cell>
          <table:table-cell office:value-type="float" office:value="1.316716">
            <text:p>1.316716</text:p>
          </table:table-cell>
          <table:table-cell office:value-type="float" office:value="418.465851">
            <text:p>418.465851</text:p>
          </table:table-cell>
        </table:table-row>
        <table:table-row table:style-name="ro1">
          <table:table-cell office:value-type="float" office:value="1497095">
            <text:p>1497095</text:p>
          </table:table-cell>
          <table:table-cell office:value-type="float" office:value="79">
            <text:p>79</text:p>
          </table:table-cell>
          <table:table-cell office:value-type="float" office:value="-4811">
            <text:p>-4811</text:p>
          </table:table-cell>
          <table:table-cell office:value-type="float" office:value="6189.782715">
            <text:p>6189.782715</text:p>
          </table:table-cell>
          <table:table-cell office:value-type="float" office:value="-0.037739">
            <text:p>-0.037739</text:p>
          </table:table-cell>
          <table:table-cell office:value-type="float" office:value="-0.005752">
            <text:p>-0.005752</text:p>
          </table:table-cell>
          <table:table-cell office:value-type="float" office:value="84.757378">
            <text:p>84.757378</text:p>
          </table:table-cell>
          <table:table-cell office:value-type="float" office:value="-0.180001">
            <text:p>-0.180001</text:p>
          </table:table-cell>
          <table:table-cell office:value-type="float" office:value="-0.079009">
            <text:p>-0.079009</text:p>
          </table:table-cell>
          <table:table-cell office:value-type="float" office:value="56.106567">
            <text:p>56.106567</text:p>
          </table:table-cell>
          <table:table-cell office:value-type="float" office:value="-0.048948">
            <text:p>-0.048948</text:p>
          </table:table-cell>
          <table:table-cell office:value-type="float" office:value="-0.007461">
            <text:p>-0.007461</text:p>
          </table:table-cell>
          <table:table-cell table:formula="of:=[.L126]-0.026" office:value-type="float" office:value="-0.033461">
            <text:p>-0.033461</text:p>
          </table:table-cell>
          <table:table-cell office:value-type="float" office:value="84.757385">
            <text:p>84.757385</text:p>
          </table:table-cell>
          <table:table-cell office:value-type="float" office:value="77">
            <text:p>77</text:p>
          </table:table-cell>
          <table:table-cell office:value-type="float" office:value="1379">
            <text:p>1379</text:p>
          </table:table-cell>
          <table:table-cell office:value-type="float" office:value="11960">
            <text:p>11960</text:p>
          </table:table-cell>
          <table:table-cell office:value-type="float" office:value="-66314">
            <text:p>-66314</text:p>
          </table:table-cell>
          <table:table-cell office:value-type="float" office:value="68728.070313">
            <text:p>68728.070313</text:p>
          </table:table-cell>
          <table:table-cell office:value-type="float" office:value="-0.451195">
            <text:p>-0.451195</text:p>
          </table:table-cell>
          <table:table-cell office:value-type="float" office:value="1.310964">
            <text:p>1.310964</text:p>
          </table:table-cell>
          <table:table-cell office:value-type="float" office:value="390.553772">
            <text:p>390.553772</text:p>
          </table:table-cell>
        </table:table-row>
        <table:table-row table:style-name="ro1">
          <table:table-cell office:value-type="float" office:value="1497352">
            <text:p>1497352</text:p>
          </table:table-cell>
          <table:table-cell office:value-type="float" office:value="80">
            <text:p>80</text:p>
          </table:table-cell>
          <table:table-cell office:value-type="float" office:value="-1595">
            <text:p>-1595</text:p>
          </table:table-cell>
          <table:table-cell office:value-type="float" office:value="2093.879395">
            <text:p>2093.879395</text:p>
          </table:table-cell>
          <table:table-cell office:value-type="float" office:value="-0.01">
            <text:p>-0.01</text:p>
          </table:table-cell>
          <table:table-cell office:value-type="float" office:value="-0.000924">
            <text:p>-0.000924</text:p>
          </table:table-cell>
          <table:table-cell office:value-type="float" office:value="90.755089">
            <text:p>90.755089</text:p>
          </table:table-cell>
          <table:table-cell office:value-type="float" office:value="0.812528">
            <text:p>0.812528</text:p>
          </table:table-cell>
          <table:table-cell office:value-type="float" office:value="0.129287">
            <text:p>0.129287</text:p>
          </table:table-cell>
          <table:table-cell office:value-type="float" office:value="84.088318">
            <text:p>84.088318</text:p>
          </table:table-cell>
          <table:table-cell office:value-type="float" office:value="-0.038911">
            <text:p>-0.038911</text:p>
          </table:table-cell>
          <table:table-cell office:value-type="float" office:value="-0.003597">
            <text:p>-0.003597</text:p>
          </table:table-cell>
          <table:table-cell table:formula="of:=[.L127]-0.026" office:value-type="float" office:value="-0.029597">
            <text:p>-0.029597</text:p>
          </table:table-cell>
          <table:table-cell office:value-type="float" office:value="90.755081">
            <text:p>90.755081</text:p>
          </table:table-cell>
          <table:table-cell office:value-type="float" office:value="149">
            <text:p>149</text:p>
          </table:table-cell>
          <table:table-cell office:value-type="float" office:value="1344">
            <text:p>1344</text:p>
          </table:table-cell>
          <table:table-cell office:value-type="float" office:value="11550">
            <text:p>11550</text:p>
          </table:table-cell>
          <table:table-cell office:value-type="float" office:value="-67856">
            <text:p>-67856</text:p>
          </table:table-cell>
          <table:table-cell office:value-type="float" office:value="70132.890625">
            <text:p>70132.890625</text:p>
          </table:table-cell>
          <table:table-cell office:value-type="float" office:value="-0.461195">
            <text:p>-0.461195</text:p>
          </table:table-cell>
          <table:table-cell office:value-type="float" office:value="1.310039">
            <text:p>1.310039</text:p>
          </table:table-cell>
          <table:table-cell office:value-type="float" office:value="384.053314">
            <text:p>384.053314</text:p>
          </table:table-cell>
        </table:table-row>
        <table:table-row table:style-name="ro1">
          <table:table-cell office:value-type="float" office:value="1498123">
            <text:p>1498123</text:p>
          </table:table-cell>
          <table:table-cell office:value-type="float" office:value="77">
            <text:p>77</text:p>
          </table:table-cell>
          <table:table-cell office:value-type="float" office:value="-4876">
            <text:p>-4876</text:p>
          </table:table-cell>
          <table:table-cell office:value-type="float" office:value="6432.980957">
            <text:p>6432.980957</text:p>
          </table:table-cell>
          <table:table-cell office:value-type="float" office:value="0.007549">
            <text:p>0.007549</text:p>
          </table:table-cell>
          <table:table-cell office:value-type="float" office:value="0.021982">
            <text:p>0.021982</text:p>
          </table:table-cell>
          <table:table-cell office:value-type="float" office:value="191.194839">
            <text:p>191.194839</text:p>
          </table:table-cell>
          <table:table-cell office:value-type="float" office:value="-0.274207">
            <text:p>-0.274207</text:p>
          </table:table-cell>
          <table:table-cell office:value-type="float" office:value="-0.153229">
            <text:p>-0.153229</text:p>
          </table:table-cell>
          <table:table-cell office:value-type="float" office:value="44.119297">
            <text:p>44.119297</text:p>
          </table:table-cell>
          <table:table-cell office:value-type="float" office:value="0.009791">
            <text:p>0.009791</text:p>
          </table:table-cell>
          <table:table-cell office:value-type="float" office:value="0.028511">
            <text:p>0.028511</text:p>
          </table:table-cell>
          <table:table-cell table:formula="of:=[.L128]-0.026" office:value-type="float" office:value="0.002511">
            <text:p>0.002511</text:p>
          </table:table-cell>
          <table:table-cell office:value-type="float" office:value="191.194839">
            <text:p>191.194839</text:p>
          </table:table-cell>
          <table:table-cell office:value-type="float" office:value="218">
            <text:p>218</text:p>
          </table:table-cell>
          <table:table-cell office:value-type="float" office:value="1310">
            <text:p>1310</text:p>
          </table:table-cell>
          <table:table-cell office:value-type="float" office:value="10293">
            <text:p>10293</text:p>
          </table:table-cell>
          <table:table-cell office:value-type="float" office:value="-72568">
            <text:p>-72568</text:p>
          </table:table-cell>
          <table:table-cell office:value-type="float" office:value="74561.8125">
            <text:p>74561.8125</text:p>
          </table:table-cell>
          <table:table-cell office:value-type="float" office:value="-0.453646">
            <text:p>-0.453646</text:p>
          </table:table-cell>
          <table:table-cell office:value-type="float" office:value="1.332021">
            <text:p>1.332021</text:p>
          </table:table-cell>
          <table:table-cell office:value-type="float" office:value="393.625885">
            <text:p>393.625885</text:p>
          </table:table-cell>
        </table:table-row>
        <table:table-row table:style-name="ro1">
          <table:table-cell office:value-type="float" office:value="1498380">
            <text:p>1498380</text:p>
          </table:table-cell>
          <table:table-cell office:value-type="float" office:value="71">
            <text:p>71</text:p>
          </table:table-cell>
          <table:table-cell office:value-type="float" office:value="-1659">
            <text:p>-1659</text:p>
          </table:table-cell>
          <table:table-cell office:value-type="float" office:value="2435.937012">
            <text:p>2435.937012</text:p>
          </table:table-cell>
          <table:table-cell office:value-type="float" office:value="0">
            <text:p>0</text:p>
          </table:table-cell>
          <table:table-cell office:value-type="float" office:value="0.005718">
            <text:p>0.005718</text:p>
          </table:table-cell>
          <table:table-cell office:value-type="string">
            <text:p>Infinity</text:p>
          </table:table-cell>
          <table:table-cell office:value-type="float" office:value="0.686359">
            <text:p>0.686359</text:p>
          </table:table-cell>
          <table:table-cell office:value-type="float" office:value="-0.500388">
            <text:p>-0.500388</text:p>
          </table:table-cell>
          <table:table-cell office:value-type="float" office:value="172.904724">
            <text:p>172.904724</text:p>
          </table:table-cell>
          <table:table-cell office:value-type="float" office:value="0">
            <text:p>0</text:p>
          </table:table-cell>
          <table:table-cell office:value-type="float" office:value="0.02225">
            <text:p>0.02225</text:p>
          </table:table-cell>
          <table:table-cell table:formula="of:=[.L129]-0.026" office:value-type="float" office:value="-0.00375">
            <text:p>-0.00375</text:p>
          </table:table-cell>
          <table:table-cell office:value-type="float" office:value="100">
            <text:p>100</text:p>
          </table:table-cell>
          <table:table-cell office:value-type="float" office:value="282">
            <text:p>282</text:p>
          </table:table-cell>
          <table:table-cell office:value-type="float" office:value="1279">
            <text:p>1279</text:p>
          </table:table-cell>
          <table:table-cell office:value-type="float" office:value="9901">
            <text:p>9901</text:p>
          </table:table-cell>
          <table:table-cell office:value-type="float" office:value="-74179">
            <text:p>-74179</text:p>
          </table:table-cell>
          <table:table-cell office:value-type="float" office:value="76068.617188">
            <text:p>76068.617188</text:p>
          </table:table-cell>
          <table:table-cell office:value-type="float" office:value="-0.453646">
            <text:p>-0.453646</text:p>
          </table:table-cell>
          <table:table-cell office:value-type="float" office:value="1.33774">
            <text:p>1.33774</text:p>
          </table:table-cell>
          <table:table-cell office:value-type="float" office:value="394.886383">
            <text:p>394.886383</text:p>
          </table:table-cell>
        </table:table-row>
        <table:table-row table:style-name="ro1">
          <table:table-cell office:value-type="float" office:value="1499151">
            <text:p>1499151</text:p>
          </table:table-cell>
          <table:table-cell office:value-type="float" office:value="78">
            <text:p>78</text:p>
          </table:table-cell>
          <table:table-cell office:value-type="float" office:value="-4964">
            <text:p>-4964</text:p>
          </table:table-cell>
          <table:table-cell office:value-type="float" office:value="6464.308105">
            <text:p>6464.308105</text:p>
          </table:table-cell>
          <table:table-cell office:value-type="float" office:value="0.035">
            <text:p>0.035</text:p>
          </table:table-cell>
          <table:table-cell office:value-type="float" office:value="0.034514">
            <text:p>0.034514</text:p>
          </table:table-cell>
          <table:table-cell office:value-type="float" office:value="1.387564">
            <text:p>1.387564</text:p>
          </table:table-cell>
          <table:table-cell office:value-type="float" office:value="-0.227104">
            <text:p>-0.227104</text:p>
          </table:table-cell>
          <table:table-cell office:value-type="float" office:value="0.019154">
            <text:p>0.019154</text:p>
          </table:table-cell>
          <table:table-cell office:value-type="float" office:value="108.433853">
            <text:p>108.433853</text:p>
          </table:table-cell>
          <table:table-cell office:value-type="float" office:value="0.045396">
            <text:p>0.045396</text:p>
          </table:table-cell>
          <table:table-cell office:value-type="float" office:value="0.044766">
            <text:p>0.044766</text:p>
          </table:table-cell>
          <table:table-cell table:formula="of:=[.L130]-0.026" office:value-type="float" office:value="0.018766">
            <text:p>0.018766</text:p>
          </table:table-cell>
          <table:table-cell office:value-type="float" office:value="1.387567">
            <text:p>1.387567</text:p>
          </table:table-cell>
          <table:table-cell office:value-type="float" office:value="352">
            <text:p>352</text:p>
          </table:table-cell>
          <table:table-cell office:value-type="float" office:value="1245">
            <text:p>1245</text:p>
          </table:table-cell>
          <table:table-cell office:value-type="float" office:value="8755">
            <text:p>8755</text:p>
          </table:table-cell>
          <table:table-cell office:value-type="float" office:value="-79009">
            <text:p>-79009</text:p>
          </table:table-cell>
          <table:table-cell office:value-type="float" office:value="80692.71875">
            <text:p>80692.71875</text:p>
          </table:table-cell>
          <table:table-cell office:value-type="float" office:value="-0.418646">
            <text:p>-0.418646</text:p>
          </table:table-cell>
          <table:table-cell office:value-type="float" office:value="1.372254">
            <text:p>1.372254</text:p>
          </table:table-cell>
          <table:table-cell office:value-type="float" office:value="427.784027">
            <text:p>427.784027</text:p>
          </table:table-cell>
        </table:table-row>
        <table:table-row table:style-name="ro1">
          <table:table-cell office:value-type="float" office:value="1499408">
            <text:p>1499408</text:p>
          </table:table-cell>
          <table:table-cell office:value-type="float" office:value="76">
            <text:p>76</text:p>
          </table:table-cell>
          <table:table-cell office:value-type="float" office:value="-1620">
            <text:p>-1620</text:p>
          </table:table-cell>
          <table:table-cell office:value-type="float" office:value="2231.279297">
            <text:p>2231.279297</text:p>
          </table:table-cell>
          <table:table-cell office:value-type="float" office:value="0.025">
            <text:p>0.025</text:p>
          </table:table-cell>
          <table:table-cell office:value-type="float" office:value="0.01106">
            <text:p>0.01106</text:p>
          </table:table-cell>
          <table:table-cell office:value-type="float" office:value="55.761368">
            <text:p>55.761368</text:p>
          </table:table-cell>
          <table:table-cell office:value-type="float" office:value="0.757014">
            <text:p>0.757014</text:p>
          </table:table-cell>
          <table:table-cell office:value-type="float" office:value="0.529119">
            <text:p>0.529119</text:p>
          </table:table-cell>
          <table:table-cell office:value-type="float" office:value="30.104488">
            <text:p>30.104488</text:p>
          </table:table-cell>
          <table:table-cell office:value-type="float" office:value="0.097276">
            <text:p>0.097276</text:p>
          </table:table-cell>
          <table:table-cell office:value-type="float" office:value="0.043034">
            <text:p>0.043034</text:p>
          </table:table-cell>
          <table:table-cell table:formula="of:=[.L131]-0.026" office:value-type="float" office:value="0.017034">
            <text:p>0.017034</text:p>
          </table:table-cell>
          <table:table-cell office:value-type="float" office:value="55.761368">
            <text:p>55.761368</text:p>
          </table:table-cell>
          <table:table-cell office:value-type="float" office:value="421">
            <text:p>421</text:p>
          </table:table-cell>
          <table:table-cell office:value-type="float" office:value="1214">
            <text:p>1214</text:p>
          </table:table-cell>
          <table:table-cell office:value-type="float" office:value="8436">
            <text:p>8436</text:p>
          </table:table-cell>
          <table:table-cell office:value-type="float" office:value="-80597">
            <text:p>-80597</text:p>
          </table:table-cell>
          <table:table-cell office:value-type="float" office:value="82202.671875">
            <text:p>82202.671875</text:p>
          </table:table-cell>
          <table:table-cell office:value-type="float" office:value="-0.393646">
            <text:p>-0.393646</text:p>
          </table:table-cell>
          <table:table-cell office:value-type="float" office:value="1.383314">
            <text:p>1.383314</text:p>
          </table:table-cell>
          <table:table-cell office:value-type="float" office:value="451.410736">
            <text:p>451.410736</text:p>
          </table:table-cell>
        </table:table-row>
        <table:table-row table:style-name="ro1">
          <table:table-cell office:value-type="float" office:value="1500179">
            <text:p>1500179</text:p>
          </table:table-cell>
          <table:table-cell office:value-type="float" office:value="75">
            <text:p>75</text:p>
          </table:table-cell>
          <table:table-cell office:value-type="float" office:value="-5130">
            <text:p>-5130</text:p>
          </table:table-cell>
          <table:table-cell office:value-type="float" office:value="6939.63623">
            <text:p>6939.63623</text:p>
          </table:table-cell>
          <table:table-cell office:value-type="float" office:value="0.032718">
            <text:p>0.032718</text:p>
          </table:table-cell>
          <table:table-cell office:value-type="float" office:value="0.043246">
            <text:p>0.043246</text:p>
          </table:table-cell>
          <table:table-cell office:value-type="float" office:value="32.176468">
            <text:p>32.176468</text:p>
          </table:table-cell>
          <table:table-cell office:value-type="float" office:value="-0.257385">
            <text:p>-0.257385</text:p>
          </table:table-cell>
          <table:table-cell office:value-type="float" office:value="-0.454898">
            <text:p>-0.454898</text:p>
          </table:table-cell>
          <table:table-cell office:value-type="float" office:value="76.738724">
            <text:p>76.738724</text:p>
          </table:table-cell>
          <table:table-cell office:value-type="float" office:value="0.042436">
            <text:p>0.042436</text:p>
          </table:table-cell>
          <table:table-cell office:value-type="float" office:value="0.05609">
            <text:p>0.05609</text:p>
          </table:table-cell>
          <table:table-cell table:formula="of:=[.L132]-0.026" office:value-type="float" office:value="0.03009">
            <text:p>0.03009</text:p>
          </table:table-cell>
          <table:table-cell office:value-type="float" office:value="32.176479">
            <text:p>32.176479</text:p>
          </table:table-cell>
          <table:table-cell office:value-type="float" office:value="490">
            <text:p>490</text:p>
          </table:table-cell>
          <table:table-cell office:value-type="float" office:value="1185">
            <text:p>1185</text:p>
          </table:table-cell>
          <table:table-cell office:value-type="float" office:value="7480">
            <text:p>7480</text:p>
          </table:table-cell>
          <table:table-cell office:value-type="float" office:value="-85637">
            <text:p>-85637</text:p>
          </table:table-cell>
          <table:table-cell office:value-type="float" office:value="87102.929688">
            <text:p>87102.929688</text:p>
          </table:table-cell>
          <table:table-cell office:value-type="float" office:value="-0.360928">
            <text:p>-0.360928</text:p>
          </table:table-cell>
          <table:table-cell office:value-type="float" office:value="1.426559">
            <text:p>1.426559</text:p>
          </table:table-cell>
          <table:table-cell office:value-type="float" office:value="495.247925">
            <text:p>495.247925</text:p>
          </table:table-cell>
        </table:table-row>
        <table:table-row table:style-name="ro1">
          <table:table-cell office:value-type="float" office:value="1500436">
            <text:p>1500436</text:p>
          </table:table-cell>
          <table:table-cell office:value-type="float" office:value="71">
            <text:p>71</text:p>
          </table:table-cell>
          <table:table-cell office:value-type="float" office:value="-1701">
            <text:p>-1701</text:p>
          </table:table-cell>
          <table:table-cell office:value-type="float" office:value="2496.295166">
            <text:p>2496.295166</text:p>
          </table:table-cell>
          <table:table-cell office:value-type="float" office:value="0.035">
            <text:p>0.035</text:p>
          </table:table-cell>
          <table:table-cell office:value-type="float" office:value="0.011916">
            <text:p>0.011916</text:p>
          </table:table-cell>
          <table:table-cell office:value-type="float" office:value="65.955231">
            <text:p>65.955231</text:p>
          </table:table-cell>
          <table:table-cell office:value-type="float" office:value="0.696453">
            <text:p>0.696453</text:p>
          </table:table-cell>
          <table:table-cell office:value-type="float" office:value="0.129287">
            <text:p>0.129287</text:p>
          </table:table-cell>
          <table:table-cell office:value-type="float" office:value="81.436363">
            <text:p>81.436363</text:p>
          </table:table-cell>
          <table:table-cell office:value-type="float" office:value="0.136187">
            <text:p>0.136187</text:p>
          </table:table-cell>
          <table:table-cell office:value-type="float" office:value="0.046364">
            <text:p>0.046364</text:p>
          </table:table-cell>
          <table:table-cell table:formula="of:=[.L133]-0.026" office:value-type="float" office:value="0.020364">
            <text:p>0.020364</text:p>
          </table:table-cell>
          <table:table-cell office:value-type="float" office:value="65.955231">
            <text:p>65.955231</text:p>
          </table:table-cell>
          <table:table-cell office:value-type="float" office:value="556">
            <text:p>556</text:p>
          </table:table-cell>
          <table:table-cell office:value-type="float" office:value="1160">
            <text:p>1160</text:p>
          </table:table-cell>
          <table:table-cell office:value-type="float" office:value="7235">
            <text:p>7235</text:p>
          </table:table-cell>
          <table:table-cell office:value-type="float" office:value="-87321">
            <text:p>-87321</text:p>
          </table:table-cell>
          <table:table-cell office:value-type="float" office:value="88732.726563">
            <text:p>88732.726563</text:p>
          </table:table-cell>
          <table:table-cell office:value-type="float" office:value="-0.325928">
            <text:p>-0.325928</text:p>
          </table:table-cell>
          <table:table-cell office:value-type="float" office:value="1.438475">
            <text:p>1.438475</text:p>
          </table:table-cell>
          <table:table-cell office:value-type="float" office:value="541.3479">
            <text:p>541.3479</text:p>
          </table:table-cell>
        </table:table-row>
        <table:table-row table:style-name="ro1">
          <table:table-cell office:value-type="float" office:value="1501207">
            <text:p>1501207</text:p>
          </table:table-cell>
          <table:table-cell office:value-type="float" office:value="63">
            <text:p>63</text:p>
          </table:table-cell>
          <table:table-cell office:value-type="float" office:value="-5346">
            <text:p>-5346</text:p>
          </table:table-cell>
          <table:table-cell office:value-type="float" office:value="8585.800781">
            <text:p>8585.800781</text:p>
          </table:table-cell>
          <table:table-cell office:value-type="float" office:value="-0.02772">
            <text:p>-0.02772</text:p>
          </table:table-cell>
          <table:table-cell office:value-type="float" office:value="-0.015203">
            <text:p>-0.015203</text:p>
          </table:table-cell>
          <table:table-cell office:value-type="float" office:value="45.156021">
            <text:p>45.156021</text:p>
          </table:table-cell>
          <table:table-cell office:value-type="float" office:value="-0.252338">
            <text:p>-0.252338</text:p>
          </table:table-cell>
          <table:table-cell office:value-type="float" office:value="-0.407014">
            <text:p>-0.407014</text:p>
          </table:table-cell>
          <table:table-cell office:value-type="float" office:value="61.29734">
            <text:p>61.29734</text:p>
          </table:table-cell>
          <table:table-cell office:value-type="float" office:value="-0.035953">
            <text:p>-0.035953</text:p>
          </table:table-cell>
          <table:table-cell office:value-type="float" office:value="-0.019718">
            <text:p>-0.019718</text:p>
          </table:table-cell>
          <table:table-cell table:formula="of:=[.L134]-0.026" office:value-type="float" office:value="-0.045718">
            <text:p>-0.045718</text:p>
          </table:table-cell>
          <table:table-cell office:value-type="float" office:value="45.156025">
            <text:p>45.156025</text:p>
          </table:table-cell>
          <table:table-cell office:value-type="float" office:value="616">
            <text:p>616</text:p>
          </table:table-cell>
          <table:table-cell office:value-type="float" office:value="1140">
            <text:p>1140</text:p>
          </table:table-cell>
          <table:table-cell office:value-type="float" office:value="6530">
            <text:p>6530</text:p>
          </table:table-cell>
          <table:table-cell office:value-type="float" office:value="-92620">
            <text:p>-92620</text:p>
          </table:table-cell>
          <table:table-cell office:value-type="float" office:value="93946.335938">
            <text:p>93946.335938</text:p>
          </table:table-cell>
          <table:table-cell office:value-type="float" office:value="-0.353648">
            <text:p>-0.353648</text:p>
          </table:table-cell>
          <table:table-cell office:value-type="float" office:value="1.423272">
            <text:p>1.423272</text:p>
          </table:table-cell>
          <table:table-cell office:value-type="float" office:value="502.454803">
            <text:p>502.454803</text:p>
          </table:table-cell>
        </table:table-row>
        <table:table-row table:style-name="ro1">
          <table:table-cell office:value-type="float" office:value="1502235">
            <text:p>1502235</text:p>
          </table:table-cell>
          <table:table-cell office:value-type="float" office:value="82">
            <text:p>82</text:p>
          </table:table-cell>
          <table:table-cell office:value-type="float" office:value="-7442">
            <text:p>-7442</text:p>
          </table:table-cell>
          <table:table-cell office:value-type="float" office:value="9175.380859">
            <text:p>9175.380859</text:p>
          </table:table-cell>
          <table:table-cell office:value-type="float" office:value="-0.002515">
            <text:p>-0.002515</text:p>
          </table:table-cell>
          <table:table-cell office:value-type="float" office:value="0.013148">
            <text:p>0.013148</text:p>
          </table:table-cell>
          <table:table-cell office:value-type="float" office:value="622.726074">
            <text:p>622.726074</text:p>
          </table:table-cell>
          <table:table-cell office:value-type="float" office:value="-0.001893">
            <text:p>-0.001893</text:p>
          </table:table-cell>
          <table:table-cell office:value-type="float" office:value="-0.296881">
            <text:p>-0.296881</text:p>
          </table:table-cell>
          <table:table-cell office:value-type="float" office:value="15586.954102">
            <text:p>15586.954102</text:p>
          </table:table-cell>
          <table:table-cell office:value-type="float" office:value="-0.002447">
            <text:p>-0.002447</text:p>
          </table:table-cell>
          <table:table-cell office:value-type="float" office:value="0.01279">
            <text:p>0.01279</text:p>
          </table:table-cell>
          <table:table-cell table:formula="of:=[.L135]-0.026" office:value-type="float" office:value="-0.01321">
            <text:p>-0.01321</text:p>
          </table:table-cell>
          <table:table-cell office:value-type="float" office:value="622.726135">
            <text:p>622.726135</text:p>
          </table:table-cell>
          <table:table-cell office:value-type="float" office:value="693">
            <text:p>693</text:p>
          </table:table-cell>
          <table:table-cell office:value-type="float" office:value="1112">
            <text:p>1112</text:p>
          </table:table-cell>
          <table:table-cell office:value-type="float" office:value="5436">
            <text:p>5436</text:p>
          </table:table-cell>
          <table:table-cell office:value-type="float" office:value="-99981">
            <text:p>-99981</text:p>
          </table:table-cell>
          <table:table-cell office:value-type="float" office:value="101204.203125">
            <text:p>101204.203125</text:p>
          </table:table-cell>
          <table:table-cell office:value-type="float" office:value="-0.356163">
            <text:p>-0.356163</text:p>
          </table:table-cell>
          <table:table-cell office:value-type="float" office:value="1.43642">
            <text:p>1.43642</text:p>
          </table:table-cell>
          <table:table-cell office:value-type="float" office:value="503.304199">
            <text:p>503.304199</text:p>
          </table:table-cell>
        </table:table-row>
        <table:table-row table:style-name="ro1">
          <table:table-cell office:value-type="float" office:value="1502492">
            <text:p>1502492</text:p>
          </table:table-cell>
          <table:table-cell office:value-type="float" office:value="87">
            <text:p>87</text:p>
          </table:table-cell>
          <table:table-cell office:value-type="float" office:value="-1834">
            <text:p>-1834</text:p>
          </table:table-cell>
          <table:table-cell office:value-type="float" office:value="2207.733643">
            <text:p>2207.733643</text:p>
          </table:table-cell>
          <table:table-cell office:value-type="float" office:value="-0.01">
            <text:p>-0.01</text:p>
          </table:table-cell>
          <table:table-cell office:value-type="float" office:value="-0.001438">
            <text:p>-0.001438</text:p>
          </table:table-cell>
          <table:table-cell office:value-type="float" office:value="85.619019">
            <text:p>85.619019</text:p>
          </table:table-cell>
          <table:table-cell office:value-type="float" office:value="1.006828">
            <text:p>1.006828</text:p>
          </table:table-cell>
          <table:table-cell office:value-type="float" office:value="0.40462">
            <text:p>0.40462</text:p>
          </table:table-cell>
          <table:table-cell office:value-type="float" office:value="59.812401">
            <text:p>59.812401</text:p>
          </table:table-cell>
          <table:table-cell office:value-type="float" office:value="-0.038911">
            <text:p>-0.038911</text:p>
          </table:table-cell>
          <table:table-cell office:value-type="float" office:value="-0.005596">
            <text:p>-0.005596</text:p>
          </table:table-cell>
          <table:table-cell table:formula="of:=[.L136]-0.026" office:value-type="float" office:value="-0.031596">
            <text:p>-0.031596</text:p>
          </table:table-cell>
          <table:table-cell office:value-type="float" office:value="85.619026">
            <text:p>85.619026</text:p>
          </table:table-cell>
          <table:table-cell office:value-type="float" office:value="775">
            <text:p>775</text:p>
          </table:table-cell>
          <table:table-cell office:value-type="float" office:value="1082">
            <text:p>1082</text:p>
          </table:table-cell>
          <table:table-cell office:value-type="float" office:value="5190">
            <text:p>5190</text:p>
          </table:table-cell>
          <table:table-cell office:value-type="float" office:value="-101798">
            <text:p>-101798</text:p>
          </table:table-cell>
          <table:table-cell office:value-type="float" office:value="102974.6875">
            <text:p>102974.6875</text:p>
          </table:table-cell>
          <table:table-cell office:value-type="float" office:value="-0.366163">
            <text:p>-0.366163</text:p>
          </table:table-cell>
          <table:table-cell office:value-type="float" office:value="1.434982">
            <text:p>1.434982</text:p>
          </table:table-cell>
          <table:table-cell office:value-type="float" office:value="491.897095">
            <text:p>491.897095</text:p>
          </table:table-cell>
        </table:table-row>
        <table:table-row table:style-name="ro1">
          <table:table-cell office:value-type="float" office:value="1503263">
            <text:p>1503263</text:p>
          </table:table-cell>
          <table:table-cell office:value-type="float" office:value="82">
            <text:p>82</text:p>
          </table:table-cell>
          <table:table-cell office:value-type="float" office:value="-5662">
            <text:p>-5662</text:p>
          </table:table-cell>
          <table:table-cell office:value-type="float" office:value="7004.887207">
            <text:p>7004.887207</text:p>
          </table:table-cell>
          <table:table-cell office:value-type="float" office:value="-0.03773">
            <text:p>-0.03773</text:p>
          </table:table-cell>
          <table:table-cell office:value-type="float" office:value="-0.012327">
            <text:p>-0.012327</text:p>
          </table:table-cell>
          <table:table-cell office:value-type="float" office:value="67.329628">
            <text:p>67.329628</text:p>
          </table:table-cell>
          <table:table-cell office:value-type="float" office:value="-0.301123">
            <text:p>-0.301123</text:p>
          </table:table-cell>
          <table:table-cell office:value-type="float" office:value="-0.270545">
            <text:p>-0.270545</text:p>
          </table:table-cell>
          <table:table-cell office:value-type="float" office:value="10.1548">
            <text:p>10.1548</text:p>
          </table:table-cell>
          <table:table-cell office:value-type="float" office:value="-0.048937">
            <text:p>-0.048937</text:p>
          </table:table-cell>
          <table:table-cell office:value-type="float" office:value="-0.015988">
            <text:p>-0.015988</text:p>
          </table:table-cell>
          <table:table-cell table:formula="of:=[.L137]-0.026" office:value-type="float" office:value="-0.041988">
            <text:p>-0.041988</text:p>
          </table:table-cell>
          <table:table-cell office:value-type="float" office:value="67.329628">
            <text:p>67.329628</text:p>
          </table:table-cell>
          <table:table-cell office:value-type="float" office:value="852">
            <text:p>852</text:p>
          </table:table-cell>
          <table:table-cell office:value-type="float" office:value="1053">
            <text:p>1053</text:p>
          </table:table-cell>
          <table:table-cell office:value-type="float" office:value="4423">
            <text:p>4423</text:p>
          </table:table-cell>
          <table:table-cell office:value-type="float" office:value="-107408">
            <text:p>-107408</text:p>
          </table:table-cell>
          <table:table-cell office:value-type="float" office:value="108519.773438">
            <text:p>108519.773438</text:p>
          </table:table-cell>
          <table:table-cell office:value-type="float" office:value="-0.403893">
            <text:p>-0.403893</text:p>
          </table:table-cell>
          <table:table-cell office:value-type="float" office:value="1.422656">
            <text:p>1.422656</text:p>
          </table:table-cell>
          <table:table-cell office:value-type="float" office:value="452.235748">
            <text:p>452.235748</text:p>
          </table:table-cell>
        </table:table-row>
        <table:table-row table:style-name="ro1">
          <table:table-cell office:value-type="float" office:value="1503520">
            <text:p>1503520</text:p>
          </table:table-cell>
          <table:table-cell office:value-type="float" office:value="76">
            <text:p>76</text:p>
          </table:table-cell>
          <table:table-cell office:value-type="float" office:value="-1897">
            <text:p>-1897</text:p>
          </table:table-cell>
          <table:table-cell office:value-type="float" office:value="2596.029053">
            <text:p>2596.029053</text:p>
          </table:table-cell>
          <table:table-cell office:value-type="float" office:value="-0.01">
            <text:p>-0.01</text:p>
          </table:table-cell>
          <table:table-cell office:value-type="float" office:value="0.001096">
            <text:p>0.001096</text:p>
          </table:table-cell>
          <table:table-cell office:value-type="float" office:value="110.956932">
            <text:p>110.956932</text:p>
          </table:table-cell>
          <table:table-cell office:value-type="float" office:value="0.736827">
            <text:p>0.736827</text:p>
          </table:table-cell>
          <table:table-cell office:value-type="float" office:value="-0.146046">
            <text:p>-0.146046</text:p>
          </table:table-cell>
          <table:table-cell office:value-type="float" office:value="119.820992">
            <text:p>119.820992</text:p>
          </table:table-cell>
          <table:table-cell office:value-type="float" office:value="-0.038911">
            <text:p>-0.038911</text:p>
          </table:table-cell>
          <table:table-cell office:value-type="float" office:value="0.004263">
            <text:p>0.004263</text:p>
          </table:table-cell>
          <table:table-cell table:formula="of:=[.L138]-0.026" office:value-type="float" office:value="-0.021737">
            <text:p>-0.021737</text:p>
          </table:table-cell>
          <table:table-cell office:value-type="float" office:value="110.95694">
            <text:p>110.95694</text:p>
          </table:table-cell>
          <table:table-cell office:value-type="float" office:value="922">
            <text:p>922</text:p>
          </table:table-cell>
          <table:table-cell office:value-type="float" office:value="1023">
            <text:p>1023</text:p>
          </table:table-cell>
          <table:table-cell office:value-type="float" office:value="4143">
            <text:p>4143</text:p>
          </table:table-cell>
          <table:table-cell office:value-type="float" office:value="-109284">
            <text:p>-109284</text:p>
          </table:table-cell>
          <table:table-cell office:value-type="float" office:value="110354.015625">
            <text:p>110354.015625</text:p>
          </table:table-cell>
          <table:table-cell office:value-type="float" office:value="-0.413893">
            <text:p>-0.413893</text:p>
          </table:table-cell>
          <table:table-cell office:value-type="float" office:value="1.423751">
            <text:p>1.423751</text:p>
          </table:table-cell>
          <table:table-cell office:value-type="float" office:value="443.990143">
            <text:p>443.990143</text:p>
          </table:table-cell>
        </table:table-row>
        <table:table-row table:style-name="ro1">
          <table:table-cell office:value-type="float" office:value="1504291">
            <text:p>1504291</text:p>
          </table:table-cell>
          <table:table-cell office:value-type="float" office:value="71">
            <text:p>71</text:p>
          </table:table-cell>
          <table:table-cell office:value-type="float" office:value="-5581">
            <text:p>-5581</text:p>
          </table:table-cell>
          <table:table-cell office:value-type="float" office:value="7961.068848">
            <text:p>7961.068848</text:p>
          </table:table-cell>
          <table:table-cell office:value-type="float" office:value="0">
            <text:p>0</text:p>
          </table:table-cell>
          <table:table-cell office:value-type="float" office:value="0.011094">
            <text:p>0.011094</text:p>
          </table:table-cell>
          <table:table-cell office:value-type="string">
            <text:p>Infinity</text:p>
          </table:table-cell>
          <table:table-cell office:value-type="float" office:value="-0.264114">
            <text:p>-0.264114</text:p>
          </table:table-cell>
          <table:table-cell office:value-type="float" office:value="0.184354">
            <text:p>0.184354</text:p>
          </table:table-cell>
          <table:table-cell office:value-type="float" office:value="169.800842">
            <text:p>169.800842</text:p>
          </table:table-cell>
          <table:table-cell office:value-type="float" office:value="0">
            <text:p>0</text:p>
          </table:table-cell>
          <table:table-cell office:value-type="float" office:value="0.014389">
            <text:p>0.014389</text:p>
          </table:table-cell>
          <table:table-cell table:formula="of:=[.L139]-0.026" office:value-type="float" office:value="-0.011611">
            <text:p>-0.011611</text:p>
          </table:table-cell>
          <table:table-cell office:value-type="float" office:value="100">
            <text:p>100</text:p>
          </table:table-cell>
          <table:table-cell office:value-type="float" office:value="987">
            <text:p>987</text:p>
          </table:table-cell>
          <table:table-cell office:value-type="float" office:value="994">
            <text:p>994</text:p>
          </table:table-cell>
          <table:table-cell office:value-type="float" office:value="3325">
            <text:p>3325</text:p>
          </table:table-cell>
          <table:table-cell office:value-type="float" office:value="-114805">
            <text:p>-114805</text:p>
          </table:table-cell>
          <table:table-cell office:value-type="float" office:value="115822.59375">
            <text:p>115822.59375</text:p>
          </table:table-cell>
          <table:table-cell office:value-type="float" office:value="-0.413893">
            <text:p>-0.413893</text:p>
          </table:table-cell>
          <table:table-cell office:value-type="float" office:value="1.434845">
            <text:p>1.434845</text:p>
          </table:table-cell>
          <table:table-cell office:value-type="float" office:value="446.670532">
            <text:p>446.670532</text:p>
          </table:table-cell>
        </table:table-row>
        <table:table-row table:style-name="ro1">
          <table:table-cell office:value-type="float" office:value="1505833">
            <text:p>1505833</text:p>
          </table:table-cell>
          <table:table-cell office:value-type="float" office:value="77">
            <text:p>77</text:p>
          </table:table-cell>
          <table:table-cell office:value-type="float" office:value="-11157">
            <text:p>-11157</text:p>
          </table:table-cell>
          <table:table-cell office:value-type="float" office:value="14589.643555">
            <text:p>14589.643555</text:p>
          </table:table-cell>
          <table:table-cell office:value-type="float" office:value="0.007549">
            <text:p>0.007549</text:p>
          </table:table-cell>
          <table:table-cell office:value-type="float" office:value="0.033282">
            <text:p>0.033282</text:p>
          </table:table-cell>
          <table:table-cell office:value-type="float" office:value="340.87442">
            <text:p>340.87442</text:p>
          </table:table-cell>
          <table:table-cell office:value-type="float" office:value="-0.027337">
            <text:p>-0.027337</text:p>
          </table:table-cell>
          <table:table-cell office:value-type="float" office:value="0.002394">
            <text:p>0.002394</text:p>
          </table:table-cell>
          <table:table-cell office:value-type="float" office:value="108.758209">
            <text:p>108.758209</text:p>
          </table:table-cell>
          <table:table-cell office:value-type="float" office:value="0.004896">
            <text:p>0.004896</text:p>
          </table:table-cell>
          <table:table-cell office:value-type="float" office:value="0.021583">
            <text:p>0.021583</text:p>
          </table:table-cell>
          <table:table-cell table:formula="of:=[.L140]-0.026" office:value-type="float" office:value="-0.004417">
            <text:p>-0.004417</text:p>
          </table:table-cell>
          <table:table-cell office:value-type="float" office:value="340.87442">
            <text:p>340.87442</text:p>
          </table:table-cell>
          <table:table-cell office:value-type="float" office:value="1057">
            <text:p>1057</text:p>
          </table:table-cell>
          <table:table-cell office:value-type="float" office:value="963">
            <text:p>963</text:p>
          </table:table-cell>
          <table:table-cell office:value-type="float" office:value="1813">
            <text:p>1813</text:p>
          </table:table-cell>
          <table:table-cell office:value-type="float" office:value="-125859">
            <text:p>-125859</text:p>
          </table:table-cell>
          <table:table-cell office:value-type="float" office:value="126824.25">
            <text:p>126824.25</text:p>
          </table:table-cell>
          <table:table-cell office:value-type="float" office:value="-0.406344">
            <text:p>-0.406344</text:p>
          </table:table-cell>
          <table:table-cell office:value-type="float" office:value="1.468127">
            <text:p>1.468127</text:p>
          </table:table-cell>
          <table:table-cell office:value-type="float" office:value="461.301422">
            <text:p>461.301422</text:p>
          </table:table-cell>
        </table:table-row>
        <table:table-row table:style-name="ro1">
          <table:table-cell office:value-type="float" office:value="1506861">
            <text:p>1506861</text:p>
          </table:table-cell>
          <table:table-cell office:value-type="float" office:value="41">
            <text:p>41</text:p>
          </table:table-cell>
          <table:table-cell office:value-type="float" office:value="-8101">
            <text:p>-8101</text:p>
          </table:table-cell>
          <table:table-cell office:value-type="float" office:value="19858.333984">
            <text:p>19858.333984</text:p>
          </table:table-cell>
          <table:table-cell office:value-type="float" office:value="-0.063272">
            <text:p>-0.063272</text:p>
          </table:table-cell>
          <table:table-cell office:value-type="float" office:value="-0.062865">
            <text:p>-0.062865</text:p>
          </table:table-cell>
          <table:table-cell office:value-type="float" office:value="0.641956">
            <text:p>0.641956</text:p>
          </table:table-cell>
          <table:table-cell office:value-type="float" office:value="-0.009778">
            <text:p>-0.009778</text:p>
          </table:table-cell>
          <table:table-cell office:value-type="float" office:value="-0.627281">
            <text:p>-0.627281</text:p>
          </table:table-cell>
          <table:table-cell office:value-type="float" office:value="6315.162598">
            <text:p>6315.162598</text:p>
          </table:table-cell>
          <table:table-cell office:value-type="float" office:value="-0.061548">
            <text:p>-0.061548</text:p>
          </table:table-cell>
          <table:table-cell office:value-type="float" office:value="-0.061153">
            <text:p>-0.061153</text:p>
          </table:table-cell>
          <table:table-cell table:formula="of:=[.L141]-0.026" office:value-type="float" office:value="-0.087153">
            <text:p>-0.087153</text:p>
          </table:table-cell>
          <table:table-cell office:value-type="float" office:value="0.641954">
            <text:p>0.641954</text:p>
          </table:table-cell>
          <table:table-cell office:value-type="float" office:value="1095">
            <text:p>1095</text:p>
          </table:table-cell>
          <table:table-cell office:value-type="float" office:value="947">
            <text:p>947</text:p>
          </table:table-cell>
          <table:table-cell office:value-type="float" office:value="983">
            <text:p>983</text:p>
          </table:table-cell>
          <table:table-cell office:value-type="float" office:value="-133917">
            <text:p>-133917</text:p>
          </table:table-cell>
          <table:table-cell office:value-type="float" office:value="134864.046875">
            <text:p>134864.046875</text:p>
          </table:table-cell>
          <table:table-cell office:value-type="float" office:value="-0.469616">
            <text:p>-0.469616</text:p>
          </table:table-cell>
          <table:table-cell office:value-type="float" office:value="1.405262">
            <text:p>1.405262</text:p>
          </table:table-cell>
          <table:table-cell office:value-type="float" office:value="399.236511">
            <text:p>399.236511</text:p>
          </table:table-cell>
        </table:table-row>
        <table:table-row table:style-name="ro1">
          <table:table-cell office:value-type="float" office:value="1507889">
            <text:p>1507889</text:p>
          </table:table-cell>
          <table:table-cell office:value-type="float" office:value="68">
            <text:p>68</text:p>
          </table:table-cell>
          <table:table-cell office:value-type="float" office:value="-8488">
            <text:p>-8488</text:p>
          </table:table-cell>
          <table:table-cell office:value-type="float" office:value="12582.397461">
            <text:p>12582.397461</text:p>
          </table:table-cell>
          <table:table-cell office:value-type="float" office:value="-0.093185">
            <text:p>-0.093185</text:p>
          </table:table-cell>
          <table:table-cell office:value-type="float" office:value="-0.114226">
            <text:p>-0.114226</text:p>
          </table:table-cell>
          <table:table-cell office:value-type="float" office:value="22.579639">
            <text:p>22.579639</text:p>
          </table:table-cell>
          <table:table-cell office:value-type="float" office:value="0.025549">
            <text:p>0.025549</text:p>
          </table:table-cell>
          <table:table-cell office:value-type="float" office:value="-0.366313">
            <text:p>-0.366313</text:p>
          </table:table-cell>
          <table:table-cell office:value-type="float" office:value="1533.753906">
            <text:p>1533.753906</text:p>
          </table:table-cell>
          <table:table-cell office:value-type="float" office:value="-0.090647">
            <text:p>-0.090647</text:p>
          </table:table-cell>
          <table:table-cell office:value-type="float" office:value="-0.111115">
            <text:p>-0.111115</text:p>
          </table:table-cell>
          <table:table-cell table:formula="of:=[.L142]-0.026" office:value-type="float" office:value="-0.137115">
            <text:p>-0.137115</text:p>
          </table:table-cell>
          <table:table-cell office:value-type="float" office:value="22.579638">
            <text:p>22.579638</text:p>
          </table:table-cell>
          <table:table-cell office:value-type="float" office:value="1156">
            <text:p>1156</text:p>
          </table:table-cell>
          <table:table-cell office:value-type="float" office:value="916">
            <text:p>916</text:p>
          </table:table-cell>
          <table:table-cell office:value-type="float" office:value="-416">
            <text:p>-416</text:p>
          </table:table-cell>
          <table:table-cell office:value-type="float" office:value="-142289">
            <text:p>-142289</text:p>
          </table:table-cell>
          <table:table-cell office:value-type="float" office:value="143213.625">
            <text:p>143213.625</text:p>
          </table:table-cell>
          <table:table-cell office:value-type="float" office:value="-0.562801">
            <text:p>-0.562801</text:p>
          </table:table-cell>
          <table:table-cell office:value-type="float" office:value="1.291035">
            <text:p>1.291035</text:p>
          </table:table-cell>
          <table:table-cell office:value-type="float" office:value="329.394684">
            <text:p>329.394684</text:p>
          </table:table-cell>
        </table:table-row>
        <table:table-row table:style-name="ro1">
          <table:table-cell office:value-type="float" office:value="1508146">
            <text:p>1508146</text:p>
          </table:table-cell>
          <table:table-cell office:value-type="float" office:value="61">
            <text:p>61</text:p>
          </table:table-cell>
          <table:table-cell office:value-type="float" office:value="-2151">
            <text:p>-2151</text:p>
          </table:table-cell>
          <table:table-cell office:value-type="float" office:value="3626.400879">
            <text:p>3626.400879</text:p>
          </table:table-cell>
          <table:table-cell office:value-type="float" office:value="-0.108388">
            <text:p>-0.108388</text:p>
          </table:table-cell>
          <table:table-cell office:value-type="float" office:value="-0.027974">
            <text:p>-0.027974</text:p>
          </table:table-cell>
          <table:table-cell office:value-type="float" office:value="74.190575">
            <text:p>74.190575</text:p>
          </table:table-cell>
          <table:table-cell office:value-type="float" office:value="0.666172">
            <text:p>0.666172</text:p>
          </table:table-cell>
          <table:table-cell office:value-type="float" office:value="-0.440533">
            <text:p>-0.440533</text:p>
          </table:table-cell>
          <table:table-cell office:value-type="float" office:value="166.128998">
            <text:p>166.128998</text:p>
          </table:table-cell>
          <table:table-cell office:value-type="float" office:value="-0.421745">
            <text:p>-0.421745</text:p>
          </table:table-cell>
          <table:table-cell office:value-type="float" office:value="-0.10885">
            <text:p>-0.10885</text:p>
          </table:table-cell>
          <table:table-cell table:formula="of:=[.L143]-0.026" office:value-type="float" office:value="-0.13485">
            <text:p>-0.13485</text:p>
          </table:table-cell>
          <table:table-cell office:value-type="float" office:value="74.190575">
            <text:p>74.190575</text:p>
          </table:table-cell>
          <table:table-cell office:value-type="float" office:value="1208">
            <text:p>1208</text:p>
          </table:table-cell>
          <table:table-cell office:value-type="float" office:value="883">
            <text:p>883</text:p>
          </table:table-cell>
          <table:table-cell office:value-type="float" office:value="-1010">
            <text:p>-1010</text:p>
          </table:table-cell>
          <table:table-cell office:value-type="float" office:value="-144356">
            <text:p>-144356</text:p>
          </table:table-cell>
          <table:table-cell office:value-type="float" office:value="145255.9375">
            <text:p>145255.9375</text:p>
          </table:table-cell>
          <table:table-cell office:value-type="float" office:value="-0.671189">
            <text:p>-0.671189</text:p>
          </table:table-cell>
          <table:table-cell office:value-type="float" office:value="1.263061">
            <text:p>1.263061</text:p>
          </table:table-cell>
          <table:table-cell office:value-type="float" office:value="288.182526">
            <text:p>288.182526</text:p>
          </table:table-cell>
        </table:table-row>
        <table:table-row table:style-name="ro1">
          <table:table-cell office:value-type="float" office:value="1510202">
            <text:p>1510202</text:p>
          </table:table-cell>
          <table:table-cell office:value-type="float" office:value="85">
            <text:p>85</text:p>
          </table:table-cell>
          <table:table-cell office:value-type="float" office:value="-19567">
            <text:p>-19567</text:p>
          </table:table-cell>
          <table:table-cell office:value-type="float" office:value="23119.929688">
            <text:p>23119.929688</text:p>
          </table:table-cell>
          <table:table-cell office:value-type="float" office:value="-0.02">
            <text:p>-0.02</text:p>
          </table:table-cell>
          <table:table-cell office:value-type="float" office:value="-0">
            <text:p>0</text:p>
          </table:table-cell>
          <table:table-cell office:value-type="float" office:value="100">
            <text:p>100</text:p>
          </table:table-cell>
          <table:table-cell office:value-type="float" office:value="-0.095336">
            <text:p>-0.095336</text:p>
          </table:table-cell>
          <table:table-cell office:value-type="float" office:value="-0.557849">
            <text:p>-0.557849</text:p>
          </table:table-cell>
          <table:table-cell office:value-type="float" office:value="485.13736">
            <text:p>485.13736</text:p>
          </table:table-cell>
          <table:table-cell office:value-type="float" office:value="-0.009728">
            <text:p>-0.009728</text:p>
          </table:table-cell>
          <table:table-cell office:value-type="float" office:value="-0">
            <text:p>0</text:p>
          </table:table-cell>
          <table:table-cell table:formula="of:=[.L144]-0.026" office:value-type="float" office:value="-0.026">
            <text:p>-0.026</text:p>
          </table:table-cell>
          <table:table-cell office:value-type="float" office:value="100">
            <text:p>100</text:p>
          </table:table-cell>
          <table:table-cell office:value-type="float" office:value="1275">
            <text:p>1275</text:p>
          </table:table-cell>
          <table:table-cell office:value-type="float" office:value="830">
            <text:p>830</text:p>
          </table:table-cell>
          <table:table-cell office:value-type="float" office:value="-6937">
            <text:p>-6937</text:p>
          </table:table-cell>
          <table:table-cell office:value-type="float" office:value="-163004">
            <text:p>-163004</text:p>
          </table:table-cell>
          <table:table-cell office:value-type="float" office:value="164039.671875">
            <text:p>164039.671875</text:p>
          </table:table-cell>
          <table:table-cell office:value-type="float" office:value="-0.691189">
            <text:p>-0.691189</text:p>
          </table:table-cell>
          <table:table-cell office:value-type="float" office:value="1.263061">
            <text:p>1.263061</text:p>
          </table:table-cell>
          <table:table-cell office:value-type="float" office:value="282.737366">
            <text:p>282.737366</text:p>
          </table:table-cell>
        </table:table-row>
        <table:table-row table:style-name="ro1">
          <table:table-cell office:value-type="float" office:value="1510459">
            <text:p>1510459</text:p>
          </table:table-cell>
          <table:table-cell office:value-type="float" office:value="84">
            <text:p>84</text:p>
          </table:table-cell>
          <table:table-cell office:value-type="float" office:value="-2437">
            <text:p>-2437</text:p>
          </table:table-cell>
          <table:table-cell office:value-type="float" office:value="3001.016357">
            <text:p>3001.016357</text:p>
          </table:table-cell>
          <table:table-cell office:value-type="float" office:value="0.007545">
            <text:p>0.007545</text:p>
          </table:table-cell>
          <table:table-cell office:value-type="float" office:value="-0.000171">
            <text:p>-0.000171</text:p>
          </table:table-cell>
          <table:table-cell office:value-type="float" office:value="102.269112">
            <text:p>102.269112</text:p>
          </table:table-cell>
          <table:table-cell office:value-type="float" office:value="1.110918">
            <text:p>1.110918</text:p>
          </table:table-cell>
          <table:table-cell office:value-type="float" office:value="0.13647">
            <text:p>0.13647</text:p>
          </table:table-cell>
          <table:table-cell office:value-type="float" office:value="87.715607">
            <text:p>87.715607</text:p>
          </table:table-cell>
          <table:table-cell office:value-type="float" office:value="0.029358">
            <text:p>0.029358</text:p>
          </table:table-cell>
          <table:table-cell office:value-type="float" office:value="-0.000666">
            <text:p>-0.000666</text:p>
          </table:table-cell>
          <table:table-cell table:formula="of:=[.L145]-0.026" office:value-type="float" office:value="-0.026666">
            <text:p>-0.026666</text:p>
          </table:table-cell>
          <table:table-cell office:value-type="float" office:value="102.269112">
            <text:p>102.269112</text:p>
          </table:table-cell>
          <table:table-cell office:value-type="float" office:value="1340">
            <text:p>1340</text:p>
          </table:table-cell>
          <table:table-cell office:value-type="float" office:value="776">
            <text:p>776</text:p>
          </table:table-cell>
          <table:table-cell office:value-type="float" office:value="-7675">
            <text:p>-7675</text:p>
          </table:table-cell>
          <table:table-cell office:value-type="float" office:value="-165326">
            <text:p>-165326</text:p>
          </table:table-cell>
          <table:table-cell office:value-type="float" office:value="166346.453125">
            <text:p>166346.453125</text:p>
          </table:table-cell>
          <table:table-cell office:value-type="float" office:value="-0.683644">
            <text:p>-0.683644</text:p>
          </table:table-cell>
          <table:table-cell office:value-type="float" office:value="1.26289">
            <text:p>1.26289</text:p>
          </table:table-cell>
          <table:table-cell office:value-type="float" office:value="284.729065">
            <text:p>284.729065</text:p>
          </table:table-cell>
        </table:table-row>
        <table:table-row table:style-name="ro1">
          <table:table-cell office:value-type="float" office:value="1511230">
            <text:p>1511230</text:p>
          </table:table-cell>
          <table:table-cell office:value-type="float" office:value="43">
            <text:p>43</text:p>
          </table:table-cell>
          <table:table-cell office:value-type="float" office:value="-6731">
            <text:p>-6731</text:p>
          </table:table-cell>
          <table:table-cell office:value-type="float" office:value="15754.21875">
            <text:p>15754.21875</text:p>
          </table:table-cell>
          <table:table-cell office:value-type="float" office:value="0.108765">
            <text:p>0.108765</text:p>
          </table:table-cell>
          <table:table-cell office:value-type="float" office:value="0.135695">
            <text:p>0.135695</text:p>
          </table:table-cell>
          <table:table-cell office:value-type="float" office:value="24.759964">
            <text:p>24.759964</text:p>
          </table:table-cell>
          <table:table-cell office:value-type="float" office:value="-0.351591">
            <text:p>-0.351591</text:p>
          </table:table-cell>
          <table:table-cell office:value-type="float" office:value="0.97444">
            <text:p>0.97444</text:p>
          </table:table-cell>
          <table:table-cell office:value-type="float" office:value="377.151764">
            <text:p>377.151764</text:p>
          </table:table-cell>
          <table:table-cell office:value-type="float" office:value="0.14107">
            <text:p>0.14107</text:p>
          </table:table-cell>
          <table:table-cell office:value-type="float" office:value="0.175998">
            <text:p>0.175998</text:p>
          </table:table-cell>
          <table:table-cell table:formula="of:=[.L146]-0.026" office:value-type="float" office:value="0.149998">
            <text:p>0.149998</text:p>
          </table:table-cell>
          <table:table-cell office:value-type="float" office:value="24.759977">
            <text:p>24.759977</text:p>
          </table:table-cell>
          <table:table-cell office:value-type="float" office:value="1373">
            <text:p>1373</text:p>
          </table:table-cell>
          <table:table-cell office:value-type="float" office:value="749">
            <text:p>749</text:p>
          </table:table-cell>
          <table:table-cell office:value-type="float" office:value="-9715">
            <text:p>-9715</text:p>
          </table:table-cell>
          <table:table-cell office:value-type="float" office:value="-171741">
            <text:p>-171741</text:p>
          </table:table-cell>
          <table:table-cell office:value-type="float" office:value="172846.015625">
            <text:p>172846.015625</text:p>
          </table:table-cell>
          <table:table-cell office:value-type="float" office:value="-0.57488">
            <text:p>-0.57488</text:p>
          </table:table-cell>
          <table:table-cell office:value-type="float" office:value="1.398585">
            <text:p>1.398585</text:p>
          </table:table-cell>
          <table:table-cell office:value-type="float" office:value="343.28302">
            <text:p>343.28302</text:p>
          </table:table-cell>
        </table:table-row>
        <table:table-row table:style-name="ro1">
          <table:table-cell office:value-type="float" office:value="1512515">
            <text:p>1512515</text:p>
          </table:table-cell>
          <table:table-cell office:value-type="float" office:value="66">
            <text:p>66</text:p>
          </table:table-cell>
          <table:table-cell office:value-type="float" office:value="-12338">
            <text:p>-12338</text:p>
          </table:table-cell>
          <table:table-cell office:value-type="float" office:value="18793.425781">
            <text:p>18793.425781</text:p>
          </table:table-cell>
          <table:table-cell office:value-type="float" office:value="0.062977">
            <text:p>0.062977</text:p>
          </table:table-cell>
          <table:table-cell office:value-type="float" office:value="0.106145">
            <text:p>0.106145</text:p>
          </table:table-cell>
          <table:table-cell office:value-type="float" office:value="68.545921">
            <text:p>68.545921</text:p>
          </table:table-cell>
          <table:table-cell office:value-type="float" office:value="-0.003432">
            <text:p>-0.003432</text:p>
          </table:table-cell>
          <table:table-cell office:value-type="float" office:value="-0.677559">
            <text:p>-0.677559</text:p>
          </table:table-cell>
          <table:table-cell office:value-type="float" office:value="19643.572266">
            <text:p>19643.572266</text:p>
          </table:table-cell>
          <table:table-cell office:value-type="float" office:value="0.049009">
            <text:p>0.049009</text:p>
          </table:table-cell>
          <table:table-cell office:value-type="float" office:value="0.082603">
            <text:p>0.082603</text:p>
          </table:table-cell>
          <table:table-cell table:formula="of:=[.L147]-0.026" office:value-type="float" office:value="0.056603">
            <text:p>0.056603</text:p>
          </table:table-cell>
          <table:table-cell office:value-type="float" office:value="68.545937">
            <text:p>68.545937</text:p>
          </table:table-cell>
          <table:table-cell office:value-type="float" office:value="1428">
            <text:p>1428</text:p>
          </table:table-cell>
          <table:table-cell office:value-type="float" office:value="713">
            <text:p>713</text:p>
          </table:table-cell>
          <table:table-cell office:value-type="float" office:value="-11829">
            <text:p>-11829</text:p>
          </table:table-cell>
          <table:table-cell office:value-type="float" office:value="-183896">
            <text:p>-183896</text:p>
          </table:table-cell>
          <table:table-cell office:value-type="float" office:value="185084.390625">
            <text:p>185084.390625</text:p>
          </table:table-cell>
          <table:table-cell office:value-type="float" office:value="-0.511903">
            <text:p>-0.511903</text:p>
          </table:table-cell>
          <table:table-cell office:value-type="float" office:value="1.50473">
            <text:p>1.50473</text:p>
          </table:table-cell>
          <table:table-cell office:value-type="float" office:value="393.948517">
            <text:p>393.948517</text:p>
          </table:table-cell>
        </table:table-row>
        <table:table-row table:style-name="ro1">
          <table:table-cell office:value-type="float" office:value="1513286">
            <text:p>1513286</text:p>
          </table:table-cell>
          <table:table-cell office:value-type="float" office:value="75">
            <text:p>75</text:p>
          </table:table-cell>
          <table:table-cell office:value-type="float" office:value="-7420">
            <text:p>-7420</text:p>
          </table:table-cell>
          <table:table-cell office:value-type="float" office:value="9992.899414">
            <text:p>9992.899414</text:p>
          </table:table-cell>
          <table:table-cell office:value-type="float" office:value="-0.002517">
            <text:p>-0.002517</text:p>
          </table:table-cell>
          <table:table-cell office:value-type="float" office:value="0.009039">
            <text:p>0.009039</text:p>
          </table:table-cell>
          <table:table-cell office:value-type="float" office:value="459.168427">
            <text:p>459.168427</text:p>
          </table:table-cell>
          <table:table-cell office:value-type="float" office:value="0.059552">
            <text:p>0.059552</text:p>
          </table:table-cell>
          <table:table-cell office:value-type="float" office:value="-0.02873">
            <text:p>-0.02873</text:p>
          </table:table-cell>
          <table:table-cell office:value-type="float" office:value="148.244446">
            <text:p>148.244446</text:p>
          </table:table-cell>
          <table:table-cell office:value-type="float" office:value="-0.003264">
            <text:p>-0.003264</text:p>
          </table:table-cell>
          <table:table-cell office:value-type="float" office:value="0.011724">
            <text:p>0.011724</text:p>
          </table:table-cell>
          <table:table-cell table:formula="of:=[.L148]-0.026" office:value-type="float" office:value="-0.014276">
            <text:p>-0.014276</text:p>
          </table:table-cell>
          <table:table-cell office:value-type="float" office:value="459.168427">
            <text:p>459.168427</text:p>
          </table:table-cell>
          <table:table-cell office:value-type="float" office:value="1493">
            <text:p>1493</text:p>
          </table:table-cell>
          <table:table-cell office:value-type="float" office:value="676">
            <text:p>676</text:p>
          </table:table-cell>
          <table:table-cell office:value-type="float" office:value="-12319">
            <text:p>-12319</text:p>
          </table:table-cell>
          <table:table-cell office:value-type="float" office:value="-191299">
            <text:p>-191299</text:p>
          </table:table-cell>
          <table:table-cell office:value-type="float" office:value="192471.21875">
            <text:p>192471.21875</text:p>
          </table:table-cell>
          <table:table-cell office:value-type="float" office:value="-0.514419">
            <text:p>-0.514419</text:p>
          </table:table-cell>
          <table:table-cell office:value-type="float" office:value="1.51377">
            <text:p>1.51377</text:p>
          </table:table-cell>
          <table:table-cell office:value-type="float" office:value="394.267609">
            <text:p>394.267609</text:p>
          </table:table-cell>
        </table:table-row>
        <table:table-row table:style-name="ro1">
          <table:table-cell office:value-type="float" office:value="1513543">
            <text:p>1513543</text:p>
          </table:table-cell>
          <table:table-cell office:value-type="float" office:value="75">
            <text:p>75</text:p>
          </table:table-cell>
          <table:table-cell office:value-type="float" office:value="-2500">
            <text:p>-2500</text:p>
          </table:table-cell>
          <table:table-cell office:value-type="float" office:value="3433.477051">
            <text:p>3433.477051</text:p>
          </table:table-cell>
          <table:table-cell office:value-type="float" office:value="0.017617">
            <text:p>0.017617</text:p>
          </table:table-cell>
          <table:table-cell office:value-type="float" office:value="0.017497">
            <text:p>0.017497</text:p>
          </table:table-cell>
          <table:table-cell office:value-type="float" office:value="0.6845">
            <text:p>0.6845</text:p>
          </table:table-cell>
          <table:table-cell office:value-type="float" office:value="0.757014">
            <text:p>0.757014</text:p>
          </table:table-cell>
          <table:table-cell office:value-type="float" office:value="-0.407014">
            <text:p>-0.407014</text:p>
          </table:table-cell>
          <table:table-cell office:value-type="float" office:value="153.765793">
            <text:p>153.765793</text:p>
          </table:table-cell>
          <table:table-cell office:value-type="float" office:value="0.06855">
            <text:p>0.06855</text:p>
          </table:table-cell>
          <table:table-cell office:value-type="float" office:value="0.068081">
            <text:p>0.068081</text:p>
          </table:table-cell>
          <table:table-cell table:formula="of:=[.L149]-0.026" office:value-type="float" office:value="0.042081">
            <text:p>0.042081</text:p>
          </table:table-cell>
          <table:table-cell office:value-type="float" office:value="0.684493">
            <text:p>0.684493</text:p>
          </table:table-cell>
          <table:table-cell office:value-type="float" office:value="1558">
            <text:p>1558</text:p>
          </table:table-cell>
          <table:table-cell office:value-type="float" office:value="639">
            <text:p>639</text:p>
          </table:table-cell>
          <table:table-cell office:value-type="float" office:value="-12461">
            <text:p>-12461</text:p>
          </table:table-cell>
          <table:table-cell office:value-type="float" office:value="-193795">
            <text:p>-193795</text:p>
          </table:table-cell>
          <table:table-cell office:value-type="float" office:value="194938.75">
            <text:p>194938.75</text:p>
          </table:table-cell>
          <table:table-cell office:value-type="float" office:value="-0.496802">
            <text:p>-0.496802</text:p>
          </table:table-cell>
          <table:table-cell office:value-type="float" office:value="1.531266">
            <text:p>1.531266</text:p>
          </table:table-cell>
          <table:table-cell office:value-type="float" office:value="408.224731">
            <text:p>408.224731</text:p>
          </table:table-cell>
        </table:table-row>
        <table:table-row table:style-name="ro1">
          <table:table-cell office:value-type="float" office:value="1514571">
            <text:p>1514571</text:p>
          </table:table-cell>
          <table:table-cell office:value-type="float" office:value="61">
            <text:p>61</text:p>
          </table:table-cell>
          <table:table-cell office:value-type="float" office:value="-9983">
            <text:p>-9983</text:p>
          </table:table-cell>
          <table:table-cell office:value-type="float" office:value="16465.113281">
            <text:p>16465.113281</text:p>
          </table:table-cell>
          <table:table-cell office:value-type="float" office:value="0.123512">
            <text:p>0.123512</text:p>
          </table:table-cell>
          <table:table-cell office:value-type="float" office:value="0.181474">
            <text:p>0.181474</text:p>
          </table:table-cell>
          <table:table-cell office:value-type="float" office:value="46.927982">
            <text:p>46.927982</text:p>
          </table:table-cell>
          <table:table-cell office:value-type="float" office:value="-0.226158">
            <text:p>-0.226158</text:p>
          </table:table-cell>
          <table:table-cell office:value-type="float" office:value="0.016759">
            <text:p>0.016759</text:p>
          </table:table-cell>
          <table:table-cell office:value-type="float" office:value="107.4105">
            <text:p>107.4105</text:p>
          </table:table-cell>
          <table:table-cell office:value-type="float" office:value="0.120148">
            <text:p>0.120148</text:p>
          </table:table-cell>
          <table:table-cell office:value-type="float" office:value="0.176531">
            <text:p>0.176531</text:p>
          </table:table-cell>
          <table:table-cell table:formula="of:=[.L150]-0.026" office:value-type="float" office:value="0.150531">
            <text:p>0.150531</text:p>
          </table:table-cell>
          <table:table-cell office:value-type="float" office:value="46.927979">
            <text:p>46.927979</text:p>
          </table:table-cell>
          <table:table-cell office:value-type="float" office:value="1612">
            <text:p>1612</text:p>
          </table:table-cell>
          <table:table-cell office:value-type="float" office:value="610">
            <text:p>610</text:p>
          </table:table-cell>
          <table:table-cell office:value-type="float" office:value="-12856">
            <text:p>-12856</text:p>
          </table:table-cell>
          <table:table-cell office:value-type="float" office:value="-203770">
            <text:p>-203770</text:p>
          </table:table-cell>
          <table:table-cell office:value-type="float" office:value="204891.453125">
            <text:p>204891.453125</text:p>
          </table:table-cell>
          <table:table-cell office:value-type="float" office:value="-0.37329">
            <text:p>-0.37329</text:p>
          </table:table-cell>
          <table:table-cell office:value-type="float" office:value="1.712741">
            <text:p>1.712741</text:p>
          </table:table-cell>
          <table:table-cell office:value-type="float" office:value="558.823669">
            <text:p>558.823669</text:p>
          </table:table-cell>
        </table:table-row>
        <table:table-row table:style-name="ro1">
          <table:table-cell office:value-type="float" office:value="1514828">
            <text:p>1514828</text:p>
          </table:table-cell>
          <table:table-cell office:value-type="float" office:value="64">
            <text:p>64</text:p>
          </table:table-cell>
          <table:table-cell office:value-type="float" office:value="-2549">
            <text:p>-2549</text:p>
          </table:table-cell>
          <table:table-cell office:value-type="float" office:value="4083.014404">
            <text:p>4083.014404</text:p>
          </table:table-cell>
          <table:table-cell office:value-type="float" office:value="0.123465">
            <text:p>0.123465</text:p>
          </table:table-cell>
          <table:table-cell office:value-type="float" office:value="0.047971">
            <text:p>0.047971</text:p>
          </table:table-cell>
          <table:table-cell office:value-type="float" office:value="61.146069">
            <text:p>61.146069</text:p>
          </table:table-cell>
          <table:table-cell office:value-type="float" office:value="0.738088">
            <text:p>0.738088</text:p>
          </table:table-cell>
          <table:table-cell office:value-type="float" office:value="-0.80924">
            <text:p>-0.80924</text:p>
          </table:table-cell>
          <table:table-cell office:value-type="float" office:value="209.639999">
            <text:p>209.639999</text:p>
          </table:table-cell>
          <table:table-cell office:value-type="float" office:value="0.480407">
            <text:p>0.480407</text:p>
          </table:table-cell>
          <table:table-cell office:value-type="float" office:value="0.186657">
            <text:p>0.186657</text:p>
          </table:table-cell>
          <table:table-cell table:formula="of:=[.L151]-0.026" office:value-type="float" office:value="0.160657">
            <text:p>0.160657</text:p>
          </table:table-cell>
          <table:table-cell office:value-type="float" office:value="61.146061">
            <text:p>61.146061</text:p>
          </table:table-cell>
          <table:table-cell office:value-type="float" office:value="1672">
            <text:p>1672</text:p>
          </table:table-cell>
          <table:table-cell office:value-type="float" office:value="587">
            <text:p>587</text:p>
          </table:table-cell>
          <table:table-cell office:value-type="float" office:value="-12495">
            <text:p>-12495</text:p>
          </table:table-cell>
          <table:table-cell office:value-type="float" office:value="-206293">
            <text:p>-206293</text:p>
          </table:table-cell>
          <table:table-cell office:value-type="float" office:value="207364.5">
            <text:p>207364.5</text:p>
          </table:table-cell>
          <table:table-cell office:value-type="float" office:value="-0.249825">
            <text:p>-0.249825</text:p>
          </table:table-cell>
          <table:table-cell office:value-type="float" office:value="1.760712">
            <text:p>1.760712</text:p>
          </table:table-cell>
          <table:table-cell office:value-type="float" office:value="804.778015">
            <text:p>804.778015</text:p>
          </table:table-cell>
        </table:table-row>
        <table:table-row table:style-name="ro1">
          <table:table-cell office:value-type="float" office:value="1515599">
            <text:p>1515599</text:p>
          </table:table-cell>
          <table:table-cell office:value-type="float" office:value="55">
            <text:p>55</text:p>
          </table:table-cell>
          <table:table-cell office:value-type="float" office:value="-8262">
            <text:p>-8262</text:p>
          </table:table-cell>
          <table:table-cell office:value-type="float" office:value="15122.208984">
            <text:p>15122.208984</text:p>
          </table:table-cell>
          <table:table-cell office:value-type="float" office:value="0.115">
            <text:p>0.115</text:p>
          </table:table-cell>
          <table:table-cell office:value-type="float" office:value="0.131997">
            <text:p>0.131997</text:p>
          </table:table-cell>
          <table:table-cell office:value-type="float" office:value="14.779859">
            <text:p>14.779859</text:p>
          </table:table-cell>
          <table:table-cell office:value-type="float" office:value="-0.230469">
            <text:p>-0.230469</text:p>
          </table:table-cell>
          <table:table-cell office:value-type="float" office:value="-1.034295">
            <text:p>-1.034295</text:p>
          </table:table-cell>
          <table:table-cell office:value-type="float" office:value="348.779114">
            <text:p>348.779114</text:p>
          </table:table-cell>
          <table:table-cell office:value-type="float" office:value="0.149157">
            <text:p>0.149157</text:p>
          </table:table-cell>
          <table:table-cell office:value-type="float" office:value="0.171202">
            <text:p>0.171202</text:p>
          </table:table-cell>
          <table:table-cell table:formula="of:=[.L152]-0.026" office:value-type="float" office:value="0.145202">
            <text:p>0.145202</text:p>
          </table:table-cell>
          <table:table-cell office:value-type="float" office:value="14.779865">
            <text:p>14.779865</text:p>
          </table:table-cell>
          <table:table-cell office:value-type="float" office:value="1725">
            <text:p>1725</text:p>
          </table:table-cell>
          <table:table-cell office:value-type="float" office:value="573">
            <text:p>573</text:p>
          </table:table-cell>
          <table:table-cell office:value-type="float" office:value="-10935">
            <text:p>-10935</text:p>
          </table:table-cell>
          <table:table-cell office:value-type="float" office:value="-214407">
            <text:p>-214407</text:p>
          </table:table-cell>
          <table:table-cell office:value-type="float" office:value="215352.453125">
            <text:p>215352.453125</text:p>
          </table:table-cell>
          <table:table-cell office:value-type="float" office:value="-0.134825">
            <text:p>-0.134825</text:p>
          </table:table-cell>
          <table:table-cell office:value-type="float" office:value="1.892708">
            <text:p>1.892708</text:p>
          </table:table-cell>
          <table:table-cell office:value-type="float" office:value="1503.826294">
            <text:p>1503.826294</text:p>
          </table:table-cell>
        </table:table-row>
        <table:table-row table:style-name="ro1">
          <table:table-cell office:value-type="float" office:value="1516627">
            <text:p>1516627</text:p>
          </table:table-cell>
          <table:table-cell office:value-type="float" office:value="50">
            <text:p>50</text:p>
          </table:table-cell>
          <table:table-cell office:value-type="float" office:value="-9382">
            <text:p>-9382</text:p>
          </table:table-cell>
          <table:table-cell office:value-type="float" office:value="18863.615234">
            <text:p>18863.615234</text:p>
          </table:table-cell>
          <table:table-cell office:value-type="float" office:value="0.105">
            <text:p>0.105</text:p>
          </table:table-cell>
          <table:table-cell office:value-type="float" office:value="0.164628">
            <text:p>0.164628</text:p>
          </table:table-cell>
          <table:table-cell office:value-type="float" office:value="56.788563">
            <text:p>56.788563</text:p>
          </table:table-cell>
          <table:table-cell office:value-type="float" office:value="-0.02208">
            <text:p>-0.02208</text:p>
          </table:table-cell>
          <table:table-cell office:value-type="float" office:value="1.546654">
            <text:p>1.546654</text:p>
          </table:table-cell>
          <table:table-cell office:value-type="float" office:value="7104.911621">
            <text:p>7104.911621</text:p>
          </table:table-cell>
          <table:table-cell office:value-type="float" office:value="0.10214">
            <text:p>0.10214</text:p>
          </table:table-cell>
          <table:table-cell office:value-type="float" office:value="0.160144">
            <text:p>0.160144</text:p>
          </table:table-cell>
          <table:table-cell table:formula="of:=[.L153]-0.026" office:value-type="float" office:value="0.134144">
            <text:p>0.134144</text:p>
          </table:table-cell>
          <table:table-cell office:value-type="float" office:value="56.788563">
            <text:p>56.788563</text:p>
          </table:table-cell>
          <table:table-cell office:value-type="float" office:value="1775">
            <text:p>1775</text:p>
          </table:table-cell>
          <table:table-cell office:value-type="float" office:value="566">
            <text:p>566</text:p>
          </table:table-cell>
          <table:table-cell office:value-type="float" office:value="-7967">
            <text:p>-7967</text:p>
          </table:table-cell>
          <table:table-cell office:value-type="float" office:value="-223307">
            <text:p>-223307</text:p>
          </table:table-cell>
          <table:table-cell office:value-type="float" office:value="224084.859375">
            <text:p>224084.859375</text:p>
          </table:table-cell>
          <table:table-cell office:value-type="float" office:value="-0.029825">
            <text:p>-0.029825</text:p>
          </table:table-cell>
          <table:table-cell office:value-type="float" office:value="2.057336">
            <text:p>2.057336</text:p>
          </table:table-cell>
          <table:table-cell office:value-type="float" office:value="6998.034668">
            <text:p>6998.034668</text:p>
          </table:table-cell>
        </table:table-row>
        <table:table-row table:style-name="ro1">
          <table:table-cell office:value-type="float" office:value="1516884">
            <text:p>1516884</text:p>
          </table:table-cell>
          <table:table-cell office:value-type="float" office:value="50">
            <text:p>50</text:p>
          </table:table-cell>
          <table:table-cell office:value-type="float" office:value="-2277">
            <text:p>-2277</text:p>
          </table:table-cell>
          <table:table-cell office:value-type="float" office:value="4653.643066">
            <text:p>4653.643066</text:p>
          </table:table-cell>
          <table:table-cell office:value-type="float" office:value="0.105">
            <text:p>0.105</text:p>
          </table:table-cell>
          <table:table-cell office:value-type="float" office:value="0.042321">
            <text:p>0.042321</text:p>
          </table:table-cell>
          <table:table-cell office:value-type="float" office:value="59.694122">
            <text:p>59.694122</text:p>
          </table:table-cell>
          <table:table-cell office:value-type="float" office:value="0.56776">
            <text:p>0.56776</text:p>
          </table:table-cell>
          <table:table-cell office:value-type="float" office:value="1.039083">
            <text:p>1.039083</text:p>
          </table:table-cell>
          <table:table-cell office:value-type="float" office:value="83.014473">
            <text:p>83.014473</text:p>
          </table:table-cell>
          <table:table-cell office:value-type="float" office:value="0.40856">
            <text:p>0.40856</text:p>
          </table:table-cell>
          <table:table-cell office:value-type="float" office:value="0.164674">
            <text:p>0.164674</text:p>
          </table:table-cell>
          <table:table-cell table:formula="of:=[.L154]-0.026" office:value-type="float" office:value="0.138674">
            <text:p>0.138674</text:p>
          </table:table-cell>
          <table:table-cell office:value-type="float" office:value="59.694122">
            <text:p>59.694122</text:p>
          </table:table-cell>
          <table:table-cell office:value-type="float" office:value="1825">
            <text:p>1825</text:p>
          </table:table-cell>
          <table:table-cell office:value-type="float" office:value="565">
            <text:p>565</text:p>
          </table:table-cell>
          <table:table-cell office:value-type="float" office:value="-6902">
            <text:p>-6902</text:p>
          </table:table-cell>
          <table:table-cell office:value-type="float" office:value="-225320">
            <text:p>-225320</text:p>
          </table:table-cell>
          <table:table-cell office:value-type="float" office:value="226053.515625">
            <text:p>226053.515625</text:p>
          </table:table-cell>
          <table:table-cell office:value-type="float" office:value="0.075175">
            <text:p>0.075175</text:p>
          </table:table-cell>
          <table:table-cell office:value-type="float" office:value="2.099658">
            <text:p>2.099658</text:p>
          </table:table-cell>
          <table:table-cell office:value-type="float" office:value="2693.024902">
            <text:p>2693.024902</text:p>
          </table:table-cell>
        </table:table-row>
        <table:table-row table:style-name="ro1">
          <table:table-cell office:value-type="float" office:value="1517912">
            <text:p>1517912</text:p>
          </table:table-cell>
          <table:table-cell office:value-type="float" office:value="89">
            <text:p>89</text:p>
          </table:table-cell>
          <table:table-cell office:value-type="float" office:value="-9682">
            <text:p>-9682</text:p>
          </table:table-cell>
          <table:table-cell office:value-type="float" office:value="10978.238281">
            <text:p>10978.238281</text:p>
          </table:table-cell>
          <table:table-cell office:value-type="float" office:value="-0.002514">
            <text:p>-0.002514</text:p>
          </table:table-cell>
          <table:table-cell office:value-type="float" office:value="0.013285">
            <text:p>0.013285</text:p>
          </table:table-cell>
          <table:table-cell office:value-type="float" office:value="628.425964">
            <text:p>628.425964</text:p>
          </table:table-cell>
          <table:table-cell office:value-type="float" office:value="-0.105036">
            <text:p>-0.105036</text:p>
          </table:table-cell>
          <table:table-cell office:value-type="float" office:value="-0.543484">
            <text:p>-0.543484</text:p>
          </table:table-cell>
          <table:table-cell office:value-type="float" office:value="417.427826">
            <text:p>417.427826</text:p>
          </table:table-cell>
          <table:table-cell office:value-type="float" office:value="-0.002446">
            <text:p>-0.002446</text:p>
          </table:table-cell>
          <table:table-cell office:value-type="float" office:value="0.012923">
            <text:p>0.012923</text:p>
          </table:table-cell>
          <table:table-cell table:formula="of:=[.L155]-0.026" office:value-type="float" office:value="-0.013077">
            <text:p>-0.013077</text:p>
          </table:table-cell>
          <table:table-cell office:value-type="float" office:value="628.425964">
            <text:p>628.425964</text:p>
          </table:table-cell>
          <table:table-cell office:value-type="float" office:value="1914">
            <text:p>1914</text:p>
          </table:table-cell>
          <table:table-cell office:value-type="float" office:value="572">
            <text:p>572</text:p>
          </table:table-cell>
          <table:table-cell office:value-type="float" office:value="-2017">
            <text:p>-2017</text:p>
          </table:table-cell>
          <table:table-cell office:value-type="float" office:value="-233679">
            <text:p>-233679</text:p>
          </table:table-cell>
          <table:table-cell office:value-type="float" office:value="234283.984375">
            <text:p>234283.984375</text:p>
          </table:table-cell>
          <table:table-cell office:value-type="float" office:value="0.072661">
            <text:p>0.072661</text:p>
          </table:table-cell>
          <table:table-cell office:value-type="float" office:value="2.112943">
            <text:p>2.112943</text:p>
          </table:table-cell>
          <table:table-cell office:value-type="float" office:value="2807.949951">
            <text:p>2807.949951</text:p>
          </table:table-cell>
        </table:table-row>
        <table:table-row table:style-name="ro1">
          <table:table-cell office:value-type="float" office:value="1518169">
            <text:p>1518169</text:p>
          </table:table-cell>
          <table:table-cell office:value-type="float" office:value="80">
            <text:p>80</text:p>
          </table:table-cell>
          <table:table-cell office:value-type="float" office:value="-2468">
            <text:p>-2468</text:p>
          </table:table-cell>
          <table:table-cell office:value-type="float" office:value="3184.612549">
            <text:p>3184.612549</text:p>
          </table:table-cell>
          <table:table-cell office:value-type="float" office:value="-0.01">
            <text:p>-0.01</text:p>
          </table:table-cell>
          <table:table-cell office:value-type="float" office:value="0.002123">
            <text:p>0.002123</text:p>
          </table:table-cell>
          <table:table-cell office:value-type="float" office:value="121.229065">
            <text:p>121.229065</text:p>
          </table:table-cell>
          <table:table-cell office:value-type="float" office:value="0.874351">
            <text:p>0.874351</text:p>
          </table:table-cell>
          <table:table-cell office:value-type="float" office:value="-0.715866">
            <text:p>-0.715866</text:p>
          </table:table-cell>
          <table:table-cell office:value-type="float" office:value="181.874023">
            <text:p>181.874023</text:p>
          </table:table-cell>
          <table:table-cell office:value-type="float" office:value="-0.038911">
            <text:p>-0.038911</text:p>
          </table:table-cell>
          <table:table-cell office:value-type="float" office:value="0.00826">
            <text:p>0.00826</text:p>
          </table:table-cell>
          <table:table-cell table:formula="of:=[.L156]-0.026" office:value-type="float" office:value="-0.01774">
            <text:p>-0.01774</text:p>
          </table:table-cell>
          <table:table-cell office:value-type="float" office:value="121.229065">
            <text:p>121.229065</text:p>
          </table:table-cell>
          <table:table-cell office:value-type="float" office:value="1994">
            <text:p>1994</text:p>
          </table:table-cell>
          <table:table-cell office:value-type="float" office:value="578">
            <text:p>578</text:p>
          </table:table-cell>
          <table:table-cell office:value-type="float" office:value="-744">
            <text:p>-744</text:p>
          </table:table-cell>
          <table:table-cell office:value-type="float" office:value="-235793">
            <text:p>-235793</text:p>
          </table:table-cell>
          <table:table-cell office:value-type="float" office:value="236386.859375">
            <text:p>236386.859375</text:p>
          </table:table-cell>
          <table:table-cell office:value-type="float" office:value="0.062661">
            <text:p>0.062661</text:p>
          </table:table-cell>
          <table:table-cell office:value-type="float" office:value="2.115066">
            <text:p>2.115066</text:p>
          </table:table-cell>
          <table:table-cell office:value-type="float" office:value="3275.415039">
            <text:p>3275.415039</text:p>
          </table:table-cell>
        </table:table-row>
        <table:table-row table:style-name="ro1">
          <table:table-cell office:value-type="float" office:value="1518940">
            <text:p>1518940</text:p>
          </table:table-cell>
          <table:table-cell office:value-type="float" office:value="87">
            <text:p>87</text:p>
          </table:table-cell>
          <table:table-cell office:value-type="float" office:value="-7316">
            <text:p>-7316</text:p>
          </table:table-cell>
          <table:table-cell office:value-type="float" office:value="8509.488281">
            <text:p>8509.488281</text:p>
          </table:table-cell>
          <table:table-cell office:value-type="float" office:value="-0.045">
            <text:p>-0.045</text:p>
          </table:table-cell>
          <table:table-cell office:value-type="float" office:value="-0.036672">
            <text:p>-0.036672</text:p>
          </table:table-cell>
          <table:table-cell office:value-type="float" office:value="18.507772">
            <text:p>18.507772</text:p>
          </table:table-cell>
          <table:table-cell office:value-type="float" office:value="-0.257385">
            <text:p>-0.257385</text:p>
          </table:table-cell>
          <table:table-cell office:value-type="float" office:value="0.146046">
            <text:p>0.146046</text:p>
          </table:table-cell>
          <table:table-cell office:value-type="float" office:value="156.742447">
            <text:p>156.742447</text:p>
          </table:table-cell>
          <table:table-cell office:value-type="float" office:value="-0.058366">
            <text:p>-0.058366</text:p>
          </table:table-cell>
          <table:table-cell office:value-type="float" office:value="-0.047564">
            <text:p>-0.047564</text:p>
          </table:table-cell>
          <table:table-cell table:formula="of:=[.L157]-0.026" office:value-type="float" office:value="-0.073564">
            <text:p>-0.073564</text:p>
          </table:table-cell>
          <table:table-cell office:value-type="float" office:value="18.507774">
            <text:p>18.507774</text:p>
          </table:table-cell>
          <table:table-cell office:value-type="float" office:value="2081">
            <text:p>2081</text:p>
          </table:table-cell>
          <table:table-cell office:value-type="float" office:value="583">
            <text:p>583</text:p>
          </table:table-cell>
          <table:table-cell office:value-type="float" office:value="3044">
            <text:p>3044</text:p>
          </table:table-cell>
          <table:table-cell office:value-type="float" office:value="-242052">
            <text:p>-242052</text:p>
          </table:table-cell>
          <table:table-cell office:value-type="float" office:value="242636.90625">
            <text:p>242636.90625</text:p>
          </table:table-cell>
          <table:table-cell office:value-type="float" office:value="0.017661">
            <text:p>0.017661</text:p>
          </table:table-cell>
          <table:table-cell office:value-type="float" office:value="2.078394">
            <text:p>2.078394</text:p>
          </table:table-cell>
          <table:table-cell office:value-type="float" office:value="11668.328125">
            <text:p>11668.328125</text:p>
          </table:table-cell>
        </table:table-row>
        <table:table-row table:style-name="ro1">
          <table:table-cell office:value-type="float" office:value="1519197">
            <text:p>1519197</text:p>
          </table:table-cell>
          <table:table-cell office:value-type="float" office:value="80">
            <text:p>80</text:p>
          </table:table-cell>
          <table:table-cell office:value-type="float" office:value="-2458">
            <text:p>-2458</text:p>
          </table:table-cell>
          <table:table-cell office:value-type="float" office:value="3172.159912">
            <text:p>3172.159912</text:p>
          </table:table-cell>
          <table:table-cell office:value-type="float" office:value="-0.03">
            <text:p>-0.03</text:p>
          </table:table-cell>
          <table:table-cell office:value-type="float" office:value="-0.0088">
            <text:p>-0.0088</text:p>
          </table:table-cell>
          <table:table-cell office:value-type="float" office:value="70.667366">
            <text:p>70.667366</text:p>
          </table:table-cell>
          <table:table-cell office:value-type="float" office:value="0.772154">
            <text:p>0.772154</text:p>
          </table:table-cell>
          <table:table-cell office:value-type="float" office:value="-0.287304">
            <text:p>-0.287304</text:p>
          </table:table-cell>
          <table:table-cell office:value-type="float" office:value="137.208145">
            <text:p>137.208145</text:p>
          </table:table-cell>
          <table:table-cell office:value-type="float" office:value="-0.116732">
            <text:p>-0.116732</text:p>
          </table:table-cell>
          <table:table-cell office:value-type="float" office:value="-0.03424">
            <text:p>-0.03424</text:p>
          </table:table-cell>
          <table:table-cell table:formula="of:=[.L158]-0.026" office:value-type="float" office:value="-0.06024">
            <text:p>-0.06024</text:p>
          </table:table-cell>
          <table:table-cell office:value-type="float" office:value="70.667358">
            <text:p>70.667358</text:p>
          </table:table-cell>
          <table:table-cell office:value-type="float" office:value="2161">
            <text:p>2161</text:p>
          </table:table-cell>
          <table:table-cell office:value-type="float" office:value="584">
            <text:p>584</text:p>
          </table:table-cell>
          <table:table-cell office:value-type="float" office:value="4239">
            <text:p>4239</text:p>
          </table:table-cell>
          <table:table-cell office:value-type="float" office:value="-244200">
            <text:p>-244200</text:p>
          </table:table-cell>
          <table:table-cell office:value-type="float" office:value="244792.828125">
            <text:p>244792.828125</text:p>
          </table:table-cell>
          <table:table-cell office:value-type="float" office:value="-0.012339">
            <text:p>-0.012339</text:p>
          </table:table-cell>
          <table:table-cell office:value-type="float" office:value="2.069595">
            <text:p>2.069595</text:p>
          </table:table-cell>
          <table:table-cell office:value-type="float" office:value="16872.677734">
            <text:p>16872.677734</text:p>
          </table:table-cell>
        </table:table-row>
        <table:table-row table:style-name="ro1">
          <table:table-cell office:value-type="float" office:value="1519968">
            <text:p>1519968</text:p>
          </table:table-cell>
          <table:table-cell office:value-type="float" office:value="68">
            <text:p>68</text:p>
          </table:table-cell>
          <table:table-cell office:value-type="float" office:value="-7617">
            <text:p>-7617</text:p>
          </table:table-cell>
          <table:table-cell office:value-type="float" office:value="11300.8125">
            <text:p>11300.8125</text:p>
          </table:table-cell>
          <table:table-cell office:value-type="float" office:value="-0.01763">
            <text:p>-0.01763</text:p>
          </table:table-cell>
          <table:table-cell office:value-type="float" office:value="0.026091">
            <text:p>0.026091</text:p>
          </table:table-cell>
          <table:table-cell office:value-type="float" office:value="247.996338">
            <text:p>247.996338</text:p>
          </table:table-cell>
          <table:table-cell office:value-type="float" office:value="-0.289347">
            <text:p>-0.289347</text:p>
          </table:table-cell>
          <table:table-cell office:value-type="float" office:value="-0.409408">
            <text:p>-0.409408</text:p>
          </table:table-cell>
          <table:table-cell office:value-type="float" office:value="41.493713">
            <text:p>41.493713</text:p>
          </table:table-cell>
          <table:table-cell office:value-type="float" office:value="-0.022866">
            <text:p>-0.022866</text:p>
          </table:table-cell>
          <table:table-cell office:value-type="float" office:value="0.033841">
            <text:p>0.033841</text:p>
          </table:table-cell>
          <table:table-cell table:formula="of:=[.L159]-0.026" office:value-type="float" office:value="0.00784099999999999">
            <text:p>0.007841</text:p>
          </table:table-cell>
          <table:table-cell office:value-type="float" office:value="247.996338">
            <text:p>247.996338</text:p>
          </table:table-cell>
          <table:table-cell office:value-type="float" office:value="2229">
            <text:p>2229</text:p>
          </table:table-cell>
          <table:table-cell office:value-type="float" office:value="583">
            <text:p>583</text:p>
          </table:table-cell>
          <table:table-cell office:value-type="float" office:value="7883">
            <text:p>7883</text:p>
          </table:table-cell>
          <table:table-cell office:value-type="float" office:value="-250889">
            <text:p>-250889</text:p>
          </table:table-cell>
          <table:table-cell office:value-type="float" office:value="251535.5625">
            <text:p>251535.5625</text:p>
          </table:table-cell>
          <table:table-cell office:value-type="float" office:value="-0.029969">
            <text:p>-0.029969</text:p>
          </table:table-cell>
          <table:table-cell office:value-type="float" office:value="2.095686">
            <text:p>2.095686</text:p>
          </table:table-cell>
          <table:table-cell office:value-type="float" office:value="7092.912109">
            <text:p>7092.912109</text:p>
          </table:table-cell>
        </table:table-row>
        <table:table-row table:style-name="ro1">
          <table:table-cell office:value-type="float" office:value="1520225">
            <text:p>1520225</text:p>
          </table:table-cell>
          <table:table-cell office:value-type="float" office:value="70">
            <text:p>70</text:p>
          </table:table-cell>
          <table:table-cell office:value-type="float" office:value="-2545">
            <text:p>-2545</text:p>
          </table:table-cell>
          <table:table-cell office:value-type="float" office:value="3736.417725">
            <text:p>3736.417725</text:p>
          </table:table-cell>
          <table:table-cell office:value-type="float" office:value="0.007554">
            <text:p>0.007554</text:p>
          </table:table-cell>
          <table:table-cell office:value-type="float" office:value="0.006026">
            <text:p>0.006026</text:p>
          </table:table-cell>
          <table:table-cell office:value-type="float" office:value="20.223063">
            <text:p>20.223063</text:p>
          </table:table-cell>
          <table:table-cell office:value-type="float" office:value="0.71664">
            <text:p>0.71664</text:p>
          </table:table-cell>
          <table:table-cell office:value-type="float" office:value="-0.100556">
            <text:p>-0.100556</text:p>
          </table:table-cell>
          <table:table-cell office:value-type="float" office:value="114.03167">
            <text:p>114.03167</text:p>
          </table:table-cell>
          <table:table-cell office:value-type="float" office:value="0.029393">
            <text:p>0.029393</text:p>
          </table:table-cell>
          <table:table-cell office:value-type="float" office:value="0.023449">
            <text:p>0.023449</text:p>
          </table:table-cell>
          <table:table-cell table:formula="of:=[.L160]-0.026" office:value-type="float" office:value="-0.002551">
            <text:p>-0.002551</text:p>
          </table:table-cell>
          <table:table-cell office:value-type="float" office:value="20.223061">
            <text:p>20.223061</text:p>
          </table:table-cell>
          <table:table-cell office:value-type="float" office:value="2299">
            <text:p>2299</text:p>
          </table:table-cell>
          <table:table-cell office:value-type="float" office:value="581">
            <text:p>581</text:p>
          </table:table-cell>
          <table:table-cell office:value-type="float" office:value="9159">
            <text:p>9159</text:p>
          </table:table-cell>
          <table:table-cell office:value-type="float" office:value="-253092">
            <text:p>-253092</text:p>
          </table:table-cell>
          <table:table-cell office:value-type="float" office:value="253765.734375">
            <text:p>253765.734375</text:p>
          </table:table-cell>
          <table:table-cell office:value-type="float" office:value="-0.022415">
            <text:p>-0.022415</text:p>
          </table:table-cell>
          <table:table-cell office:value-type="float" office:value="2.101712">
            <text:p>2.101712</text:p>
          </table:table-cell>
          <table:table-cell office:value-type="float" office:value="9476.466797">
            <text:p>9476.466797</text:p>
          </table:table-cell>
        </table:table-row>
        <table:table-row table:style-name="ro1">
          <table:table-cell office:value-type="float" office:value="1520996">
            <text:p>1520996</text:p>
          </table:table-cell>
          <table:table-cell office:value-type="float" office:value="82">
            <text:p>82</text:p>
          </table:table-cell>
          <table:table-cell office:value-type="float" office:value="-7772">
            <text:p>-7772</text:p>
          </table:table-cell>
          <table:table-cell office:value-type="float" office:value="9577.663086">
            <text:p>9577.663086</text:p>
          </table:table-cell>
          <table:table-cell office:value-type="float" office:value="0.017607">
            <text:p>0.017607</text:p>
          </table:table-cell>
          <table:table-cell office:value-type="float" office:value="0.03852">
            <text:p>0.03852</text:p>
          </table:table-cell>
          <table:table-cell office:value-type="float" office:value="118.774864">
            <text:p>118.774864</text:p>
          </table:table-cell>
          <table:table-cell office:value-type="float" office:value="-0.215328">
            <text:p>-0.215328</text:p>
          </table:table-cell>
          <table:table-cell office:value-type="float" office:value="-0.227449">
            <text:p>-0.227449</text:p>
          </table:table-cell>
          <table:table-cell office:value-type="float" office:value="5.628991">
            <text:p>5.628991</text:p>
          </table:table-cell>
          <table:table-cell office:value-type="float" office:value="0.022837">
            <text:p>0.022837</text:p>
          </table:table-cell>
          <table:table-cell office:value-type="float" office:value="0.049962">
            <text:p>0.049962</text:p>
          </table:table-cell>
          <table:table-cell table:formula="of:=[.L161]-0.026" office:value-type="float" office:value="0.023962">
            <text:p>0.023962</text:p>
          </table:table-cell>
          <table:table-cell office:value-type="float" office:value="118.774879">
            <text:p>118.774879</text:p>
          </table:table-cell>
          <table:table-cell office:value-type="float" office:value="2381">
            <text:p>2381</text:p>
          </table:table-cell>
          <table:table-cell office:value-type="float" office:value="579">
            <text:p>579</text:p>
          </table:table-cell>
          <table:table-cell office:value-type="float" office:value="13094">
            <text:p>13094</text:p>
          </table:table-cell>
          <table:table-cell office:value-type="float" office:value="-259794">
            <text:p>-259794</text:p>
          </table:table-cell>
          <table:table-cell office:value-type="float" office:value="260593.296875">
            <text:p>260593.296875</text:p>
          </table:table-cell>
          <table:table-cell office:value-type="float" office:value="-0.004807">
            <text:p>-0.004807</text:p>
          </table:table-cell>
          <table:table-cell office:value-type="float" office:value="2.140233">
            <text:p>2.140233</text:p>
          </table:table-cell>
          <table:table-cell office:value-type="float" office:value="44619.601563">
            <text:p>44619.601563</text:p>
          </table:table-cell>
        </table:table-row>
        <table:table-row table:style-name="ro1">
          <table:table-cell office:value-type="float" office:value="1522024">
            <text:p>1522024</text:p>
          </table:table-cell>
          <table:table-cell office:value-type="float" office:value="76">
            <text:p>76</text:p>
          </table:table-cell>
          <table:table-cell office:value-type="float" office:value="-9844">
            <text:p>-9844</text:p>
          </table:table-cell>
          <table:table-cell office:value-type="float" office:value="13052.055664">
            <text:p>13052.055664</text:p>
          </table:table-cell>
          <table:table-cell office:value-type="float" office:value="-0.01">
            <text:p>-0.01</text:p>
          </table:table-cell>
          <table:table-cell office:value-type="float" office:value="0.015477">
            <text:p>0.015477</text:p>
          </table:table-cell>
          <table:table-cell office:value-type="float" office:value="254.766754">
            <text:p>254.766754</text:p>
          </table:table-cell>
          <table:table-cell office:value-type="float" office:value="-0.031542">
            <text:p>-0.031542</text:p>
          </table:table-cell>
          <table:table-cell office:value-type="float" office:value="0.490811">
            <text:p>0.490811</text:p>
          </table:table-cell>
          <table:table-cell office:value-type="float" office:value="1656.044556">
            <text:p>1656.044556</text:p>
          </table:table-cell>
          <table:table-cell office:value-type="float" office:value="-0.009728">
            <text:p>-0.009728</text:p>
          </table:table-cell>
          <table:table-cell office:value-type="float" office:value="0.015055">
            <text:p>0.015055</text:p>
          </table:table-cell>
          <table:table-cell table:formula="of:=[.L162]-0.026" office:value-type="float" office:value="-0.010945">
            <text:p>-0.010945</text:p>
          </table:table-cell>
          <table:table-cell office:value-type="float" office:value="254.766754">
            <text:p>254.766754</text:p>
          </table:table-cell>
          <table:table-cell office:value-type="float" office:value="2457">
            <text:p>2457</text:p>
          </table:table-cell>
          <table:table-cell office:value-type="float" office:value="579">
            <text:p>579</text:p>
          </table:table-cell>
          <table:table-cell office:value-type="float" office:value="18401">
            <text:p>18401</text:p>
          </table:table-cell>
          <table:table-cell office:value-type="float" office:value="-268084">
            <text:p>-268084</text:p>
          </table:table-cell>
          <table:table-cell office:value-type="float" office:value="269135.6875">
            <text:p>269135.6875</text:p>
          </table:table-cell>
          <table:table-cell office:value-type="float" office:value="-0.014807">
            <text:p>-0.014807</text:p>
          </table:table-cell>
          <table:table-cell office:value-type="float" office:value="2.155709">
            <text:p>2.155709</text:p>
          </table:table-cell>
          <table:table-cell office:value-type="float" office:value="14658.331055">
            <text:p>14658.331055</text:p>
          </table:table-cell>
        </table:table-row>
        <table:table-row table:style-name="ro1">
          <table:table-cell office:value-type="float" office:value="1523566">
            <text:p>1523566</text:p>
          </table:table-cell>
          <table:table-cell office:value-type="float" office:value="73">
            <text:p>73</text:p>
          </table:table-cell>
          <table:table-cell office:value-type="float" office:value="-15693">
            <text:p>-15693</text:p>
          </table:table-cell>
          <table:table-cell office:value-type="float" office:value="21597.640625">
            <text:p>21597.640625</text:p>
          </table:table-cell>
          <table:table-cell office:value-type="float" office:value="0.06">
            <text:p>0.06</text:p>
          </table:table-cell>
          <table:table-cell office:value-type="float" office:value="0.13477">
            <text:p>0.13477</text:p>
          </table:table-cell>
          <table:table-cell office:value-type="float" office:value="124.617195">
            <text:p>124.617195</text:p>
          </table:table-cell>
          <table:table-cell office:value-type="float" office:value="-0.017243">
            <text:p>-0.017243</text:p>
          </table:table-cell>
          <table:table-cell office:value-type="float" office:value="-0.390255">
            <text:p>-0.390255</text:p>
          </table:table-cell>
          <table:table-cell office:value-type="float" office:value="2163.253906">
            <text:p>2163.253906</text:p>
          </table:table-cell>
          <table:table-cell office:value-type="float" office:value="0.038911">
            <text:p>0.038911</text:p>
          </table:table-cell>
          <table:table-cell office:value-type="float" office:value="0.0874">
            <text:p>0.0874</text:p>
          </table:table-cell>
          <table:table-cell table:formula="of:=[.L163]-0.026" office:value-type="float" office:value="0.0614">
            <text:p>0.0614</text:p>
          </table:table-cell>
          <table:table-cell office:value-type="float" office:value="124.617195">
            <text:p>124.617195</text:p>
          </table:table-cell>
          <table:table-cell office:value-type="float" office:value="2530">
            <text:p>2530</text:p>
          </table:table-cell>
          <table:table-cell office:value-type="float" office:value="578">
            <text:p>578</text:p>
          </table:table-cell>
          <table:table-cell office:value-type="float" office:value="27066">
            <text:p>27066</text:p>
          </table:table-cell>
          <table:table-cell office:value-type="float" office:value="-281168">
            <text:p>-281168</text:p>
          </table:table-cell>
          <table:table-cell office:value-type="float" office:value="282812.34375">
            <text:p>282812.34375</text:p>
          </table:table-cell>
          <table:table-cell office:value-type="float" office:value="0.045193">
            <text:p>0.045193</text:p>
          </table:table-cell>
          <table:table-cell office:value-type="float" office:value="2.29048">
            <text:p>2.29048</text:p>
          </table:table-cell>
          <table:table-cell office:value-type="float" office:value="4968.261719">
            <text:p>4968.261719</text:p>
          </table:table-cell>
        </table:table-row>
        <table:table-row table:style-name="ro1">
          <table:table-cell office:value-type="float" office:value="1524337">
            <text:p>1524337</text:p>
          </table:table-cell>
          <table:table-cell office:value-type="float" office:value="50">
            <text:p>50</text:p>
          </table:table-cell>
          <table:table-cell office:value-type="float" office:value="-7481">
            <text:p>-7481</text:p>
          </table:table-cell>
          <table:table-cell office:value-type="float" office:value="15061.748047">
            <text:p>15061.748047</text:p>
          </table:table-cell>
          <table:table-cell office:value-type="float" office:value="0.088384">
            <text:p>0.088384</text:p>
          </table:table-cell>
          <table:table-cell office:value-type="float" office:value="0.128402">
            <text:p>0.128402</text:p>
          </table:table-cell>
          <table:table-cell office:value-type="float" office:value="45.277248">
            <text:p>45.277248</text:p>
          </table:table-cell>
          <table:table-cell office:value-type="float" office:value="0.02271">
            <text:p>0.02271</text:p>
          </table:table-cell>
          <table:table-cell office:value-type="float" office:value="0.61531">
            <text:p>0.61531</text:p>
          </table:table-cell>
          <table:table-cell office:value-type="float" office:value="2609.372803">
            <text:p>2609.372803</text:p>
          </table:table-cell>
          <table:table-cell office:value-type="float" office:value="0.114635">
            <text:p>0.114635</text:p>
          </table:table-cell>
          <table:table-cell office:value-type="float" office:value="0.166539">
            <text:p>0.166539</text:p>
          </table:table-cell>
          <table:table-cell table:formula="of:=[.L164]-0.026" office:value-type="float" office:value="0.140539">
            <text:p>0.140539</text:p>
          </table:table-cell>
          <table:table-cell office:value-type="float" office:value="45.27726">
            <text:p>45.27726</text:p>
          </table:table-cell>
          <table:table-cell office:value-type="float" office:value="2580">
            <text:p>2580</text:p>
          </table:table-cell>
          <table:table-cell office:value-type="float" office:value="580">
            <text:p>580</text:p>
          </table:table-cell>
          <table:table-cell office:value-type="float" office:value="31997">
            <text:p>31997</text:p>
          </table:table-cell>
          <table:table-cell office:value-type="float" office:value="-286794">
            <text:p>-286794</text:p>
          </table:table-cell>
          <table:table-cell office:value-type="float" office:value="288875.71875">
            <text:p>288875.71875</text:p>
          </table:table-cell>
          <table:table-cell office:value-type="float" office:value="0.133576">
            <text:p>0.133576</text:p>
          </table:table-cell>
          <table:table-cell office:value-type="float" office:value="2.418881">
            <text:p>2.418881</text:p>
          </table:table-cell>
          <table:table-cell office:value-type="float" office:value="1710.859131">
            <text:p>1710.859131</text:p>
          </table:table-cell>
        </table:table-row>
        <table:table-row table:style-name="ro1">
          <table:table-cell office:value-type="float" office:value="1524594">
            <text:p>1524594</text:p>
          </table:table-cell>
          <table:table-cell office:value-type="float" office:value="32">
            <text:p>32</text:p>
          </table:table-cell>
          <table:table-cell office:value-type="float" office:value="-2456">
            <text:p>-2456</text:p>
          </table:table-cell>
          <table:table-cell office:value-type="float" office:value="7774.469727">
            <text:p>7774.469727</text:p>
          </table:table-cell>
          <table:table-cell office:value-type="float" office:value="0.088889">
            <text:p>0.088889</text:p>
          </table:table-cell>
          <table:table-cell office:value-type="float" office:value="0.030885">
            <text:p>0.030885</text:p>
          </table:table-cell>
          <table:table-cell office:value-type="float" office:value="65.254524">
            <text:p>65.254524</text:p>
          </table:table-cell>
          <table:table-cell office:value-type="float" office:value="0.232151">
            <text:p>0.232151</text:p>
          </table:table-cell>
          <table:table-cell office:value-type="float" office:value="0.572214">
            <text:p>0.572214</text:p>
          </table:table-cell>
          <table:table-cell office:value-type="float" office:value="146.483795">
            <text:p>146.483795</text:p>
          </table:table-cell>
          <table:table-cell office:value-type="float" office:value="0.345871">
            <text:p>0.345871</text:p>
          </table:table-cell>
          <table:table-cell office:value-type="float" office:value="0.120175">
            <text:p>0.120175</text:p>
          </table:table-cell>
          <table:table-cell table:formula="of:=[.L165]-0.026" office:value-type="float" office:value="0.094175">
            <text:p>0.094175</text:p>
          </table:table-cell>
          <table:table-cell office:value-type="float" office:value="65.254524">
            <text:p>65.254524</text:p>
          </table:table-cell>
          <table:table-cell office:value-type="float" office:value="2612">
            <text:p>2612</text:p>
          </table:table-cell>
          <table:table-cell office:value-type="float" office:value="584">
            <text:p>584</text:p>
          </table:table-cell>
          <table:table-cell office:value-type="float" office:value="33839">
            <text:p>33839</text:p>
          </table:table-cell>
          <table:table-cell office:value-type="float" office:value="-288418">
            <text:p>-288418</text:p>
          </table:table-cell>
          <table:table-cell office:value-type="float" office:value="290684.15625">
            <text:p>290684.15625</text:p>
          </table:table-cell>
          <table:table-cell office:value-type="float" office:value="0.222465">
            <text:p>0.222465</text:p>
          </table:table-cell>
          <table:table-cell office:value-type="float" office:value="2.449766">
            <text:p>2.449766</text:p>
          </table:table-cell>
          <table:table-cell office:value-type="float" office:value="1001.190063">
            <text:p>1001.190063</text:p>
          </table:table-cell>
        </table:table-row>
        <table:table-row table:style-name="ro1">
          <table:table-cell office:value-type="float" office:value="1525365">
            <text:p>1525365</text:p>
          </table:table-cell>
          <table:table-cell office:value-type="float" office:value="69">
            <text:p>69</text:p>
          </table:table-cell>
          <table:table-cell office:value-type="float" office:value="-7676">
            <text:p>-7676</text:p>
          </table:table-cell>
          <table:table-cell office:value-type="float" office:value="11225.113281">
            <text:p>11225.113281</text:p>
          </table:table-cell>
          <table:table-cell office:value-type="float" office:value="0.095">
            <text:p>0.095</text:p>
          </table:table-cell>
          <table:table-cell office:value-type="float" office:value="0.124087">
            <text:p>0.124087</text:p>
          </table:table-cell>
          <table:table-cell office:value-type="float" office:value="30.618233">
            <text:p>30.618233</text:p>
          </table:table-cell>
          <table:table-cell office:value-type="float" office:value="-0.045421">
            <text:p>-0.045421</text:p>
          </table:table-cell>
          <table:table-cell office:value-type="float" office:value="-0.519542">
            <text:p>-0.519542</text:p>
          </table:table-cell>
          <table:table-cell office:value-type="float" office:value="1043.840332">
            <text:p>1043.840332</text:p>
          </table:table-cell>
          <table:table-cell office:value-type="float" office:value="0.123217">
            <text:p>0.123217</text:p>
          </table:table-cell>
          <table:table-cell office:value-type="float" office:value="0.160943">
            <text:p>0.160943</text:p>
          </table:table-cell>
          <table:table-cell table:formula="of:=[.L166]-0.026" office:value-type="float" office:value="0.134943">
            <text:p>0.134943</text:p>
          </table:table-cell>
          <table:table-cell office:value-type="float" office:value="30.618233">
            <text:p>30.618233</text:p>
          </table:table-cell>
          <table:table-cell office:value-type="float" office:value="2679">
            <text:p>2679</text:p>
          </table:table-cell>
          <table:table-cell office:value-type="float" office:value="599">
            <text:p>599</text:p>
          </table:table-cell>
          <table:table-cell office:value-type="float" office:value="39750">
            <text:p>39750</text:p>
          </table:table-cell>
          <table:table-cell office:value-type="float" office:value="-293315">
            <text:p>-293315</text:p>
          </table:table-cell>
          <table:table-cell office:value-type="float" office:value="296242.625">
            <text:p>296242.625</text:p>
          </table:table-cell>
          <table:table-cell office:value-type="float" office:value="0.317465">
            <text:p>0.317465</text:p>
          </table:table-cell>
          <table:table-cell office:value-type="float" office:value="2.573853">
            <text:p>2.573853</text:p>
          </table:table-cell>
          <table:table-cell office:value-type="float" office:value="710.751038">
            <text:p>710.751038</text:p>
          </table:table-cell>
        </table:table-row>
        <table:table-row table:style-name="ro1">
          <table:table-cell office:value-type="float" office:value="1526393">
            <text:p>1526393</text:p>
          </table:table-cell>
          <table:table-cell office:value-type="float" office:value="39">
            <text:p>39</text:p>
          </table:table-cell>
          <table:table-cell office:value-type="float" office:value="-10946">
            <text:p>-10946</text:p>
          </table:table-cell>
          <table:table-cell office:value-type="float" office:value="28166.867188">
            <text:p>28166.867188</text:p>
          </table:table-cell>
          <table:table-cell office:value-type="float" office:value="0.07">
            <text:p>0.07</text:p>
          </table:table-cell>
          <table:table-cell office:value-type="float" office:value="0.17175">
            <text:p>0.17175</text:p>
          </table:table-cell>
          <table:table-cell office:value-type="float" office:value="145.357101">
            <text:p>145.357101</text:p>
          </table:table-cell>
          <table:table-cell office:value-type="float" office:value="-0.050152">
            <text:p>-0.050152</text:p>
          </table:table-cell>
          <table:table-cell office:value-type="float" office:value="-0.672771">
            <text:p>-0.672771</text:p>
          </table:table-cell>
          <table:table-cell office:value-type="float" office:value="1241.458862">
            <text:p>1241.458862</text:p>
          </table:table-cell>
          <table:table-cell office:value-type="float" office:value="0.068093">
            <text:p>0.068093</text:p>
          </table:table-cell>
          <table:table-cell office:value-type="float" office:value="0.167072">
            <text:p>0.167072</text:p>
          </table:table-cell>
          <table:table-cell table:formula="of:=[.L167]-0.026" office:value-type="float" office:value="0.141072">
            <text:p>0.141072</text:p>
          </table:table-cell>
          <table:table-cell office:value-type="float" office:value="145.357132">
            <text:p>145.357132</text:p>
          </table:table-cell>
          <table:table-cell office:value-type="float" office:value="2716">
            <text:p>2716</text:p>
          </table:table-cell>
          <table:table-cell office:value-type="float" office:value="611">
            <text:p>611</text:p>
          </table:table-cell>
          <table:table-cell office:value-type="float" office:value="48979">
            <text:p>48979</text:p>
          </table:table-cell>
          <table:table-cell office:value-type="float" office:value="-299201">
            <text:p>-299201</text:p>
          </table:table-cell>
          <table:table-cell office:value-type="float" office:value="303360.34375">
            <text:p>303360.34375</text:p>
          </table:table-cell>
          <table:table-cell office:value-type="float" office:value="0.387465">
            <text:p>0.387465</text:p>
          </table:table-cell>
          <table:table-cell office:value-type="float" office:value="2.745604">
            <text:p>2.745604</text:p>
          </table:table-cell>
          <table:table-cell office:value-type="float" office:value="608.606262">
            <text:p>608.606262</text:p>
          </table:table-cell>
        </table:table-row>
        <table:table-row table:style-name="ro1">
          <table:table-cell office:value-type="float" office:value="1526650">
            <text:p>1526650</text:p>
          </table:table-cell>
          <table:table-cell office:value-type="float" office:value="37">
            <text:p>37</text:p>
          </table:table-cell>
          <table:table-cell office:value-type="float" office:value="-2753">
            <text:p>-2753</text:p>
          </table:table-cell>
          <table:table-cell office:value-type="float" office:value="7540.020508">
            <text:p>7540.020508</text:p>
          </table:table-cell>
          <table:table-cell office:value-type="float" office:value="0.115">
            <text:p>0.115</text:p>
          </table:table-cell>
          <table:table-cell office:value-type="float" office:value="0.045129">
            <text:p>0.045129</text:p>
          </table:table-cell>
          <table:table-cell office:value-type="float" office:value="60.757492">
            <text:p>60.757492</text:p>
          </table:table-cell>
          <table:table-cell office:value-type="float" office:value="0.412572">
            <text:p>0.412572</text:p>
          </table:table-cell>
          <table:table-cell office:value-type="float" office:value="-0.246603">
            <text:p>-0.246603</text:p>
          </table:table-cell>
          <table:table-cell office:value-type="float" office:value="159.771988">
            <text:p>159.771988</text:p>
          </table:table-cell>
          <table:table-cell office:value-type="float" office:value="0.447471">
            <text:p>0.447471</text:p>
          </table:table-cell>
          <table:table-cell office:value-type="float" office:value="0.175599">
            <text:p>0.175599</text:p>
          </table:table-cell>
          <table:table-cell table:formula="of:=[.L168]-0.026" office:value-type="float" office:value="0.149599">
            <text:p>0.149599</text:p>
          </table:table-cell>
          <table:table-cell office:value-type="float" office:value="60.757488">
            <text:p>60.757488</text:p>
          </table:table-cell>
          <table:table-cell office:value-type="float" office:value="2750">
            <text:p>2750</text:p>
          </table:table-cell>
          <table:table-cell office:value-type="float" office:value="625">
            <text:p>625</text:p>
          </table:table-cell>
          <table:table-cell office:value-type="float" office:value="51519">
            <text:p>51519</text:p>
          </table:table-cell>
          <table:table-cell office:value-type="float" office:value="-300263">
            <text:p>-300263</text:p>
          </table:table-cell>
          <table:table-cell office:value-type="float" office:value="304814.6875">
            <text:p>304814.6875</text:p>
          </table:table-cell>
          <table:table-cell office:value-type="float" office:value="0.502465">
            <text:p>0.502465</text:p>
          </table:table-cell>
          <table:table-cell office:value-type="float" office:value="2.790732">
            <text:p>2.790732</text:p>
          </table:table-cell>
          <table:table-cell office:value-type="float" office:value="455.40799">
            <text:p>455.40799</text:p>
          </table:table-cell>
        </table:table-row>
        <table:table-row table:style-name="ro1">
          <table:table-cell office:value-type="float" office:value="1527935">
            <text:p>1527935</text:p>
          </table:table-cell>
          <table:table-cell office:value-type="float" office:value="62">
            <text:p>62</text:p>
          </table:table-cell>
          <table:table-cell office:value-type="float" office:value="-12752">
            <text:p>-12752</text:p>
          </table:table-cell>
          <table:table-cell office:value-type="float" office:value="20667.703125">
            <text:p>20667.703125</text:p>
          </table:table-cell>
          <table:table-cell office:value-type="float" office:value="0.095">
            <text:p>0.095</text:p>
          </table:table-cell>
          <table:table-cell office:value-type="float" office:value="0.21794">
            <text:p>0.21794</text:p>
          </table:table-cell>
          <table:table-cell office:value-type="float" office:value="129.410858">
            <text:p>129.410858</text:p>
          </table:table-cell>
          <table:table-cell office:value-type="float" office:value="-0.07449">
            <text:p>-0.07449</text:p>
          </table:table-cell>
          <table:table-cell office:value-type="float" office:value="0.612916">
            <text:p>0.612916</text:p>
          </table:table-cell>
          <table:table-cell office:value-type="float" office:value="922.814392">
            <text:p>922.814392</text:p>
          </table:table-cell>
          <table:table-cell office:value-type="float" office:value="0.07393">
            <text:p>0.07393</text:p>
          </table:table-cell>
          <table:table-cell office:value-type="float" office:value="0.169603">
            <text:p>0.169603</text:p>
          </table:table-cell>
          <table:table-cell table:formula="of:=[.L169]-0.026" office:value-type="float" office:value="0.143603">
            <text:p>0.143603</text:p>
          </table:table-cell>
          <table:table-cell office:value-type="float" office:value="129.410873">
            <text:p>129.410873</text:p>
          </table:table-cell>
          <table:table-cell office:value-type="float" office:value="2804">
            <text:p>2804</text:p>
          </table:table-cell>
          <table:table-cell office:value-type="float" office:value="655">
            <text:p>655</text:p>
          </table:table-cell>
          <table:table-cell office:value-type="float" office:value="63494">
            <text:p>63494</text:p>
          </table:table-cell>
          <table:table-cell office:value-type="float" office:value="-304646">
            <text:p>-304646</text:p>
          </table:table-cell>
          <table:table-cell office:value-type="float" office:value="311274.75">
            <text:p>311274.75</text:p>
          </table:table-cell>
          <table:table-cell office:value-type="float" office:value="0.597465">
            <text:p>0.597465</text:p>
          </table:table-cell>
          <table:table-cell office:value-type="float" office:value="3.008673">
            <text:p>3.008673</text:p>
          </table:table-cell>
          <table:table-cell office:value-type="float" office:value="403.572784">
            <text:p>403.572784</text:p>
          </table:table-cell>
        </table:table-row>
        <table:table-row table:style-name="ro1">
          <table:table-cell office:value-type="float" office:value="1528706">
            <text:p>1528706</text:p>
          </table:table-cell>
          <table:table-cell office:value-type="float" office:value="48">
            <text:p>48</text:p>
          </table:table-cell>
          <table:table-cell office:value-type="float" office:value="-8304">
            <text:p>-8304</text:p>
          </table:table-cell>
          <table:table-cell office:value-type="float" office:value="17400.916016">
            <text:p>17400.916016</text:p>
          </table:table-cell>
          <table:table-cell office:value-type="float" office:value="0.08">
            <text:p>0.08</text:p>
          </table:table-cell>
          <table:table-cell office:value-type="float" office:value="0.09512">
            <text:p>0.09512</text:p>
          </table:table-cell>
          <table:table-cell office:value-type="float" office:value="18.899887">
            <text:p>18.899887</text:p>
          </table:table-cell>
          <table:table-cell office:value-type="float" office:value="0.018168">
            <text:p>0.018168</text:p>
          </table:table-cell>
          <table:table-cell office:value-type="float" office:value="-1.098939">
            <text:p>-1.098939</text:p>
          </table:table-cell>
          <table:table-cell office:value-type="float" office:value="6148.649902">
            <text:p>6148.649902</text:p>
          </table:table-cell>
          <table:table-cell office:value-type="float" office:value="0.103761">
            <text:p>0.103761</text:p>
          </table:table-cell>
          <table:table-cell office:value-type="float" office:value="0.123372">
            <text:p>0.123372</text:p>
          </table:table-cell>
          <table:table-cell table:formula="of:=[.L170]-0.026" office:value-type="float" office:value="0.097372">
            <text:p>0.097372</text:p>
          </table:table-cell>
          <table:table-cell office:value-type="float" office:value="18.899887">
            <text:p>18.899887</text:p>
          </table:table-cell>
          <table:table-cell office:value-type="float" office:value="2844">
            <text:p>2844</text:p>
          </table:table-cell>
          <table:table-cell office:value-type="float" office:value="682">
            <text:p>682</text:p>
          </table:table-cell>
          <table:table-cell office:value-type="float" office:value="71725">
            <text:p>71725</text:p>
          </table:table-cell>
          <table:table-cell office:value-type="float" office:value="-305747">
            <text:p>-305747</text:p>
          </table:table-cell>
          <table:table-cell office:value-type="float" office:value="314075.34375">
            <text:p>314075.34375</text:p>
          </table:table-cell>
          <table:table-cell office:value-type="float" office:value="0.677465">
            <text:p>0.677465</text:p>
          </table:table-cell>
          <table:table-cell office:value-type="float" office:value="3.103793">
            <text:p>3.103793</text:p>
          </table:table-cell>
          <table:table-cell office:value-type="float" office:value="358.147888">
            <text:p>358.147888</text:p>
          </table:table-cell>
        </table:table-row>
        <table:table-row table:style-name="ro1">
          <table:table-cell office:value-type="float" office:value="1528963">
            <text:p>1528963</text:p>
          </table:table-cell>
          <table:table-cell office:value-type="float" office:value="54">
            <text:p>54</text:p>
          </table:table-cell>
          <table:table-cell office:value-type="float" office:value="-2811">
            <text:p>-2811</text:p>
          </table:table-cell>
          <table:table-cell office:value-type="float" office:value="5305.557129">
            <text:p>5305.557129</text:p>
          </table:table-cell>
          <table:table-cell office:value-type="float" office:value="0.088318">
            <text:p>0.088318</text:p>
          </table:table-cell>
          <table:table-cell office:value-type="float" office:value="0.041979">
            <text:p>0.041979</text:p>
          </table:table-cell>
          <table:table-cell office:value-type="float" office:value="52.468479">
            <text:p>52.468479</text:p>
          </table:table-cell>
          <table:table-cell office:value-type="float" office:value="0.57533">
            <text:p>0.57533</text:p>
          </table:table-cell>
          <table:table-cell office:value-type="float" office:value="-0.648829">
            <text:p>-0.648829</text:p>
          </table:table-cell>
          <table:table-cell office:value-type="float" office:value="212.774963">
            <text:p>212.774963</text:p>
          </table:table-cell>
          <table:table-cell office:value-type="float" office:value="0.343649">
            <text:p>0.343649</text:p>
          </table:table-cell>
          <table:table-cell office:value-type="float" office:value="0.163342">
            <text:p>0.163342</text:p>
          </table:table-cell>
          <table:table-cell table:formula="of:=[.L171]-0.026" office:value-type="float" office:value="0.137342">
            <text:p>0.137342</text:p>
          </table:table-cell>
          <table:table-cell office:value-type="float" office:value="52.468479">
            <text:p>52.468479</text:p>
          </table:table-cell>
          <table:table-cell office:value-type="float" office:value="2886">
            <text:p>2886</text:p>
          </table:table-cell>
          <table:table-cell office:value-type="float" office:value="716">
            <text:p>716</text:p>
          </table:table-cell>
          <table:table-cell office:value-type="float" office:value="74534">
            <text:p>74534</text:p>
          </table:table-cell>
          <table:table-cell office:value-type="float" office:value="-305853">
            <text:p>-305853</text:p>
          </table:table-cell>
          <table:table-cell office:value-type="float" office:value="314830.09375">
            <text:p>314830.09375</text:p>
          </table:table-cell>
          <table:table-cell office:value-type="float" office:value="0.765783">
            <text:p>0.765783</text:p>
          </table:table-cell>
          <table:table-cell office:value-type="float" office:value="3.137414">
            <text:p>3.137414</text:p>
          </table:table-cell>
          <table:table-cell office:value-type="float" office:value="310.791504">
            <text:p>310.791504</text:p>
          </table:table-cell>
        </table:table-row>
        <table:table-row table:style-name="ro1">
          <table:table-cell office:value-type="float" office:value="1529734">
            <text:p>1529734</text:p>
          </table:table-cell>
          <table:table-cell office:value-type="float" office:value="69">
            <text:p>69</text:p>
          </table:table-cell>
          <table:table-cell office:value-type="float" office:value="-8349">
            <text:p>-8349</text:p>
          </table:table-cell>
          <table:table-cell office:value-type="float" office:value="12200.047852">
            <text:p>12200.047852</text:p>
          </table:table-cell>
          <table:table-cell office:value-type="float" office:value="0.13">
            <text:p>0.13</text:p>
          </table:table-cell>
          <table:table-cell office:value-type="float" office:value="0.132305">
            <text:p>0.132305</text:p>
          </table:table-cell>
          <table:table-cell office:value-type="float" office:value="1.773089">
            <text:p>1.773089</text:p>
          </table:table-cell>
          <table:table-cell office:value-type="float" office:value="-0.156449">
            <text:p>-0.156449</text:p>
          </table:table-cell>
          <table:table-cell office:value-type="float" office:value="0.141258">
            <text:p>0.141258</text:p>
          </table:table-cell>
          <table:table-cell office:value-type="float" office:value="190.28978">
            <text:p>190.28978</text:p>
          </table:table-cell>
          <table:table-cell office:value-type="float" office:value="0.168612">
            <text:p>0.168612</text:p>
          </table:table-cell>
          <table:table-cell office:value-type="float" office:value="0.171602">
            <text:p>0.171602</text:p>
          </table:table-cell>
          <table:table-cell table:formula="of:=[.L172]-0.026" office:value-type="float" office:value="0.145602">
            <text:p>0.145602</text:p>
          </table:table-cell>
          <table:table-cell office:value-type="float" office:value="1.773083">
            <text:p>1.773083</text:p>
          </table:table-cell>
          <table:table-cell office:value-type="float" office:value="2936">
            <text:p>2936</text:p>
          </table:table-cell>
          <table:table-cell office:value-type="float" office:value="764">
            <text:p>764</text:p>
          </table:table-cell>
          <table:table-cell office:value-type="float" office:value="82883">
            <text:p>82883</text:p>
          </table:table-cell>
          <table:table-cell office:value-type="float" office:value="-305818">
            <text:p>-305818</text:p>
          </table:table-cell>
          <table:table-cell office:value-type="float" office:value="316834.40625">
            <text:p>316834.40625</text:p>
          </table:table-cell>
          <table:table-cell office:value-type="float" office:value="0.895783">
            <text:p>0.895783</text:p>
          </table:table-cell>
          <table:table-cell office:value-type="float" office:value="3.005109">
            <text:p>3.005109</text:p>
          </table:table-cell>
          <table:table-cell office:value-type="float" office:value="265.945374">
            <text:p>265.945374</text:p>
          </table:table-cell>
        </table:table-row>
        <table:table-row table:style-name="ro1">
          <table:table-cell office:value-type="float" office:value="1530762">
            <text:p>1530762</text:p>
          </table:table-cell>
          <table:table-cell office:value-type="float" office:value="47">
            <text:p>47</text:p>
          </table:table-cell>
          <table:table-cell office:value-type="float" office:value="-11856">
            <text:p>-11856</text:p>
          </table:table-cell>
          <table:table-cell office:value-type="float" office:value="25324.828125">
            <text:p>25324.828125</text:p>
          </table:table-cell>
          <table:table-cell office:value-type="float" office:value="0.088441">
            <text:p>0.088441</text:p>
          </table:table-cell>
          <table:table-cell office:value-type="float" office:value="0.133127">
            <text:p>0.133127</text:p>
          </table:table-cell>
          <table:table-cell office:value-type="float" office:value="50.526333">
            <text:p>50.526333</text:p>
          </table:table-cell>
          <table:table-cell office:value-type="float" office:value="-0.042582">
            <text:p>-0.042582</text:p>
          </table:table-cell>
          <table:table-cell office:value-type="float" office:value="-0.684742">
            <text:p>-0.684742</text:p>
          </table:table-cell>
          <table:table-cell office:value-type="float" office:value="1508.053345">
            <text:p>1508.053345</text:p>
          </table:table-cell>
          <table:table-cell office:value-type="float" office:value="0.086032">
            <text:p>0.086032</text:p>
          </table:table-cell>
          <table:table-cell office:value-type="float" office:value="0.129501">
            <text:p>0.129501</text:p>
          </table:table-cell>
          <table:table-cell table:formula="of:=[.L173]-0.026" office:value-type="float" office:value="0.103501">
            <text:p>0.103501</text:p>
          </table:table-cell>
          <table:table-cell office:value-type="float" office:value="50.526344">
            <text:p>50.526344</text:p>
          </table:table-cell>
          <table:table-cell office:value-type="float" office:value="2965">
            <text:p>2965</text:p>
          </table:table-cell>
          <table:table-cell office:value-type="float" office:value="801">
            <text:p>801</text:p>
          </table:table-cell>
          <table:table-cell office:value-type="float" office:value="94628">
            <text:p>94628</text:p>
          </table:table-cell>
          <table:table-cell office:value-type="float" office:value="-304205">
            <text:p>-304205</text:p>
          </table:table-cell>
          <table:table-cell office:value-type="float" office:value="318481.96875">
            <text:p>318481.96875</text:p>
          </table:table-cell>
          <table:table-cell office:value-type="float" office:value="0.984224">
            <text:p>0.984224</text:p>
          </table:table-cell>
          <table:table-cell office:value-type="float" office:value="2.871982">
            <text:p>2.871982</text:p>
          </table:table-cell>
          <table:table-cell office:value-type="float" office:value="246.588135">
            <text:p>246.588135</text:p>
          </table:table-cell>
        </table:table-row>
        <table:table-row table:style-name="ro1">
          <table:table-cell office:value-type="float" office:value="1531790">
            <text:p>1531790</text:p>
          </table:table-cell>
          <table:table-cell office:value-type="float" office:value="23">
            <text:p>23</text:p>
          </table:table-cell>
          <table:table-cell office:value-type="float" office:value="-12364">
            <text:p>-12364</text:p>
          </table:table-cell>
          <table:table-cell office:value-type="float" office:value="53857.519531">
            <text:p>53857.519531</text:p>
          </table:table-cell>
          <table:table-cell office:value-type="float" office:value="0.115">
            <text:p>0.115</text:p>
          </table:table-cell>
          <table:table-cell office:value-type="float" office:value="0.156547">
            <text:p>0.156547</text:p>
          </table:table-cell>
          <table:table-cell office:value-type="float" office:value="36.128036">
            <text:p>36.128036</text:p>
          </table:table-cell>
          <table:table-cell office:value-type="float" office:value="-0.02271">
            <text:p>-0.02271</text:p>
          </table:table-cell>
          <table:table-cell office:value-type="float" office:value="-0.481235">
            <text:p>-0.481235</text:p>
          </table:table-cell>
          <table:table-cell office:value-type="float" office:value="2019.003906">
            <text:p>2019.003906</text:p>
          </table:table-cell>
          <table:table-cell office:value-type="float" office:value="0.111868">
            <text:p>0.111868</text:p>
          </table:table-cell>
          <table:table-cell office:value-type="float" office:value="0.152283">
            <text:p>0.152283</text:p>
          </table:table-cell>
          <table:table-cell table:formula="of:=[.L174]-0.026" office:value-type="float" office:value="0.126283">
            <text:p>0.126283</text:p>
          </table:table-cell>
          <table:table-cell office:value-type="float" office:value="36.128036">
            <text:p>36.128036</text:p>
          </table:table-cell>
          <table:table-cell office:value-type="float" office:value="2978">
            <text:p>2978</text:p>
          </table:table-cell>
          <table:table-cell office:value-type="float" office:value="820">
            <text:p>820</text:p>
          </table:table-cell>
          <table:table-cell office:value-type="float" office:value="106546">
            <text:p>106546</text:p>
          </table:table-cell>
          <table:table-cell office:value-type="float" office:value="-300912">
            <text:p>-300912</text:p>
          </table:table-cell>
          <table:table-cell office:value-type="float" office:value="319011.8125">
            <text:p>319011.8125</text:p>
          </table:table-cell>
          <table:table-cell office:value-type="float" office:value="1.099224">
            <text:p>1.099224</text:p>
          </table:table-cell>
          <table:table-cell office:value-type="float" office:value="2.715435">
            <text:p>2.715435</text:p>
          </table:table-cell>
          <table:table-cell office:value-type="float" office:value="224.569962">
            <text:p>224.569962</text:p>
          </table:table-cell>
        </table:table-row>
        <table:table-row table:style-name="ro1">
          <table:table-cell office:value-type="float" office:value="1532047">
            <text:p>1532047</text:p>
          </table:table-cell>
          <table:table-cell office:value-type="float" office:value="21">
            <text:p>21</text:p>
          </table:table-cell>
          <table:table-cell office:value-type="float" office:value="-3117">
            <text:p>-3117</text:p>
          </table:table-cell>
          <table:table-cell office:value-type="float" office:value="14942.817383">
            <text:p>14942.817383</text:p>
          </table:table-cell>
          <table:table-cell office:value-type="float" office:value="0.105">
            <text:p>0.105</text:p>
          </table:table-cell>
          <table:table-cell office:value-type="float" office:value="0.0453">
            <text:p>0.0453</text:p>
          </table:table-cell>
          <table:table-cell office:value-type="float" office:value="56.857056">
            <text:p>56.857056</text:p>
          </table:table-cell>
          <table:table-cell office:value-type="float" office:value="0.230889">
            <text:p>0.230889</text:p>
          </table:table-cell>
          <table:table-cell office:value-type="float" office:value="-0.392649">
            <text:p>-0.392649</text:p>
          </table:table-cell>
          <table:table-cell office:value-type="float" office:value="270.05954">
            <text:p>270.05954</text:p>
          </table:table-cell>
          <table:table-cell office:value-type="float" office:value="0.40856">
            <text:p>0.40856</text:p>
          </table:table-cell>
          <table:table-cell office:value-type="float" office:value="0.176265">
            <text:p>0.176265</text:p>
          </table:table-cell>
          <table:table-cell table:formula="of:=[.L175]-0.026" office:value-type="float" office:value="0.150265">
            <text:p>0.150265</text:p>
          </table:table-cell>
          <table:table-cell office:value-type="float" office:value="56.857063">
            <text:p>56.857063</text:p>
          </table:table-cell>
          <table:table-cell office:value-type="float" office:value="2988">
            <text:p>2988</text:p>
          </table:table-cell>
          <table:table-cell office:value-type="float" office:value="839">
            <text:p>839</text:p>
          </table:table-cell>
          <table:table-cell office:value-type="float" office:value="109384">
            <text:p>109384</text:p>
          </table:table-cell>
          <table:table-cell office:value-type="float" office:value="-299624">
            <text:p>-299624</text:p>
          </table:table-cell>
          <table:table-cell office:value-type="float" office:value="318744.59375">
            <text:p>318744.59375</text:p>
          </table:table-cell>
          <table:table-cell office:value-type="float" office:value="1.204224">
            <text:p>1.204224</text:p>
          </table:table-cell>
          <table:table-cell office:value-type="float" office:value="2.670135">
            <text:p>2.670135</text:p>
          </table:table-cell>
          <table:table-cell office:value-type="float" office:value="200.031464">
            <text:p>200.031464</text:p>
          </table:table-cell>
        </table:table-row>
        <table:table-row table:style-name="ro1">
          <table:table-cell office:value-type="float" office:value="1532818">
            <text:p>1532818</text:p>
          </table:table-cell>
          <table:table-cell office:value-type="float" office:value="11">
            <text:p>11</text:p>
          </table:table-cell>
          <table:table-cell office:value-type="float" office:value="-9429">
            <text:p>-9429</text:p>
          </table:table-cell>
          <table:table-cell office:value-type="float" office:value="85820.46875">
            <text:p>85820.46875</text:p>
          </table:table-cell>
          <table:table-cell office:value-type="float" office:value="0.353571">
            <text:p>0.353571</text:p>
          </table:table-cell>
          <table:table-cell office:value-type="float" office:value="0.376371">
            <text:p>0.376371</text:p>
          </table:table-cell>
          <table:table-cell office:value-type="float" office:value="6.448298">
            <text:p>6.448298</text:p>
          </table:table-cell>
          <table:table-cell office:value-type="float" office:value="-0.087477">
            <text:p>-0.087477</text:p>
          </table:table-cell>
          <table:table-cell office:value-type="float" office:value="-0.131681">
            <text:p>-0.131681</text:p>
          </table:table-cell>
          <table:table-cell office:value-type="float" office:value="50.531994">
            <text:p>50.531994</text:p>
          </table:table-cell>
          <table:table-cell office:value-type="float" office:value="0.458588">
            <text:p>0.458588</text:p>
          </table:table-cell>
          <table:table-cell office:value-type="float" office:value="0.488159">
            <text:p>0.488159</text:p>
          </table:table-cell>
          <table:table-cell table:formula="of:=[.L176]-0.026" office:value-type="float" office:value="0.462159">
            <text:p>0.462159</text:p>
          </table:table-cell>
          <table:table-cell office:value-type="float" office:value="6.448302">
            <text:p>6.448302</text:p>
          </table:table-cell>
          <table:table-cell office:value-type="float" office:value="2992">
            <text:p>2992</text:p>
          </table:table-cell>
          <table:table-cell office:value-type="float" office:value="849">
            <text:p>849</text:p>
          </table:table-cell>
          <table:table-cell office:value-type="float" office:value="117785">
            <text:p>117785</text:p>
          </table:table-cell>
          <table:table-cell office:value-type="float" office:value="-295341">
            <text:p>-295341</text:p>
          </table:table-cell>
          <table:table-cell office:value-type="float" office:value="317656.96875">
            <text:p>317656.96875</text:p>
          </table:table-cell>
          <table:table-cell office:value-type="float" office:value="1.557795">
            <text:p>1.557795</text:p>
          </table:table-cell>
          <table:table-cell office:value-type="float" office:value="2.293764">
            <text:p>2.293764</text:p>
          </table:table-cell>
          <table:table-cell office:value-type="float" office:value="156.09407">
            <text:p>156.09407</text:p>
          </table:table-cell>
        </table:table-row>
        <table:table-row table:style-name="ro1">
          <table:table-cell office:value-type="float" office:value="1533846">
            <text:p>1533846</text:p>
          </table:table-cell>
          <table:table-cell office:value-type="float" office:value="-14">
            <text:p>-14</text:p>
          </table:table-cell>
          <table:table-cell office:value-type="float" office:value="-13734">
            <text:p>-13734</text:p>
          </table:table-cell>
          <table:table-cell office:value-type="float" office:value="97997.695313">
            <text:p>97997.695313</text:p>
          </table:table-cell>
          <table:table-cell office:value-type="float" office:value="0.224483">
            <text:p>0.224483</text:p>
          </table:table-cell>
          <table:table-cell office:value-type="float" office:value="0.302274">
            <text:p>0.302274</text:p>
          </table:table-cell>
          <table:table-cell office:value-type="float" office:value="34.653767">
            <text:p>34.653767</text:p>
          </table:table-cell>
          <table:table-cell office:value-type="float" office:value="-0.027126">
            <text:p>-0.027126</text:p>
          </table:table-cell>
          <table:table-cell office:value-type="float" office:value="-1.098939">
            <text:p>-1.098939</text:p>
          </table:table-cell>
          <table:table-cell office:value-type="float" office:value="3951.188721">
            <text:p>3951.188721</text:p>
          </table:table-cell>
          <table:table-cell office:value-type="float" office:value="0.218368">
            <text:p>0.218368</text:p>
          </table:table-cell>
          <table:table-cell office:value-type="float" office:value="0.294041">
            <text:p>0.294041</text:p>
          </table:table-cell>
          <table:table-cell table:formula="of:=[.L177]-0.026" office:value-type="float" office:value="0.268041">
            <text:p>0.268041</text:p>
          </table:table-cell>
          <table:table-cell office:value-type="float" office:value="34.653767">
            <text:p>34.653767</text:p>
          </table:table-cell>
          <table:table-cell office:value-type="float" office:value="2992">
            <text:p>2992</text:p>
          </table:table-cell>
          <table:table-cell office:value-type="float" office:value="835">
            <text:p>835</text:p>
          </table:table-cell>
          <table:table-cell office:value-type="float" office:value="126871">
            <text:p>126871</text:p>
          </table:table-cell>
          <table:table-cell office:value-type="float" office:value="-285043">
            <text:p>-285043</text:p>
          </table:table-cell>
          <table:table-cell office:value-type="float" office:value="311564.1875">
            <text:p>311564.1875</text:p>
          </table:table-cell>
          <table:table-cell office:value-type="float" office:value="1.782278">
            <text:p>1.782278</text:p>
          </table:table-cell>
          <table:table-cell office:value-type="float" office:value="1.991489">
            <text:p>1.991489</text:p>
          </table:table-cell>
          <table:table-cell office:value-type="float" office:value="140.79834">
            <text:p>140.79834</text:p>
          </table:table-cell>
        </table:table-row>
        <table:table-row table:style-name="ro1">
          <table:table-cell office:value-type="float" office:value="1534103">
            <text:p>1534103</text:p>
          </table:table-cell>
          <table:table-cell office:value-type="float" office:value="-3">
            <text:p>-3</text:p>
          </table:table-cell>
          <table:table-cell office:value-type="float" office:value="-3387">
            <text:p>-3387</text:p>
          </table:table-cell>
          <table:table-cell office:value-type="float" office:value="112787.046875">
            <text:p>112787.046875</text:p>
          </table:table-cell>
          <table:table-cell office:value-type="float" office:value="0.182143">
            <text:p>0.182143</text:p>
          </table:table-cell>
          <table:table-cell office:value-type="float" office:value="0.088888">
            <text:p>0.088888</text:p>
          </table:table-cell>
          <table:table-cell office:value-type="float" office:value="51.198662">
            <text:p>51.198662</text:p>
          </table:table-cell>
          <table:table-cell office:value-type="float" office:value="0.00757">
            <text:p>0.00757</text:p>
          </table:table-cell>
          <table:table-cell office:value-type="float" office:value="0.708684">
            <text:p>0.708684</text:p>
          </table:table-cell>
          <table:table-cell office:value-type="float" office:value="9261.570313">
            <text:p>9261.570313</text:p>
          </table:table-cell>
          <table:table-cell office:value-type="float" office:value="0.708727">
            <text:p>0.708727</text:p>
          </table:table-cell>
          <table:table-cell office:value-type="float" office:value="0.345868">
            <text:p>0.345868</text:p>
          </table:table-cell>
          <table:table-cell table:formula="of:=[.L178]-0.026" office:value-type="float" office:value="0.319868">
            <text:p>0.319868</text:p>
          </table:table-cell>
          <table:table-cell office:value-type="float" office:value="51.198662">
            <text:p>51.198662</text:p>
          </table:table-cell>
          <table:table-cell office:value-type="float" office:value="2993">
            <text:p>2993</text:p>
          </table:table-cell>
          <table:table-cell office:value-type="float" office:value="832">
            <text:p>832</text:p>
          </table:table-cell>
          <table:table-cell office:value-type="float" office:value="128254">
            <text:p>128254</text:p>
          </table:table-cell>
          <table:table-cell office:value-type="float" office:value="-281952">
            <text:p>-281952</text:p>
          </table:table-cell>
          <table:table-cell office:value-type="float" office:value="309284.84375">
            <text:p>309284.84375</text:p>
          </table:table-cell>
          <table:table-cell office:value-type="float" office:value="1.964421">
            <text:p>1.964421</text:p>
          </table:table-cell>
          <table:table-cell office:value-type="float" office:value="1.902601">
            <text:p>1.902601</text:p>
          </table:table-cell>
          <table:table-cell office:value-type="float" office:value="122.996223">
            <text:p>122.996223</text:p>
          </table:table-cell>
        </table:table-row>
        <table:table-row table:style-name="ro1">
          <table:table-cell office:value-type="float" office:value="1535388">
            <text:p>1535388</text:p>
          </table:table-cell>
          <table:table-cell office:value-type="float" office:value="-4">
            <text:p>-4</text:p>
          </table:table-cell>
          <table:table-cell office:value-type="float" office:value="-17787">
            <text:p>-17787</text:p>
          </table:table-cell>
          <table:table-cell office:value-type="float" office:value="444574.625">
            <text:p>444574.625</text:p>
          </table:table-cell>
          <table:table-cell office:value-type="float" office:value="0.265">
            <text:p>0.265</text:p>
          </table:table-cell>
          <table:table-cell office:value-type="float" office:value="0.502821">
            <text:p>0.502821</text:p>
          </table:table-cell>
          <table:table-cell office:value-type="float" office:value="89.743637">
            <text:p>89.743637</text:p>
          </table:table-cell>
          <table:table-cell office:value-type="float" office:value="0.006662">
            <text:p>0.006662</text:p>
          </table:table-cell>
          <table:table-cell office:value-type="float" office:value="-0.517148">
            <text:p>-0.517148</text:p>
          </table:table-cell>
          <table:table-cell office:value-type="float" office:value="7862.972168">
            <text:p>7862.972168</text:p>
          </table:table-cell>
          <table:table-cell office:value-type="float" office:value="0.206226">
            <text:p>0.206226</text:p>
          </table:table-cell>
          <table:table-cell office:value-type="float" office:value="0.3913">
            <text:p>0.3913</text:p>
          </table:table-cell>
          <table:table-cell table:formula="of:=[.L179]-0.026" office:value-type="float" office:value="0.3653">
            <text:p>0.3653</text:p>
          </table:table-cell>
          <table:table-cell office:value-type="float" office:value="89.743629">
            <text:p>89.743629</text:p>
          </table:table-cell>
          <table:table-cell office:value-type="float" office:value="2995">
            <text:p>2995</text:p>
          </table:table-cell>
          <table:table-cell office:value-type="float" office:value="828">
            <text:p>828</text:p>
          </table:table-cell>
          <table:table-cell office:value-type="float" office:value="134048">
            <text:p>134048</text:p>
          </table:table-cell>
          <table:table-cell office:value-type="float" office:value="-265135">
            <text:p>-265135</text:p>
          </table:table-cell>
          <table:table-cell office:value-type="float" office:value="296498.21875">
            <text:p>296498.21875</text:p>
          </table:table-cell>
          <table:table-cell office:value-type="float" office:value="2.229421">
            <text:p>2.229421</text:p>
          </table:table-cell>
          <table:table-cell office:value-type="float" office:value="1.399781">
            <text:p>1.399781</text:p>
          </table:table-cell>
          <table:table-cell office:value-type="float" office:value="119.04364">
            <text:p>119.04364</text:p>
          </table:table-cell>
        </table:table-row>
        <table:table-row table:style-name="ro1">
          <table:table-cell office:value-type="float" office:value="1536159">
            <text:p>1536159</text:p>
          </table:table-cell>
          <table:table-cell office:value-type="float" office:value="-6">
            <text:p>-6</text:p>
          </table:table-cell>
          <table:table-cell office:value-type="float" office:value="-10536">
            <text:p>-10536</text:p>
          </table:table-cell>
          <table:table-cell office:value-type="float" office:value="175492.71875">
            <text:p>175492.71875</text:p>
          </table:table-cell>
          <table:table-cell office:value-type="float" office:value="0.275">
            <text:p>0.275</text:p>
          </table:table-cell>
          <table:table-cell office:value-type="float" office:value="0.323572">
            <text:p>0.323572</text:p>
          </table:table-cell>
          <table:table-cell office:value-type="float" office:value="17.662558">
            <text:p>17.662558</text:p>
          </table:table-cell>
          <table:table-cell office:value-type="float" office:value="-0.006056">
            <text:p>-0.006056</text:p>
          </table:table-cell>
          <table:table-cell office:value-type="float" office:value="0.229843">
            <text:p>0.229843</text:p>
          </table:table-cell>
          <table:table-cell office:value-type="float" office:value="3895.231201">
            <text:p>3895.231201</text:p>
          </table:table-cell>
          <table:table-cell office:value-type="float" office:value="0.35668">
            <text:p>0.35668</text:p>
          </table:table-cell>
          <table:table-cell office:value-type="float" office:value="0.419678">
            <text:p>0.419678</text:p>
          </table:table-cell>
          <table:table-cell table:formula="of:=[.L180]-0.026" office:value-type="float" office:value="0.393678">
            <text:p>0.393678</text:p>
          </table:table-cell>
          <table:table-cell office:value-type="float" office:value="17.662563">
            <text:p>17.662563</text:p>
          </table:table-cell>
          <table:table-cell office:value-type="float" office:value="2999">
            <text:p>2999</text:p>
          </table:table-cell>
          <table:table-cell office:value-type="float" office:value="823">
            <text:p>823</text:p>
          </table:table-cell>
          <table:table-cell office:value-type="float" office:value="132255">
            <text:p>132255</text:p>
          </table:table-cell>
          <table:table-cell office:value-type="float" office:value="-254753">
            <text:p>-254753</text:p>
          </table:table-cell>
          <table:table-cell office:value-type="float" office:value="286402.1875">
            <text:p>286402.1875</text:p>
          </table:table-cell>
          <table:table-cell office:value-type="float" office:value="2.504421">
            <text:p>2.504421</text:p>
          </table:table-cell>
          <table:table-cell office:value-type="float" office:value="1.076209">
            <text:p>1.076209</text:p>
          </table:table-cell>
          <table:table-cell office:value-type="float" office:value="107.911407">
            <text:p>107.911407</text:p>
          </table:table-cell>
        </table:table-row>
        <table:table-row table:style-name="ro1">
          <table:table-cell office:value-type="float" office:value="1536416">
            <text:p>1536416</text:p>
          </table:table-cell>
          <table:table-cell office:value-type="float" office:value="4">
            <text:p>4</text:p>
          </table:table-cell>
          <table:table-cell office:value-type="float" office:value="-3571">
            <text:p>-3571</text:p>
          </table:table-cell>
          <table:table-cell office:value-type="float" office:value="89374.90625">
            <text:p>89374.90625</text:p>
          </table:table-cell>
          <table:table-cell office:value-type="float" office:value="0.322857">
            <text:p>0.322857</text:p>
          </table:table-cell>
          <table:table-cell office:value-type="float" office:value="0.095942">
            <text:p>0.095942</text:p>
          </table:table-cell>
          <table:table-cell office:value-type="float" office:value="70.283546">
            <text:p>70.283546</text:p>
          </table:table-cell>
          <table:table-cell office:value-type="float" office:value="0.090842">
            <text:p>0.090842</text:p>
          </table:table-cell>
          <table:table-cell office:value-type="float" office:value="-0.895431">
            <text:p>-0.895431</text:p>
          </table:table-cell>
          <table:table-cell office:value-type="float" office:value="1085.705811">
            <text:p>1085.705811</text:p>
          </table:table-cell>
          <table:table-cell office:value-type="float" office:value="1.256253">
            <text:p>1.256253</text:p>
          </table:table-cell>
          <table:table-cell office:value-type="float" office:value="0.373314">
            <text:p>0.373314</text:p>
          </table:table-cell>
          <table:table-cell table:formula="of:=[.L181]-0.026" office:value-type="float" office:value="0.347314">
            <text:p>0.347314</text:p>
          </table:table-cell>
          <table:table-cell office:value-type="float" office:value="70.283546">
            <text:p>70.283546</text:p>
          </table:table-cell>
          <table:table-cell office:value-type="float" office:value="2996">
            <text:p>2996</text:p>
          </table:table-cell>
          <table:table-cell office:value-type="float" office:value="825">
            <text:p>825</text:p>
          </table:table-cell>
          <table:table-cell office:value-type="float" office:value="130560">
            <text:p>130560</text:p>
          </table:table-cell>
          <table:table-cell office:value-type="float" office:value="-251610">
            <text:p>-251610</text:p>
          </table:table-cell>
          <table:table-cell office:value-type="float" office:value="282835.65625">
            <text:p>282835.65625</text:p>
          </table:table-cell>
          <table:table-cell office:value-type="float" office:value="2.827278">
            <text:p>2.827278</text:p>
          </table:table-cell>
          <table:table-cell office:value-type="float" office:value="0.980267">
            <text:p>0.980267</text:p>
          </table:table-cell>
          <table:table-cell office:value-type="float" office:value="87.562675">
            <text:p>87.562675</text:p>
          </table:table-cell>
        </table:table-row>
        <table:table-row table:style-name="ro1">
          <table:table-cell office:value-type="float" office:value="1537444">
            <text:p>1537444</text:p>
          </table:table-cell>
          <table:table-cell office:value-type="float" office:value="-11">
            <text:p>-11</text:p>
          </table:table-cell>
          <table:table-cell office:value-type="float" office:value="-13912">
            <text:p>-13912</text:p>
          </table:table-cell>
          <table:table-cell office:value-type="float" office:value="126373.203125">
            <text:p>126373.203125</text:p>
          </table:table-cell>
          <table:table-cell office:value-type="float" office:value="0.32">
            <text:p>0.32</text:p>
          </table:table-cell>
          <table:table-cell office:value-type="float" office:value="0.480873">
            <text:p>0.480873</text:p>
          </table:table-cell>
          <table:table-cell office:value-type="float" office:value="50.27269">
            <text:p>50.27269</text:p>
          </table:table-cell>
          <table:table-cell office:value-type="float" office:value="-0.025549">
            <text:p>-0.025549</text:p>
          </table:table-cell>
          <table:table-cell office:value-type="float" office:value="0.351948">
            <text:p>0.351948</text:p>
          </table:table-cell>
          <table:table-cell office:value-type="float" office:value="1477.52832">
            <text:p>1477.52832</text:p>
          </table:table-cell>
          <table:table-cell office:value-type="float" office:value="0.311284">
            <text:p>0.311284</text:p>
          </table:table-cell>
          <table:table-cell office:value-type="float" office:value="0.467775">
            <text:p>0.467775</text:p>
          </table:table-cell>
          <table:table-cell table:formula="of:=[.L182]-0.026" office:value-type="float" office:value="0.441775">
            <text:p>0.441775</text:p>
          </table:table-cell>
          <table:table-cell office:value-type="float" office:value="50.27269">
            <text:p>50.27269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122814">
            <text:p>122814</text:p>
          </table:table-cell>
          <table:table-cell office:value-type="float" office:value="-240054">
            <text:p>-240054</text:p>
          </table:table-cell>
          <table:table-cell office:value-type="float" office:value="269026.40625">
            <text:p>269026.40625</text:p>
          </table:table-cell>
          <table:table-cell office:value-type="float" office:value="3.135907">
            <text:p>3.135907</text:p>
          </table:table-cell>
          <table:table-cell office:value-type="float" office:value="0.499394">
            <text:p>0.499394</text:p>
          </table:table-cell>
          <table:table-cell office:value-type="float" office:value="83.77121">
            <text:p>83.77121</text:p>
          </table:table-cell>
        </table:table-row>
        <table:table-row table:style-name="ro1">
          <table:table-cell office:value-type="float" office:value="1538215">
            <text:p>1538215</text:p>
          </table:table-cell>
          <table:table-cell office:value-type="float" office:value="0">
            <text:p>0</text:p>
          </table:table-cell>
          <table:table-cell office:value-type="float" office:value="-10435">
            <text:p>-104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5614">
            <text:p>0.015614</text:p>
          </table:table-cell>
          <table:table-cell office:value-type="float" office:value="100">
            <text:p>100</text:p>
          </table:table-cell>
          <table:table-cell office:value-type="float" office:value="0.013879">
            <text:p>0.013879</text:p>
          </table:table-cell>
          <table:table-cell office:value-type="float" office:value="-0.002394">
            <text:p>-0.002394</text:p>
          </table:table-cell>
          <table:table-cell office:value-type="float" office:value="117.25103">
            <text:p>117.25103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table:formula="of:=[.L183]-0.026" office:value-type="float" office:value="-0.005749">
            <text:p>-0.005749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113653">
            <text:p>113653</text:p>
          </table:table-cell>
          <table:table-cell office:value-type="float" office:value="-235057">
            <text:p>-235057</text:p>
          </table:table-cell>
          <table:table-cell office:value-type="float" office:value="260541.09375">
            <text:p>260541.09375</text:p>
          </table:table-cell>
          <table:table-cell office:value-type="float" office:value="3.135907">
            <text:p>3.135907</text:p>
          </table:table-cell>
          <table:table-cell office:value-type="float" office:value="0.483781">
            <text:p>0.483781</text:p>
          </table:table-cell>
          <table:table-cell office:value-type="float" office:value="84.267311">
            <text:p>84.267311</text:p>
          </table:table-cell>
        </table:table-row>
        <table:table-row table:style-name="ro1">
          <table:table-cell office:value-type="float" office:value="1538472">
            <text:p>1538472</text:p>
          </table:table-cell>
          <table:table-cell office:value-type="float" office:value="0">
            <text:p>0</text:p>
          </table:table-cell>
          <table:table-cell office:value-type="float" office:value="-3479">
            <text:p>-347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471">
            <text:p>0.0064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7183">
            <text:p>-0.0071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181">
            <text:p>0.025181</text:p>
          </table:table-cell>
          <table:table-cell table:formula="of:=[.L184]-0.026" office:value-type="float" office:value="-0.000819000000000004">
            <text:p>-0.000819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110573">
            <text:p>110573</text:p>
          </table:table-cell>
          <table:table-cell office:value-type="float" office:value="-233439">
            <text:p>-233439</text:p>
          </table:table-cell>
          <table:table-cell office:value-type="float" office:value="257776.796875">
            <text:p>257776.796875</text:p>
          </table:table-cell>
          <table:table-cell office:value-type="float" office:value="3.135907">
            <text:p>3.135907</text:p>
          </table:table-cell>
          <table:table-cell office:value-type="float" office:value="0.477309">
            <text:p>0.477309</text:p>
          </table:table-cell>
          <table:table-cell office:value-type="float" office:value="84.472939">
            <text:p>84.472939</text:p>
          </table:table-cell>
        </table:table-row>
        <table:table-row table:style-name="ro1">
          <table:table-cell office:value-type="float" office:value="1539243">
            <text:p>1539243</text:p>
          </table:table-cell>
          <table:table-cell office:value-type="float" office:value="0">
            <text:p>0</text:p>
          </table:table-cell>
          <table:table-cell office:value-type="float" office:value="-10427">
            <text:p>-104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6435">
            <text:p>0.0164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6759">
            <text:p>0.0167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317">
            <text:p>0.021317</text:p>
          </table:table-cell>
          <table:table-cell table:formula="of:=[.L185]-0.026" office:value-type="float" office:value="-0.004683">
            <text:p>-0.004683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101311">
            <text:p>101311</text:p>
          </table:table-cell>
          <table:table-cell office:value-type="float" office:value="-228649">
            <text:p>-228649</text:p>
          </table:table-cell>
          <table:table-cell office:value-type="float" office:value="249641.359375">
            <text:p>249641.359375</text:p>
          </table:table-cell>
          <table:table-cell office:value-type="float" office:value="3.135907">
            <text:p>3.135907</text:p>
          </table:table-cell>
          <table:table-cell office:value-type="float" office:value="0.460874">
            <text:p>0.460874</text:p>
          </table:table-cell>
          <table:table-cell office:value-type="float" office:value="84.995148">
            <text:p>84.995148</text:p>
          </table:table-cell>
        </table:table-row>
        <table:table-row table:style-name="ro1">
          <table:table-cell office:value-type="float" office:value="1540271">
            <text:p>1540271</text:p>
          </table:table-cell>
          <table:table-cell office:value-type="float" office:value="0">
            <text:p>0</text:p>
          </table:table-cell>
          <table:table-cell office:value-type="float" office:value="-13923">
            <text:p>-1392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818">
            <text:p>0.0208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table:formula="of:=[.L186]-0.026" office:value-type="float" office:value="-0.005749">
            <text:p>-0.005749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88841">
            <text:p>88841</text:p>
          </table:table-cell>
          <table:table-cell office:value-type="float" office:value="-222457">
            <text:p>-222457</text:p>
          </table:table-cell>
          <table:table-cell office:value-type="float" office:value="239209.453125">
            <text:p>239209.453125</text:p>
          </table:table-cell>
          <table:table-cell office:value-type="float" office:value="3.135907">
            <text:p>3.135907</text:p>
          </table:table-cell>
          <table:table-cell office:value-type="float" office:value="0.440055">
            <text:p>0.440055</text:p>
          </table:table-cell>
          <table:table-cell office:value-type="float" office:value="85.656616">
            <text:p>85.656616</text:p>
          </table:table-cell>
        </table:table-row>
        <table:table-row table:style-name="ro1">
          <table:table-cell office:value-type="float" office:value="1540528">
            <text:p>1540528</text:p>
          </table:table-cell>
          <table:table-cell office:value-type="float" office:value="0">
            <text:p>0</text:p>
          </table:table-cell>
          <table:table-cell office:value-type="float" office:value="-3482">
            <text:p>-34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499">
            <text:p>0.0074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9178">
            <text:p>0.029178</text:p>
          </table:table-cell>
          <table:table-cell table:formula="of:=[.L187]-0.026" office:value-type="float" office:value="0.003178">
            <text:p>0.003178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85691">
            <text:p>85691</text:p>
          </table:table-cell>
          <table:table-cell office:value-type="float" office:value="-220974">
            <text:p>-220974</text:p>
          </table:table-cell>
          <table:table-cell office:value-type="float" office:value="236707.140625">
            <text:p>236707.140625</text:p>
          </table:table-cell>
          <table:table-cell office:value-type="float" office:value="3.135907">
            <text:p>3.135907</text:p>
          </table:table-cell>
          <table:table-cell office:value-type="float" office:value="0.432557">
            <text:p>0.432557</text:p>
          </table:table-cell>
          <table:table-cell office:value-type="float" office:value="85.894882">
            <text:p>85.894882</text:p>
          </table:table-cell>
        </table:table-row>
        <table:table-row table:style-name="ro1">
          <table:table-cell office:value-type="float" office:value="1541299">
            <text:p>1541299</text:p>
          </table:table-cell>
          <table:table-cell office:value-type="float" office:value="0">
            <text:p>0</text:p>
          </table:table-cell>
          <table:table-cell office:value-type="float" office:value="-10447">
            <text:p>-1044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7154">
            <text:p>0.01715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2394">
            <text:p>-0.00239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25">
            <text:p>0.02225</text:p>
          </table:table-cell>
          <table:table-cell table:formula="of:=[.L188]-0.026" office:value-type="float" office:value="-0.00375">
            <text:p>-0.00375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76206">
            <text:p>76206</text:p>
          </table:table-cell>
          <table:table-cell office:value-type="float" office:value="-216595">
            <text:p>-216595</text:p>
          </table:table-cell>
          <table:table-cell office:value-type="float" office:value="229408.78125">
            <text:p>229408.78125</text:p>
          </table:table-cell>
          <table:table-cell office:value-type="float" office:value="3.135907">
            <text:p>3.135907</text:p>
          </table:table-cell>
          <table:table-cell office:value-type="float" office:value="0.415402">
            <text:p>0.415402</text:p>
          </table:table-cell>
          <table:table-cell office:value-type="float" office:value="86.439949">
            <text:p>86.439949</text:p>
          </table:table-cell>
        </table:table-row>
        <table:table-row table:style-name="ro1">
          <table:table-cell office:value-type="float" office:value="1541556">
            <text:p>1541556</text:p>
          </table:table-cell>
          <table:table-cell office:value-type="float" office:value="0">
            <text:p>0</text:p>
          </table:table-cell>
          <table:table-cell office:value-type="float" office:value="-3482">
            <text:p>-34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205">
            <text:p>0.00520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table:formula="of:=[.L189]-0.026" office:value-type="float" office:value="-0.005749">
            <text:p>-0.005749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73020">
            <text:p>73020</text:p>
          </table:table-cell>
          <table:table-cell office:value-type="float" office:value="-215190">
            <text:p>-215190</text:p>
          </table:table-cell>
          <table:table-cell office:value-type="float" office:value="227075.203125">
            <text:p>227075.203125</text:p>
          </table:table-cell>
          <table:table-cell office:value-type="float" office:value="3.135907">
            <text:p>3.135907</text:p>
          </table:table-cell>
          <table:table-cell office:value-type="float" office:value="0.410197">
            <text:p>0.410197</text:p>
          </table:table-cell>
          <table:table-cell office:value-type="float" office:value="86.605316">
            <text:p>86.605316</text:p>
          </table:table-cell>
        </table:table-row>
        <table:table-row table:style-name="ro1">
          <table:table-cell office:value-type="float" office:value="1542327">
            <text:p>1542327</text:p>
          </table:table-cell>
          <table:table-cell office:value-type="float" office:value="0">
            <text:p>0</text:p>
          </table:table-cell>
          <table:table-cell office:value-type="float" office:value="-10458">
            <text:p>-104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7257">
            <text:p>0.0172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1548">
            <text:p>-0.0215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[.L190]-0.026" office:value-type="float" office:value="-0.003617">
            <text:p>-0.003617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63430">
            <text:p>63430</text:p>
          </table:table-cell>
          <table:table-cell office:value-type="float" office:value="-211020">
            <text:p>-211020</text:p>
          </table:table-cell>
          <table:table-cell office:value-type="float" office:value="220290.921875">
            <text:p>220290.921875</text:p>
          </table:table-cell>
          <table:table-cell office:value-type="float" office:value="3.135907">
            <text:p>3.135907</text:p>
          </table:table-cell>
          <table:table-cell office:value-type="float" office:value="0.39294">
            <text:p>0.39294</text:p>
          </table:table-cell>
          <table:table-cell office:value-type="float" office:value="87.153641">
            <text:p>87.153641</text:p>
          </table:table-cell>
        </table:table-row>
        <table:table-row table:style-name="ro1">
          <table:table-cell office:value-type="float" office:value="1542584">
            <text:p>1542584</text:p>
          </table:table-cell>
          <table:table-cell office:value-type="float" office:value="0">
            <text:p>0</text:p>
          </table:table-cell>
          <table:table-cell office:value-type="float" office:value="-3487">
            <text:p>-348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848">
            <text:p>0.0068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646">
            <text:p>0.026646</text:p>
          </table:table-cell>
          <table:table-cell table:formula="of:=[.L191]-0.026" office:value-type="float" office:value="0.000645999999999997">
            <text:p>0.000646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60209">
            <text:p>60209</text:p>
          </table:table-cell>
          <table:table-cell office:value-type="float" office:value="-209685">
            <text:p>-209685</text:p>
          </table:table-cell>
          <table:table-cell office:value-type="float" office:value="218140.734375">
            <text:p>218140.734375</text:p>
          </table:table-cell>
          <table:table-cell office:value-type="float" office:value="3.135907">
            <text:p>3.135907</text:p>
          </table:table-cell>
          <table:table-cell office:value-type="float" office:value="0.386092">
            <text:p>0.386092</text:p>
          </table:table-cell>
          <table:table-cell office:value-type="float" office:value="87.371216">
            <text:p>87.371216</text:p>
          </table:table-cell>
        </table:table-row>
        <table:table-row table:style-name="ro1">
          <table:table-cell office:value-type="float" office:value="1543355">
            <text:p>1543355</text:p>
          </table:table-cell>
          <table:table-cell office:value-type="float" office:value="0">
            <text:p>0</text:p>
          </table:table-cell>
          <table:table-cell office:value-type="float" office:value="-10425">
            <text:p>-104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6641">
            <text:p>0.0166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59855">
            <text:p>0.0598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[.L192]-0.026" office:value-type="float" office:value="-0.004417">
            <text:p>-0.004417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50552">
            <text:p>50552</text:p>
          </table:table-cell>
          <table:table-cell office:value-type="float" office:value="-205759">
            <text:p>-205759</text:p>
          </table:table-cell>
          <table:table-cell office:value-type="float" office:value="211981.90625">
            <text:p>211981.90625</text:p>
          </table:table-cell>
          <table:table-cell office:value-type="float" office:value="3.135907">
            <text:p>3.135907</text:p>
          </table:table-cell>
          <table:table-cell office:value-type="float" office:value="0.369452">
            <text:p>0.369452</text:p>
          </table:table-cell>
          <table:table-cell office:value-type="float" office:value="87.899956">
            <text:p>87.899956</text:p>
          </table:table-cell>
        </table:table-row>
        <table:table-row table:style-name="ro1">
          <table:table-cell office:value-type="float" office:value="1543612">
            <text:p>1543612</text:p>
          </table:table-cell>
          <table:table-cell office:value-type="float" office:value="0">
            <text:p>0</text:p>
          </table:table-cell>
          <table:table-cell office:value-type="float" office:value="-3474">
            <text:p>-34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917">
            <text:p>0.0069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913">
            <text:p>0.026913</text:p>
          </table:table-cell>
          <table:table-cell table:formula="of:=[.L193]-0.026" office:value-type="float" office:value="0.000912999999999997">
            <text:p>0.000913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47313">
            <text:p>47313</text:p>
          </table:table-cell>
          <table:table-cell office:value-type="float" office:value="-204505">
            <text:p>-204505</text:p>
          </table:table-cell>
          <table:table-cell office:value-type="float" office:value="210053.0625">
            <text:p>210053.0625</text:p>
          </table:table-cell>
          <table:table-cell office:value-type="float" office:value="3.135907">
            <text:p>3.135907</text:p>
          </table:table-cell>
          <table:table-cell office:value-type="float" office:value="0.362535">
            <text:p>0.362535</text:p>
          </table:table-cell>
          <table:table-cell office:value-type="float" office:value="88.119713">
            <text:p>88.119713</text:p>
          </table:table-cell>
        </table:table-row>
        <table:table-row table:style-name="ro1">
          <table:table-cell office:value-type="float" office:value="1544383">
            <text:p>1544383</text:p>
          </table:table-cell>
          <table:table-cell office:value-type="float" office:value="0">
            <text:p>0</text:p>
          </table:table-cell>
          <table:table-cell office:value-type="float" office:value="-10439">
            <text:p>-1043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7463">
            <text:p>0.01746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1125">
            <text:p>-0.0311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649">
            <text:p>0.022649</text:p>
          </table:table-cell>
          <table:table-cell table:formula="of:=[.L194]-0.026" office:value-type="float" office:value="-0.003351">
            <text:p>-0.003351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37552">
            <text:p>37552</text:p>
          </table:table-cell>
          <table:table-cell office:value-type="float" office:value="-200803">
            <text:p>-200803</text:p>
          </table:table-cell>
          <table:table-cell office:value-type="float" office:value="204563.109375">
            <text:p>204563.109375</text:p>
          </table:table-cell>
          <table:table-cell office:value-type="float" office:value="3.135907">
            <text:p>3.135907</text:p>
          </table:table-cell>
          <table:table-cell office:value-type="float" office:value="0.345072">
            <text:p>0.345072</text:p>
          </table:table-cell>
          <table:table-cell office:value-type="float" office:value="88.674561">
            <text:p>88.674561</text:p>
          </table:table-cell>
        </table:table-row>
        <table:table-row table:style-name="ro1">
          <table:table-cell office:value-type="float" office:value="1545411">
            <text:p>1545411</text:p>
          </table:table-cell>
          <table:table-cell office:value-type="float" office:value="0">
            <text:p>0</text:p>
          </table:table-cell>
          <table:table-cell office:value-type="float" office:value="-13944">
            <text:p>-139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25">
            <text:p>0.0223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3942">
            <text:p>-0.02394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717">
            <text:p>0.021717</text:p>
          </table:table-cell>
          <table:table-cell table:formula="of:=[.L195]-0.026" office:value-type="float" office:value="-0.004283">
            <text:p>-0.004283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24430">
            <text:p>24430</text:p>
          </table:table-cell>
          <table:table-cell office:value-type="float" office:value="-196086">
            <text:p>-196086</text:p>
          </table:table-cell>
          <table:table-cell office:value-type="float" office:value="198070.0625">
            <text:p>198070.0625</text:p>
          </table:table-cell>
          <table:table-cell office:value-type="float" office:value="3.135907">
            <text:p>3.135907</text:p>
          </table:table-cell>
          <table:table-cell office:value-type="float" office:value="0.322748">
            <text:p>0.322748</text:p>
          </table:table-cell>
          <table:table-cell office:value-type="float" office:value="89.383896">
            <text:p>89.383896</text:p>
          </table:table-cell>
        </table:table-row>
        <table:table-row table:style-name="ro1">
          <table:table-cell office:value-type="float" office:value="1545668">
            <text:p>1545668</text:p>
          </table:table-cell>
          <table:table-cell office:value-type="float" office:value="0">
            <text:p>0</text:p>
          </table:table-cell>
          <table:table-cell office:value-type="float" office:value="-3490">
            <text:p>-349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69">
            <text:p>0.0063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2672">
            <text:p>-0.05267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781">
            <text:p>0.024781</text:p>
          </table:table-cell>
          <table:table-cell table:formula="of:=[.L196]-0.026" office:value-type="float" office:value="-0.001219">
            <text:p>-0.001219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21121">
            <text:p>21121</text:p>
          </table:table-cell>
          <table:table-cell office:value-type="float" office:value="-194979">
            <text:p>-194979</text:p>
          </table:table-cell>
          <table:table-cell office:value-type="float" office:value="196637.203125">
            <text:p>196637.203125</text:p>
          </table:table-cell>
          <table:table-cell office:value-type="float" office:value="3.135907">
            <text:p>3.135907</text:p>
          </table:table-cell>
          <table:table-cell office:value-type="float" office:value="0.316379">
            <text:p>0.316379</text:p>
          </table:table-cell>
          <table:table-cell office:value-type="float" office:value="89.586243">
            <text:p>89.586243</text:p>
          </table:table-cell>
        </table:table-row>
        <table:table-row table:style-name="ro1">
          <table:table-cell office:value-type="float" office:value="1546696">
            <text:p>1546696</text:p>
          </table:table-cell>
          <table:table-cell office:value-type="float" office:value="0">
            <text:p>0</text:p>
          </table:table-cell>
          <table:table-cell office:value-type="float" office:value="-13946">
            <text:p>-1394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25">
            <text:p>0.0223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717">
            <text:p>0.021717</text:p>
          </table:table-cell>
          <table:table-cell table:formula="of:=[.L197]-0.026" office:value-type="float" office:value="-0.004283">
            <text:p>-0.004283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7868">
            <text:p>7868</text:p>
          </table:table-cell>
          <table:table-cell office:value-type="float" office:value="-190640">
            <text:p>-190640</text:p>
          </table:table-cell>
          <table:table-cell office:value-type="float" office:value="191523.71875">
            <text:p>191523.71875</text:p>
          </table:table-cell>
          <table:table-cell office:value-type="float" office:value="3.135907">
            <text:p>3.135907</text:p>
          </table:table-cell>
          <table:table-cell office:value-type="float" office:value="0.294055">
            <text:p>0.294055</text:p>
          </table:table-cell>
          <table:table-cell office:value-type="float" office:value="90.295578">
            <text:p>90.295578</text:p>
          </table:table-cell>
        </table:table-row>
        <table:table-row table:style-name="ro1">
          <table:table-cell office:value-type="float" office:value="1546953">
            <text:p>1546953</text:p>
          </table:table-cell>
          <table:table-cell office:value-type="float" office:value="0">
            <text:p>0</text:p>
          </table:table-cell>
          <table:table-cell office:value-type="float" office:value="-3490">
            <text:p>-349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63">
            <text:p>0.00616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2672">
            <text:p>-0.05267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982">
            <text:p>0.023982</text:p>
          </table:table-cell>
          <table:table-cell table:formula="of:=[.L198]-0.026" office:value-type="float" office:value="-0.002018">
            <text:p>-0.002018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4528">
            <text:p>4528</text:p>
          </table:table-cell>
          <table:table-cell office:value-type="float" office:value="-189629">
            <text:p>-189629</text:p>
          </table:table-cell>
          <table:table-cell office:value-type="float" office:value="190457.078125">
            <text:p>190457.078125</text:p>
          </table:table-cell>
          <table:table-cell office:value-type="float" office:value="3.135907">
            <text:p>3.135907</text:p>
          </table:table-cell>
          <table:table-cell office:value-type="float" office:value="0.287891">
            <text:p>0.287891</text:p>
          </table:table-cell>
          <table:table-cell office:value-type="float" office:value="90.491402">
            <text:p>90.491402</text:p>
          </table:table-cell>
        </table:table-row>
        <table:table-row table:style-name="ro1">
          <table:table-cell office:value-type="float" office:value="1547724">
            <text:p>1547724</text:p>
          </table:table-cell>
          <table:table-cell office:value-type="float" office:value="0">
            <text:p>0</text:p>
          </table:table-cell>
          <table:table-cell office:value-type="float" office:value="-10463">
            <text:p>-1046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3662">
            <text:p>0.01366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772">
            <text:p>0.01772</text:p>
          </table:table-cell>
          <table:table-cell table:formula="of:=[.L199]-0.026" office:value-type="float" office:value="-0.00828">
            <text:p>-0.00828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5504">
            <text:p>-5504</text:p>
          </table:table-cell>
          <table:table-cell office:value-type="float" office:value="-186658">
            <text:p>-186658</text:p>
          </table:table-cell>
          <table:table-cell office:value-type="float" office:value="187673.046875">
            <text:p>187673.046875</text:p>
          </table:table-cell>
          <table:table-cell office:value-type="float" office:value="3.135907">
            <text:p>3.135907</text:p>
          </table:table-cell>
          <table:table-cell office:value-type="float" office:value="0.27423">
            <text:p>0.27423</text:p>
          </table:table-cell>
          <table:table-cell office:value-type="float" office:value="90.925484">
            <text:p>90.925484</text:p>
          </table:table-cell>
        </table:table-row>
        <table:table-row table:style-name="ro1">
          <table:table-cell office:value-type="float" office:value="1548752">
            <text:p>1548752</text:p>
          </table:table-cell>
          <table:table-cell office:value-type="float" office:value="0">
            <text:p>0</text:p>
          </table:table-cell>
          <table:table-cell office:value-type="float" office:value="-13960">
            <text:p>-1396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133">
            <text:p>0.0201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9577">
            <text:p>-0.0095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585">
            <text:p>0.019585</text:p>
          </table:table-cell>
          <table:table-cell table:formula="of:=[.L200]-0.026" office:value-type="float" office:value="-0.006415">
            <text:p>-0.006415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18942">
            <text:p>-18942</text:p>
          </table:table-cell>
          <table:table-cell office:value-type="float" office:value="-182878">
            <text:p>-182878</text:p>
          </table:table-cell>
          <table:table-cell office:value-type="float" office:value="185006.5">
            <text:p>185006.5</text:p>
          </table:table-cell>
          <table:table-cell office:value-type="float" office:value="3.135907">
            <text:p>3.135907</text:p>
          </table:table-cell>
          <table:table-cell office:value-type="float" office:value="0.254096">
            <text:p>0.254096</text:p>
          </table:table-cell>
          <table:table-cell office:value-type="float" office:value="91.565201">
            <text:p>91.565201</text:p>
          </table:table-cell>
        </table:table-row>
        <table:table-row table:style-name="ro1">
          <table:table-cell office:value-type="float" office:value="1549009">
            <text:p>1549009</text:p>
          </table:table-cell>
          <table:table-cell office:value-type="float" office:value="0">
            <text:p>0</text:p>
          </table:table-cell>
          <table:table-cell office:value-type="float" office:value="-3490">
            <text:p>-349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999">
            <text:p>0.0049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452">
            <text:p>0.019452</text:p>
          </table:table-cell>
          <table:table-cell table:formula="of:=[.L201]-0.026" office:value-type="float" office:value="-0.006548">
            <text:p>-0.006548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22320">
            <text:p>-22320</text:p>
          </table:table-cell>
          <table:table-cell office:value-type="float" office:value="-182001">
            <text:p>-182001</text:p>
          </table:table-cell>
          <table:table-cell office:value-type="float" office:value="184568.84375">
            <text:p>184568.84375</text:p>
          </table:table-cell>
          <table:table-cell office:value-type="float" office:value="3.135907">
            <text:p>3.135907</text:p>
          </table:table-cell>
          <table:table-cell office:value-type="float" office:value="0.249097">
            <text:p>0.249097</text:p>
          </table:table-cell>
          <table:table-cell office:value-type="float" office:value="91.724037">
            <text:p>91.724037</text:p>
          </table:table-cell>
        </table:table-row>
        <table:table-row table:style-name="ro1">
          <table:table-cell office:value-type="float" office:value="1549780">
            <text:p>1549780</text:p>
          </table:table-cell>
          <table:table-cell office:value-type="float" office:value="0">
            <text:p>0</text:p>
          </table:table-cell>
          <table:table-cell office:value-type="float" office:value="-10480">
            <text:p>-104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75">
            <text:p>0.020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913">
            <text:p>0.026913</text:p>
          </table:table-cell>
          <table:table-cell table:formula="of:=[.L202]-0.026" office:value-type="float" office:value="0.000912999999999997">
            <text:p>0.000913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32476">
            <text:p>-32476</text:p>
          </table:table-cell>
          <table:table-cell office:value-type="float" office:value="-179417">
            <text:p>-179417</text:p>
          </table:table-cell>
          <table:table-cell office:value-type="float" office:value="183698.3125">
            <text:p>183698.3125</text:p>
          </table:table-cell>
          <table:table-cell office:value-type="float" office:value="3.135907">
            <text:p>3.135907</text:p>
          </table:table-cell>
          <table:table-cell office:value-type="float" office:value="0.228347">
            <text:p>0.228347</text:p>
          </table:table-cell>
          <table:table-cell office:value-type="float" office:value="92.383324">
            <text:p>92.383324</text:p>
          </table:table-cell>
        </table:table-row>
        <table:table-row table:style-name="ro1">
          <table:table-cell office:value-type="float" office:value="1550037">
            <text:p>1550037</text:p>
          </table:table-cell>
          <table:table-cell office:value-type="float" office:value="0">
            <text:p>0</text:p>
          </table:table-cell>
          <table:table-cell office:value-type="float" office:value="-3492">
            <text:p>-34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">
            <text:p>0.006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365">
            <text:p>0.0143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515">
            <text:p>0.024515</text:p>
          </table:table-cell>
          <table:table-cell table:formula="of:=[.L203]-0.026" office:value-type="float" office:value="-0.001485">
            <text:p>-0.001485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35878">
            <text:p>-35878</text:p>
          </table:table-cell>
          <table:table-cell office:value-type="float" office:value="-178626">
            <text:p>-178626</text:p>
          </table:table-cell>
          <table:table-cell office:value-type="float" office:value="183612.5">
            <text:p>183612.5</text:p>
          </table:table-cell>
          <table:table-cell office:value-type="float" office:value="3.135907">
            <text:p>3.135907</text:p>
          </table:table-cell>
          <table:table-cell office:value-type="float" office:value="0.222047">
            <text:p>0.222047</text:p>
          </table:table-cell>
          <table:table-cell office:value-type="float" office:value="92.583511">
            <text:p>92.583511</text:p>
          </table:table-cell>
        </table:table-row>
        <table:table-row table:style-name="ro1">
          <table:table-cell office:value-type="float" office:value="1550808">
            <text:p>1550808</text:p>
          </table:table-cell>
          <table:table-cell office:value-type="float" office:value="0">
            <text:p>0</text:p>
          </table:table-cell>
          <table:table-cell office:value-type="float" office:value="-10481">
            <text:p>-1048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7771">
            <text:p>0.0177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7183">
            <text:p>-0.0071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[.L204]-0.026" office:value-type="float" office:value="-0.002951">
            <text:p>-0.002951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46102">
            <text:p>-46102</text:p>
          </table:table-cell>
          <table:table-cell office:value-type="float" office:value="-176318">
            <text:p>-176318</text:p>
          </table:table-cell>
          <table:table-cell office:value-type="float" office:value="183821.046875">
            <text:p>183821.046875</text:p>
          </table:table-cell>
          <table:table-cell office:value-type="float" office:value="3.135907">
            <text:p>3.135907</text:p>
          </table:table-cell>
          <table:table-cell office:value-type="float" office:value="0.204276">
            <text:p>0.204276</text:p>
          </table:table-cell>
          <table:table-cell office:value-type="float" office:value="93.148148">
            <text:p>93.148148</text:p>
          </table:table-cell>
        </table:table-row>
        <table:table-row table:style-name="ro1">
          <table:table-cell office:value-type="float" office:value="1551065">
            <text:p>1551065</text:p>
          </table:table-cell>
          <table:table-cell office:value-type="float" office:value="0">
            <text:p>0</text:p>
          </table:table-cell>
          <table:table-cell office:value-type="float" office:value="-3494">
            <text:p>-349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18">
            <text:p>0.0057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7183">
            <text:p>-0.00718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25">
            <text:p>0.02225</text:p>
          </table:table-cell>
          <table:table-cell table:formula="of:=[.L205]-0.026" office:value-type="float" office:value="-0.00375">
            <text:p>-0.00375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49523">
            <text:p>-49523</text:p>
          </table:table-cell>
          <table:table-cell office:value-type="float" office:value="-175609">
            <text:p>-175609</text:p>
          </table:table-cell>
          <table:table-cell office:value-type="float" office:value="184084.75">
            <text:p>184084.75</text:p>
          </table:table-cell>
          <table:table-cell office:value-type="float" office:value="3.135907">
            <text:p>3.135907</text:p>
          </table:table-cell>
          <table:table-cell office:value-type="float" office:value="0.198558">
            <text:p>0.198558</text:p>
          </table:table-cell>
          <table:table-cell office:value-type="float" office:value="93.329842">
            <text:p>93.329842</text:p>
          </table:table-cell>
        </table:table-row>
        <table:table-row table:style-name="ro1">
          <table:table-cell office:value-type="float" office:value="1551836">
            <text:p>1551836</text:p>
          </table:table-cell>
          <table:table-cell office:value-type="float" office:value="0">
            <text:p>0</text:p>
          </table:table-cell>
          <table:table-cell office:value-type="float" office:value="-10515">
            <text:p>-105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236">
            <text:p>0.0202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5067">
            <text:p>-0.0550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247">
            <text:p>0.026247</text:p>
          </table:table-cell>
          <table:table-cell table:formula="of:=[.L206]-0.026" office:value-type="float" office:value="0.000246999999999997">
            <text:p>0.000247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59832">
            <text:p>-59832</text:p>
          </table:table-cell>
          <table:table-cell office:value-type="float" office:value="-173535">
            <text:p>-173535</text:p>
          </table:table-cell>
          <table:table-cell office:value-type="float" office:value="185334.765625">
            <text:p>185334.765625</text:p>
          </table:table-cell>
          <table:table-cell office:value-type="float" office:value="3.135907">
            <text:p>3.135907</text:p>
          </table:table-cell>
          <table:table-cell office:value-type="float" office:value="0.178322">
            <text:p>0.178322</text:p>
          </table:table-cell>
          <table:table-cell office:value-type="float" office:value="93.972809">
            <text:p>93.972809</text:p>
          </table:table-cell>
        </table:table-row>
        <table:table-row table:style-name="ro1">
          <table:table-cell office:value-type="float" office:value="1552093">
            <text:p>1552093</text:p>
          </table:table-cell>
          <table:table-cell office:value-type="float" office:value="0">
            <text:p>0</text:p>
          </table:table-cell>
          <table:table-cell office:value-type="float" office:value="-3506">
            <text:p>-350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83">
            <text:p>0.021583</text:p>
          </table:table-cell>
          <table:table-cell table:formula="of:=[.L207]-0.026" office:value-type="float" office:value="-0.004417">
            <text:p>-0.004417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63283">
            <text:p>-63283</text:p>
          </table:table-cell>
          <table:table-cell office:value-type="float" office:value="-172913">
            <text:p>-172913</text:p>
          </table:table-cell>
          <table:table-cell office:value-type="float" office:value="185951.828125">
            <text:p>185951.828125</text:p>
          </table:table-cell>
          <table:table-cell office:value-type="float" office:value="3.135907">
            <text:p>3.135907</text:p>
          </table:table-cell>
          <table:table-cell office:value-type="float" office:value="0.172775">
            <text:p>0.172775</text:p>
          </table:table-cell>
          <table:table-cell office:value-type="float" office:value="94.149055">
            <text:p>94.149055</text:p>
          </table:table-cell>
        </table:table-row>
        <table:table-row table:style-name="ro1">
          <table:table-cell office:value-type="float" office:value="1552864">
            <text:p>1552864</text:p>
          </table:table-cell>
          <table:table-cell office:value-type="float" office:value="0">
            <text:p>0</text:p>
          </table:table-cell>
          <table:table-cell office:value-type="float" office:value="-10537">
            <text:p>-1053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586">
            <text:p>0.01458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1125">
            <text:p>-0.0311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919">
            <text:p>0.018919</text:p>
          </table:table-cell>
          <table:table-cell table:formula="of:=[.L208]-0.026" office:value-type="float" office:value="-0.007081">
            <text:p>-0.007081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73664">
            <text:p>-73664</text:p>
          </table:table-cell>
          <table:table-cell office:value-type="float" office:value="-171101">
            <text:p>-171101</text:p>
          </table:table-cell>
          <table:table-cell office:value-type="float" office:value="188244.015625">
            <text:p>188244.015625</text:p>
          </table:table-cell>
          <table:table-cell office:value-type="float" office:value="3.135907">
            <text:p>3.135907</text:p>
          </table:table-cell>
          <table:table-cell office:value-type="float" office:value="0.158188">
            <text:p>0.158188</text:p>
          </table:table-cell>
          <table:table-cell office:value-type="float" office:value="94.612518">
            <text:p>94.612518</text:p>
          </table:table-cell>
        </table:table-row>
        <table:table-row table:style-name="ro1">
          <table:table-cell office:value-type="float" office:value="1553121">
            <text:p>1553121</text:p>
          </table:table-cell>
          <table:table-cell office:value-type="float" office:value="0">
            <text:p>0</text:p>
          </table:table-cell>
          <table:table-cell office:value-type="float" office:value="-3514">
            <text:p>-35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677">
            <text:p>0.0066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6336">
            <text:p>-0.0263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98">
            <text:p>0.02598</text:p>
          </table:table-cell>
          <table:table-cell table:formula="of:=[.L209]-0.026" office:value-type="float" office:value="-0.0000200000000000027">
            <text:p>-0.00002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77134">
            <text:p>-77134</text:p>
          </table:table-cell>
          <table:table-cell office:value-type="float" office:value="-170547">
            <text:p>-170547</text:p>
          </table:table-cell>
          <table:table-cell office:value-type="float" office:value="189181.796875">
            <text:p>189181.796875</text:p>
          </table:table-cell>
          <table:table-cell office:value-type="float" office:value="3.135907">
            <text:p>3.135907</text:p>
          </table:table-cell>
          <table:table-cell office:value-type="float" office:value="0.151512">
            <text:p>0.151512</text:p>
          </table:table-cell>
          <table:table-cell office:value-type="float" office:value="94.824661">
            <text:p>94.824661</text:p>
          </table:table-cell>
        </table:table-row>
        <table:table-row table:style-name="ro1">
          <table:table-cell office:value-type="float" office:value="1554149">
            <text:p>1554149</text:p>
          </table:table-cell>
          <table:table-cell office:value-type="float" office:value="0">
            <text:p>0</text:p>
          </table:table-cell>
          <table:table-cell office:value-type="float" office:value="-14082">
            <text:p>-140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844">
            <text:p>0.0268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3942">
            <text:p>-0.02394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113">
            <text:p>0.026113</text:p>
          </table:table-cell>
          <table:table-cell table:formula="of:=[.L210]-0.026" office:value-type="float" office:value="0.000112999999999995">
            <text:p>0.000113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91055">
            <text:p>-91055</text:p>
          </table:table-cell>
          <table:table-cell office:value-type="float" office:value="-168422">
            <text:p>-168422</text:p>
          </table:table-cell>
          <table:table-cell office:value-type="float" office:value="193625.9375">
            <text:p>193625.9375</text:p>
          </table:table-cell>
          <table:table-cell office:value-type="float" office:value="3.135907">
            <text:p>3.135907</text:p>
          </table:table-cell>
          <table:table-cell office:value-type="float" office:value="0.124667">
            <text:p>0.124667</text:p>
          </table:table-cell>
          <table:table-cell office:value-type="float" office:value="95.677605">
            <text:p>95.677605</text:p>
          </table:table-cell>
        </table:table-row>
        <table:table-row table:style-name="ro1">
          <table:table-cell office:value-type="float" office:value="1554406">
            <text:p>1554406</text:p>
          </table:table-cell>
          <table:table-cell office:value-type="float" office:value="0">
            <text:p>0</text:p>
          </table:table-cell>
          <table:table-cell office:value-type="float" office:value="-3522">
            <text:p>-35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574">
            <text:p>0.0065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58">
            <text:p>0.02558</text:p>
          </table:table-cell>
          <table:table-cell table:formula="of:=[.L211]-0.026" office:value-type="float" office:value="-0.000420000000000004">
            <text:p>-0.00042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94549">
            <text:p>-94549</text:p>
          </table:table-cell>
          <table:table-cell office:value-type="float" office:value="-167984">
            <text:p>-167984</text:p>
          </table:table-cell>
          <table:table-cell office:value-type="float" office:value="194967.796875">
            <text:p>194967.796875</text:p>
          </table:table-cell>
          <table:table-cell office:value-type="float" office:value="3.135907">
            <text:p>3.135907</text:p>
          </table:table-cell>
          <table:table-cell office:value-type="float" office:value="0.118093">
            <text:p>0.118093</text:p>
          </table:table-cell>
          <table:table-cell office:value-type="float" office:value="95.88649">
            <text:p>95.88649</text:p>
          </table:table-cell>
        </table:table-row>
        <table:table-row table:style-name="ro1">
          <table:table-cell office:value-type="float" office:value="1555177">
            <text:p>1555177</text:p>
          </table:table-cell>
          <table:table-cell office:value-type="float" office:value="0">
            <text:p>0</text:p>
          </table:table-cell>
          <table:table-cell office:value-type="float" office:value="-10574">
            <text:p>-1057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901">
            <text:p>0.01890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6759">
            <text:p>-0.0167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515">
            <text:p>0.024515</text:p>
          </table:table-cell>
          <table:table-cell table:formula="of:=[.L212]-0.026" office:value-type="float" office:value="-0.001485">
            <text:p>-0.001485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105050">
            <text:p>-105050</text:p>
          </table:table-cell>
          <table:table-cell office:value-type="float" office:value="-166738">
            <text:p>-166738</text:p>
          </table:table-cell>
          <table:table-cell office:value-type="float" office:value="199380.171875">
            <text:p>199380.171875</text:p>
          </table:table-cell>
          <table:table-cell office:value-type="float" office:value="3.135907">
            <text:p>3.135907</text:p>
          </table:table-cell>
          <table:table-cell office:value-type="float" office:value="0.099192">
            <text:p>0.099192</text:p>
          </table:table-cell>
          <table:table-cell office:value-type="float" office:value="96.48703">
            <text:p>96.48703</text:p>
          </table:table-cell>
        </table:table-row>
        <table:table-row table:style-name="ro1">
          <table:table-cell office:value-type="float" office:value="1555434">
            <text:p>1555434</text:p>
          </table:table-cell>
          <table:table-cell office:value-type="float" office:value="0">
            <text:p>0</text:p>
          </table:table-cell>
          <table:table-cell office:value-type="float" office:value="-3524">
            <text:p>-35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471">
            <text:p>0.0064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577">
            <text:p>0.0095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181">
            <text:p>0.025181</text:p>
          </table:table-cell>
          <table:table-cell table:formula="of:=[.L213]-0.026" office:value-type="float" office:value="-0.000819000000000004">
            <text:p>-0.000819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108557">
            <text:p>-108557</text:p>
          </table:table-cell>
          <table:table-cell office:value-type="float" office:value="-166389">
            <text:p>-166389</text:p>
          </table:table-cell>
          <table:table-cell office:value-type="float" office:value="201012">
            <text:p>201012</text:p>
          </table:table-cell>
          <table:table-cell office:value-type="float" office:value="3.135907">
            <text:p>3.135907</text:p>
          </table:table-cell>
          <table:table-cell office:value-type="float" office:value="0.092721">
            <text:p>0.092721</text:p>
          </table:table-cell>
          <table:table-cell office:value-type="float" office:value="96.692665">
            <text:p>96.692665</text:p>
          </table:table-cell>
        </table:table-row>
        <table:table-row table:style-name="ro1">
          <table:table-cell office:value-type="float" office:value="1556205">
            <text:p>1556205</text:p>
          </table:table-cell>
          <table:table-cell office:value-type="float" office:value="0">
            <text:p>0</text:p>
          </table:table-cell>
          <table:table-cell office:value-type="float" office:value="-10567">
            <text:p>-105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312">
            <text:p>0.0193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577">
            <text:p>0.0095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047">
            <text:p>0.025047</text:p>
          </table:table-cell>
          <table:table-cell table:formula="of:=[.L214]-0.026" office:value-type="float" office:value="-0.000953000000000002">
            <text:p>-0.000953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119078">
            <text:p>-119078</text:p>
          </table:table-cell>
          <table:table-cell office:value-type="float" office:value="-165411">
            <text:p>-165411</text:p>
          </table:table-cell>
          <table:table-cell office:value-type="float" office:value="206247.21875">
            <text:p>206247.21875</text:p>
          </table:table-cell>
          <table:table-cell office:value-type="float" office:value="3.135907">
            <text:p>3.135907</text:p>
          </table:table-cell>
          <table:table-cell office:value-type="float" office:value="0.073409">
            <text:p>0.073409</text:p>
          </table:table-cell>
          <table:table-cell office:value-type="float" office:value="97.306252">
            <text:p>97.306252</text:p>
          </table:table-cell>
        </table:table-row>
        <table:table-row table:style-name="ro1">
          <table:table-cell office:value-type="float" office:value="1556462">
            <text:p>1556462</text:p>
          </table:table-cell>
          <table:table-cell office:value-type="float" office:value="0">
            <text:p>0</text:p>
          </table:table-cell>
          <table:table-cell office:value-type="float" office:value="-3522">
            <text:p>-35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848">
            <text:p>0.0068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646">
            <text:p>0.026646</text:p>
          </table:table-cell>
          <table:table-cell table:formula="of:=[.L215]-0.026" office:value-type="float" office:value="0.000645999999999997">
            <text:p>0.000646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122590">
            <text:p>-122590</text:p>
          </table:table-cell>
          <table:table-cell office:value-type="float" office:value="-165153">
            <text:p>-165153</text:p>
          </table:table-cell>
          <table:table-cell office:value-type="float" office:value="208139.515625">
            <text:p>208139.515625</text:p>
          </table:table-cell>
          <table:table-cell office:value-type="float" office:value="3.135907">
            <text:p>3.135907</text:p>
          </table:table-cell>
          <table:table-cell office:value-type="float" office:value="0.066561">
            <text:p>0.066561</text:p>
          </table:table-cell>
          <table:table-cell office:value-type="float" office:value="97.523834">
            <text:p>97.523834</text:p>
          </table:table-cell>
        </table:table-row>
        <table:table-row table:style-name="ro1">
          <table:table-cell office:value-type="float" office:value="1557233">
            <text:p>1557233</text:p>
          </table:table-cell>
          <table:table-cell office:value-type="float" office:value="0">
            <text:p>0</text:p>
          </table:table-cell>
          <table:table-cell office:value-type="float" office:value="-10546">
            <text:p>-1054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5203">
            <text:p>0.01520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1125">
            <text:p>0.0311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718">
            <text:p>0.019718</text:p>
          </table:table-cell>
          <table:table-cell table:formula="of:=[.L216]-0.026" office:value-type="float" office:value="-0.006282">
            <text:p>-0.006282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133113">
            <text:p>-133113</text:p>
          </table:table-cell>
          <table:table-cell office:value-type="float" office:value="-164452">
            <text:p>-164452</text:p>
          </table:table-cell>
          <table:table-cell office:value-type="float" office:value="214111.828125">
            <text:p>214111.828125</text:p>
          </table:table-cell>
          <table:table-cell office:value-type="float" office:value="3.135907">
            <text:p>3.135907</text:p>
          </table:table-cell>
          <table:table-cell office:value-type="float" office:value="0.051359">
            <text:p>0.051359</text:p>
          </table:table-cell>
          <table:table-cell office:value-type="float" office:value="98.006866">
            <text:p>98.006866</text:p>
          </table:table-cell>
        </table:table-row>
        <table:table-row table:style-name="ro1">
          <table:table-cell office:value-type="float" office:value="1557490">
            <text:p>1557490</text:p>
          </table:table-cell>
          <table:table-cell office:value-type="float" office:value="0">
            <text:p>0</text:p>
          </table:table-cell>
          <table:table-cell office:value-type="float" office:value="-3514">
            <text:p>-35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862">
            <text:p>0.00486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336">
            <text:p>0.0263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919">
            <text:p>0.018919</text:p>
          </table:table-cell>
          <table:table-cell table:formula="of:=[.L217]-0.026" office:value-type="float" office:value="-0.007081">
            <text:p>-0.007081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136622">
            <text:p>-136622</text:p>
          </table:table-cell>
          <table:table-cell office:value-type="float" office:value="-164272">
            <text:p>-164272</text:p>
          </table:table-cell>
          <table:table-cell office:value-type="float" office:value="216222.125">
            <text:p>216222.125</text:p>
          </table:table-cell>
          <table:table-cell office:value-type="float" office:value="3.135907">
            <text:p>3.135907</text:p>
          </table:table-cell>
          <table:table-cell office:value-type="float" office:value="0.046496">
            <text:p>0.046496</text:p>
          </table:table-cell>
          <table:table-cell office:value-type="float" office:value="98.161362">
            <text:p>98.161362</text:p>
          </table:table-cell>
        </table:table-row>
        <table:table-row table:style-name="ro1">
          <table:table-cell office:value-type="float" office:value="1558261">
            <text:p>1558261</text:p>
          </table:table-cell>
          <table:table-cell office:value-type="float" office:value="0">
            <text:p>0</text:p>
          </table:table-cell>
          <table:table-cell office:value-type="float" office:value="-10538">
            <text:p>-1053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6949">
            <text:p>0.0169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88">
            <text:p>0.0047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[.L218]-0.026" office:value-type="float" office:value="-0.004017">
            <text:p>-0.004017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147149">
            <text:p>-147149</text:p>
          </table:table-cell>
          <table:table-cell office:value-type="float" office:value="-163782">
            <text:p>-163782</text:p>
          </table:table-cell>
          <table:table-cell office:value-type="float" office:value="222802.609375">
            <text:p>222802.609375</text:p>
          </table:table-cell>
          <table:table-cell office:value-type="float" office:value="3.135907">
            <text:p>3.135907</text:p>
          </table:table-cell>
          <table:table-cell office:value-type="float" office:value="0.029547">
            <text:p>0.029547</text:p>
          </table:table-cell>
          <table:table-cell office:value-type="float" office:value="98.699898">
            <text:p>98.699898</text:p>
          </table:table-cell>
        </table:table-row>
        <table:table-row table:style-name="ro1">
          <table:table-cell office:value-type="float" office:value="1558518">
            <text:p>1558518</text:p>
          </table:table-cell>
          <table:table-cell office:value-type="float" office:value="0">
            <text:p>0</text:p>
          </table:table-cell>
          <table:table-cell office:value-type="float" office:value="-3514">
            <text:p>-35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[.L219]-0.026" office:value-type="float" office:value="-0.004017">
            <text:p>-0.004017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150661">
            <text:p>-150661</text:p>
          </table:table-cell>
          <table:table-cell office:value-type="float" office:value="-163678">
            <text:p>-163678</text:p>
          </table:table-cell>
          <table:table-cell office:value-type="float" office:value="225108.40625">
            <text:p>225108.40625</text:p>
          </table:table-cell>
          <table:table-cell office:value-type="float" office:value="3.135907">
            <text:p>3.135907</text:p>
          </table:table-cell>
          <table:table-cell office:value-type="float" office:value="0.023898">
            <text:p>0.023898</text:p>
          </table:table-cell>
          <table:table-cell office:value-type="float" office:value="98.879402">
            <text:p>98.879402</text:p>
          </table:table-cell>
        </table:table-row>
        <table:table-row table:style-name="ro1">
          <table:table-cell office:value-type="float" office:value="1559289">
            <text:p>1559289</text:p>
          </table:table-cell>
          <table:table-cell office:value-type="float" office:value="0">
            <text:p>0</text:p>
          </table:table-cell>
          <table:table-cell office:value-type="float" office:value="-10578">
            <text:p>-105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6949">
            <text:p>0.0169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62249">
            <text:p>-0.0622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983">
            <text:p>0.021983</text:p>
          </table:table-cell>
          <table:table-cell table:formula="of:=[.L220]-0.026" office:value-type="float" office:value="-0.004017">
            <text:p>-0.004017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161236">
            <text:p>-161236</text:p>
          </table:table-cell>
          <table:table-cell office:value-type="float" office:value="-163425">
            <text:p>-163425</text:p>
          </table:table-cell>
          <table:table-cell office:value-type="float" office:value="232276.796875">
            <text:p>232276.796875</text:p>
          </table:table-cell>
          <table:table-cell office:value-type="float" office:value="3.135907">
            <text:p>3.135907</text:p>
          </table:table-cell>
          <table:table-cell office:value-type="float" office:value="0.006948">
            <text:p>0.006948</text:p>
          </table:table-cell>
          <table:table-cell office:value-type="float" office:value="99.417938">
            <text:p>99.417938</text:p>
          </table:table-cell>
        </table:table-row>
        <table:table-row table:style-name="ro1">
          <table:table-cell office:value-type="float" office:value="1559546">
            <text:p>1559546</text:p>
          </table:table-cell>
          <table:table-cell office:value-type="float" office:value="0">
            <text:p>0</text:p>
          </table:table-cell>
          <table:table-cell office:value-type="float" office:value="-3525">
            <text:p>-35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36">
            <text:p>0.0051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6759">
            <text:p>0.0167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985">
            <text:p>0.019985</text:p>
          </table:table-cell>
          <table:table-cell table:formula="of:=[.L221]-0.026" office:value-type="float" office:value="-0.006015">
            <text:p>-0.006015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164761">
            <text:p>-164761</text:p>
          </table:table-cell>
          <table:table-cell office:value-type="float" office:value="-163401">
            <text:p>-163401</text:p>
          </table:table-cell>
          <table:table-cell office:value-type="float" office:value="234765.75">
            <text:p>234765.75</text:p>
          </table:table-cell>
          <table:table-cell office:value-type="float" office:value="3.135907">
            <text:p>3.135907</text:p>
          </table:table-cell>
          <table:table-cell office:value-type="float" office:value="0.001812">
            <text:p>0.001812</text:p>
          </table:table-cell>
          <table:table-cell office:value-type="float" office:value="99.581131">
            <text:p>99.581131</text:p>
          </table:table-cell>
        </table:table-row>
        <table:table-row table:style-name="ro1">
          <table:table-cell office:value-type="float" office:value="1560317">
            <text:p>1560317</text:p>
          </table:table-cell>
          <table:table-cell office:value-type="float" office:value="0">
            <text:p>0</text:p>
          </table:table-cell>
          <table:table-cell office:value-type="float" office:value="-10582">
            <text:p>-105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6846">
            <text:p>0.01684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formula="of:=[.L222]-0.026" office:value-type="float" office:value="-0.00415">
            <text:p>-0.00415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175343">
            <text:p>-175343</text:p>
          </table:table-cell>
          <table:table-cell office:value-type="float" office:value="-163382">
            <text:p>-163382</text:p>
          </table:table-cell>
          <table:table-cell office:value-type="float" office:value="242427.96875">
            <text:p>242427.96875</text:p>
          </table:table-cell>
          <table:table-cell office:value-type="float" office:value="3.135907">
            <text:p>3.135907</text:p>
          </table:table-cell>
          <table:table-cell office:value-type="float" office:value="0.015034">
            <text:p>0.015034</text:p>
          </table:table-cell>
          <table:table-cell office:value-type="float" office:value="99.522331">
            <text:p>99.522331</text:p>
          </table:table-cell>
        </table:table-row>
        <table:table-row table:style-name="ro1">
          <table:table-cell office:value-type="float" office:value="1560574">
            <text:p>1560574</text:p>
          </table:table-cell>
          <table:table-cell office:value-type="float" office:value="0">
            <text:p>0</text:p>
          </table:table-cell>
          <table:table-cell office:value-type="float" office:value="-3524">
            <text:p>-35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232">
            <text:p>0.00623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3096">
            <text:p>0.0430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table:formula="of:=[.L223]-0.026" office:value-type="float" office:value="-0.001752">
            <text:p>-0.001752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178867">
            <text:p>-178867</text:p>
          </table:table-cell>
          <table:table-cell office:value-type="float" office:value="-163435">
            <text:p>-163435</text:p>
          </table:table-cell>
          <table:table-cell office:value-type="float" office:value="245067.640625">
            <text:p>245067.640625</text:p>
          </table:table-cell>
          <table:table-cell office:value-type="float" office:value="3.135907">
            <text:p>3.135907</text:p>
          </table:table-cell>
          <table:table-cell office:value-type="float" office:value="0.021265">
            <text:p>0.021265</text:p>
          </table:table-cell>
          <table:table-cell office:value-type="float" office:value="99.324326">
            <text:p>99.324326</text:p>
          </table:table-cell>
        </table:table-row>
        <table:table-row table:style-name="ro1">
          <table:table-cell office:value-type="float" office:value="1561602">
            <text:p>1561602</text:p>
          </table:table-cell>
          <table:table-cell office:value-type="float" office:value="0">
            <text:p>0</text:p>
          </table:table-cell>
          <table:table-cell office:value-type="float" office:value="-14067">
            <text:p>-140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886">
            <text:p>0.02588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873">
            <text:p>0.0287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181">
            <text:p>0.025181</text:p>
          </table:table-cell>
          <table:table-cell table:formula="of:=[.L224]-0.026" office:value-type="float" office:value="-0.000819000000000004">
            <text:p>-0.000819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192931">
            <text:p>-192931</text:p>
          </table:table-cell>
          <table:table-cell office:value-type="float" office:value="-163734">
            <text:p>-163734</text:p>
          </table:table-cell>
          <table:table-cell office:value-type="float" office:value="255871.03125">
            <text:p>255871.03125</text:p>
          </table:table-cell>
          <table:table-cell office:value-type="float" office:value="3.135907">
            <text:p>3.135907</text:p>
          </table:table-cell>
          <table:table-cell office:value-type="float" office:value="0.047151">
            <text:p>0.047151</text:p>
          </table:table-cell>
          <table:table-cell office:value-type="float" office:value="98.501839">
            <text:p>98.501839</text:p>
          </table:table-cell>
        </table:table-row>
        <table:table-row table:style-name="ro1">
          <table:table-cell office:value-type="float" office:value="1562630">
            <text:p>1562630</text:p>
          </table:table-cell>
          <table:table-cell office:value-type="float" office:value="0">
            <text:p>0</text:p>
          </table:table-cell>
          <table:table-cell office:value-type="float" office:value="-14039">
            <text:p>-1403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831">
            <text:p>0.02383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336">
            <text:p>0.0263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[.L225]-0.026" office:value-type="float" office:value="-0.002818">
            <text:p>-0.002818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206955">
            <text:p>-206955</text:p>
          </table:table-cell>
          <table:table-cell office:value-type="float" office:value="-164396">
            <text:p>-164396</text:p>
          </table:table-cell>
          <table:table-cell office:value-type="float" office:value="267171.5">
            <text:p>267171.5</text:p>
          </table:table-cell>
          <table:table-cell office:value-type="float" office:value="3.135907">
            <text:p>3.135907</text:p>
          </table:table-cell>
          <table:table-cell office:value-type="float" office:value="0.070983">
            <text:p>0.070983</text:p>
          </table:table-cell>
          <table:table-cell office:value-type="float" office:value="97.744629">
            <text:p>97.744629</text:p>
          </table:table-cell>
        </table:table-row>
        <table:table-row table:style-name="ro1">
          <table:table-cell office:value-type="float" office:value="1563915">
            <text:p>1563915</text:p>
          </table:table-cell>
          <table:table-cell office:value-type="float" office:value="0">
            <text:p>0</text:p>
          </table:table-cell>
          <table:table-cell office:value-type="float" office:value="-17525">
            <text:p>-175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392">
            <text:p>0.0273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365">
            <text:p>0.0143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317">
            <text:p>0.021317</text:p>
          </table:table-cell>
          <table:table-cell table:formula="of:=[.L226]-0.026" office:value-type="float" office:value="-0.004683">
            <text:p>-0.004683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224436">
            <text:p>-224436</text:p>
          </table:table-cell>
          <table:table-cell office:value-type="float" office:value="-165639">
            <text:p>-165639</text:p>
          </table:table-cell>
          <table:table-cell office:value-type="float" office:value="281849.46875">
            <text:p>281849.46875</text:p>
          </table:table-cell>
          <table:table-cell office:value-type="float" office:value="3.135907">
            <text:p>3.135907</text:p>
          </table:table-cell>
          <table:table-cell office:value-type="float" office:value="0.098375">
            <text:p>0.098375</text:p>
          </table:table-cell>
          <table:table-cell office:value-type="float" office:value="96.87429">
            <text:p>96.87429</text:p>
          </table:table-cell>
        </table:table-row>
        <table:table-row table:style-name="ro1">
          <table:table-cell office:value-type="float" office:value="1564172">
            <text:p>1564172</text:p>
          </table:table-cell>
          <table:table-cell office:value-type="float" office:value="0">
            <text:p>0</text:p>
          </table:table-cell>
          <table:table-cell office:value-type="float" office:value="-3508">
            <text:p>-350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608">
            <text:p>0.00660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0278">
            <text:p>-0.0502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714">
            <text:p>0.025714</text:p>
          </table:table-cell>
          <table:table-cell table:formula="of:=[.L227]-0.026" office:value-type="float" office:value="-0.000286000000000005">
            <text:p>-0.000286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227927">
            <text:p>-227927</text:p>
          </table:table-cell>
          <table:table-cell office:value-type="float" office:value="-165984">
            <text:p>-165984</text:p>
          </table:table-cell>
          <table:table-cell office:value-type="float" office:value="284875.9375">
            <text:p>284875.9375</text:p>
          </table:table-cell>
          <table:table-cell office:value-type="float" office:value="3.135907">
            <text:p>3.135907</text:p>
          </table:table-cell>
          <table:table-cell office:value-type="float" office:value="0.104983">
            <text:p>0.104983</text:p>
          </table:table-cell>
          <table:table-cell office:value-type="float" office:value="96.664314">
            <text:p>96.664314</text:p>
          </table:table-cell>
        </table:table-row>
        <table:table-row table:style-name="ro1">
          <table:table-cell office:value-type="float" office:value="1564943">
            <text:p>1564943</text:p>
          </table:table-cell>
          <table:table-cell office:value-type="float" office:value="0">
            <text:p>0</text:p>
          </table:table-cell>
          <table:table-cell office:value-type="float" office:value="-10541">
            <text:p>-105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798">
            <text:p>0.01879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6336">
            <text:p>-0.0263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381">
            <text:p>0.024381</text:p>
          </table:table-cell>
          <table:table-cell table:formula="of:=[.L228]-0.026" office:value-type="float" office:value="-0.001619">
            <text:p>-0.001619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238410">
            <text:p>-238410</text:p>
          </table:table-cell>
          <table:table-cell office:value-type="float" office:value="-167089">
            <text:p>-167089</text:p>
          </table:table-cell>
          <table:table-cell office:value-type="float" office:value="294067.65625">
            <text:p>294067.65625</text:p>
          </table:table-cell>
          <table:table-cell office:value-type="float" office:value="3.135907">
            <text:p>3.135907</text:p>
          </table:table-cell>
          <table:table-cell office:value-type="float" office:value="0.123781">
            <text:p>0.123781</text:p>
          </table:table-cell>
          <table:table-cell office:value-type="float" office:value="96.067032">
            <text:p>96.067032</text:p>
          </table:table-cell>
        </table:table-row>
        <table:table-row table:style-name="ro1">
          <table:table-cell office:value-type="float" office:value="1565200">
            <text:p>1565200</text:p>
          </table:table-cell>
          <table:table-cell office:value-type="float" office:value="0">
            <text:p>0</text:p>
          </table:table-cell>
          <table:table-cell office:value-type="float" office:value="-3516">
            <text:p>-35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054">
            <text:p>0.00705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8307">
            <text:p>-0.03830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446">
            <text:p>0.027446</text:p>
          </table:table-cell>
          <table:table-cell table:formula="of:=[.L229]-0.026" office:value-type="float" office:value="0.001446">
            <text:p>0.001446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241899">
            <text:p>-241899</text:p>
          </table:table-cell>
          <table:table-cell office:value-type="float" office:value="-167523">
            <text:p>-167523</text:p>
          </table:table-cell>
          <table:table-cell office:value-type="float" office:value="297184.28125">
            <text:p>297184.28125</text:p>
          </table:table-cell>
          <table:table-cell office:value-type="float" office:value="3.135907">
            <text:p>3.135907</text:p>
          </table:table-cell>
          <table:table-cell office:value-type="float" office:value="0.130835">
            <text:p>0.130835</text:p>
          </table:table-cell>
          <table:table-cell office:value-type="float" office:value="95.842918">
            <text:p>95.842918</text:p>
          </table:table-cell>
        </table:table-row>
        <table:table-row table:style-name="ro1">
          <table:table-cell office:value-type="float" office:value="1565971">
            <text:p>1565971</text:p>
          </table:table-cell>
          <table:table-cell office:value-type="float" office:value="0">
            <text:p>0</text:p>
          </table:table-cell>
          <table:table-cell office:value-type="float" office:value="-10523">
            <text:p>-1052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777">
            <text:p>0.0217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43096">
            <text:p>0.0430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8245">
            <text:p>0.028245</text:p>
          </table:table-cell>
          <table:table-cell table:formula="of:=[.L230]-0.026" office:value-type="float" office:value="0.002245">
            <text:p>0.002245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252332">
            <text:p>-252332</text:p>
          </table:table-cell>
          <table:table-cell office:value-type="float" office:value="-168896">
            <text:p>-168896</text:p>
          </table:table-cell>
          <table:table-cell office:value-type="float" office:value="306596.96875">
            <text:p>306596.96875</text:p>
          </table:table-cell>
          <table:table-cell office:value-type="float" office:value="3.135907">
            <text:p>3.135907</text:p>
          </table:table-cell>
          <table:table-cell office:value-type="float" office:value="0.152612">
            <text:p>0.152612</text:p>
          </table:table-cell>
          <table:table-cell office:value-type="float" office:value="95.150993">
            <text:p>95.150993</text:p>
          </table:table-cell>
        </table:table-row>
        <table:table-row table:style-name="ro1">
          <table:table-cell office:value-type="float" office:value="1566228">
            <text:p>1566228</text:p>
          </table:table-cell>
          <table:table-cell office:value-type="float" office:value="0">
            <text:p>0</text:p>
          </table:table-cell>
          <table:table-cell office:value-type="float" office:value="-3506">
            <text:p>-350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471">
            <text:p>0.0064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181">
            <text:p>0.025181</text:p>
          </table:table-cell>
          <table:table-cell table:formula="of:=[.L231]-0.026" office:value-type="float" office:value="-0.000819000000000004">
            <text:p>-0.000819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255798">
            <text:p>-255798</text:p>
          </table:table-cell>
          <table:table-cell office:value-type="float" office:value="-169429">
            <text:p>-169429</text:p>
          </table:table-cell>
          <table:table-cell office:value-type="float" office:value="309782.03125">
            <text:p>309782.03125</text:p>
          </table:table-cell>
          <table:table-cell office:value-type="float" office:value="3.135907">
            <text:p>3.135907</text:p>
          </table:table-cell>
          <table:table-cell office:value-type="float" office:value="0.159083">
            <text:p>0.159083</text:p>
          </table:table-cell>
          <table:table-cell office:value-type="float" office:value="94.945374">
            <text:p>94.945374</text:p>
          </table:table-cell>
        </table:table-row>
        <table:table-row table:style-name="ro1">
          <table:table-cell office:value-type="float" office:value="1566999">
            <text:p>1566999</text:p>
          </table:table-cell>
          <table:table-cell office:value-type="float" office:value="0">
            <text:p>0</text:p>
          </table:table-cell>
          <table:table-cell office:value-type="float" office:value="-10496">
            <text:p>-104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031">
            <text:p>0.02003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8307">
            <text:p>0.03830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98">
            <text:p>0.02598</text:p>
          </table:table-cell>
          <table:table-cell table:formula="of:=[.L232]-0.026" office:value-type="float" office:value="-0.0000200000000000027">
            <text:p>-0.00002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266162">
            <text:p>-266162</text:p>
          </table:table-cell>
          <table:table-cell office:value-type="float" office:value="-171092">
            <text:p>-171092</text:p>
          </table:table-cell>
          <table:table-cell office:value-type="float" office:value="319383.53125">
            <text:p>319383.53125</text:p>
          </table:table-cell>
          <table:table-cell office:value-type="float" office:value="3.135907">
            <text:p>3.135907</text:p>
          </table:table-cell>
          <table:table-cell office:value-type="float" office:value="0.179114">
            <text:p>0.179114</text:p>
          </table:table-cell>
          <table:table-cell office:value-type="float" office:value="94.308929">
            <text:p>94.308929</text:p>
          </table:table-cell>
        </table:table-row>
        <table:table-row table:style-name="ro1">
          <table:table-cell office:value-type="float" office:value="1567256">
            <text:p>1567256</text:p>
          </table:table-cell>
          <table:table-cell office:value-type="float" office:value="0">
            <text:p>0</text:p>
          </table:table-cell>
          <table:table-cell office:value-type="float" office:value="-3499">
            <text:p>-34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999">
            <text:p>0.0049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9577">
            <text:p>-0.0095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452">
            <text:p>0.019452</text:p>
          </table:table-cell>
          <table:table-cell table:formula="of:=[.L233]-0.026" office:value-type="float" office:value="-0.006548">
            <text:p>-0.006548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269605">
            <text:p>-269605</text:p>
          </table:table-cell>
          <table:table-cell office:value-type="float" office:value="-171715">
            <text:p>-171715</text:p>
          </table:table-cell>
          <table:table-cell office:value-type="float" office:value="322623.28125">
            <text:p>322623.28125</text:p>
          </table:table-cell>
          <table:table-cell office:value-type="float" office:value="3.135907">
            <text:p>3.135907</text:p>
          </table:table-cell>
          <table:table-cell office:value-type="float" office:value="0.184113">
            <text:p>0.184113</text:p>
          </table:table-cell>
          <table:table-cell office:value-type="float" office:value="94.150085">
            <text:p>94.150085</text:p>
          </table:table-cell>
        </table:table-row>
        <table:table-row table:style-name="ro1">
          <table:table-cell office:value-type="float" office:value="1568027">
            <text:p>1568027</text:p>
          </table:table-cell>
          <table:table-cell office:value-type="float" office:value="0">
            <text:p>0</text:p>
          </table:table-cell>
          <table:table-cell office:value-type="float" office:value="-10488">
            <text:p>-104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6025">
            <text:p>0.0160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6759">
            <text:p>0.0167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784">
            <text:p>0.020784</text:p>
          </table:table-cell>
          <table:table-cell table:formula="of:=[.L234]-0.026" office:value-type="float" office:value="-0.005216">
            <text:p>-0.005216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279916">
            <text:p>-279916</text:p>
          </table:table-cell>
          <table:table-cell office:value-type="float" office:value="-173635">
            <text:p>-173635</text:p>
          </table:table-cell>
          <table:table-cell office:value-type="float" office:value="332385.46875">
            <text:p>332385.46875</text:p>
          </table:table-cell>
          <table:table-cell office:value-type="float" office:value="3.135907">
            <text:p>3.135907</text:p>
          </table:table-cell>
          <table:table-cell office:value-type="float" office:value="0.200137">
            <text:p>0.200137</text:p>
          </table:table-cell>
          <table:table-cell office:value-type="float" office:value="93.640938">
            <text:p>93.640938</text:p>
          </table:table-cell>
        </table:table-row>
        <table:table-row table:style-name="ro1">
          <table:table-cell office:value-type="float" office:value="1568284">
            <text:p>1568284</text:p>
          </table:table-cell>
          <table:table-cell office:value-type="float" office:value="0">
            <text:p>0</text:p>
          </table:table-cell>
          <table:table-cell office:value-type="float" office:value="-3499">
            <text:p>-34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896">
            <text:p>0.0048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3096">
            <text:p>-0.0430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052">
            <text:p>0.019052</text:p>
          </table:table-cell>
          <table:table-cell table:formula="of:=[.L235]-0.026" office:value-type="float" office:value="-0.006948">
            <text:p>-0.006948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283345">
            <text:p>-283345</text:p>
          </table:table-cell>
          <table:table-cell office:value-type="float" office:value="-174331">
            <text:p>-174331</text:p>
          </table:table-cell>
          <table:table-cell office:value-type="float" office:value="335671.6875">
            <text:p>335671.6875</text:p>
          </table:table-cell>
          <table:table-cell office:value-type="float" office:value="3.135907">
            <text:p>3.135907</text:p>
          </table:table-cell>
          <table:table-cell office:value-type="float" office:value="0.205034">
            <text:p>0.205034</text:p>
          </table:table-cell>
          <table:table-cell office:value-type="float" office:value="93.485359">
            <text:p>93.485359</text:p>
          </table:table-cell>
        </table:table-row>
        <table:table-row table:style-name="ro1">
          <table:table-cell office:value-type="float" office:value="1569312">
            <text:p>1569312</text:p>
          </table:table-cell>
          <table:table-cell office:value-type="float" office:value="0">
            <text:p>0</text:p>
          </table:table-cell>
          <table:table-cell office:value-type="float" office:value="-13973">
            <text:p>-1397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818">
            <text:p>0.0208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548">
            <text:p>0.0215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table:formula="of:=[.L236]-0.026" office:value-type="float" office:value="-0.005749">
            <text:p>-0.005749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297025">
            <text:p>-297025</text:p>
          </table:table-cell>
          <table:table-cell office:value-type="float" office:value="-177176">
            <text:p>-177176</text:p>
          </table:table-cell>
          <table:table-cell office:value-type="float" office:value="348857.96875">
            <text:p>348857.96875</text:p>
          </table:table-cell>
          <table:table-cell office:value-type="float" office:value="3.135907">
            <text:p>3.135907</text:p>
          </table:table-cell>
          <table:table-cell office:value-type="float" office:value="0.225852">
            <text:p>0.225852</text:p>
          </table:table-cell>
          <table:table-cell office:value-type="float" office:value="92.823891">
            <text:p>92.823891</text:p>
          </table:table-cell>
        </table:table-row>
        <table:table-row table:style-name="ro1">
          <table:table-cell office:value-type="float" office:value="1570340">
            <text:p>1570340</text:p>
          </table:table-cell>
          <table:table-cell office:value-type="float" office:value="0">
            <text:p>0</text:p>
          </table:table-cell>
          <table:table-cell office:value-type="float" office:value="-13942">
            <text:p>-1394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844">
            <text:p>0.0268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873">
            <text:p>0.0287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113">
            <text:p>0.026113</text:p>
          </table:table-cell>
          <table:table-cell table:formula="of:=[.L237]-0.026" office:value-type="float" office:value="0.000112999999999995">
            <text:p>0.000113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310613">
            <text:p>-310613</text:p>
          </table:table-cell>
          <table:table-cell office:value-type="float" office:value="-180298">
            <text:p>-180298</text:p>
          </table:table-cell>
          <table:table-cell office:value-type="float" office:value="362162.03125">
            <text:p>362162.03125</text:p>
          </table:table-cell>
          <table:table-cell office:value-type="float" office:value="3.135907">
            <text:p>3.135907</text:p>
          </table:table-cell>
          <table:table-cell office:value-type="float" office:value="0.252697">
            <text:p>0.252697</text:p>
          </table:table-cell>
          <table:table-cell office:value-type="float" office:value="91.970947">
            <text:p>91.970947</text:p>
          </table:table-cell>
        </table:table-row>
        <table:table-row table:style-name="ro1">
          <table:table-cell office:value-type="float" office:value="1570597">
            <text:p>1570597</text:p>
          </table:table-cell>
          <table:table-cell office:value-type="float" office:value="0">
            <text:p>0</text:p>
          </table:table-cell>
          <table:table-cell office:value-type="float" office:value="-3488">
            <text:p>-34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622">
            <text:p>0.0046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3096">
            <text:p>-0.0430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7986">
            <text:p>0.017986</text:p>
          </table:table-cell>
          <table:table-cell table:formula="of:=[.L238]-0.026" office:value-type="float" office:value="-0.008014">
            <text:p>-0.008014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313991">
            <text:p>-313991</text:p>
          </table:table-cell>
          <table:table-cell office:value-type="float" office:value="-181170">
            <text:p>-181170</text:p>
          </table:table-cell>
          <table:table-cell office:value-type="float" office:value="365524.53125">
            <text:p>365524.53125</text:p>
          </table:table-cell>
          <table:table-cell office:value-type="float" office:value="3.135907">
            <text:p>3.135907</text:p>
          </table:table-cell>
          <table:table-cell office:value-type="float" office:value="0.257319">
            <text:p>0.257319</text:p>
          </table:table-cell>
          <table:table-cell office:value-type="float" office:value="91.824081">
            <text:p>91.824081</text:p>
          </table:table-cell>
        </table:table-row>
        <table:table-row table:style-name="ro1">
          <table:table-cell office:value-type="float" office:value="1571368">
            <text:p>1571368</text:p>
          </table:table-cell>
          <table:table-cell office:value-type="float" office:value="0">
            <text:p>0</text:p>
          </table:table-cell>
          <table:table-cell office:value-type="float" office:value="-10448">
            <text:p>-1044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5819">
            <text:p>0.0158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873">
            <text:p>0.0287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518">
            <text:p>0.020518</text:p>
          </table:table-cell>
          <table:table-cell table:formula="of:=[.L239]-0.026" office:value-type="float" office:value="-0.005482">
            <text:p>-0.005482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324095">
            <text:p>-324095</text:p>
          </table:table-cell>
          <table:table-cell office:value-type="float" office:value="-183829">
            <text:p>-183829</text:p>
          </table:table-cell>
          <table:table-cell office:value-type="float" office:value="375620.90625">
            <text:p>375620.90625</text:p>
          </table:table-cell>
          <table:table-cell office:value-type="float" office:value="3.135907">
            <text:p>3.135907</text:p>
          </table:table-cell>
          <table:table-cell office:value-type="float" office:value="0.273138">
            <text:p>0.273138</text:p>
          </table:table-cell>
          <table:table-cell office:value-type="float" office:value="91.321449">
            <text:p>91.321449</text:p>
          </table:table-cell>
        </table:table-row>
        <table:table-row table:style-name="ro1">
          <table:table-cell office:value-type="float" office:value="1571625">
            <text:p>1571625</text:p>
          </table:table-cell>
          <table:table-cell office:value-type="float" office:value="0">
            <text:p>0</text:p>
          </table:table-cell>
          <table:table-cell office:value-type="float" office:value="-3485">
            <text:p>-34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677">
            <text:p>0.0066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3519">
            <text:p>-0.0335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98">
            <text:p>0.02598</text:p>
          </table:table-cell>
          <table:table-cell table:formula="of:=[.L240]-0.026" office:value-type="float" office:value="-0.0000200000000000027">
            <text:p>-0.00002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327451">
            <text:p>-327451</text:p>
          </table:table-cell>
          <table:table-cell office:value-type="float" office:value="-184769">
            <text:p>-184769</text:p>
          </table:table-cell>
          <table:table-cell office:value-type="float" office:value="379006.375">
            <text:p>379006.375</text:p>
          </table:table-cell>
          <table:table-cell office:value-type="float" office:value="3.135907">
            <text:p>3.135907</text:p>
          </table:table-cell>
          <table:table-cell office:value-type="float" office:value="0.279815">
            <text:p>0.279815</text:p>
          </table:table-cell>
          <table:table-cell office:value-type="float" office:value="91.109306">
            <text:p>91.109306</text:p>
          </table:table-cell>
        </table:table-row>
        <table:table-row table:style-name="ro1">
          <table:table-cell office:value-type="float" office:value="1572396">
            <text:p>1572396</text:p>
          </table:table-cell>
          <table:table-cell office:value-type="float" office:value="0">
            <text:p>0</text:p>
          </table:table-cell>
          <table:table-cell office:value-type="float" office:value="-10462">
            <text:p>-1046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442">
            <text:p>0.02044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513">
            <text:p>0.026513</text:p>
          </table:table-cell>
          <table:table-cell table:formula="of:=[.L241]-0.026" office:value-type="float" office:value="0.000512999999999996">
            <text:p>0.000513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337506">
            <text:p>-337506</text:p>
          </table:table-cell>
          <table:table-cell office:value-type="float" office:value="-187658">
            <text:p>-187658</text:p>
          </table:table-cell>
          <table:table-cell office:value-type="float" office:value="389195.5">
            <text:p>389195.5</text:p>
          </table:table-cell>
          <table:table-cell office:value-type="float" office:value="3.135907">
            <text:p>3.135907</text:p>
          </table:table-cell>
          <table:table-cell office:value-type="float" office:value="0.300256">
            <text:p>0.300256</text:p>
          </table:table-cell>
          <table:table-cell office:value-type="float" office:value="90.459808">
            <text:p>90.459808</text:p>
          </table:table-cell>
        </table:table-row>
        <table:table-row table:style-name="ro1">
          <table:table-cell office:value-type="float" office:value="1572653">
            <text:p>1572653</text:p>
          </table:table-cell>
          <table:table-cell office:value-type="float" office:value="0">
            <text:p>0</text:p>
          </table:table-cell>
          <table:table-cell office:value-type="float" office:value="-3487">
            <text:p>-348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882">
            <text:p>0.0068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577">
            <text:p>0.0095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779">
            <text:p>0.026779</text:p>
          </table:table-cell>
          <table:table-cell table:formula="of:=[.L242]-0.026" office:value-type="float" office:value="0.000778999999999995">
            <text:p>0.000779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340837">
            <text:p>-340837</text:p>
          </table:table-cell>
          <table:table-cell office:value-type="float" office:value="-188689">
            <text:p>-188689</text:p>
          </table:table-cell>
          <table:table-cell office:value-type="float" office:value="392609.75">
            <text:p>392609.75</text:p>
          </table:table-cell>
          <table:table-cell office:value-type="float" office:value="3.135907">
            <text:p>3.135907</text:p>
          </table:table-cell>
          <table:table-cell office:value-type="float" office:value="0.307139">
            <text:p>0.307139</text:p>
          </table:table-cell>
          <table:table-cell office:value-type="float" office:value="90.241127">
            <text:p>90.241127</text:p>
          </table:table-cell>
        </table:table-row>
        <table:table-row table:style-name="ro1">
          <table:table-cell office:value-type="float" office:value="1573424">
            <text:p>1573424</text:p>
          </table:table-cell>
          <table:table-cell office:value-type="float" office:value="0">
            <text:p>0</text:p>
          </table:table-cell>
          <table:table-cell office:value-type="float" office:value="-10457">
            <text:p>-1045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586">
            <text:p>0.01458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88">
            <text:p>0.0047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919">
            <text:p>0.018919</text:p>
          </table:table-cell>
          <table:table-cell table:formula="of:=[.L243]-0.026" office:value-type="float" office:value="-0.007081">
            <text:p>-0.007081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350805">
            <text:p>-350805</text:p>
          </table:table-cell>
          <table:table-cell office:value-type="float" office:value="-191851">
            <text:p>-191851</text:p>
          </table:table-cell>
          <table:table-cell office:value-type="float" office:value="402871.09375">
            <text:p>402871.09375</text:p>
          </table:table-cell>
          <table:table-cell office:value-type="float" office:value="3.135907">
            <text:p>3.135907</text:p>
          </table:table-cell>
          <table:table-cell office:value-type="float" office:value="0.321725">
            <text:p>0.321725</text:p>
          </table:table-cell>
          <table:table-cell office:value-type="float" office:value="89.777672">
            <text:p>89.777672</text:p>
          </table:table-cell>
        </table:table-row>
        <table:table-row table:style-name="ro1">
          <table:table-cell office:value-type="float" office:value="1574709">
            <text:p>1574709</text:p>
          </table:table-cell>
          <table:table-cell office:value-type="float" office:value="0">
            <text:p>0</text:p>
          </table:table-cell>
          <table:table-cell office:value-type="float" office:value="-17318">
            <text:p>-1731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8762">
            <text:p>0.02876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67038">
            <text:p>0.06703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[.L244]-0.026" office:value-type="float" office:value="-0.003617">
            <text:p>-0.003617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367235">
            <text:p>-367235</text:p>
          </table:table-cell>
          <table:table-cell office:value-type="float" office:value="-197327">
            <text:p>-197327</text:p>
          </table:table-cell>
          <table:table-cell office:value-type="float" office:value="419930.25">
            <text:p>419930.25</text:p>
          </table:table-cell>
          <table:table-cell office:value-type="float" office:value="3.135907">
            <text:p>3.135907</text:p>
          </table:table-cell>
          <table:table-cell office:value-type="float" office:value="0.350487">
            <text:p>0.350487</text:p>
          </table:table-cell>
          <table:table-cell office:value-type="float" office:value="88.863792">
            <text:p>88.863792</text:p>
          </table:table-cell>
        </table:table-row>
        <table:table-row table:style-name="ro1">
          <table:table-cell office:value-type="float" office:value="1575737">
            <text:p>1575737</text:p>
          </table:table-cell>
          <table:table-cell office:value-type="float" office:value="0">
            <text:p>0</text:p>
          </table:table-cell>
          <table:table-cell office:value-type="float" office:value="-13817">
            <text:p>-138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886">
            <text:p>0.02588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5913">
            <text:p>0.0359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181">
            <text:p>0.025181</text:p>
          </table:table-cell>
          <table:table-cell table:formula="of:=[.L245]-0.026" office:value-type="float" office:value="-0.000819000000000004">
            <text:p>-0.000819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380212">
            <text:p>-380212</text:p>
          </table:table-cell>
          <table:table-cell office:value-type="float" office:value="-202071">
            <text:p>-202071</text:p>
          </table:table-cell>
          <table:table-cell office:value-type="float" office:value="433614.59375">
            <text:p>433614.59375</text:p>
          </table:table-cell>
          <table:table-cell office:value-type="float" office:value="3.135907">
            <text:p>3.135907</text:p>
          </table:table-cell>
          <table:table-cell office:value-type="float" office:value="0.376373">
            <text:p>0.376373</text:p>
          </table:table-cell>
          <table:table-cell office:value-type="float" office:value="88.041321">
            <text:p>88.041321</text:p>
          </table:table-cell>
        </table:table-row>
        <table:table-row table:style-name="ro1">
          <table:table-cell office:value-type="float" office:value="1575994">
            <text:p>1575994</text:p>
          </table:table-cell>
          <table:table-cell office:value-type="float" office:value="0">
            <text:p>0</text:p>
          </table:table-cell>
          <table:table-cell office:value-type="float" office:value="-3455">
            <text:p>-345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088">
            <text:p>0.00708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579">
            <text:p>0.027579</text:p>
          </table:table-cell>
          <table:table-cell table:formula="of:=[.L246]-0.026" office:value-type="float" office:value="0.001579">
            <text:p>0.001579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383425">
            <text:p>-383425</text:p>
          </table:table-cell>
          <table:table-cell office:value-type="float" office:value="-203341">
            <text:p>-203341</text:p>
          </table:table-cell>
          <table:table-cell office:value-type="float" office:value="437048.5625">
            <text:p>437048.5625</text:p>
          </table:table-cell>
          <table:table-cell office:value-type="float" office:value="3.135907">
            <text:p>3.135907</text:p>
          </table:table-cell>
          <table:table-cell office:value-type="float" office:value="0.383461">
            <text:p>0.383461</text:p>
          </table:table-cell>
          <table:table-cell office:value-type="float" office:value="87.816116">
            <text:p>87.816116</text:p>
          </table:table-cell>
        </table:table-row>
        <table:table-row table:style-name="ro1">
          <table:table-cell office:value-type="float" office:value="1576765">
            <text:p>1576765</text:p>
          </table:table-cell>
          <table:table-cell office:value-type="float" office:value="0">
            <text:p>0</text:p>
          </table:table-cell>
          <table:table-cell office:value-type="float" office:value="-10396">
            <text:p>-1039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7771">
            <text:p>0.0177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52672">
            <text:p>-0.05267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049">
            <text:p>0.023049</text:p>
          </table:table-cell>
          <table:table-cell table:formula="of:=[.L247]-0.026" office:value-type="float" office:value="-0.002951">
            <text:p>-0.002951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393066">
            <text:p>-393066</text:p>
          </table:table-cell>
          <table:table-cell office:value-type="float" office:value="-207231">
            <text:p>-207231</text:p>
          </table:table-cell>
          <table:table-cell office:value-type="float" office:value="447391.4375">
            <text:p>447391.4375</text:p>
          </table:table-cell>
          <table:table-cell office:value-type="float" office:value="3.135907">
            <text:p>3.135907</text:p>
          </table:table-cell>
          <table:table-cell office:value-type="float" office:value="0.401232">
            <text:p>0.401232</text:p>
          </table:table-cell>
          <table:table-cell office:value-type="float" office:value="87.251472">
            <text:p>87.251472</text:p>
          </table:table-cell>
        </table:table-row>
        <table:table-row table:style-name="ro1">
          <table:table-cell office:value-type="float" office:value="1577793">
            <text:p>1577793</text:p>
          </table:table-cell>
          <table:table-cell office:value-type="float" office:value="0">
            <text:p>0</text:p>
          </table:table-cell>
          <table:table-cell office:value-type="float" office:value="-13849">
            <text:p>-138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092">
            <text:p>0.02109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518">
            <text:p>0.020518</text:p>
          </table:table-cell>
          <table:table-cell table:formula="of:=[.L248]-0.026" office:value-type="float" office:value="-0.005482">
            <text:p>-0.005482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405815">
            <text:p>-405815</text:p>
          </table:table-cell>
          <table:table-cell office:value-type="float" office:value="-212640">
            <text:p>-212640</text:p>
          </table:table-cell>
          <table:table-cell office:value-type="float" office:value="461194.78125">
            <text:p>461194.78125</text:p>
          </table:table-cell>
          <table:table-cell office:value-type="float" office:value="3.135907">
            <text:p>3.135907</text:p>
          </table:table-cell>
          <table:table-cell office:value-type="float" office:value="0.422324">
            <text:p>0.422324</text:p>
          </table:table-cell>
          <table:table-cell office:value-type="float" office:value="86.581299">
            <text:p>86.581299</text:p>
          </table:table-cell>
        </table:table-row>
        <table:table-row table:style-name="ro1">
          <table:table-cell office:value-type="float" office:value="1578050">
            <text:p>1578050</text:p>
          </table:table-cell>
          <table:table-cell office:value-type="float" office:value="0">
            <text:p>0</text:p>
          </table:table-cell>
          <table:table-cell office:value-type="float" office:value="-3464">
            <text:p>-346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499">
            <text:p>0.0074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6336">
            <text:p>-0.0263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9178">
            <text:p>0.029178</text:p>
          </table:table-cell>
          <table:table-cell table:formula="of:=[.L249]-0.026" office:value-type="float" office:value="0.003178">
            <text:p>0.003178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408975">
            <text:p>-408975</text:p>
          </table:table-cell>
          <table:table-cell office:value-type="float" office:value="-214060">
            <text:p>-214060</text:p>
          </table:table-cell>
          <table:table-cell office:value-type="float" office:value="464653.21875">
            <text:p>464653.21875</text:p>
          </table:table-cell>
          <table:table-cell office:value-type="float" office:value="3.135907">
            <text:p>3.135907</text:p>
          </table:table-cell>
          <table:table-cell office:value-type="float" office:value="0.429822">
            <text:p>0.429822</text:p>
          </table:table-cell>
          <table:table-cell office:value-type="float" office:value="86.343048">
            <text:p>86.343048</text:p>
          </table:table-cell>
        </table:table-row>
        <table:table-row table:style-name="ro1">
          <table:table-cell office:value-type="float" office:value="1578821">
            <text:p>1578821</text:p>
          </table:table-cell>
          <table:table-cell office:value-type="float" office:value="0">
            <text:p>0</text:p>
          </table:table-cell>
          <table:table-cell office:value-type="float" office:value="-10382">
            <text:p>-103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5614">
            <text:p>0.0156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6759">
            <text:p>0.01675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table:formula="of:=[.L250]-0.026" office:value-type="float" office:value="-0.005749">
            <text:p>-0.005749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418413">
            <text:p>-418413</text:p>
          </table:table-cell>
          <table:table-cell office:value-type="float" office:value="-218386">
            <text:p>-218386</text:p>
          </table:table-cell>
          <table:table-cell office:value-type="float" office:value="475022.21875">
            <text:p>475022.21875</text:p>
          </table:table-cell>
          <table:table-cell office:value-type="float" office:value="3.135907">
            <text:p>3.135907</text:p>
          </table:table-cell>
          <table:table-cell office:value-type="float" office:value="0.445436">
            <text:p>0.445436</text:p>
          </table:table-cell>
          <table:table-cell office:value-type="float" office:value="85.846939">
            <text:p>85.846939</text:p>
          </table:table-cell>
        </table:table-row>
        <table:table-row table:style-name="ro1">
          <table:table-cell office:value-type="float" office:value="1579849">
            <text:p>1579849</text:p>
          </table:table-cell>
          <table:table-cell office:value-type="float" office:value="0">
            <text:p>0</text:p>
          </table:table-cell>
          <table:table-cell office:value-type="float" office:value="-13891">
            <text:p>-1389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147">
            <text:p>0.02314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549">
            <text:p>-0.0454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516">
            <text:p>0.022516</text:p>
          </table:table-cell>
          <table:table-cell table:formula="of:=[.L251]-0.026" office:value-type="float" office:value="-0.003484">
            <text:p>-0.003484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430948">
            <text:p>-430948</text:p>
          </table:table-cell>
          <table:table-cell office:value-type="float" office:value="-224371">
            <text:p>-224371</text:p>
          </table:table-cell>
          <table:table-cell office:value-type="float" office:value="488904.875">
            <text:p>488904.875</text:p>
          </table:table-cell>
          <table:table-cell office:value-type="float" office:value="3.135907">
            <text:p>3.135907</text:p>
          </table:table-cell>
          <table:table-cell office:value-type="float" office:value="0.468582">
            <text:p>0.468582</text:p>
          </table:table-cell>
          <table:table-cell office:value-type="float" office:value="85.111504">
            <text:p>85.111504</text:p>
          </table:table-cell>
        </table:table-row>
        <table:table-row table:style-name="ro1">
          <table:table-cell office:value-type="float" office:value="1580106">
            <text:p>1580106</text:p>
          </table:table-cell>
          <table:table-cell office:value-type="float" office:value="0">
            <text:p>0</text:p>
          </table:table-cell>
          <table:table-cell office:value-type="float" office:value="-3471">
            <text:p>-347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56">
            <text:p>0.0071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845">
            <text:p>0.027845</text:p>
          </table:table-cell>
          <table:table-cell table:formula="of:=[.L252]-0.026" office:value-type="float" office:value="0.001845">
            <text:p>0.001845</text:p>
          </table:table-cell>
          <table:table-cell office:value-type="float" office:value="100">
            <text:p>100</text:p>
          </table:table-cell>
          <table:table-cell office:value-type="float" office:value="3006">
            <text:p>3006</text:p>
          </table:table-cell>
          <table:table-cell office:value-type="float" office:value="822">
            <text:p>822</text:p>
          </table:table-cell>
          <table:table-cell office:value-type="float" office:value="-434045">
            <text:p>-434045</text:p>
          </table:table-cell>
          <table:table-cell office:value-type="float" office:value="-225939">
            <text:p>-225939</text:p>
          </table:table-cell>
          <table:table-cell office:value-type="float" office:value="492376">
            <text:p>492376</text:p>
          </table:table-cell>
          <table:table-cell office:value-type="float" office:value="3.135907">
            <text:p>3.135907</text:p>
          </table:table-cell>
          <table:table-cell office:value-type="float" office:value="0.475739">
            <text:p>0.475739</text:p>
          </table:table-cell>
          <table:table-cell office:value-type="float" office:value="84.884117">
            <text:p>84.8841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7T11:48:26</dc:date>
    <dc:creator>Stefan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554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svg:stroke-opacity="85%" draw:fill-color="#004586" draw:opacity="85%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420e" svg:stroke-opacity="90%" draw:fill-color="#ff420e" draw:opacity="90%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51cm" svg:height="10.177cm" xlink:href=".." xlink:type="simple" chart:class="chart:scatter" chart:style-name="ch1">
        <chart:legend chart:legend-position="end" svg:x="16.233cm" svg:y="4.54cm" style:legend-expansion="high" chart:style-name="ch2"/>
        <chart:plot-area chart:style-name="ch3" table:cell-range-address="Sheet1.A1:Sheet1.A252 Sheet1.K1:Sheet1.K252 Sheet1.M1:Sheet1.M252" chart:data-source-has-labels="row" svg:x="0.901cm" svg:y="0.947cm" svg:width="14.43cm" svg:height="8.607cm">
          <chartooo:coordinate-region svg:x="1.734cm" svg:y="1.146cm" svg:width="12.947cm" svg:height="8.2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K2:Sheet1.K252" chart:label-cell-address="Sheet1.K1:Sheet1.K1" chart:class="chart:scatter">
            <chart:domain table:cell-range-address="Sheet1.A2:Sheet1.A252"/>
            <chart:data-point chart:repeated="251"/>
          </chart:series>
          <chart:series chart:style-name="ch7" chart:values-cell-range-address="Sheet1.M2:Sheet1.M252" chart:label-cell-address="Sheet1.M1:Sheet1.M1" chart:class="chart:scatter">
            <chart:data-point chart:repeated="2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_angular_encoders(rad/s)</text:p>
                <draw:g>
                  <svg:desc>Sheet1.K1:Sheet1.K1</svg:desc>
                </draw:g>
              </table:table-cell>
              <table:table-cell office:value-type="string">
                <text:p>vel_angular_giroscopio_Z(rad/s) 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9458">
                <text:p>1409458</text:p>
                <draw:g>
                  <svg:desc>Sheet1.A2:Sheet1.A252</svg:desc>
                </draw:g>
              </table:table-cell>
              <table:table-cell office:value-type="float" office:value="0">
                <text:p>0</text:p>
                <draw:g>
                  <svg:desc>Sheet1.K2:Sheet1.K252</svg:desc>
                </draw:g>
              </table:table-cell>
              <table:table-cell office:value-type="float" office:value="0.000512999999999996">
                <text:p>0.000512999999999996</text:p>
                <draw:g>
                  <svg:desc>Sheet1.M2:Sheet1.M2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0229">
                <text:p>1410229</text:p>
              </table:table-cell>
              <table:table-cell office:value-type="float" office:value="0">
                <text:p>0</text:p>
              </table:table-cell>
              <table:table-cell office:value-type="float" office:value="-0.000420000000000004">
                <text:p>-0.0004200000000000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10486">
                <text:p>1410486</text:p>
              </table:table-cell>
              <table:table-cell office:value-type="float" office:value="0">
                <text:p>0</text:p>
              </table:table-cell>
              <table:table-cell office:value-type="float" office:value="0.000112999999999995">
                <text:p>0.000112999999999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11257">
                <text:p>1411257</text:p>
              </table:table-cell>
              <table:table-cell office:value-type="float" office:value="0">
                <text:p>0</text:p>
              </table:table-cell>
              <table:table-cell office:value-type="float" office:value="0.00171199999999999">
                <text:p>0.001711999999999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11514">
                <text:p>1411514</text:p>
              </table:table-cell>
              <table:table-cell office:value-type="float" office:value="0">
                <text:p>0</text:p>
              </table:table-cell>
              <table:table-cell office:value-type="float" office:value="0.001979">
                <text:p>0.0019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12285">
                <text:p>1412285</text:p>
              </table:table-cell>
              <table:table-cell office:value-type="float" office:value="0">
                <text:p>0</text:p>
              </table:table-cell>
              <table:table-cell office:value-type="float" office:value="-0.000953000000000002">
                <text:p>-0.00095300000000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2542">
                <text:p>1412542</text:p>
              </table:table-cell>
              <table:table-cell office:value-type="float" office:value="0">
                <text:p>0</text:p>
              </table:table-cell>
              <table:table-cell office:value-type="float" office:value="0.001179">
                <text:p>0.0011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13313">
                <text:p>1413313</text:p>
              </table:table-cell>
              <table:table-cell office:value-type="float" office:value="0">
                <text:p>0</text:p>
              </table:table-cell>
              <table:table-cell office:value-type="float" office:value="-0.000420000000000004">
                <text:p>-0.0004200000000000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4598">
                <text:p>1414598</text:p>
              </table:table-cell>
              <table:table-cell office:value-type="float" office:value="0">
                <text:p>0</text:p>
              </table:table-cell>
              <table:table-cell office:value-type="float" office:value="0.001312">
                <text:p>0.001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14855">
                <text:p>1414855</text:p>
              </table:table-cell>
              <table:table-cell office:value-type="float" office:value="0.072633">
                <text:p>0.072633</text:p>
              </table:table-cell>
              <table:table-cell office:value-type="float" office:value="0.076455">
                <text:p>0.076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15626">
                <text:p>1415626</text:p>
              </table:table-cell>
              <table:table-cell office:value-type="float" office:value="0.009772">
                <text:p>0.009772</text:p>
              </table:table-cell>
              <table:table-cell office:value-type="float" office:value="0.002245">
                <text:p>0.0022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5883">
                <text:p>1415883</text:p>
              </table:table-cell>
              <table:table-cell office:value-type="float" office:value="-0.00978">
                <text:p>-0.00978</text:p>
              </table:table-cell>
              <table:table-cell office:value-type="float" office:value="-0.020538">
                <text:p>-0.0205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16654">
                <text:p>1416654</text:p>
              </table:table-cell>
              <table:table-cell office:value-type="float" office:value="-0.01297">
                <text:p>-0.01297</text:p>
              </table:table-cell>
              <table:table-cell office:value-type="float" office:value="0.006642">
                <text:p>0.0066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17939">
                <text:p>1417939</text:p>
              </table:table-cell>
              <table:table-cell office:value-type="float" office:value="0">
                <text:p>0</text:p>
              </table:table-cell>
              <table:table-cell office:value-type="float" office:value="0.00944">
                <text:p>0.009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8196">
                <text:p>1418196</text:p>
              </table:table-cell>
              <table:table-cell office:value-type="float" office:value="0.068511">
                <text:p>0.068511</text:p>
              </table:table-cell>
              <table:table-cell office:value-type="float" office:value="0.000645999999999997">
                <text:p>0.0006459999999999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18967">
                <text:p>1418967</text:p>
              </table:table-cell>
              <table:table-cell office:value-type="float" office:value="-0.02285">
                <text:p>-0.02285</text:p>
              </table:table-cell>
              <table:table-cell office:value-type="float" office:value="-0.032928">
                <text:p>-0.0329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19224">
                <text:p>1419224</text:p>
              </table:table-cell>
              <table:table-cell office:value-type="float" office:value="-0.06855">
                <text:p>-0.06855</text:p>
              </table:table-cell>
              <table:table-cell office:value-type="float" office:value="-0.036525">
                <text:p>-0.0365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19995">
                <text:p>1419995</text:p>
              </table:table-cell>
              <table:table-cell office:value-type="float" office:value="0">
                <text:p>0</text:p>
              </table:table-cell>
              <table:table-cell office:value-type="float" office:value="-0.014409">
                <text:p>-0.0144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20252">
                <text:p>1420252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024268">
                <text:p>-0.0242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21280">
                <text:p>1421280</text:p>
              </table:table-cell>
              <table:table-cell office:value-type="float" office:value="0.014591">
                <text:p>0.014591</text:p>
              </table:table-cell>
              <table:table-cell office:value-type="float" office:value="0.021963">
                <text:p>0.0219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22051">
                <text:p>1422051</text:p>
              </table:table-cell>
              <table:table-cell office:value-type="float" office:value="0.042465">
                <text:p>0.042465</text:p>
              </table:table-cell>
              <table:table-cell office:value-type="float" office:value="0.058469">
                <text:p>0.0584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22308">
                <text:p>1422308</text:p>
              </table:table-cell>
              <table:table-cell office:value-type="float" office:value="0.544747">
                <text:p>0.544747</text:p>
              </table:table-cell>
              <table:table-cell office:value-type="float" office:value="0.154662">
                <text:p>0.1546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3079">
                <text:p>1423079</text:p>
              </table:table-cell>
              <table:table-cell office:value-type="float" office:value="0.149157">
                <text:p>0.149157</text:p>
              </table:table-cell>
              <table:table-cell office:value-type="float" office:value="0.171982">
                <text:p>0.1719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23336">
                <text:p>1423336</text:p>
              </table:table-cell>
              <table:table-cell office:value-type="float" office:value="0.524016">
                <text:p>0.524016</text:p>
              </table:table-cell>
              <table:table-cell office:value-type="float" office:value="0.268175">
                <text:p>0.2681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24364">
                <text:p>1424364</text:p>
              </table:table-cell>
              <table:table-cell office:value-type="float" office:value="0.251241">
                <text:p>0.251241</text:p>
              </table:table-cell>
              <table:table-cell office:value-type="float" office:value="0.291357">
                <text:p>0.2913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25649">
                <text:p>1425649</text:p>
              </table:table-cell>
              <table:table-cell office:value-type="float" office:value="0.221082">
                <text:p>0.221082</text:p>
              </table:table-cell>
              <table:table-cell office:value-type="float" office:value="0.38302">
                <text:p>0.383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25906">
                <text:p>1425906</text:p>
              </table:table-cell>
              <table:table-cell office:value-type="float" office:value="0.91086">
                <text:p>0.91086</text:p>
              </table:table-cell>
              <table:table-cell office:value-type="float" office:value="0.341851">
                <text:p>0.3418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26677">
                <text:p>1426677</text:p>
              </table:table-cell>
              <table:table-cell office:value-type="float" office:value="0.330739">
                <text:p>0.330739</text:p>
              </table:table-cell>
              <table:table-cell office:value-type="float" office:value="0.338387">
                <text:p>0.3383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27705">
                <text:p>1427705</text:p>
              </table:table-cell>
              <table:table-cell office:value-type="float" office:value="0.26751">
                <text:p>0.26751</text:p>
              </table:table-cell>
              <table:table-cell office:value-type="float" office:value="0.336256">
                <text:p>0.3362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27962">
                <text:p>1427962</text:p>
              </table:table-cell>
              <table:table-cell office:value-type="float" office:value="0.933852">
                <text:p>0.933852</text:p>
              </table:table-cell>
              <table:table-cell office:value-type="float" office:value="0.303214">
                <text:p>0.3032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28733">
                <text:p>1428733</text:p>
              </table:table-cell>
              <table:table-cell office:value-type="float" office:value="0.410722">
                <text:p>0.410722</text:p>
              </table:table-cell>
              <table:table-cell office:value-type="float" office:value="0.324398">
                <text:p>0.3243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28990">
                <text:p>1428990</text:p>
              </table:table-cell>
              <table:table-cell office:value-type="float" office:value="1.14786">
                <text:p>1.14786</text:p>
              </table:table-cell>
              <table:table-cell office:value-type="float" office:value="0.424455">
                <text:p>0.4244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29761">
                <text:p>1429761</text:p>
              </table:table-cell>
              <table:table-cell office:value-type="float" office:value="0">
                <text:p>0</text:p>
              </table:table-cell>
              <table:table-cell office:value-type="float" office:value="0.320002">
                <text:p>0.32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30018">
                <text:p>1430018</text:p>
              </table:table-cell>
              <table:table-cell office:value-type="float" office:value="1.18955">
                <text:p>1.18955</text:p>
              </table:table-cell>
              <table:table-cell office:value-type="float" office:value="0.372495">
                <text:p>0.3724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1303">
                <text:p>1431303</text:p>
              </table:table-cell>
              <table:table-cell office:value-type="float" office:value="0.035019">
                <text:p>0.035019</text:p>
              </table:table-cell>
              <table:table-cell office:value-type="float" office:value="0.007708">
                <text:p>0.007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32074">
                <text:p>1432074</text:p>
              </table:table-cell>
              <table:table-cell office:value-type="float" office:value="0.037095">
                <text:p>0.037095</text:p>
              </table:table-cell>
              <table:table-cell office:value-type="float" office:value="0.005576">
                <text:p>0.0055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32331">
                <text:p>1432331</text:p>
              </table:table-cell>
              <table:table-cell office:value-type="float" office:value="0.097276">
                <text:p>0.097276</text:p>
              </table:table-cell>
              <table:table-cell office:value-type="float" office:value="0.046211">
                <text:p>0.0462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33102">
                <text:p>1433102</text:p>
              </table:table-cell>
              <table:table-cell office:value-type="float" office:value="0.019455">
                <text:p>0.019455</text:p>
              </table:table-cell>
              <table:table-cell office:value-type="float" office:value="-0.018806">
                <text:p>-0.0188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33359">
                <text:p>1433359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039723">
                <text:p>-0.0397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34130">
                <text:p>1434130</text:p>
              </table:table-cell>
              <table:table-cell office:value-type="float" office:value="-0.02285">
                <text:p>-0.02285</text:p>
              </table:table-cell>
              <table:table-cell office:value-type="float" office:value="-0.038524">
                <text:p>-0.0385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35415">
                <text:p>1435415</text:p>
              </table:table-cell>
              <table:table-cell office:value-type="float" office:value="0">
                <text:p>0</text:p>
              </table:table-cell>
              <table:table-cell office:value-type="float" office:value="-0.015608">
                <text:p>-0.0156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35672">
                <text:p>1435672</text:p>
              </table:table-cell>
              <table:table-cell office:value-type="float" office:value="0.029393">
                <text:p>0.029393</text:p>
              </table:table-cell>
              <table:table-cell office:value-type="float" office:value="-0.005882">
                <text:p>-0.0058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36443">
                <text:p>1436443</text:p>
              </table:table-cell>
              <table:table-cell office:value-type="float" office:value="-0.003262">
                <text:p>-0.003262</text:p>
              </table:table-cell>
              <table:table-cell office:value-type="float" office:value="0.002911">
                <text:p>0.0029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36700">
                <text:p>1436700</text:p>
              </table:table-cell>
              <table:table-cell office:value-type="float" office:value="-0.009785">
                <text:p>-0.009785</text:p>
              </table:table-cell>
              <table:table-cell office:value-type="float" office:value="-0.007881">
                <text:p>-0.0078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37471">
                <text:p>1437471</text:p>
              </table:table-cell>
              <table:table-cell office:value-type="float" office:value="-0.02594">
                <text:p>-0.02594</text:p>
              </table:table-cell>
              <table:table-cell office:value-type="float" office:value="-0.047317">
                <text:p>-0.0473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39270">
                <text:p>1439270</text:p>
              </table:table-cell>
              <table:table-cell office:value-type="float" office:value="0.058366">
                <text:p>0.058366</text:p>
              </table:table-cell>
              <table:table-cell office:value-type="float" office:value="0.179842">
                <text:p>0.179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40041">
                <text:p>1440041</text:p>
              </table:table-cell>
              <table:table-cell office:value-type="float" office:value="0.077821">
                <text:p>0.077821</text:p>
              </table:table-cell>
              <table:table-cell office:value-type="float" office:value="0.043946">
                <text:p>0.0439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40812">
                <text:p>1440812</text:p>
              </table:table-cell>
              <table:table-cell office:value-type="float" office:value="0.032425">
                <text:p>0.032425</text:p>
              </table:table-cell>
              <table:table-cell office:value-type="float" office:value="0.032888">
                <text:p>0.0328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41069">
                <text:p>1441069</text:p>
              </table:table-cell>
              <table:table-cell office:value-type="float" office:value="0.068511">
                <text:p>0.068511</text:p>
              </table:table-cell>
              <table:table-cell office:value-type="float" office:value="0.011172">
                <text:p>0.0111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41840">
                <text:p>1441840</text:p>
              </table:table-cell>
              <table:table-cell office:value-type="float" office:value="-0.01297">
                <text:p>-0.01297</text:p>
              </table:table-cell>
              <table:table-cell office:value-type="float" office:value="-0.020271">
                <text:p>-0.0202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42097">
                <text:p>1442097</text:p>
              </table:table-cell>
              <table:table-cell office:value-type="float" office:value="-0.077821">
                <text:p>-0.077821</text:p>
              </table:table-cell>
              <table:table-cell office:value-type="float" office:value="-0.015342">
                <text:p>-0.0153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42868">
                <text:p>1442868</text:p>
              </table:table-cell>
              <table:table-cell office:value-type="float" office:value="-0.02285">
                <text:p>-0.02285</text:p>
              </table:table-cell>
              <table:table-cell office:value-type="float" office:value="-0.005616">
                <text:p>-0.0056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43125">
                <text:p>1443125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23335">
                <text:p>-0.0233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43896">
                <text:p>1443896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12943">
                <text:p>-0.0129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44153">
                <text:p>1444153</text:p>
              </table:table-cell>
              <table:table-cell office:value-type="float" office:value="-0.009787">
                <text:p>-0.009787</text:p>
              </table:table-cell>
              <table:table-cell office:value-type="float" office:value="-0.020138">
                <text:p>-0.0201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44924">
                <text:p>1444924</text:p>
              </table:table-cell>
              <table:table-cell office:value-type="float" office:value="-0.01297">
                <text:p>-0.01297</text:p>
              </table:table-cell>
              <table:table-cell office:value-type="float" office:value="-0.004017">
                <text:p>-0.0040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45181">
                <text:p>1445181</text:p>
              </table:table-cell>
              <table:table-cell office:value-type="float" office:value="-0.009793">
                <text:p>-0.009793</text:p>
              </table:table-cell>
              <table:table-cell office:value-type="float" office:value="-0.022003">
                <text:p>-0.0220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45952">
                <text:p>1445952</text:p>
              </table:table-cell>
              <table:table-cell office:value-type="float" office:value="0">
                <text:p>0</text:p>
              </table:table-cell>
              <table:table-cell office:value-type="float" office:value="0.010372">
                <text:p>0.0103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46980">
                <text:p>1446980</text:p>
              </table:table-cell>
              <table:table-cell office:value-type="float" office:value="0.014591">
                <text:p>0.014591</text:p>
              </table:table-cell>
              <table:table-cell office:value-type="float" office:value="-0.007081">
                <text:p>-0.0070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48265">
                <text:p>1448265</text:p>
              </table:table-cell>
              <table:table-cell office:value-type="float" office:value="0.005872">
                <text:p>0.005872</text:p>
              </table:table-cell>
              <table:table-cell office:value-type="float" office:value="0.004243">
                <text:p>0.0042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49550">
                <text:p>1449550</text:p>
              </table:table-cell>
              <table:table-cell office:value-type="float" office:value="-0.007782">
                <text:p>-0.007782</text:p>
              </table:table-cell>
              <table:table-cell office:value-type="float" office:value="-0.031995">
                <text:p>-0.0319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50321">
                <text:p>1450321</text:p>
              </table:table-cell>
              <table:table-cell office:value-type="float" office:value="-0.094866">
                <text:p>-0.094866</text:p>
              </table:table-cell>
              <table:table-cell office:value-type="float" office:value="-0.081158">
                <text:p>-0.0811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50578">
                <text:p>1450578</text:p>
              </table:table-cell>
              <table:table-cell office:value-type="float" office:value="-0.009793">
                <text:p>-0.009793</text:p>
              </table:table-cell>
              <table:table-cell office:value-type="float" office:value="-0.002818">
                <text:p>-0.0028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51349">
                <text:p>1451349</text:p>
              </table:table-cell>
              <table:table-cell office:value-type="float" office:value="0.009786">
                <text:p>0.009786</text:p>
              </table:table-cell>
              <table:table-cell office:value-type="float" office:value="0.003311">
                <text:p>0.0033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51606">
                <text:p>1451606</text:p>
              </table:table-cell>
              <table:table-cell office:value-type="float" office:value="0">
                <text:p>0</text:p>
              </table:table-cell>
              <table:table-cell office:value-type="float" office:value="-0.015608">
                <text:p>-0.0156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52634">
                <text:p>1452634</text:p>
              </table:table-cell>
              <table:table-cell office:value-type="float" office:value="-0.002448">
                <text:p>-0.002448</text:p>
              </table:table-cell>
              <table:table-cell office:value-type="float" office:value="-0.006815">
                <text:p>-0.0068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52891">
                <text:p>1452891</text:p>
              </table:table-cell>
              <table:table-cell office:value-type="float" office:value="0.029384">
                <text:p>0.029384</text:p>
              </table:table-cell>
              <table:table-cell office:value-type="float" office:value="0.005176">
                <text:p>0.0051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53662">
                <text:p>1453662</text:p>
              </table:table-cell>
              <table:table-cell office:value-type="float" office:value="0.019455">
                <text:p>0.019455</text:p>
              </table:table-cell>
              <table:table-cell office:value-type="float" office:value="-0.003484">
                <text:p>-0.00348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54690">
                <text:p>1454690</text:p>
              </table:table-cell>
              <table:table-cell office:value-type="float" office:value="-0.009728">
                <text:p>-0.009728</text:p>
              </table:table-cell>
              <table:table-cell office:value-type="float" office:value="-0.019605">
                <text:p>-0.0196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55718">
                <text:p>1455718</text:p>
              </table:table-cell>
              <table:table-cell office:value-type="float" office:value="-0.199416">
                <text:p>-0.199416</text:p>
              </table:table-cell>
              <table:table-cell office:value-type="float" office:value="-0.240636">
                <text:p>-0.24063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55975">
                <text:p>1455975</text:p>
              </table:table-cell>
              <table:table-cell office:value-type="float" office:value="-0.42199">
                <text:p>-0.42199</text:p>
              </table:table-cell>
              <table:table-cell office:value-type="float" office:value="-0.08249">
                <text:p>-0.082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58031">
                <text:p>1458031</text:p>
              </table:table-cell>
              <table:table-cell office:value-type="float" office:value="-0.035592">
                <text:p>-0.035592</text:p>
              </table:table-cell>
              <table:table-cell office:value-type="float" office:value="-0.051047">
                <text:p>-0.05104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9059">
                <text:p>1459059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1134">
                <text:p>-0.11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59316">
                <text:p>1459316</text:p>
              </table:table-cell>
              <table:table-cell office:value-type="float" office:value="-0.311284">
                <text:p>-0.311284</text:p>
              </table:table-cell>
              <table:table-cell office:value-type="float" office:value="-0.109669">
                <text:p>-0.1096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60344">
                <text:p>1460344</text:p>
              </table:table-cell>
              <table:table-cell office:value-type="float" office:value="-0.105549">
                <text:p>-0.105549</text:p>
              </table:table-cell>
              <table:table-cell office:value-type="float" office:value="-0.151504">
                <text:p>-0.1515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61115">
                <text:p>1461115</text:p>
              </table:table-cell>
              <table:table-cell office:value-type="float" office:value="-0.02594">
                <text:p>-0.02594</text:p>
              </table:table-cell>
              <table:table-cell office:value-type="float" office:value="-0.008946">
                <text:p>-0.0089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61372">
                <text:p>1461372</text:p>
              </table:table-cell>
              <table:table-cell office:value-type="float" office:value="-0.107703">
                <text:p>-0.107703</text:p>
              </table:table-cell>
              <table:table-cell office:value-type="float" office:value="-0.058242">
                <text:p>-0.05824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62143">
                <text:p>1462143</text:p>
              </table:table-cell>
              <table:table-cell office:value-type="float" office:value="-0.01297">
                <text:p>-0.01297</text:p>
              </table:table-cell>
              <table:table-cell office:value-type="float" office:value="-0.017606">
                <text:p>-0.0176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62400">
                <text:p>1462400</text:p>
              </table:table-cell>
              <table:table-cell office:value-type="float" office:value="-0.107703">
                <text:p>-0.107703</text:p>
              </table:table-cell>
              <table:table-cell office:value-type="float" office:value="-0.065303">
                <text:p>-0.0653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63428">
                <text:p>1463428</text:p>
              </table:table-cell>
              <table:table-cell office:value-type="float" office:value="-0.111868">
                <text:p>-0.111868</text:p>
              </table:table-cell>
              <table:table-cell office:value-type="float" office:value="-0.164028">
                <text:p>-0.1640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63685">
                <text:p>1463685</text:p>
              </table:table-cell>
              <table:table-cell office:value-type="float" office:value="-0.499784">
                <text:p>-0.499784</text:p>
              </table:table-cell>
              <table:table-cell office:value-type="float" office:value="-0.181481">
                <text:p>-0.1814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64456">
                <text:p>1464456</text:p>
              </table:table-cell>
              <table:table-cell office:value-type="float" office:value="-0.140663">
                <text:p>-0.140663</text:p>
              </table:table-cell>
              <table:table-cell office:value-type="float" office:value="-0.145109">
                <text:p>-0.1451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65484">
                <text:p>1465484</text:p>
              </table:table-cell>
              <table:table-cell office:value-type="float" office:value="-0.081032">
                <text:p>-0.081032</text:p>
              </table:table-cell>
              <table:table-cell office:value-type="float" office:value="-0.119662">
                <text:p>-0.1196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66512">
                <text:p>1466512</text:p>
              </table:table-cell>
              <table:table-cell office:value-type="float" office:value="-0.095655">
                <text:p>-0.095655</text:p>
              </table:table-cell>
              <table:table-cell office:value-type="float" office:value="-0.113799">
                <text:p>-0.1137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66769">
                <text:p>1466769</text:p>
              </table:table-cell>
              <table:table-cell office:value-type="float" office:value="-0.350195">
                <text:p>-0.350195</text:p>
              </table:table-cell>
              <table:table-cell office:value-type="float" office:value="-0.134051">
                <text:p>-0.1340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67797">
                <text:p>1467797</text:p>
              </table:table-cell>
              <table:table-cell office:value-type="float" office:value="-0.081032">
                <text:p>-0.081032</text:p>
              </table:table-cell>
              <table:table-cell office:value-type="float" office:value="-0.096213">
                <text:p>-0.0962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68054">
                <text:p>1468054</text:p>
              </table:table-cell>
              <table:table-cell office:value-type="float" office:value="-0.323755">
                <text:p>-0.323755</text:p>
              </table:table-cell>
              <table:table-cell office:value-type="float" office:value="-0.133251">
                <text:p>-0.13325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68825">
                <text:p>1468825</text:p>
              </table:table-cell>
              <table:table-cell office:value-type="float" office:value="-0.149157">
                <text:p>-0.149157</text:p>
              </table:table-cell>
              <table:table-cell office:value-type="float" office:value="-0.160297">
                <text:p>-0.1602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69082">
                <text:p>1469082</text:p>
              </table:table-cell>
              <table:table-cell office:value-type="float" office:value="-0.421745">
                <text:p>-0.421745</text:p>
              </table:table-cell>
              <table:table-cell office:value-type="float" office:value="-0.169224">
                <text:p>-0.16922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9853">
                <text:p>1469853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50571">
                <text:p>-0.1505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70110">
                <text:p>1470110</text:p>
              </table:table-cell>
              <table:table-cell office:value-type="float" office:value="-0.447471">
                <text:p>-0.447471</text:p>
              </table:table-cell>
              <table:table-cell office:value-type="float" office:value="-0.175752">
                <text:p>-0.1757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470881">
                <text:p>1470881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41378">
                <text:p>-0.1413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471909">
                <text:p>1471909</text:p>
              </table:table-cell>
              <table:table-cell office:value-type="float" office:value="-0.087549">
                <text:p>-0.087549</text:p>
              </table:table-cell>
              <table:table-cell office:value-type="float" office:value="-0.127922">
                <text:p>-0.1279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72166">
                <text:p>1472166</text:p>
              </table:table-cell>
              <table:table-cell office:value-type="float" office:value="-0.350195">
                <text:p>-0.350195</text:p>
              </table:table-cell>
              <table:table-cell office:value-type="float" office:value="-0.126856">
                <text:p>-0.1268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72937">
                <text:p>1472937</text:p>
              </table:table-cell>
              <table:table-cell office:value-type="float" office:value="-0.127687">
                <text:p>-0.127687</text:p>
              </table:table-cell>
              <table:table-cell office:value-type="float" office:value="-0.148173">
                <text:p>-0.1481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473194">
                <text:p>1473194</text:p>
              </table:table-cell>
              <table:table-cell office:value-type="float" office:value="-0.461106">
                <text:p>-0.461106</text:p>
              </table:table-cell>
              <table:table-cell office:value-type="float" office:value="-0.138847">
                <text:p>-0.1388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473965">
                <text:p>1473965</text:p>
              </table:table-cell>
              <table:table-cell office:value-type="float" office:value="-0.094774">
                <text:p>-0.094774</text:p>
              </table:table-cell>
              <table:table-cell office:value-type="float" office:value="-0.123925">
                <text:p>-0.1239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475250">
                <text:p>1475250</text:p>
              </table:table-cell>
              <table:table-cell office:value-type="float" office:value="-0.084349">
                <text:p>-0.084349</text:p>
              </table:table-cell>
              <table:table-cell office:value-type="float" office:value="-0.139513">
                <text:p>-0.1395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476278">
                <text:p>1476278</text:p>
              </table:table-cell>
              <table:table-cell office:value-type="float" office:value="-0.071081">
                <text:p>-0.071081</text:p>
              </table:table-cell>
              <table:table-cell office:value-type="float" office:value="-0.102342">
                <text:p>-0.10234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476535">
                <text:p>1476535</text:p>
              </table:table-cell>
              <table:table-cell office:value-type="float" office:value="-0.186619">
                <text:p>-0.186619</text:p>
              </table:table-cell>
              <table:table-cell office:value-type="float" office:value="-0.059175">
                <text:p>-0.0591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77563">
                <text:p>1477563</text:p>
              </table:table-cell>
              <table:table-cell office:value-type="float" office:value="-0.002447">
                <text:p>-0.002447</text:p>
              </table:table-cell>
              <table:table-cell office:value-type="float" office:value="-0.01281">
                <text:p>-0.012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8334">
                <text:p>1478334</text:p>
              </table:table-cell>
              <table:table-cell office:value-type="float" office:value="-0.071336">
                <text:p>-0.071336</text:p>
              </table:table-cell>
              <table:table-cell office:value-type="float" office:value="-0.085421">
                <text:p>-0.0854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78591">
                <text:p>1478591</text:p>
              </table:table-cell>
              <table:table-cell office:value-type="float" office:value="-0.311284">
                <text:p>-0.311284</text:p>
              </table:table-cell>
              <table:table-cell office:value-type="float" office:value="-0.104606">
                <text:p>-0.1046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79619">
                <text:p>1479619</text:p>
              </table:table-cell>
              <table:table-cell office:value-type="float" office:value="-0.125052">
                <text:p>-0.125052</text:p>
              </table:table-cell>
              <table:table-cell office:value-type="float" office:value="-0.176285">
                <text:p>-0.1762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480390">
                <text:p>1480390</text:p>
              </table:table-cell>
              <table:table-cell office:value-type="float" office:value="-0.081682">
                <text:p>-0.081682</text:p>
              </table:table-cell>
              <table:table-cell office:value-type="float" office:value="-0.065969">
                <text:p>-0.0659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83988">
                <text:p>1483988</text:p>
              </table:table-cell>
              <table:table-cell office:value-type="float" office:value="-0.020299">
                <text:p>-0.020299</text:p>
              </table:table-cell>
              <table:table-cell office:value-type="float" office:value="-0.103141">
                <text:p>-0.10314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484759">
                <text:p>1484759</text:p>
              </table:table-cell>
              <table:table-cell office:value-type="float" office:value="0.032425">
                <text:p>0.032425</text:p>
              </table:table-cell>
              <table:table-cell office:value-type="float" office:value="0.076322">
                <text:p>0.0763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485016">
                <text:p>1485016</text:p>
              </table:table-cell>
              <table:table-cell office:value-type="float" office:value="0.205651">
                <text:p>0.205651</text:p>
              </table:table-cell>
              <table:table-cell office:value-type="float" office:value="0.086047">
                <text:p>0.0860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86044">
                <text:p>1486044</text:p>
              </table:table-cell>
              <table:table-cell office:value-type="float" office:value="-0.009728">
                <text:p>-0.009728</text:p>
              </table:table-cell>
              <table:table-cell office:value-type="float" office:value="-0.028798">
                <text:p>-0.0287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86301">
                <text:p>1486301</text:p>
              </table:table-cell>
              <table:table-cell office:value-type="float" office:value="-0.0098">
                <text:p>-0.0098</text:p>
              </table:table-cell>
              <table:table-cell office:value-type="float" office:value="-0.023868">
                <text:p>-0.0238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87072">
                <text:p>1487072</text:p>
              </table:table-cell>
              <table:table-cell office:value-type="float" office:value="-0.01297">
                <text:p>-0.01297</text:p>
              </table:table-cell>
              <table:table-cell office:value-type="float" office:value="-0.007614">
                <text:p>-0.0076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487329">
                <text:p>1487329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21337">
                <text:p>-0.0213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88100">
                <text:p>1488100</text:p>
              </table:table-cell>
              <table:table-cell office:value-type="float" office:value="-0.01297">
                <text:p>-0.01297</text:p>
              </table:table-cell>
              <table:table-cell office:value-type="float" office:value="-0.014942">
                <text:p>-0.01494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488357">
                <text:p>1488357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1694">
                <text:p>-0.016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489128">
                <text:p>1489128</text:p>
              </table:table-cell>
              <table:table-cell office:value-type="float" office:value="0.009789">
                <text:p>0.009789</text:p>
              </table:table-cell>
              <table:table-cell office:value-type="float" office:value="0.023029">
                <text:p>0.0230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89385">
                <text:p>1489385</text:p>
              </table:table-cell>
              <table:table-cell office:value-type="float" office:value="0.058366">
                <text:p>0.058366</text:p>
              </table:table-cell>
              <table:table-cell office:value-type="float" office:value="0.023695">
                <text:p>0.02369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90413">
                <text:p>1490413</text:p>
              </table:table-cell>
              <table:table-cell office:value-type="float" office:value="-0.026943">
                <text:p>-0.026943</text:p>
              </table:table-cell>
              <table:table-cell office:value-type="float" office:value="-0.049182">
                <text:p>-0.0491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91184">
                <text:p>1491184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80625">
                <text:p>-0.080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91441">
                <text:p>1491441</text:p>
              </table:table-cell>
              <table:table-cell office:value-type="float" office:value="-0.146894">
                <text:p>-0.146894</text:p>
              </table:table-cell>
              <table:table-cell office:value-type="float" office:value="0.001845">
                <text:p>0.0018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92212">
                <text:p>1492212</text:p>
              </table:table-cell>
              <table:table-cell office:value-type="float" office:value="0.032425">
                <text:p>0.032425</text:p>
              </table:table-cell>
              <table:table-cell office:value-type="float" office:value="0.031556">
                <text:p>0.0315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92469">
                <text:p>1492469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060507">
                <text:p>-0.0605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93497">
                <text:p>1493497</text:p>
              </table:table-cell>
              <table:table-cell office:value-type="float" office:value="-0.017138">
                <text:p>-0.017138</text:p>
              </table:table-cell>
              <table:table-cell office:value-type="float" office:value="-0.003351">
                <text:p>-0.0033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96067">
                <text:p>1496067</text:p>
              </table:table-cell>
              <table:table-cell office:value-type="float" office:value="-0.028432">
                <text:p>-0.028432</text:p>
              </table:table-cell>
              <table:table-cell office:value-type="float" office:value="-0.079692">
                <text:p>-0.0796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96324">
                <text:p>1496324</text:p>
              </table:table-cell>
              <table:table-cell office:value-type="float" office:value="-0.311284">
                <text:p>-0.311284</text:p>
              </table:table-cell>
              <table:table-cell office:value-type="float" office:value="-0.147773">
                <text:p>-0.1477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97095">
                <text:p>1497095</text:p>
              </table:table-cell>
              <table:table-cell office:value-type="float" office:value="-0.048948">
                <text:p>-0.048948</text:p>
              </table:table-cell>
              <table:table-cell office:value-type="float" office:value="-0.033461">
                <text:p>-0.0334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97352">
                <text:p>1497352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29597">
                <text:p>-0.0295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98123">
                <text:p>1498123</text:p>
              </table:table-cell>
              <table:table-cell office:value-type="float" office:value="0.009791">
                <text:p>0.009791</text:p>
              </table:table-cell>
              <table:table-cell office:value-type="float" office:value="0.002511">
                <text:p>0.0025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98380">
                <text:p>1498380</text:p>
              </table:table-cell>
              <table:table-cell office:value-type="float" office:value="0">
                <text:p>0</text:p>
              </table:table-cell>
              <table:table-cell office:value-type="float" office:value="-0.00375">
                <text:p>-0.00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99151">
                <text:p>1499151</text:p>
              </table:table-cell>
              <table:table-cell office:value-type="float" office:value="0.045396">
                <text:p>0.045396</text:p>
              </table:table-cell>
              <table:table-cell office:value-type="float" office:value="0.018766">
                <text:p>0.0187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99408">
                <text:p>1499408</text:p>
              </table:table-cell>
              <table:table-cell office:value-type="float" office:value="0.097276">
                <text:p>0.097276</text:p>
              </table:table-cell>
              <table:table-cell office:value-type="float" office:value="0.017034">
                <text:p>0.0170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00179">
                <text:p>1500179</text:p>
              </table:table-cell>
              <table:table-cell office:value-type="float" office:value="0.042436">
                <text:p>0.042436</text:p>
              </table:table-cell>
              <table:table-cell office:value-type="float" office:value="0.03009">
                <text:p>0.030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00436">
                <text:p>1500436</text:p>
              </table:table-cell>
              <table:table-cell office:value-type="float" office:value="0.136187">
                <text:p>0.136187</text:p>
              </table:table-cell>
              <table:table-cell office:value-type="float" office:value="0.020364">
                <text:p>0.0203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01207">
                <text:p>1501207</text:p>
              </table:table-cell>
              <table:table-cell office:value-type="float" office:value="-0.035953">
                <text:p>-0.035953</text:p>
              </table:table-cell>
              <table:table-cell office:value-type="float" office:value="-0.045718">
                <text:p>-0.0457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02235">
                <text:p>1502235</text:p>
              </table:table-cell>
              <table:table-cell office:value-type="float" office:value="-0.002447">
                <text:p>-0.002447</text:p>
              </table:table-cell>
              <table:table-cell office:value-type="float" office:value="-0.01321">
                <text:p>-0.013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02492">
                <text:p>1502492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31596">
                <text:p>-0.03159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3263">
                <text:p>1503263</text:p>
              </table:table-cell>
              <table:table-cell office:value-type="float" office:value="-0.048937">
                <text:p>-0.048937</text:p>
              </table:table-cell>
              <table:table-cell office:value-type="float" office:value="-0.041988">
                <text:p>-0.0419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03520">
                <text:p>1503520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21737">
                <text:p>-0.0217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04291">
                <text:p>1504291</text:p>
              </table:table-cell>
              <table:table-cell office:value-type="float" office:value="0">
                <text:p>0</text:p>
              </table:table-cell>
              <table:table-cell office:value-type="float" office:value="-0.011611">
                <text:p>-0.01161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05833">
                <text:p>1505833</text:p>
              </table:table-cell>
              <table:table-cell office:value-type="float" office:value="0.004896">
                <text:p>0.004896</text:p>
              </table:table-cell>
              <table:table-cell office:value-type="float" office:value="-0.004417">
                <text:p>-0.0044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06861">
                <text:p>1506861</text:p>
              </table:table-cell>
              <table:table-cell office:value-type="float" office:value="-0.061548">
                <text:p>-0.061548</text:p>
              </table:table-cell>
              <table:table-cell office:value-type="float" office:value="-0.087153">
                <text:p>-0.0871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07889">
                <text:p>1507889</text:p>
              </table:table-cell>
              <table:table-cell office:value-type="float" office:value="-0.090647">
                <text:p>-0.090647</text:p>
              </table:table-cell>
              <table:table-cell office:value-type="float" office:value="-0.137115">
                <text:p>-0.1371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08146">
                <text:p>1508146</text:p>
              </table:table-cell>
              <table:table-cell office:value-type="float" office:value="-0.421745">
                <text:p>-0.421745</text:p>
              </table:table-cell>
              <table:table-cell office:value-type="float" office:value="-0.13485">
                <text:p>-0.134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10202">
                <text:p>1510202</text:p>
              </table:table-cell>
              <table:table-cell office:value-type="float" office:value="-0.009728">
                <text:p>-0.009728</text:p>
              </table:table-cell>
              <table:table-cell office:value-type="float" office:value="-0.026">
                <text:p>-0.02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10459">
                <text:p>1510459</text:p>
              </table:table-cell>
              <table:table-cell office:value-type="float" office:value="0.029358">
                <text:p>0.029358</text:p>
              </table:table-cell>
              <table:table-cell office:value-type="float" office:value="-0.026666">
                <text:p>-0.0266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11230">
                <text:p>1511230</text:p>
              </table:table-cell>
              <table:table-cell office:value-type="float" office:value="0.14107">
                <text:p>0.14107</text:p>
              </table:table-cell>
              <table:table-cell office:value-type="float" office:value="0.149998">
                <text:p>0.1499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12515">
                <text:p>1512515</text:p>
              </table:table-cell>
              <table:table-cell office:value-type="float" office:value="0.049009">
                <text:p>0.049009</text:p>
              </table:table-cell>
              <table:table-cell office:value-type="float" office:value="0.056603">
                <text:p>0.0566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13286">
                <text:p>1513286</text:p>
              </table:table-cell>
              <table:table-cell office:value-type="float" office:value="-0.003264">
                <text:p>-0.003264</text:p>
              </table:table-cell>
              <table:table-cell office:value-type="float" office:value="-0.014276">
                <text:p>-0.01427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13543">
                <text:p>1513543</text:p>
              </table:table-cell>
              <table:table-cell office:value-type="float" office:value="0.06855">
                <text:p>0.06855</text:p>
              </table:table-cell>
              <table:table-cell office:value-type="float" office:value="0.042081">
                <text:p>0.0420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14571">
                <text:p>1514571</text:p>
              </table:table-cell>
              <table:table-cell office:value-type="float" office:value="0.120148">
                <text:p>0.120148</text:p>
              </table:table-cell>
              <table:table-cell office:value-type="float" office:value="0.150531">
                <text:p>0.15053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14828">
                <text:p>1514828</text:p>
              </table:table-cell>
              <table:table-cell office:value-type="float" office:value="0.480407">
                <text:p>0.480407</text:p>
              </table:table-cell>
              <table:table-cell office:value-type="float" office:value="0.160657">
                <text:p>0.1606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5599">
                <text:p>1515599</text:p>
              </table:table-cell>
              <table:table-cell office:value-type="float" office:value="0.149157">
                <text:p>0.149157</text:p>
              </table:table-cell>
              <table:table-cell office:value-type="float" office:value="0.145202">
                <text:p>0.1452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6627">
                <text:p>1516627</text:p>
              </table:table-cell>
              <table:table-cell office:value-type="float" office:value="0.10214">
                <text:p>0.10214</text:p>
              </table:table-cell>
              <table:table-cell office:value-type="float" office:value="0.134144">
                <text:p>0.13414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16884">
                <text:p>1516884</text:p>
              </table:table-cell>
              <table:table-cell office:value-type="float" office:value="0.40856">
                <text:p>0.40856</text:p>
              </table:table-cell>
              <table:table-cell office:value-type="float" office:value="0.138674">
                <text:p>0.13867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17912">
                <text:p>1517912</text:p>
              </table:table-cell>
              <table:table-cell office:value-type="float" office:value="-0.002446">
                <text:p>-0.002446</text:p>
              </table:table-cell>
              <table:table-cell office:value-type="float" office:value="-0.013077">
                <text:p>-0.01307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18169">
                <text:p>1518169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1774">
                <text:p>-0.0177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18940">
                <text:p>1518940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73564">
                <text:p>-0.0735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19197">
                <text:p>1519197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06024">
                <text:p>-0.060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19968">
                <text:p>1519968</text:p>
              </table:table-cell>
              <table:table-cell office:value-type="float" office:value="-0.022866">
                <text:p>-0.022866</text:p>
              </table:table-cell>
              <table:table-cell office:value-type="float" office:value="0.00784099999999999">
                <text:p>0.0078409999999999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20225">
                <text:p>1520225</text:p>
              </table:table-cell>
              <table:table-cell office:value-type="float" office:value="0.029393">
                <text:p>0.029393</text:p>
              </table:table-cell>
              <table:table-cell office:value-type="float" office:value="-0.002551">
                <text:p>-0.0025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20996">
                <text:p>1520996</text:p>
              </table:table-cell>
              <table:table-cell office:value-type="float" office:value="0.022837">
                <text:p>0.022837</text:p>
              </table:table-cell>
              <table:table-cell office:value-type="float" office:value="0.023962">
                <text:p>0.02396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22024">
                <text:p>1522024</text:p>
              </table:table-cell>
              <table:table-cell office:value-type="float" office:value="-0.009728">
                <text:p>-0.009728</text:p>
              </table:table-cell>
              <table:table-cell office:value-type="float" office:value="-0.010945">
                <text:p>-0.01094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23566">
                <text:p>1523566</text:p>
              </table:table-cell>
              <table:table-cell office:value-type="float" office:value="0.038911">
                <text:p>0.038911</text:p>
              </table:table-cell>
              <table:table-cell office:value-type="float" office:value="0.0614">
                <text:p>0.06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524337">
                <text:p>1524337</text:p>
              </table:table-cell>
              <table:table-cell office:value-type="float" office:value="0.114635">
                <text:p>0.114635</text:p>
              </table:table-cell>
              <table:table-cell office:value-type="float" office:value="0.140539">
                <text:p>0.14053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24594">
                <text:p>1524594</text:p>
              </table:table-cell>
              <table:table-cell office:value-type="float" office:value="0.345871">
                <text:p>0.345871</text:p>
              </table:table-cell>
              <table:table-cell office:value-type="float" office:value="0.094175">
                <text:p>0.0941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25365">
                <text:p>1525365</text:p>
              </table:table-cell>
              <table:table-cell office:value-type="float" office:value="0.123217">
                <text:p>0.123217</text:p>
              </table:table-cell>
              <table:table-cell office:value-type="float" office:value="0.134943">
                <text:p>0.1349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526393">
                <text:p>1526393</text:p>
              </table:table-cell>
              <table:table-cell office:value-type="float" office:value="0.068093">
                <text:p>0.068093</text:p>
              </table:table-cell>
              <table:table-cell office:value-type="float" office:value="0.141072">
                <text:p>0.1410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26650">
                <text:p>1526650</text:p>
              </table:table-cell>
              <table:table-cell office:value-type="float" office:value="0.447471">
                <text:p>0.447471</text:p>
              </table:table-cell>
              <table:table-cell office:value-type="float" office:value="0.149599">
                <text:p>0.1495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27935">
                <text:p>1527935</text:p>
              </table:table-cell>
              <table:table-cell office:value-type="float" office:value="0.07393">
                <text:p>0.07393</text:p>
              </table:table-cell>
              <table:table-cell office:value-type="float" office:value="0.143603">
                <text:p>0.1436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28706">
                <text:p>1528706</text:p>
              </table:table-cell>
              <table:table-cell office:value-type="float" office:value="0.103761">
                <text:p>0.103761</text:p>
              </table:table-cell>
              <table:table-cell office:value-type="float" office:value="0.097372">
                <text:p>0.0973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28963">
                <text:p>1528963</text:p>
              </table:table-cell>
              <table:table-cell office:value-type="float" office:value="0.343649">
                <text:p>0.343649</text:p>
              </table:table-cell>
              <table:table-cell office:value-type="float" office:value="0.137342">
                <text:p>0.1373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29734">
                <text:p>1529734</text:p>
              </table:table-cell>
              <table:table-cell office:value-type="float" office:value="0.168612">
                <text:p>0.168612</text:p>
              </table:table-cell>
              <table:table-cell office:value-type="float" office:value="0.145602">
                <text:p>0.1456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30762">
                <text:p>1530762</text:p>
              </table:table-cell>
              <table:table-cell office:value-type="float" office:value="0.086032">
                <text:p>0.086032</text:p>
              </table:table-cell>
              <table:table-cell office:value-type="float" office:value="0.103501">
                <text:p>0.1035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31790">
                <text:p>1531790</text:p>
              </table:table-cell>
              <table:table-cell office:value-type="float" office:value="0.111868">
                <text:p>0.111868</text:p>
              </table:table-cell>
              <table:table-cell office:value-type="float" office:value="0.126283">
                <text:p>0.1262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32047">
                <text:p>1532047</text:p>
              </table:table-cell>
              <table:table-cell office:value-type="float" office:value="0.40856">
                <text:p>0.40856</text:p>
              </table:table-cell>
              <table:table-cell office:value-type="float" office:value="0.150265">
                <text:p>0.1502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32818">
                <text:p>1532818</text:p>
              </table:table-cell>
              <table:table-cell office:value-type="float" office:value="0.458588">
                <text:p>0.458588</text:p>
              </table:table-cell>
              <table:table-cell office:value-type="float" office:value="0.462159">
                <text:p>0.4621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33846">
                <text:p>1533846</text:p>
              </table:table-cell>
              <table:table-cell office:value-type="float" office:value="0.218368">
                <text:p>0.218368</text:p>
              </table:table-cell>
              <table:table-cell office:value-type="float" office:value="0.268041">
                <text:p>0.2680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34103">
                <text:p>1534103</text:p>
              </table:table-cell>
              <table:table-cell office:value-type="float" office:value="0.708727">
                <text:p>0.708727</text:p>
              </table:table-cell>
              <table:table-cell office:value-type="float" office:value="0.319868">
                <text:p>0.3198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35388">
                <text:p>1535388</text:p>
              </table:table-cell>
              <table:table-cell office:value-type="float" office:value="0.206226">
                <text:p>0.206226</text:p>
              </table:table-cell>
              <table:table-cell office:value-type="float" office:value="0.3653">
                <text:p>0.36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36159">
                <text:p>1536159</text:p>
              </table:table-cell>
              <table:table-cell office:value-type="float" office:value="0.35668">
                <text:p>0.35668</text:p>
              </table:table-cell>
              <table:table-cell office:value-type="float" office:value="0.393678">
                <text:p>0.3936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36416">
                <text:p>1536416</text:p>
              </table:table-cell>
              <table:table-cell office:value-type="float" office:value="1.256253">
                <text:p>1.256253</text:p>
              </table:table-cell>
              <table:table-cell office:value-type="float" office:value="0.347314">
                <text:p>0.3473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37444">
                <text:p>1537444</text:p>
              </table:table-cell>
              <table:table-cell office:value-type="float" office:value="0.311284">
                <text:p>0.311284</text:p>
              </table:table-cell>
              <table:table-cell office:value-type="float" office:value="0.441775">
                <text:p>0.44177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38215">
                <text:p>1538215</text:p>
              </table:table-cell>
              <table:table-cell office:value-type="float" office:value="0">
                <text:p>0</text:p>
              </table:table-cell>
              <table:table-cell office:value-type="float" office:value="-0.005749">
                <text:p>-0.00574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38472">
                <text:p>1538472</text:p>
              </table:table-cell>
              <table:table-cell office:value-type="float" office:value="0">
                <text:p>0</text:p>
              </table:table-cell>
              <table:table-cell office:value-type="float" office:value="-0.000819000000000004">
                <text:p>-0.00081900000000000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39243">
                <text:p>1539243</text:p>
              </table:table-cell>
              <table:table-cell office:value-type="float" office:value="0">
                <text:p>0</text:p>
              </table:table-cell>
              <table:table-cell office:value-type="float" office:value="-0.004683">
                <text:p>-0.0046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540271">
                <text:p>1540271</text:p>
              </table:table-cell>
              <table:table-cell office:value-type="float" office:value="0">
                <text:p>0</text:p>
              </table:table-cell>
              <table:table-cell office:value-type="float" office:value="-0.005749">
                <text:p>-0.0057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40528">
                <text:p>1540528</text:p>
              </table:table-cell>
              <table:table-cell office:value-type="float" office:value="0">
                <text:p>0</text:p>
              </table:table-cell>
              <table:table-cell office:value-type="float" office:value="0.003178">
                <text:p>0.0031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41299">
                <text:p>1541299</text:p>
              </table:table-cell>
              <table:table-cell office:value-type="float" office:value="0">
                <text:p>0</text:p>
              </table:table-cell>
              <table:table-cell office:value-type="float" office:value="-0.00375">
                <text:p>-0.003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41556">
                <text:p>1541556</text:p>
              </table:table-cell>
              <table:table-cell office:value-type="float" office:value="0">
                <text:p>0</text:p>
              </table:table-cell>
              <table:table-cell office:value-type="float" office:value="-0.005749">
                <text:p>-0.0057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42327">
                <text:p>1542327</text:p>
              </table:table-cell>
              <table:table-cell office:value-type="float" office:value="0">
                <text:p>0</text:p>
              </table:table-cell>
              <table:table-cell office:value-type="float" office:value="-0.003617">
                <text:p>-0.00361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42584">
                <text:p>1542584</text:p>
              </table:table-cell>
              <table:table-cell office:value-type="float" office:value="0">
                <text:p>0</text:p>
              </table:table-cell>
              <table:table-cell office:value-type="float" office:value="0.000645999999999997">
                <text:p>0.00064599999999999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43355">
                <text:p>1543355</text:p>
              </table:table-cell>
              <table:table-cell office:value-type="float" office:value="0">
                <text:p>0</text:p>
              </table:table-cell>
              <table:table-cell office:value-type="float" office:value="-0.004417">
                <text:p>-0.0044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43612">
                <text:p>1543612</text:p>
              </table:table-cell>
              <table:table-cell office:value-type="float" office:value="0">
                <text:p>0</text:p>
              </table:table-cell>
              <table:table-cell office:value-type="float" office:value="0.000912999999999997">
                <text:p>0.0009129999999999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44383">
                <text:p>1544383</text:p>
              </table:table-cell>
              <table:table-cell office:value-type="float" office:value="0">
                <text:p>0</text:p>
              </table:table-cell>
              <table:table-cell office:value-type="float" office:value="-0.003351">
                <text:p>-0.00335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45411">
                <text:p>1545411</text:p>
              </table:table-cell>
              <table:table-cell office:value-type="float" office:value="0">
                <text:p>0</text:p>
              </table:table-cell>
              <table:table-cell office:value-type="float" office:value="-0.004283">
                <text:p>-0.0042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545668">
                <text:p>1545668</text:p>
              </table:table-cell>
              <table:table-cell office:value-type="float" office:value="0">
                <text:p>0</text:p>
              </table:table-cell>
              <table:table-cell office:value-type="float" office:value="-0.001219">
                <text:p>-0.00121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46696">
                <text:p>1546696</text:p>
              </table:table-cell>
              <table:table-cell office:value-type="float" office:value="0">
                <text:p>0</text:p>
              </table:table-cell>
              <table:table-cell office:value-type="float" office:value="-0.004283">
                <text:p>-0.0042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46953">
                <text:p>1546953</text:p>
              </table:table-cell>
              <table:table-cell office:value-type="float" office:value="0">
                <text:p>0</text:p>
              </table:table-cell>
              <table:table-cell office:value-type="float" office:value="-0.002018">
                <text:p>-0.0020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47724">
                <text:p>1547724</text:p>
              </table:table-cell>
              <table:table-cell office:value-type="float" office:value="0">
                <text:p>0</text:p>
              </table:table-cell>
              <table:table-cell office:value-type="float" office:value="-0.00828">
                <text:p>-0.008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548752">
                <text:p>1548752</text:p>
              </table:table-cell>
              <table:table-cell office:value-type="float" office:value="0">
                <text:p>0</text:p>
              </table:table-cell>
              <table:table-cell office:value-type="float" office:value="-0.006415">
                <text:p>-0.00641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549009">
                <text:p>1549009</text:p>
              </table:table-cell>
              <table:table-cell office:value-type="float" office:value="0">
                <text:p>0</text:p>
              </table:table-cell>
              <table:table-cell office:value-type="float" office:value="-0.006548">
                <text:p>-0.0065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49780">
                <text:p>1549780</text:p>
              </table:table-cell>
              <table:table-cell office:value-type="float" office:value="0">
                <text:p>0</text:p>
              </table:table-cell>
              <table:table-cell office:value-type="float" office:value="0.000912999999999997">
                <text:p>0.0009129999999999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50037">
                <text:p>1550037</text:p>
              </table:table-cell>
              <table:table-cell office:value-type="float" office:value="0">
                <text:p>0</text:p>
              </table:table-cell>
              <table:table-cell office:value-type="float" office:value="-0.001485">
                <text:p>-0.0014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50808">
                <text:p>1550808</text:p>
              </table:table-cell>
              <table:table-cell office:value-type="float" office:value="0">
                <text:p>0</text:p>
              </table:table-cell>
              <table:table-cell office:value-type="float" office:value="-0.002951">
                <text:p>-0.0029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51065">
                <text:p>1551065</text:p>
              </table:table-cell>
              <table:table-cell office:value-type="float" office:value="0">
                <text:p>0</text:p>
              </table:table-cell>
              <table:table-cell office:value-type="float" office:value="-0.00375">
                <text:p>-0.003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51836">
                <text:p>1551836</text:p>
              </table:table-cell>
              <table:table-cell office:value-type="float" office:value="0">
                <text:p>0</text:p>
              </table:table-cell>
              <table:table-cell office:value-type="float" office:value="0.000246999999999997">
                <text:p>0.0002469999999999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52093">
                <text:p>1552093</text:p>
              </table:table-cell>
              <table:table-cell office:value-type="float" office:value="0">
                <text:p>0</text:p>
              </table:table-cell>
              <table:table-cell office:value-type="float" office:value="-0.004417">
                <text:p>-0.0044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52864">
                <text:p>1552864</text:p>
              </table:table-cell>
              <table:table-cell office:value-type="float" office:value="0">
                <text:p>0</text:p>
              </table:table-cell>
              <table:table-cell office:value-type="float" office:value="-0.007081">
                <text:p>-0.00708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53121">
                <text:p>1553121</text:p>
              </table:table-cell>
              <table:table-cell office:value-type="float" office:value="0">
                <text:p>0</text:p>
              </table:table-cell>
              <table:table-cell office:value-type="float" office:value="-0.0000200000000000027">
                <text:p>-0.00002000000000000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54149">
                <text:p>1554149</text:p>
              </table:table-cell>
              <table:table-cell office:value-type="float" office:value="0">
                <text:p>0</text:p>
              </table:table-cell>
              <table:table-cell office:value-type="float" office:value="0.000112999999999995">
                <text:p>0.0001129999999999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54406">
                <text:p>1554406</text:p>
              </table:table-cell>
              <table:table-cell office:value-type="float" office:value="0">
                <text:p>0</text:p>
              </table:table-cell>
              <table:table-cell office:value-type="float" office:value="-0.000420000000000004">
                <text:p>-0.0004200000000000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55177">
                <text:p>1555177</text:p>
              </table:table-cell>
              <table:table-cell office:value-type="float" office:value="0">
                <text:p>0</text:p>
              </table:table-cell>
              <table:table-cell office:value-type="float" office:value="-0.001485">
                <text:p>-0.0014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55434">
                <text:p>1555434</text:p>
              </table:table-cell>
              <table:table-cell office:value-type="float" office:value="0">
                <text:p>0</text:p>
              </table:table-cell>
              <table:table-cell office:value-type="float" office:value="-0.000819000000000004">
                <text:p>-0.00081900000000000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56205">
                <text:p>1556205</text:p>
              </table:table-cell>
              <table:table-cell office:value-type="float" office:value="0">
                <text:p>0</text:p>
              </table:table-cell>
              <table:table-cell office:value-type="float" office:value="-0.000953000000000002">
                <text:p>-0.0009530000000000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56462">
                <text:p>1556462</text:p>
              </table:table-cell>
              <table:table-cell office:value-type="float" office:value="0">
                <text:p>0</text:p>
              </table:table-cell>
              <table:table-cell office:value-type="float" office:value="0.000645999999999997">
                <text:p>0.0006459999999999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57233">
                <text:p>1557233</text:p>
              </table:table-cell>
              <table:table-cell office:value-type="float" office:value="0">
                <text:p>0</text:p>
              </table:table-cell>
              <table:table-cell office:value-type="float" office:value="-0.006282">
                <text:p>-0.00628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57490">
                <text:p>1557490</text:p>
              </table:table-cell>
              <table:table-cell office:value-type="float" office:value="0">
                <text:p>0</text:p>
              </table:table-cell>
              <table:table-cell office:value-type="float" office:value="-0.007081">
                <text:p>-0.0070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58261">
                <text:p>1558261</text:p>
              </table:table-cell>
              <table:table-cell office:value-type="float" office:value="0">
                <text:p>0</text:p>
              </table:table-cell>
              <table:table-cell office:value-type="float" office:value="-0.004017">
                <text:p>-0.0040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58518">
                <text:p>1558518</text:p>
              </table:table-cell>
              <table:table-cell office:value-type="float" office:value="0">
                <text:p>0</text:p>
              </table:table-cell>
              <table:table-cell office:value-type="float" office:value="-0.004017">
                <text:p>-0.0040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559289">
                <text:p>1559289</text:p>
              </table:table-cell>
              <table:table-cell office:value-type="float" office:value="0">
                <text:p>0</text:p>
              </table:table-cell>
              <table:table-cell office:value-type="float" office:value="-0.004017">
                <text:p>-0.0040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59546">
                <text:p>1559546</text:p>
              </table:table-cell>
              <table:table-cell office:value-type="float" office:value="0">
                <text:p>0</text:p>
              </table:table-cell>
              <table:table-cell office:value-type="float" office:value="-0.006015">
                <text:p>-0.0060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60317">
                <text:p>1560317</text:p>
              </table:table-cell>
              <table:table-cell office:value-type="float" office:value="0">
                <text:p>0</text:p>
              </table:table-cell>
              <table:table-cell office:value-type="float" office:value="-0.00415">
                <text:p>-0.004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60574">
                <text:p>1560574</text:p>
              </table:table-cell>
              <table:table-cell office:value-type="float" office:value="0">
                <text:p>0</text:p>
              </table:table-cell>
              <table:table-cell office:value-type="float" office:value="-0.001752">
                <text:p>-0.0017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1602">
                <text:p>1561602</text:p>
              </table:table-cell>
              <table:table-cell office:value-type="float" office:value="0">
                <text:p>0</text:p>
              </table:table-cell>
              <table:table-cell office:value-type="float" office:value="-0.000819000000000004">
                <text:p>-0.0008190000000000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62630">
                <text:p>1562630</text:p>
              </table:table-cell>
              <table:table-cell office:value-type="float" office:value="0">
                <text:p>0</text:p>
              </table:table-cell>
              <table:table-cell office:value-type="float" office:value="-0.002818">
                <text:p>-0.0028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63915">
                <text:p>1563915</text:p>
              </table:table-cell>
              <table:table-cell office:value-type="float" office:value="0">
                <text:p>0</text:p>
              </table:table-cell>
              <table:table-cell office:value-type="float" office:value="-0.004683">
                <text:p>-0.0046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64172">
                <text:p>1564172</text:p>
              </table:table-cell>
              <table:table-cell office:value-type="float" office:value="0">
                <text:p>0</text:p>
              </table:table-cell>
              <table:table-cell office:value-type="float" office:value="-0.000286000000000005">
                <text:p>-0.0002860000000000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64943">
                <text:p>1564943</text:p>
              </table:table-cell>
              <table:table-cell office:value-type="float" office:value="0">
                <text:p>0</text:p>
              </table:table-cell>
              <table:table-cell office:value-type="float" office:value="-0.001619">
                <text:p>-0.00161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565200">
                <text:p>1565200</text:p>
              </table:table-cell>
              <table:table-cell office:value-type="float" office:value="0">
                <text:p>0</text:p>
              </table:table-cell>
              <table:table-cell office:value-type="float" office:value="0.001446">
                <text:p>0.00144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65971">
                <text:p>1565971</text:p>
              </table:table-cell>
              <table:table-cell office:value-type="float" office:value="0">
                <text:p>0</text:p>
              </table:table-cell>
              <table:table-cell office:value-type="float" office:value="0.002245">
                <text:p>0.00224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66228">
                <text:p>1566228</text:p>
              </table:table-cell>
              <table:table-cell office:value-type="float" office:value="0">
                <text:p>0</text:p>
              </table:table-cell>
              <table:table-cell office:value-type="float" office:value="-0.000819000000000004">
                <text:p>-0.00081900000000000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66999">
                <text:p>1566999</text:p>
              </table:table-cell>
              <table:table-cell office:value-type="float" office:value="0">
                <text:p>0</text:p>
              </table:table-cell>
              <table:table-cell office:value-type="float" office:value="-0.0000200000000000027">
                <text:p>-0.00002000000000000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67256">
                <text:p>1567256</text:p>
              </table:table-cell>
              <table:table-cell office:value-type="float" office:value="0">
                <text:p>0</text:p>
              </table:table-cell>
              <table:table-cell office:value-type="float" office:value="-0.006548">
                <text:p>-0.0065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68027">
                <text:p>1568027</text:p>
              </table:table-cell>
              <table:table-cell office:value-type="float" office:value="0">
                <text:p>0</text:p>
              </table:table-cell>
              <table:table-cell office:value-type="float" office:value="-0.005216">
                <text:p>-0.00521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68284">
                <text:p>1568284</text:p>
              </table:table-cell>
              <table:table-cell office:value-type="float" office:value="0">
                <text:p>0</text:p>
              </table:table-cell>
              <table:table-cell office:value-type="float" office:value="-0.006948">
                <text:p>-0.0069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69312">
                <text:p>1569312</text:p>
              </table:table-cell>
              <table:table-cell office:value-type="float" office:value="0">
                <text:p>0</text:p>
              </table:table-cell>
              <table:table-cell office:value-type="float" office:value="-0.005749">
                <text:p>-0.0057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70340">
                <text:p>1570340</text:p>
              </table:table-cell>
              <table:table-cell office:value-type="float" office:value="0">
                <text:p>0</text:p>
              </table:table-cell>
              <table:table-cell office:value-type="float" office:value="0.000112999999999995">
                <text:p>0.00011299999999999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70597">
                <text:p>1570597</text:p>
              </table:table-cell>
              <table:table-cell office:value-type="float" office:value="0">
                <text:p>0</text:p>
              </table:table-cell>
              <table:table-cell office:value-type="float" office:value="-0.008014">
                <text:p>-0.0080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71368">
                <text:p>1571368</text:p>
              </table:table-cell>
              <table:table-cell office:value-type="float" office:value="0">
                <text:p>0</text:p>
              </table:table-cell>
              <table:table-cell office:value-type="float" office:value="-0.005482">
                <text:p>-0.00548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71625">
                <text:p>1571625</text:p>
              </table:table-cell>
              <table:table-cell office:value-type="float" office:value="0">
                <text:p>0</text:p>
              </table:table-cell>
              <table:table-cell office:value-type="float" office:value="-0.0000200000000000027">
                <text:p>-0.00002000000000000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72396">
                <text:p>1572396</text:p>
              </table:table-cell>
              <table:table-cell office:value-type="float" office:value="0">
                <text:p>0</text:p>
              </table:table-cell>
              <table:table-cell office:value-type="float" office:value="0.000512999999999996">
                <text:p>0.0005129999999999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72653">
                <text:p>1572653</text:p>
              </table:table-cell>
              <table:table-cell office:value-type="float" office:value="0">
                <text:p>0</text:p>
              </table:table-cell>
              <table:table-cell office:value-type="float" office:value="0.000778999999999995">
                <text:p>0.00077899999999999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73424">
                <text:p>1573424</text:p>
              </table:table-cell>
              <table:table-cell office:value-type="float" office:value="0">
                <text:p>0</text:p>
              </table:table-cell>
              <table:table-cell office:value-type="float" office:value="-0.007081">
                <text:p>-0.0070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74709">
                <text:p>1574709</text:p>
              </table:table-cell>
              <table:table-cell office:value-type="float" office:value="0">
                <text:p>0</text:p>
              </table:table-cell>
              <table:table-cell office:value-type="float" office:value="-0.003617">
                <text:p>-0.0036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75737">
                <text:p>1575737</text:p>
              </table:table-cell>
              <table:table-cell office:value-type="float" office:value="0">
                <text:p>0</text:p>
              </table:table-cell>
              <table:table-cell office:value-type="float" office:value="-0.000819000000000004">
                <text:p>-0.00081900000000000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75994">
                <text:p>1575994</text:p>
              </table:table-cell>
              <table:table-cell office:value-type="float" office:value="0">
                <text:p>0</text:p>
              </table:table-cell>
              <table:table-cell office:value-type="float" office:value="0.001579">
                <text:p>0.00157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76765">
                <text:p>1576765</text:p>
              </table:table-cell>
              <table:table-cell office:value-type="float" office:value="0">
                <text:p>0</text:p>
              </table:table-cell>
              <table:table-cell office:value-type="float" office:value="-0.002951">
                <text:p>-0.00295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77793">
                <text:p>1577793</text:p>
              </table:table-cell>
              <table:table-cell office:value-type="float" office:value="0">
                <text:p>0</text:p>
              </table:table-cell>
              <table:table-cell office:value-type="float" office:value="-0.005482">
                <text:p>-0.00548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78050">
                <text:p>1578050</text:p>
              </table:table-cell>
              <table:table-cell office:value-type="float" office:value="0">
                <text:p>0</text:p>
              </table:table-cell>
              <table:table-cell office:value-type="float" office:value="0.003178">
                <text:p>0.00317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78821">
                <text:p>1578821</text:p>
              </table:table-cell>
              <table:table-cell office:value-type="float" office:value="0">
                <text:p>0</text:p>
              </table:table-cell>
              <table:table-cell office:value-type="float" office:value="-0.005749">
                <text:p>-0.0057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79849">
                <text:p>1579849</text:p>
              </table:table-cell>
              <table:table-cell office:value-type="float" office:value="0">
                <text:p>0</text:p>
              </table:table-cell>
              <table:table-cell office:value-type="float" office:value="-0.003484">
                <text:p>-0.00348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80106">
                <text:p>1580106</text:p>
              </table:table-cell>
              <table:table-cell office:value-type="float" office:value="0">
                <text:p>0</text:p>
              </table:table-cell>
              <table:table-cell office:value-type="float" office:value="0.001845">
                <text:p>0.0018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